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79d1" officeooo:paragraph-rsid="001379d1" style:font-weight-asian="bold" style:font-weight-complex="bold"/>
    </style:style>
    <style:style style:name="P2" style:family="paragraph" style:parent-style-name="Standard">
      <style:text-properties fo:font-weight="bold" officeooo:rsid="0013bfa9" officeooo:paragraph-rsid="0013bfa9" style:font-weight-asian="bold" style:font-weight-complex="bold"/>
    </style:style>
    <style:style style:name="P3" style:family="paragraph" style:parent-style-name="Standard">
      <style:text-properties officeooo:rsid="0013bfa9" officeooo:paragraph-rsid="0013bfa9"/>
    </style:style>
    <style:style style:name="P4" style:family="paragraph" style:parent-style-name="Standard">
      <style:text-properties fo:font-weight="normal" officeooo:rsid="0013bfa9" officeooo:paragraph-rsid="0013bfa9" style:font-weight-asian="normal" style:font-weight-complex="normal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3bfa9" officeooo:paragraph-rsid="0013bfa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ining <text:s/>for 1 epoch(s)</text:p>
      <text:p text:style-name="Standard">Epoch 1</text:p>
      <text:p text:style-name="Standard">Evaluation time::</text:p>
      <text:p text:style-name="Standard">9.131431579589844e-05</text:p>
      <text:p text:style-name="Standard">Result..</text:p>
      <text:p text:style-name="Standard">[{}]</text:p>
      <text:p text:style-name="Standard">Iteration: <text:s/>2 <text:tab/>s:132.0087 <text:tab/>Average Loss: <text:s/>0.0</text:p>
      <text:p text:style-name="Standard">Found_Sol:</text:p>
      <text:p text:style-name="Standard">Container:</text:p>
      <text:p text:style-name="Standard">norma</text:p>
      <text:p text:style-name="Standard">Entity:</text:p>
      <text:p text:style-name="Standard">cards</text:p>
      <text:p text:style-name="Standard">18.0</text:p>
      <text:p text:style-name="Standard">Evaluation time::</text:p>
      <text:p text:style-name="Standard">0.006855964660644531</text:p>
      <text:p text:style-name="Standard">Result..</text:p>
      <text:p text:style-name="Standard">[{wap([[norma, has, 88, cards], [she, loses, 70], [will, norma, have]],[[np, vb, cd, np], [prp, vb, cd], [md, np, vb]],[[0, 2, 88], [1, 2, 70]],18.0,[norma, has, 88, cards, she, loses, 70, will, norma, have],[np, vb, cd, np, prp, vb, cd, md, np, vb]): tensor(0.0256, grad_fn=&lt;MulBackward0&gt;)}]</text:p>
      <text:p text:style-name="Standard">Result:</text:p>
      <text:p text:style-name="Standard">[wap([[norma, has, 88, cards], [she, loses, 70], [will, norma, have]],[[np, vb, cd, np], [prp, vb, cd], [md, np, vb]],[[0, 2, 88], [1, 2, 70]],18.0,[norma, has, 88, cards, she, loses, 70, will, norma, have],[np, vb, cd, np, prp, vb, cd, md, np, vb])]</text:p>
      <text:p text:style-name="Standard">Res</text:p>
      <text:p text:style-name="Standard">Iteration: <text:s/>3 <text:tab/>s:0.6062 <text:tab/>Average Loss: <text:s/>3.665462017059326</text:p>
      <text:p text:style-name="Standard">Evaluation time::</text:p>
      <text:p text:style-name="Standard">7.081031799316406e-05</text:p>
      <text:p text:style-name="Standard">Result..</text:p>
      <text:p text:style-name="Standard">[{}]</text:p>
      <text:p text:style-name="Standard">Iteration: <text:s/>4 <text:tab/>s:133.8619 <text:tab/>Average Loss: <text:s/>0.0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eggs</text:p>
      <text:p text:style-name="Standard">11.0</text:p>
      <text:p text:style-name="Standard">Evaluation time::</text:p>
      <text:p text:style-name="Standard">0.004586696624755859</text:p>
      <text:p text:style-name="Standard">Result..</text:p>
      <text:p text:style-name="Standard">[{wap([[there, are, 7, eggs, in, a, box], [daniel, puts, 4, more, eggs, inside], [eggs, are, in, the, box, now]],[[ex, vb, cd, np, in, dt, np], [np, vb, cd, jjr, np, rb], [np, vb, in, dt, np, rb]],[[0, 2, 7], [1, 2, 4]],11.0,[there, are, 7, eggs, in, a, box, daniel, puts, 4, more, eggs, inside, eggs, are, in, the, box, now],[ex, vb, cd, np, in, dt, np, np, vb, cd, jjr, np, rb, np, vb, in, dt, np, rb]): tensor(0.0042, grad_fn=&lt;MulBackward0&gt;)}]</text:p>
      <text:p text:style-name="Standard">Result:</text:p>
      <text:p text:style-name="Standard">[wap([[there, are, 7, eggs, in, a, box], [daniel, puts, 4, more, eggs, inside], [eggs, are, in, the, box, now]],[[ex, vb, cd, np, in, dt, np], [np, vb, cd, jjr, np, rb], [np, vb, in, dt, np, rb]],[[0, 2, 7], [1, 2, 4]],11.0,[there, are, 7, eggs, in, a, box, daniel, puts, 4, more, eggs, inside, eggs, are, in, the, box, now],[ex, vb, cd, np, in, dt, np, np, vb, cd, jjr, np, rb, np, vb, in, dt, np, rb])]</text:p>
      <text:p text:style-name="Standard"><text:soft-page-break/>Res</text:p>
      <text:p text:style-name="Standard">Iteration: <text:s/>5 <text:tab/>s:4.7238 <text:tab/>Average Loss: <text:s/>5.482257843017578</text:p>
      <text:p text:style-name="Standard">Found_Sol:</text:p>
      <text:p text:style-name="Standard">Container:</text:p>
      <text:p text:style-name="Standard">hilt</text:p>
      <text:p text:style-name="Standard">Entity:</text:p>
      <text:p text:style-name="Standard">cents</text:p>
      <text:p text:style-name="Standard">4.0</text:p>
      <text:p text:style-name="Standard">Evaluation time::</text:p>
      <text:p text:style-name="Standard">0.004976511001586914</text:p>
      <text:p text:style-name="Standard">Result..</text:p>
      <text:p text:style-name="Standard">[{wap([[mrs, hilt, had, 15, cents], [she, bought, a, pencil, forr, 11, cents], [did, she, have, left]],[[np, np, vb, cd, np], [prp, vb, dt, np, in, cd, np], [vb, prp, vb, vb]],[[0, 3, 15], [1, 5, 11]],4.0,[mrs, hilt, had, 15, cents, she, bought, a, pencil, forr, 11, cents, did, she, have, left],[np, np, vb, cd, np, prp, vb, dt, np, in, cd, np, vb, prp, vb, vb]): tensor(1.8935e-07, grad_fn=&lt;MulBackward0&gt;)}]</text:p>
      <text:p text:style-name="Standard">Result:</text:p>
      <text:p text:style-name="Standard">[wap([[mrs, hilt, had, 15, cents], [she, bought, a, pencil, forr, 11, cents], [did, she, have, left]],[[np, np, vb, cd, np], [prp, vb, dt, np, in, cd, np], [vb, prp, vb, vb]],[[0, 3, 15], [1, 5, 11]],4.0,[mrs, hilt, had, 15, cents, she, bought, a, pencil, forr, 11, cents, did, she, have, left],[np, np, vb, cd, np, prp, vb, dt, np, in, cd, np, vb, prp, vb, vb])]</text:p>
      <text:p text:style-name="Standard">Res</text:p>
      <text:p text:style-name="Standard">Iteration: <text:s/>6 <text:tab/>s:0.5654 <text:tab/>Average Loss: <text:s/>15.479652404785156</text:p>
      <text:p text:style-name="Standard">Found_Sol:</text:p>
      <text:p text:style-name="Standard">Container:</text:p>
      <text:p text:style-name="Standard">sean</text:p>
      <text:p text:style-name="Standard">Entity:</text:p>
      <text:p text:style-name="Standard">blocks</text:p>
      <text:p text:style-name="Standard">26.0</text:p>
      <text:p text:style-name="Standard">Evaluation time::</text:p>
      <text:p text:style-name="Standard">0.004389047622680664</text:p>
      <text:p text:style-name="Standard">Result..</text:p>
      <text:p text:style-name="Standard">[{wap([[sean, has, 55, blocks], [29, are, eaten, by, a, hippopotamus], [will, sean, have]],[[np, vb, cd, np], [cd, vb, vb, in, dt, np], [md, np, vb]],[[0, 2, 55], [1, 0, 29]],26.0,[sean, has, 55, blocks, 29, are, eaten, by, a, hippopotamus, will, sean, have],[np, vb, cd, np, cd, vb, vb, in, dt, np, md, np, vb]): tensor(0.9224, grad_fn=&lt;MulBackward0&gt;)}]</text:p>
      <text:p text:style-name="Standard">Result:</text:p>
      <text:p text:style-name="Standard">[wap([[sean, has, 55, blocks], [29, are, eaten, by, a, hippopotamus], [will, sean, have]],[[np, vb, cd, np], [cd, vb, vb, in, dt, np], [md, np, vb]],[[0, 2, 55], [1, 0, 29]],26.0,[sean, has, 55, blocks, 29, are, eaten, by, a, hippopotamus, will, sean, have],[np, vb, cd, np, cd, vb, vb, in, dt, np, md, np, vb])]</text:p>
      <text:p text:style-name="Standard">Res</text:p>
      <text:p text:style-name="Standard">Iteration: <text:s/>7 <text:tab/>s:0.5667 <text:tab/>Average Loss: <text:s/>0.0807509794831276</text:p>
      <text:p text:style-name="Standard">Found_Sol:</text:p>
      <text:p text:style-name="Standard">Container:</text:p>
      <text:p text:style-name="Standard">sheridan</text:p>
      <text:p text:style-name="Standard">Entity:</text:p>
      <text:p text:style-name="Standard">fish</text:p>
      <text:p text:style-name="Standard">69.0</text:p>
      <text:p text:style-name="Standard">Evaluation time::</text:p>
      <text:p text:style-name="Standard">0.0043561458587646484</text:p>
      <text:p text:style-name="Standard"><text:soft-page-break/>Result..</text:p>
      <text:p text:style-name="Standard">[{wap([[mrs, sheridan, has, 22, fish], [her, sister, gave, her, 47, more, fish], [does, she, have, now]],[[np, np, vb, cd, np], [prp, np, vb, prp, cd, jjr, np], [vb, prp, vb, rb]],[[0, 3, 22], [1, 4, 47]],69.0,[mrs, sheridan, has, 22, fish, her, sister, gave, her, 47, more, fish, does, she, have, now],[np, np, vb, cd, np, prp, np, vb, prp, cd, jjr, np, vb, prp, vb, rb]): tensor(0.0002, grad_fn=&lt;MulBackward0&gt;)}]</text:p>
      <text:p text:style-name="Standard">Result:</text:p>
      <text:p text:style-name="Standard">[wap([[mrs, sheridan, has, 22, fish], [her, sister, gave, her, 47, more, fish], [does, she, have, now]],[[np, np, vb, cd, np], [prp, np, vb, prp, cd, jjr, np], [vb, prp, vb, rb]],[[0, 3, 22], [1, 4, 47]],69.0,[mrs, sheridan, has, 22, fish, her, sister, gave, her, 47, more, fish, does, she, have, now],[np, np, vb, cd, np, prp, np, vb, prp, cd, jjr, np, vb, prp, vb, rb])]</text:p>
      <text:p text:style-name="Standard">Res</text:p>
      <text:p text:style-name="Standard">Iteration: <text:s/>8 <text:tab/>s:2.4787 <text:tab/>Average Loss: <text:s/>8.732661247253418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quarters</text:p>
      <text:p text:style-name="Standard">70.0</text:p>
      <text:p text:style-name="Standard">Evaluation time::</text:p>
      <text:p text:style-name="Standard">0.00518798828125</text:p>
      <text:p text:style-name="Standard">Result..</text:p>
      <text:p text:style-name="Standard">[{wap([[sara, had, 21, quarters, in, her, bank], [her, dad, gave, her, 49, quarters], [does, she, have, now]],[[np, vb, cd, np, in, prp, np], [prp, np, vb, prp, cd, np], [vb, prp, vb, rb]],[[0, 2, 21], [1, 4, 49]],70.0,[sara, had, 21, quarters, in, her, bank, her, dad, gave, her, 49, quarters, does, she, have, now],[np, vb, cd, np, in, prp, np, prp, np, vb, prp, cd, np, vb, prp, vb, rb]): tensor(0.0298, grad_fn=&lt;MulBackward0&gt;)}]</text:p>
      <text:p text:style-name="Standard">Result:</text:p>
      <text:p text:style-name="Standard">[wap([[sara, had, 21, quarters, in, her, bank], [her, dad, gave, her, 49, quarters], [does, she, have, now]],[[np, vb, cd, np, in, prp, np], [prp, np, vb, prp, cd, np], [vb, prp, vb, rb]],[[0, 2, 21], [1, 4, 49]],70.0,[sara, had, 21, quarters, in, her, bank, her, dad, gave, her, 49, quarters, does, she, have, now],[np, vb, cd, np, in, prp, np, prp, np, vb, prp, cd, np, vb, prp, vb, rb])]</text:p>
      <text:p text:style-name="Standard">Res</text:p>
      <text:p text:style-name="Standard">Iteration: <text:s/>9 <text:tab/>s:2.0405 <text:tab/>Average Loss: <text:s/>3.51301646232605</text:p>
      <text:p text:style-name="Standard">Found_Sol:</text:p>
      <text:p text:style-name="Standard">Container:</text:p>
      <text:p text:style-name="Standard">sarah</text:p>
      <text:p text:style-name="Standard">Entity:</text:p>
      <text:p text:style-name="Standard">bottle</text:p>
      <text:p text:style-name="Standard">29.0</text:p>
      <text:p text:style-name="Standard">Evaluation time::</text:p>
      <text:p text:style-name="Standard">0.004532337188720703</text:p>
      <text:p text:style-name="Standard">Result..</text:p>
      <text:p text:style-name="Standard">[{wap([[sarah, has, 26, bottle, caps], [she, buys, 3, more], [does, sarah, have, in, all]],[[np, vb, cd, np, np], [prp, vb, cd, jjr], [vb, np, vb, in, dt]],[[0, 2, 26], [1, 2, 3]],29.0,[sarah, has, 26, bottle, caps, she, buys, 3, more, does, sarah, have, in, all],[np, vb, cd, np, np, prp, vb, cd, jjr, vb, np, vb, in, dt]): tensor(0.0185, grad_fn=&lt;MulBackward0&gt;)}]</text:p>
      <text:p text:style-name="Standard">Result:</text:p>
      <text:p text:style-name="Standard"><text:soft-page-break/>[wap([[sarah, has, 26, bottle, caps], [she, buys, 3, more], [does, sarah, have, in, all]],[[np, vb, cd, np, np], [prp, vb, cd, jjr], [vb, np, vb, in, dt]],[[0, 2, 26], [1, 2, 3]],29.0,[sarah, has, 26, bottle, caps, she, buys, 3, more, does, sarah, have, in, all],[np, vb, cd, np, np, prp, vb, cd, jjr, vb, np, vb, in, dt])]</text:p>
      <text:p text:style-name="Standard">Res</text:p>
      <text:p text:style-name="Standard">Iteration: <text:s/>10 <text:tab/>s:1.4200 <text:tab/>Average Loss: <text:s/>3.9887356758117676</text:p>
      <text:p text:style-name="Standard">Found_Sol:</text:p>
      <text:p text:style-name="Standard">Container:</text:p>
      <text:p text:style-name="Standard">pamela</text:p>
      <text:p text:style-name="Standard">Entity:</text:p>
      <text:p text:style-name="Standard">skittles</text:p>
      <text:p text:style-name="Standard">43.0</text:p>
      <text:p text:style-name="Standard">Evaluation time::</text:p>
      <text:p text:style-name="Standard">0.004433393478393555</text:p>
      <text:p text:style-name="Standard">Result..</text:p>
      <text:p text:style-name="Standard">[{wap([[pamela, has, 50, skittles], [she, gives, 7, to, karen], [will, pamela, have, now]],[[np, vb, cd, np], [prp, vb, cd, in, np], [md, np, vb, rb]],[[0, 2, 50], [1, 2, 7]],43.0,[pamela, has, 50, skittles, she, gives, 7, to, karen, will, pamela, have, now],[np, vb, cd, np, prp, vb, cd, in, np, md, np, vb, rb]): tensor(0.5336, grad_fn=&lt;MulBackward0&gt;)}]</text:p>
      <text:p text:style-name="Standard">Result:</text:p>
      <text:p text:style-name="Standard">[wap([[pamela, has, 50, skittles], [she, gives, 7, to, karen], [will, pamela, have, now]],[[np, vb, cd, np], [prp, vb, cd, in, np], [md, np, vb, rb]],[[0, 2, 50], [1, 2, 7]],43.0,[pamela, has, 50, skittles, she, gives, 7, to, karen, will, pamela, have, now],[np, vb, cd, np, prp, vb, cd, in, np, md, np, vb, rb])]</text:p>
      <text:p text:style-name="Standard">Res</text:p>
      <text:p text:style-name="Standard">Iteration: <text:s/>11 <text:tab/>s:0.9845 <text:tab/>Average Loss: <text:s/>0.6281232237815857</text:p>
      <text:p text:style-name="Standard">Found_Sol:</text:p>
      <text:p text:style-name="Standard">Container:</text:p>
      <text:p text:style-name="Standard">tim</text:p>
      <text:p text:style-name="Standard">Entity:</text:p>
      <text:p text:style-name="Standard">cents</text:p>
      <text:p text:style-name="Standard">5.0</text:p>
      <text:p text:style-name="Standard">Evaluation time::</text:p>
      <text:p text:style-name="Standard">0.0049626827239990234</text:p>
      <text:p text:style-name="Standard">Result..</text:p>
      <text:p text:style-name="Standard">[{wap([[tim, had, 50, cents], [he, paid, 45, cents, forr, a, candy, bar], [will, he, get]],[[np, vb, cd, np], [prp, vb, cd, np, in, dt, np, np], [md, prp, vb]],[[0, 2, 50], [1, 2, 45]],5.0,[tim, had, 50, cents, he, paid, 45, cents, forr, a, candy, bar, will, he, get],[np, vb, cd, np, prp, vb, cd, np, in, dt, np, np, md, prp, vb]): tensor(0.4502, grad_fn=&lt;MulBackward0&gt;)}]</text:p>
      <text:p text:style-name="Standard">Result:</text:p>
      <text:p text:style-name="Standard">[wap([[tim, had, 50, cents], [he, paid, 45, cents, forr, a, candy, bar], [will, he, get]],[[np, vb, cd, np], [prp, vb, cd, np, in, dt, np, np], [md, prp, vb]],[[0, 2, 50], [1, 2, 45]],5.0,[tim, had, 50, cents, he, paid, 45, cents, forr, a, candy, bar, will, he, get],[np, vb, cd, np, prp, vb, cd, np, in, dt, np, np, md, prp, vb])]</text:p>
      <text:p text:style-name="Standard">Res</text:p>
      <text:p text:style-name="Standard">Iteration: <text:s/>12 <text:tab/>s:0.9390 <text:tab/>Average Loss: <text:s/>0.7980400919914246</text:p>
      <text:p text:style-name="Standard">Found_Sol:</text:p>
      <text:p text:style-name="Standard">Container:</text:p>
      <text:p text:style-name="Standard">harry</text:p>
      <text:p text:style-name="Standard">Entity:</text:p>
      <text:p text:style-name="Standard">apples</text:p>
      <text:p text:style-name="Standard">84.0</text:p>
      <text:p text:style-name="Standard"><text:soft-page-break/>Evaluation time::</text:p>
      <text:p text:style-name="Standard">0.0039250850677490234</text:p>
      <text:p text:style-name="Standard">Result..</text:p>
      <text:p text:style-name="Standard">[{wap([[harry, starts, with, 79, apples], [he, buys, 5, more], [does, harry, end, with]],[[np, vb, in, cd, np], [prp, vb, cd, jjr], [vb, np, vb, in]],[[0, 3, 79], [1, 2, 5]],84.0,[harry, starts, with, 79, apples, he, buys, 5, more, does, harry, end, with],[np, vb, in, cd, np, prp, vb, cd, jjr, vb, np, vb, in]): tensor(0.0509, grad_fn=&lt;MulBackward0&gt;)}]</text:p>
      <text:p text:style-name="Standard">Result:</text:p>
      <text:p text:style-name="Standard">[wap([[harry, starts, with, 79, apples], [he, buys, 5, more], [does, harry, end, with]],[[np, vb, in, cd, np], [prp, vb, cd, jjr], [vb, np, vb, in]],[[0, 3, 79], [1, 2, 5]],84.0,[harry, starts, with, 79, apples, he, buys, 5, more, does, harry, end, with],[np, vb, in, cd, np, prp, vb, cd, jjr, vb, np, vb, in])]</text:p>
      <text:p text:style-name="Standard">Res</text:p>
      <text:p text:style-name="Standard">Iteration: <text:s/>13 <text:tab/>s:0.6282 <text:tab/>Average Loss: <text:s/>2.9783895015716553</text:p>
      <text:p text:style-name="Standard">Evaluation time::</text:p>
      <text:p text:style-name="Standard">6.389617919921875e-05</text:p>
      <text:p text:style-name="Standard">Result..</text:p>
      <text:p text:style-name="Standard">[{}]</text:p>
      <text:p text:style-name="Standard">Iteration: <text:s/>14 <text:tab/>s:20.6972 <text:tab/>Average Loss: <text:s/>0.0</text:p>
      <text:p text:style-name="Standard">Found_Sol:</text:p>
      <text:p text:style-name="Standard">Container:</text:p>
      <text:p text:style-name="Standard">fred</text:p>
      <text:p text:style-name="Standard">Entity:</text:p>
      <text:p text:style-name="Standard">balloons</text:p>
      <text:p text:style-name="Standard">488</text:p>
      <text:p text:style-name="Standard">Evaluation time::</text:p>
      <text:p text:style-name="Standard">0.005191802978515625</text:p>
      <text:p text:style-name="Standard">Result..</text:p>
      <text:p text:style-name="Standard">[{wap([[fred, has, 709, green, balloons], [he, gave, sandy, 221, of, the, balloons], [green, balloons, does, he, now, have]],[[np, vb, cd, jj, np], [prp, vb, np, cd, in, dt, np], [jj, np, vb, prp, rb, vb]],[[0, 2, 709], [1, 3, 221]],488,[fred, has, 709, green, balloons, he, gave, sandy, 221, of, the, balloons, green, balloons, does, he, now, have],[np, vb, cd, jj, np, prp, vb, np, cd, in, dt, np, jj, np, vb, prp, rb, vb]): tensor(0.1376, grad_fn=&lt;MulBackward0&gt;)}]</text:p>
      <text:p text:style-name="Standard">Result:</text:p>
      <text:p text:style-name="Standard">[wap([[fred, has, 709, green, balloons], [he, gave, sandy, 221, of, the, balloons], [green, balloons, does, he, now, have]],[[np, vb, cd, jj, np], [prp, vb, np, cd, in, dt, np], [jj, np, vb, prp, rb, vb]],[[0, 2, 709], [1, 3, 221]],488,[fred, has, 709, green, balloons, he, gave, sandy, 221, of, the, balloons, green, balloons, does, he, now, have],[np, vb, cd, jj, np, prp, vb, np, cd, in, dt, np, jj, np, vb, prp, rb, vb])]</text:p>
      <text:p text:style-name="Standard">Res</text:p>
      <text:p text:style-name="Standard">Iteration: <text:s/>15 <text:tab/>s:1.3831 <text:tab/>Average Loss: <text:s/>1.9835805892944336</text:p>
      <text:p text:style-name="Standard">Evaluation time::</text:p>
      <text:p text:style-name="Standard">6.318092346191406e-05</text:p>
      <text:p text:style-name="Standard">Result..</text:p>
      <text:p text:style-name="Standard">[{}]</text:p>
      <text:p text:style-name="Standard">Iteration: <text:s/>16 <text:tab/>s:21.0416 <text:tab/>Average Loss: <text:s/>0.0</text:p>
      <text:p text:style-name="Standard">Found_Sol:</text:p>
      <text:p text:style-name="Standard">Container:</text:p>
      <text:p text:style-name="Standard">eugene</text:p>
      <text:p text:style-name="Standard">Entity:</text:p>
      <text:p text:style-name="Standard">pencils</text:p>
      <text:p text:style-name="Standard"><text:soft-page-break/>57.0</text:p>
      <text:p text:style-name="Standard">Evaluation time::</text:p>
      <text:p text:style-name="Standard">0.004000186920166016</text:p>
      <text:p text:style-name="Standard">Result..</text:p>
      <text:p text:style-name="Standard">[{wap([[eugene, has, 51, pencils], [he, gets, 6, more, from, joyce], [does, eugene, have, in, all]],[[np, vb, cd, np], [prp, vb, cd, jjr, in, np], [vb, np, vb, in, dt]],[[0, 2, 51], [1, 2, 6]],57.0,[eugene, has, 51, pencils, he, gets, 6, more, from, joyce, does, eugene, have, in, all],[np, vb, cd, np, prp, vb, cd, jjr, in, np, vb, np, vb, in, dt]): tensor(0.5548, grad_fn=&lt;MulBackward0&gt;)}]</text:p>
      <text:p text:style-name="Standard">Result:</text:p>
      <text:p text:style-name="Standard">[wap([[eugene, has, 51, pencils], [he, gets, 6, more, from, joyce], [does, eugene, have, in, all]],[[np, vb, cd, np], [prp, vb, cd, jjr, in, np], [vb, np, vb, in, dt]],[[0, 2, 51], [1, 2, 6]],57.0,[eugene, has, 51, pencils, he, gets, 6, more, from, joyce, does, eugene, have, in, all],[np, vb, cd, np, prp, vb, cd, jjr, in, np, vb, np, vb, in, dt])]</text:p>
      <text:p text:style-name="Standard">Res</text:p>
      <text:p text:style-name="Standard">Iteration: <text:s/>17 <text:tab/>s:0.9270 <text:tab/>Average Loss: <text:s/>0.5891838669776917</text:p>
      <text:p text:style-name="Standard">Found_Sol:</text:p>
      <text:p text:style-name="Standard">Container:</text:p>
      <text:p text:style-name="Standard">william</text:p>
      <text:p text:style-name="Standard">Entity:</text:p>
      <text:p text:style-name="Standard">tickets</text:p>
      <text:p text:style-name="Standard">18.0</text:p>
      <text:p text:style-name="Standard">Evaluation time::</text:p>
      <text:p text:style-name="Standard">0.004250288009643555</text:p>
      <text:p text:style-name="Standard">Result..</text:p>
      <text:p text:style-name="Standard">[{wap([[william, starts, with, 15, tickets], [he, buys, 3, more], [does, william, end, with]],[[np, vb, in, cd, np], [prp, vb, cd, jjr], [vb, np, vb, in]],[[0, 3, 15], [1, 2, 3]],18.0,[william, starts, with, 15, tickets, he, buys, 3, more, does, william, end, with],[np, vb, in, cd, np, prp, vb, cd, jjr, vb, np, vb, in]): tensor(0.5339, grad_fn=&lt;MulBackward0&gt;)}]</text:p>
      <text:p text:style-name="Standard">Result:</text:p>
      <text:p text:style-name="Standard">[wap([[william, starts, with, 15, tickets], [he, buys, 3, more], [does, william, end, with]],[[np, vb, in, cd, np], [prp, vb, cd, jjr], [vb, np, vb, in]],[[0, 3, 15], [1, 2, 3]],18.0,[william, starts, with, 15, tickets, he, buys, 3, more, does, william, end, with],[np, vb, in, cd, np, prp, vb, cd, jjr, vb, np, vb, in])]</text:p>
      <text:p text:style-name="Standard">Res</text:p>
      <text:p text:style-name="Standard">Iteration: <text:s/>18 <text:tab/>s:0.3131 <text:tab/>Average Loss: <text:s/>0.6275906562805176</text:p>
      <text:p text:style-name="Standard">Evaluation time::</text:p>
      <text:p text:style-name="Standard">6.29425048828125e-05</text:p>
      <text:p text:style-name="Standard">Result..</text:p>
      <text:p text:style-name="Standard">[{}]</text:p>
      <text:p text:style-name="Standard">Iteration: <text:s/>19 <text:tab/>s:18.1505 <text:tab/>Average Loss: <text:s/>0.0</text:p>
      <text:p text:style-name="Standard">Evaluation time::</text:p>
      <text:p text:style-name="Standard">7.033348083496094e-05</text:p>
      <text:p text:style-name="Standard">Result..</text:p>
      <text:p text:style-name="Standard">[{}]</text:p>
      <text:p text:style-name="Standard">Iteration: <text:s/>20 <text:tab/>s:0.4432 <text:tab/>Average Loss: <text:s/>0.0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bottle</text:p>
      <text:p text:style-name="Standard"><text:soft-page-break/>10.0</text:p>
      <text:p text:style-name="Standard">Evaluation time::</text:p>
      <text:p text:style-name="Standard">0.004709482192993164</text:p>
      <text:p text:style-name="Standard">Result..</text:p>
      <text:p text:style-name="Standard">[{wap([[there, are, 16, bottle, caps, in, a, box], [marvin, takes, 6, bottle, caps], [are, left]],[[ex, vb, cd, np, np, in, dt, np], [np, vb, cd, np, np], [vb, vb]],[[0, 2, 16], [1, 2, 6]],10.0,[there, are, 16, bottle, caps, in, a, box, marvin, takes, 6, bottle, caps, are, left],[ex, vb, cd, np, np, in, dt, np, np, vb, cd, np, np, vb, vb]): tensor(0.0238, grad_fn=&lt;MulBackward0&gt;)}]</text:p>
      <text:p text:style-name="Standard">Result:</text:p>
      <text:p text:style-name="Standard">[wap([[there, are, 16, bottle, caps, in, a, box], [marvin, takes, 6, bottle, caps], [are, left]],[[ex, vb, cd, np, np, in, dt, np], [np, vb, cd, np, np], [vb, vb]],[[0, 2, 16], [1, 2, 6]],10.0,[there, are, 16, bottle, caps, in, a, box, marvin, takes, 6, bottle, caps, are, left],[ex, vb, cd, np, np, in, dt, np, np, vb, cd, np, np, vb, vb])]</text:p>
      <text:p text:style-name="Standard">Res</text:p>
      <text:p text:style-name="Standard">Iteration: <text:s/>21 <text:tab/>s:3.3422 <text:tab/>Average Loss: <text:s/>3.738501787185669</text:p>
      <text:p text:style-name="Standard">Found_Sol:</text:p>
      <text:p text:style-name="Standard">Container:</text:p>
      <text:p text:style-name="Standard">sally</text:p>
      <text:p text:style-name="Standard">Entity:</text:p>
      <text:p text:style-name="Standard">quarters</text:p>
      <text:p text:style-name="Standard">342.0</text:p>
      <text:p text:style-name="Standard">Evaluation time::</text:p>
      <text:p text:style-name="Standard">0.005695343017578125</text:p>
      <text:p text:style-name="Standard">Result..</text:p>
      <text:p text:style-name="Standard">[{wap([[sally, had, 760, quarters, in, her, bank], [she, spent, 418, of, her, quarters], [does, she, have, now]],[[np, vb, cd, np, in, prp, np], [prp, vb, cd, in, prp, np], [vb, prp, vb, rb]],[[0, 2, 760], [1, 2, 418]],342.0,[sally, had, 760, quarters, in, her, bank, she, spent, 418, of, her, quarters, does, she, have, now],[np, vb, cd, np, in, prp, np, prp, vb, cd, in, prp, np, vb, prp, vb, rb]): tensor(0.7981, grad_fn=&lt;MulBackward0&gt;)}]</text:p>
      <text:p text:style-name="Standard">Result:</text:p>
      <text:p text:style-name="Standard">[wap([[sally, had, 760, quarters, in, her, bank], [she, spent, 418, of, her, quarters], [does, she, have, now]],[[np, vb, cd, np, in, prp, np], [prp, vb, cd, in, prp, np], [vb, prp, vb, rb]],[[0, 2, 760], [1, 2, 418]],342.0,[sally, had, 760, quarters, in, her, bank, she, spent, 418, of, her, quarters, does, she, have, now],[np, vb, cd, np, in, prp, np, prp, vb, cd, in, prp, np, vb, prp, vb, rb])]</text:p>
      <text:p text:style-name="Standard">Res</text:p>
      <text:p text:style-name="Standard">Iteration: <text:s/>22 <text:tab/>s:1.4063 <text:tab/>Average Loss: <text:s/>0.2255026400089264</text:p>
      <text:p text:style-name="Standard">Found_Sol:</text:p>
      <text:p text:style-name="Standard">Container:</text:p>
      <text:p text:style-name="Standard">slide</text:p>
      <text:p text:style-name="Standard">Entity:</text:p>
      <text:p text:style-name="Standard">boys</text:p>
      <text:p text:style-name="Standard">35.0</text:p>
      <text:p text:style-name="Standard">Evaluation time::</text:p>
      <text:p text:style-name="Standard">0.005225419998168945</text:p>
      <text:p text:style-name="Standard">Result..</text:p>
      <text:p text:style-name="Standard">[{wap([[22, boys, went, down, the, slide], [13, more, boys, went, down, the, slide], [went, down, the, slide, altogether]],[[cd, np, vb, rp, dt, np], [cd, jjr, np, vb, rp, dt, np], [vb, rp, dt, np, rb]],[[0, 0, 22], [1, 0, 13]],35.0,[22, boys, went, down, the, slide, 13, more, boys, went, down, the, slide, went, down, the, slide, altogether],[cd, np, vb, rp, dt, np, cd, jjr, np, vb, rp, dt, np, vb, rp, dt, np, rb]): tensor(0.0784, grad_fn=&lt;MulBackward0&gt;)}]</text:p>
      <text:p text:style-name="Standard"><text:soft-page-break/>Result:</text:p>
      <text:p text:style-name="Standard">[wap([[22, boys, went, down, the, slide], [13, more, boys, went, down, the, slide], [went, down, the, slide, altogether]],[[cd, np, vb, rp, dt, np], [cd, jjr, np, vb, rp, dt, np], [vb, rp, dt, np, rb]],[[0, 0, 22], [1, 0, 13]],35.0,[22, boys, went, down, the, slide, 13, more, boys, went, down, the, slide, went, down, the, slide, altogether],[cd, np, vb, rp, dt, np, cd, jjr, np, vb, rp, dt, np, vb, rp, dt, np, rb])]</text:p>
      <text:p text:style-name="Standard">Res</text:p>
      <text:p text:style-name="Standard">Iteration: <text:s/>23 <text:tab/>s:1.5481 <text:tab/>Average Loss: <text:s/>2.545832872390747</text:p>
      <text:p text:style-name="Standard"/>
      <text:p text:style-name="Standard"/>
      <text:p text:style-name="Standard"/>
      <text:p text:style-name="Standard">Iteration: <text:s/>24 <text:tab/>s:223.2708 <text:tab/>Average Loss: <text:s/>0.0</text:p>
      <text:p text:style-name="Standard">Found_Sol:</text:p>
      <text:p text:style-name="Standard">Container:</text:p>
      <text:p text:style-name="Standard">jane</text:p>
      <text:p text:style-name="Standard">Entity:</text:p>
      <text:p text:style-name="Standard">crayons</text:p>
      <text:p text:style-name="Standard">80.0</text:p>
      <text:p text:style-name="Standard">Evaluation time::</text:p>
      <text:p text:style-name="Standard">0.0037941932678222656</text:p>
      <text:p text:style-name="Standard">Result..</text:p>
      <text:p text:style-name="Standard">[{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: tensor(0.0194, grad_fn=&lt;MulBackward0&gt;)}]</text:p>
      <text:p text:style-name="Standard">Result:</text:p>
      <text:p text:style-name="Standard">[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]</text:p>
      <text:p text:style-name="Standard">Res</text:p>
      <text:p text:style-name="Standard">Iteration: <text:s/>25 <text:tab/>s:1.1112 <text:tab/>Average Loss: <text:s/>3.9448845386505127</text:p>
      <text:p text:style-name="Standard">Found_Sol:</text:p>
      <text:p text:style-name="Standard">Container:</text:p>
      <text:p text:style-name="Standard">robin</text:p>
      <text:p text:style-name="Standard">Entity:</text:p>
      <text:p text:style-name="Standard">pieces</text:p>
      <text:p text:style-name="Standard">26.0</text:p>
      <text:p text:style-name="Standard">Evaluation time::</text:p>
      <text:p text:style-name="Standard">0.0062503814697265625</text:p>
      <text:p text:style-name="Standard">Result..</text:p>
      <text:p text:style-name="Standard">[{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: tensor(5.2444e-07, grad_fn=&lt;MulBackward0&gt;)}]</text:p>
      <text:p text:style-name="Standard">Result:</text:p>
      <text:p text:style-name="Standard">[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<text:soft-page-break/>pieces, of, gum, her, brother, gave, her, some, more, pieces, now, robin, has, 44, pieces, in, all, did, robin, ss, brother, give, her],[np, vb, cd, np, in, np, prp, np, vb, prp, dt, jjr, np, rb, np, vb, cd, np, in, dt, vb, np, pos1, np, vb, prp])]</text:p>
      <text:p text:style-name="Standard">Res</text:p>
      <text:p text:style-name="Standard">Iteration: <text:s/>26 <text:tab/>s:37.2134 <text:tab/>Average Loss: <text:s/>14.460931777954102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217.0</text:p>
      <text:p text:style-name="Standard">Evaluation time::</text:p>
      <text:p text:style-name="Standard">0.005892276763916016</text:p>
      <text:p text:style-name="Standard">Result..</text:p>
      <text:p text:style-name="Standard">[{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: tensor(0.3335, grad_fn=&lt;MulBackward0&gt;)}]</text:p>
      <text:p text:style-name="Standard">Result:</text:p>
      <text:p text:style-name="Standard">[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]</text:p>
      <text:p text:style-name="Standard">Res</text:p>
      <text:p text:style-name="Standard">Iteration: <text:s/>27 <text:tab/>s:1.3169 <text:tab/>Average Loss: <text:s/>1.0980337858200073</text:p>
      <text:p text:style-name="Standard">Found_Sol:</text:p>
      <text:p text:style-name="Standard">Container:</text:p>
      <text:p text:style-name="Standard">dorothy</text:p>
      <text:p text:style-name="Standard">Entity:</text:p>
      <text:p text:style-name="Standard">cards</text:p>
      <text:p text:style-name="Standard">67.0</text:p>
      <text:p text:style-name="Standard">Evaluation time::</text:p>
      <text:p text:style-name="Standard">0.0036444664001464844</text:p>
      <text:p text:style-name="Standard">Result..</text:p>
      <text:p text:style-name="Standard">[{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: tensor(0.7815, grad_fn=&lt;MulBackward0&gt;)}]</text:p>
      <text:p text:style-name="Standard">Result:</text:p>
      <text:p text:style-name="Standard">[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]</text:p>
      <text:p text:style-name="Standard">Res</text:p>
      <text:p text:style-name="Standard">Iteration: <text:s/>28 <text:tab/>s:0.7860 <text:tab/>Average Loss: <text:s/>0.24650156497955322</text:p>
      <text:p text:style-name="Standard">Found_Sol:</text:p>
      <text:p text:style-name="Standard">Container:</text:p>
      <text:p text:style-name="Standard">week</text:p>
      <text:p text:style-name="Standard"><text:soft-page-break/>Entity:</text:p>
      <text:p text:style-name="Standard">pat</text:p>
      <text:p text:style-name="Standard">61.0</text:p>
      <text:p text:style-name="Standard">Evaluation time::</text:p>
      <text:p text:style-name="Standard">0.006697177886962891</text:p>
      <text:p text:style-name="Standard">Result..</text:p>
      <text:p text:style-name="Standard">[{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: tensor(0.0827, grad_fn=&lt;MulBackward0&gt;)}]</text:p>
      <text:p text:style-name="Standard">Result:</text:p>
      <text:p text:style-name="Standard">[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]</text:p>
      <text:p text:style-name="Standard">Res</text:p>
      <text:p text:style-name="Standard">Iteration: <text:s/>29 <text:tab/>s:13.2525 <text:tab/>Average Loss: <text:s/>2.4925737380981445</text:p>
      <text:p text:style-name="Standard">Found_Sol:</text:p>
      <text:p text:style-name="Standard">Container:</text:p>
      <text:p text:style-name="Standard">cade</text:p>
      <text:p text:style-name="Standard">Entity:</text:p>
      <text:p text:style-name="Standard">marbles</text:p>
      <text:p text:style-name="Standard">79.0</text:p>
      <text:p text:style-name="Standard">Evaluation time::</text:p>
      <text:p text:style-name="Standard">0.004160881042480469</text:p>
      <text:p text:style-name="Standard">Result..</text:p>
      <text:p text:style-name="Standard">[{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: tensor(0.2315, grad_fn=&lt;MulBackward0&gt;)}]</text:p>
      <text:p text:style-name="Standard">Result:</text:p>
      <text:p text:style-name="Standard">[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]</text:p>
      <text:p text:style-name="Standard">Res</text:p>
      <text:p text:style-name="Standard">Iteration: <text:s/>30 <text:tab/>s:0.5373 <text:tab/>Average Loss: <text:s/>1.4631410837173462</text:p>
      <text:p text:style-name="Standard">Evaluation time::</text:p>
      <text:p text:style-name="Standard">6.29425048828125e-05</text:p>
      <text:p text:style-name="Standard">Result..</text:p>
      <text:p text:style-name="Standard">[{}]</text:p>
      <text:p text:style-name="Standard">Iteration: <text:s/>31 <text:tab/>s:16.6288 <text:tab/>Average Loss: <text:s/>0.0</text:p>
      <text:p text:style-name="Standard">Found_Sol:</text:p>
      <text:p text:style-name="Standard">Container:</text:p>
      <text:p text:style-name="Standard">tom</text:p>
      <text:p text:style-name="Standard">Entity:</text:p>
      <text:p text:style-name="Standard">seashells</text:p>
      <text:p text:style-name="Standard"><text:soft-page-break/>3.0</text:p>
      <text:p text:style-name="Standard">Evaluation time::</text:p>
      <text:p text:style-name="Standard">0.004134178161621094</text:p>
      <text:p text:style-name="Standard">Result..</text:p>
      <text:p text:style-name="Standard">[{wap([[tom, found, 7, seashells], [4, were, broken], [did, tom, end, with]],[[np, vb, cd, np], [cd, vb, vb], [vb, np, vb, in]],[[0, 2, 7], [1, 0, 4]],3.0,[tom, found, 7, seashells, 4, were, broken, did, tom, end, with],[np, vb, cd, np, cd, vb, vb, vb, np, vb, in]): tensor(0.0868, grad_fn=&lt;MulBackward0&gt;)}]</text:p>
      <text:p text:style-name="Standard">Result:</text:p>
      <text:p text:style-name="Standard">[wap([[tom, found, 7, seashells], [4, were, broken], [did, tom, end, with]],[[np, vb, cd, np], [cd, vb, vb], [vb, np, vb, in]],[[0, 2, 7], [1, 0, 4]],3.0,[tom, found, 7, seashells, 4, were, broken, did, tom, end, with],[np, vb, cd, np, cd, vb, vb, vb, np, vb, in])]</text:p>
      <text:p text:style-name="Standard">Res</text:p>
      <text:p text:style-name="Standard">Iteration: <text:s/>32 <text:tab/>s:0.7504 <text:tab/>Average Loss: <text:s/>2.443636894226074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33 <text:tab/>s:7.6143 <text:tab/>Average Loss: <text:s/>0.0</text:p>
      <text:p text:style-name="Standard">Evaluation time::</text:p>
      <text:p text:style-name="Standard">7.367134094238281e-05</text:p>
      <text:p text:style-name="Standard">Result..</text:p>
      <text:p text:style-name="Standard">[{}]</text:p>
      <text:p text:style-name="Standard">Iteration: <text:s/>34 <text:tab/>s:7.5663 <text:tab/>Average Loss: <text:s/>0.0</text:p>
      <text:p text:style-name="Standard">Found_Sol:</text:p>
      <text:p text:style-name="Standard">Container:</text:p>
      <text:p text:style-name="Standard">mikey</text:p>
      <text:p text:style-name="Standard">Entity:</text:p>
      <text:p text:style-name="Standard">leaves</text:p>
      <text:p text:style-name="Standard">244.0</text:p>
      <text:p text:style-name="Standard">Evaluation time::</text:p>
      <text:p text:style-name="Standard">0.005034923553466797</text:p>
      <text:p text:style-name="Standard">Result..</text:p>
      <text:p text:style-name="Standard">[{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: tensor(0.1731, grad_fn=&lt;MulBackward0&gt;)}]</text:p>
      <text:p text:style-name="Standard">Result:</text:p>
      <text:p text:style-name="Standard">[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]</text:p>
      <text:p text:style-name="Standard">Res</text:p>
      <text:p text:style-name="Standard">Iteration: <text:s/>35 <text:tab/>s:1.4287 <text:tab/>Average Loss: <text:s/>1.7538517713546753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<text:soft-page-break/>20.0</text:p>
      <text:p text:style-name="Standard">Evaluation time::</text:p>
      <text:p text:style-name="Standard">0.005671262741088867</text:p>
      <text:p text:style-name="Standard">Result..</text:p>
      <text:p text:style-name="Standard">[{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: tensor(0.0508, grad_fn=&lt;MulBackward0&gt;)}]</text:p>
      <text:p text:style-name="Standard">Result:</text:p>
      <text:p text:style-name="Standard">[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]</text:p>
      <text:p text:style-name="Standard">Res</text:p>
      <text:p text:style-name="Standard">Iteration: <text:s/>36 <text:tab/>s:5.5565 <text:tab/>Average Loss: <text:s/>2.979550361633301</text:p>
      <text:p text:style-name="Standard"/>
      <text:p text:style-name="Standard"/>
      <text:p text:style-name="P5"/>
      <text:p text:style-name="Standard"/>
      <text:p text:style-name="Standard">Iteration: <text:s/>24 <text:tab/>s:223.2708 <text:tab/>Average Loss: <text:s/>0.0</text:p>
      <text:p text:style-name="Standard">Found_Sol:</text:p>
      <text:p text:style-name="Standard">Container:</text:p>
      <text:p text:style-name="Standard">jane</text:p>
      <text:p text:style-name="Standard">Entity:</text:p>
      <text:p text:style-name="Standard">crayons</text:p>
      <text:p text:style-name="Standard">80.0</text:p>
      <text:p text:style-name="Standard">Evaluation time::</text:p>
      <text:p text:style-name="Standard">0.0037941932678222656</text:p>
      <text:p text:style-name="Standard">Result..</text:p>
      <text:p text:style-name="Standard">[{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: tensor(0.0194, grad_fn=&lt;MulBackward0&gt;)}]</text:p>
      <text:p text:style-name="Standard">Result:</text:p>
      <text:p text:style-name="Standard">[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]</text:p>
      <text:p text:style-name="Standard">Res</text:p>
      <text:p text:style-name="Standard">Iteration: <text:s/>25 <text:tab/>s:1.1112 <text:tab/>Average Loss: <text:s/>3.9448845386505127</text:p>
      <text:p text:style-name="Standard">Found_Sol:</text:p>
      <text:p text:style-name="Standard">Container:</text:p>
      <text:p text:style-name="Standard">robin</text:p>
      <text:p text:style-name="Standard">Entity:</text:p>
      <text:p text:style-name="Standard">pieces</text:p>
      <text:p text:style-name="Standard">26.0</text:p>
      <text:p text:style-name="Standard">Evaluation time::</text:p>
      <text:p text:style-name="Standard">0.0062503814697265625</text:p>
      <text:p text:style-name="Standard">Result..</text:p>
      <text:p text:style-name="Standard"><text:soft-page-break/>[{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: tensor(5.2444e-07, grad_fn=&lt;MulBackward0&gt;)}]</text:p>
      <text:p text:style-name="Standard">Result:</text:p>
      <text:p text:style-name="Standard">[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]</text:p>
      <text:p text:style-name="Standard">Res</text:p>
      <text:p text:style-name="Standard">Iteration: <text:s/>26 <text:tab/>s:37.2134 <text:tab/>Average Loss: <text:s/>14.460931777954102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217.0</text:p>
      <text:p text:style-name="Standard">Evaluation time::</text:p>
      <text:p text:style-name="Standard">0.005892276763916016</text:p>
      <text:p text:style-name="Standard">Result..</text:p>
      <text:p text:style-name="Standard">[{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: tensor(0.3335, grad_fn=&lt;MulBackward0&gt;)}]</text:p>
      <text:p text:style-name="Standard">Result:</text:p>
      <text:p text:style-name="Standard">[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]</text:p>
      <text:p text:style-name="Standard">Res</text:p>
      <text:p text:style-name="Standard">Iteration: <text:s/>27 <text:tab/>s:1.3169 <text:tab/>Average Loss: <text:s/>1.0980337858200073</text:p>
      <text:p text:style-name="Standard">Found_Sol:</text:p>
      <text:p text:style-name="Standard">Container:</text:p>
      <text:p text:style-name="Standard">dorothy</text:p>
      <text:p text:style-name="Standard">Entity:</text:p>
      <text:p text:style-name="Standard">cards</text:p>
      <text:p text:style-name="Standard">67.0</text:p>
      <text:p text:style-name="Standard">Evaluation time::</text:p>
      <text:p text:style-name="Standard">0.0036444664001464844</text:p>
      <text:p text:style-name="Standard">Result..</text:p>
      <text:p text:style-name="Standard">[{wap([[dorothy, has, 72, cards], [she, gives, 5, to, harold], [will, dorothy, have]],[[np, vb, cd, np], [prp, vb, cd, in, np], [md, np, vb]],[[0, 2, 72], [1, 2, 5]],67.0,[dorothy, has, 72, cards, she, gives, 5, to, harold, <text:soft-page-break/>will, dorothy, have],[np, vb, cd, np, prp, vb, cd, in, np, md, np, vb]): tensor(0.7815, grad_fn=&lt;MulBackward0&gt;)}]</text:p>
      <text:p text:style-name="Standard">Result:</text:p>
      <text:p text:style-name="Standard">[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]</text:p>
      <text:p text:style-name="Standard">Res</text:p>
      <text:p text:style-name="Standard">Iteration: <text:s/>28 <text:tab/>s:0.7860 <text:tab/>Average Loss: <text:s/>0.24650156497955322</text:p>
      <text:p text:style-name="Standard">Found_Sol:</text:p>
      <text:p text:style-name="Standard">Container:</text:p>
      <text:p text:style-name="Standard">week</text:p>
      <text:p text:style-name="Standard">Entity:</text:p>
      <text:p text:style-name="Standard">pat</text:p>
      <text:p text:style-name="Standard">61.0</text:p>
      <text:p text:style-name="Standard">Evaluation time::</text:p>
      <text:p text:style-name="Standard">0.006697177886962891</text:p>
      <text:p text:style-name="Standard">Result..</text:p>
      <text:p text:style-name="Standard">[{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: tensor(0.0827, grad_fn=&lt;MulBackward0&gt;)}]</text:p>
      <text:p text:style-name="Standard">Result:</text:p>
      <text:p text:style-name="Standard">[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]</text:p>
      <text:p text:style-name="Standard">Res</text:p>
      <text:p text:style-name="Standard">Iteration: <text:s/>29 <text:tab/>s:13.2525 <text:tab/>Average Loss: <text:s/>2.4925737380981445</text:p>
      <text:p text:style-name="Standard">Found_Sol:</text:p>
      <text:p text:style-name="Standard">Container:</text:p>
      <text:p text:style-name="Standard">cade</text:p>
      <text:p text:style-name="Standard">Entity:</text:p>
      <text:p text:style-name="Standard">marbles</text:p>
      <text:p text:style-name="Standard">79.0</text:p>
      <text:p text:style-name="Standard">Evaluation time::</text:p>
      <text:p text:style-name="Standard">0.004160881042480469</text:p>
      <text:p text:style-name="Standard">Result..</text:p>
      <text:p text:style-name="Standard">[{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: tensor(0.2315, grad_fn=&lt;MulBackward0&gt;)}]</text:p>
      <text:p text:style-name="Standard">Result:</text:p>
      <text:p text:style-name="Standard">[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]</text:p>
      <text:p text:style-name="Standard">Res</text:p>
      <text:p text:style-name="Standard"><text:soft-page-break/>Iteration: <text:s/>30 <text:tab/>s:0.5373 <text:tab/>Average Loss: <text:s/>1.4631410837173462</text:p>
      <text:p text:style-name="Standard">Evaluation time::</text:p>
      <text:p text:style-name="Standard">6.29425048828125e-05</text:p>
      <text:p text:style-name="Standard">Result..</text:p>
      <text:p text:style-name="Standard">[{}]</text:p>
      <text:p text:style-name="Standard">Iteration: <text:s/>31 <text:tab/>s:16.6288 <text:tab/>Average Loss: <text:s/>0.0</text:p>
      <text:p text:style-name="Standard">Found_Sol:</text:p>
      <text:p text:style-name="Standard">Container:</text:p>
      <text:p text:style-name="Standard">tom</text:p>
      <text:p text:style-name="Standard">Entity:</text:p>
      <text:p text:style-name="Standard">seashells</text:p>
      <text:p text:style-name="Standard">3.0</text:p>
      <text:p text:style-name="Standard">Evaluation time::</text:p>
      <text:p text:style-name="Standard">0.004134178161621094</text:p>
      <text:p text:style-name="Standard">Result..</text:p>
      <text:p text:style-name="Standard">[{wap([[tom, found, 7, seashells], [4, were, broken], [did, tom, end, with]],[[np, vb, cd, np], [cd, vb, vb], [vb, np, vb, in]],[[0, 2, 7], [1, 0, 4]],3.0,[tom, found, 7, seashells, 4, were, broken, did, tom, end, with],[np, vb, cd, np, cd, vb, vb, vb, np, vb, in]): tensor(0.0868, grad_fn=&lt;MulBackward0&gt;)}]</text:p>
      <text:p text:style-name="Standard">Result:</text:p>
      <text:p text:style-name="Standard">[wap([[tom, found, 7, seashells], [4, were, broken], [did, tom, end, with]],[[np, vb, cd, np], [cd, vb, vb], [vb, np, vb, in]],[[0, 2, 7], [1, 0, 4]],3.0,[tom, found, 7, seashells, 4, were, broken, did, tom, end, with],[np, vb, cd, np, cd, vb, vb, vb, np, vb, in])]</text:p>
      <text:p text:style-name="Standard">Res</text:p>
      <text:p text:style-name="Standard">Iteration: <text:s/>32 <text:tab/>s:0.7504 <text:tab/>Average Loss: <text:s/>2.443636894226074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33 <text:tab/>s:7.6143 <text:tab/>Average Loss: <text:s/>0.0</text:p>
      <text:p text:style-name="Standard">Evaluation time::</text:p>
      <text:p text:style-name="Standard">7.367134094238281e-05</text:p>
      <text:p text:style-name="Standard">Result..</text:p>
      <text:p text:style-name="Standard">[{}]</text:p>
      <text:p text:style-name="Standard">Iteration: <text:s/>34 <text:tab/>s:7.5663 <text:tab/>Average Loss: <text:s/>0.0</text:p>
      <text:p text:style-name="Standard">Found_Sol:</text:p>
      <text:p text:style-name="Standard">Container:</text:p>
      <text:p text:style-name="Standard">mikey</text:p>
      <text:p text:style-name="Standard">Entity:</text:p>
      <text:p text:style-name="Standard">leaves</text:p>
      <text:p text:style-name="Standard">244.0</text:p>
      <text:p text:style-name="Standard">Evaluation time::</text:p>
      <text:p text:style-name="Standard">0.005034923553466797</text:p>
      <text:p text:style-name="Standard">Result..</text:p>
      <text:p text:style-name="Standard">[{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: tensor(0.1731, grad_fn=&lt;MulBackward0&gt;)}]</text:p>
      <text:p text:style-name="Standard">Result:</text:p>
      <text:p text:style-name="Standard"><text:soft-page-break/>[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]</text:p>
      <text:p text:style-name="Standard">Res</text:p>
      <text:p text:style-name="Standard">Iteration: <text:s/>35 <text:tab/>s:1.4287 <text:tab/>Average Loss: <text:s/>1.7538517713546753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20.0</text:p>
      <text:p text:style-name="Standard">Evaluation time::</text:p>
      <text:p text:style-name="Standard">0.005671262741088867</text:p>
      <text:p text:style-name="Standard">Result..</text:p>
      <text:p text:style-name="Standard">[{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: tensor(0.0508, grad_fn=&lt;MulBackward0&gt;)}]</text:p>
      <text:p text:style-name="Standard">Result:</text:p>
      <text:p text:style-name="Standard">[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]</text:p>
      <text:p text:style-name="Standard">Res</text:p>
      <text:p text:style-name="Standard">Iteration: <text:s/>36 <text:tab/>s:5.5565 <text:tab/>Average Loss: <text:s/>2.979550361633301</text:p>
      <text:p text:style-name="Standard">Evaluation time::</text:p>
      <text:p text:style-name="Standard">6.318092346191406e-05</text:p>
      <text:p text:style-name="Standard">Result..</text:p>
      <text:p text:style-name="Standard">[{}]</text:p>
      <text:p text:style-name="Standard">Iteration: <text:s/>37 <text:tab/>s:680.4257 <text:tab/>Average Loss: <text:s/>0.0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orchid</text:p>
      <text:p text:style-name="Standard">6.0</text:p>
      <text:p text:style-name="Standard">Evaluation time::</text:p>
      <text:p text:style-name="Standard">0.0057222843170166016</text:p>
      <text:p text:style-name="Standard">Result..</text:p>
      <text:p text:style-name="Standard">[{wap([[there, are, 2, orchid, bushes, currently, in, the, park], [park, workers, will, plant, 4, orchid, bushes, today], [will, the, park, have]],[[ex, vb, cd, np, np, rb, in, dt, np], [np, np, md, vb, cd, np, np, np], [md, dt, np, vb]],[[0, 2, 2], [1, 4, 4]],6.0,[there, are, 2, orchid, bushes, currently, in, the, park, park, workers, will, plant, 4, orchid, bushes, today, will, the, park, have],[ex, vb, cd, np, np, rb, in, dt, np, np, np, md, vb, cd, np, np, np, md, dt, np, vb]): tensor(0.9569, grad_fn=&lt;MulBackward0&gt;)}]</text:p>
      <text:p text:style-name="Standard">Result:</text:p>
      <text:p text:style-name="Standard">[wap([[there, are, 2, orchid, bushes, currently, in, the, park], [park, workers, will, plant, 4, orchid, bushes, today], [will, the, park, have]],[[ex, vb, cd, np, np, rb, in, dt, np], [np, np, md, vb, cd, np, np, <text:soft-page-break/>np], [md, dt, np, vb]],[[0, 2, 2], [1, 4, 4]],6.0,[there, are, 2, orchid, bushes, currently, in, the, park, park, workers, will, plant, 4, orchid, bushes, today, will, the, park, have],[ex, vb, cd, np, np, rb, in, dt, np, np, np, md, vb, cd, np, np, np, md, dt, np, vb])]</text:p>
      <text:p text:style-name="Standard">Res</text:p>
      <text:p text:style-name="Standard">Iteration: <text:s/>38 <text:tab/>s:1.0851 <text:tab/>Average Loss: <text:s/>0.04408105090260506</text:p>
      <text:p text:style-name="Standard">Found_Sol:</text:p>
      <text:p text:style-name="Standard">Container:</text:p>
      <text:p text:style-name="Standard">nell</text:p>
      <text:p text:style-name="Standard">Entity:</text:p>
      <text:p text:style-name="Standard">cards</text:p>
      <text:p text:style-name="Standard">28.0</text:p>
      <text:p text:style-name="Standard">Evaluation time::</text:p>
      <text:p text:style-name="Standard">0.006330013275146484</text:p>
      <text:p text:style-name="Standard">Result..</text:p>
      <text:p text:style-name="Standard">[{wap([[nell, collects, baseball, cards], [she, had, 304, cards], [she, gave, some, of, her, cards, to, jeff], [now, has, 276, cards, left], [did, nell, give, to, jeff]],[[np, vb, np, np], [prp, vb, cd, np], [prp, vb, dt, in, prp, np, in, np], [rb, vb, cd, np, vb], [vb, np, vb, to, np]],[[1, 2, 304], [3, 2, 276]],28.0,[nell, collects, baseball, cards, she, had, 304, cards, she, gave, some, of, her, cards, to, jeff, now, has, 276, cards, left, did, nell, give, to, jeff],[np, vb, np, np, prp, vb, cd, np, prp, vb, dt, in, prp, np, in, np, rb, vb, cd, np, vb, vb, np, vb, to, np]): tensor(0.2045, grad_fn=&lt;MulBackward0&gt;)}]</text:p>
      <text:p text:style-name="Standard">Result:</text:p>
      <text:p text:style-name="Standard">[wap([[nell, collects, baseball, cards], [she, had, 304, cards], [she, gave, some, of, her, cards, to, jeff], [now, has, 276, cards, left], [did, nell, give, to, jeff]],[[np, vb, np, np], [prp, vb, cd, np], [prp, vb, dt, in, prp, np, in, np], [rb, vb, cd, np, vb], [vb, np, vb, to, np]],[[1, 2, 304], [3, 2, 276]],28.0,[nell, collects, baseball, cards, she, had, 304, cards, she, gave, some, of, her, cards, to, jeff, now, has, 276, cards, left, did, nell, give, to, jeff],[np, vb, np, np, prp, vb, cd, np, prp, vb, dt, in, prp, np, in, np, rb, vb, cd, np, vb, vb, np, vb, to, np])]</text:p>
      <text:p text:style-name="Standard">Res</text:p>
      <text:p text:style-name="Standard">Iteration: <text:s/>39 <text:tab/>s:0.8754 <text:tab/>Average Loss: <text:s/>1.5870661735534668</text:p>
      <text:p text:style-name="Standard">Found_Sol:</text:p>
      <text:p text:style-name="Standard">Container:</text:p>
      <text:p text:style-name="Standard">lucy</text:p>
      <text:p text:style-name="Standard">Entity:</text:p>
      <text:p text:style-name="Standard">fish</text:p>
      <text:p text:style-name="Standard">280.0</text:p>
      <text:p text:style-name="Standard">Evaluation time::</text:p>
      <text:p text:style-name="Standard">0.005088090896606445</text:p>
      <text:p text:style-name="Standard">Result..</text:p>
      <text:p text:style-name="Standard">[{wap([[lucy, has, an, aquarium, with, 212, fish], [to, buy, 68, more, fish], [would, lucy, have, then]],[[np, vb, dt, np, in, cd, np], [to, vb, cd, jjr, np], [md, np, vb, rb]],[[0, 5, 212], [1, 2, 68]],280.0,[lucy, has, an, aquarium, with, 212, fish, to, buy, 68, more, fish, would, lucy, have, then],[np, vb, dt, np, in, cd, np, to, vb, cd, jjr, np, md, np, vb, rb]): tensor(0.4405, grad_fn=&lt;MulBackward0&gt;)}]</text:p>
      <text:p text:style-name="Standard">Result:</text:p>
      <text:p text:style-name="Standard">[wap([[lucy, has, an, aquarium, with, 212, fish], [to, buy, 68, more, fish], [would, lucy, have, then]],[[np, vb, dt, np, in, cd, np], [to, vb, cd, jjr, np], [md, np, vb, rb]],[[0, 5, 212], [1, 2, 68]],280.0,[lucy, has, an, aquarium, with, 212, fish, to, buy, 68, more, fish, would, lucy, have, then],[np, vb, dt, np, in, cd, np, to, vb, cd, jjr, np, md, np, vb, rb])]</text:p>
      <text:p text:style-name="Standard">Res</text:p>
      <text:p text:style-name="Standard">Iteration: <text:s/>40 <text:tab/>s:0.7188 <text:tab/>Average Loss: <text:s/>0.8199312686920166</text:p>
      <text:p text:style-name="Standard"><text:soft-page-break/>Evaluation time::</text:p>
      <text:p text:style-name="Standard">6.151199340820312e-05</text:p>
      <text:p text:style-name="Standard">Result..</text:p>
      <text:p text:style-name="Standard">[{}]</text:p>
      <text:p text:style-name="Standard">Iteration: <text:s/>41 <text:tab/>s:7.4158 <text:tab/>Average Loss: <text:s/>0.0</text:p>
      <text:p text:style-name="Standard">Found_Sol:</text:p>
      <text:p text:style-name="Standard">Container:</text:p>
      <text:p text:style-name="Standard">patricia</text:p>
      <text:p text:style-name="Standard">Entity:</text:p>
      <text:p text:style-name="Standard">candies</text:p>
      <text:p text:style-name="Standard">71.0</text:p>
      <text:p text:style-name="Standard">Evaluation time::</text:p>
      <text:p text:style-name="Standard">0.003748178482055664</text:p>
      <text:p text:style-name="Standard">Result..</text:p>
      <text:p text:style-name="Standard">[{wap([[patricia, starts, with, 76, candies], [albert, takes, 5, away], [does, patricia, end, with]],[[np, vb, in, cd, np], [np, vb, cd, rb], [vb, np, vb, in]],[[0, 3, 76], [1, 2, 5]],71.0,[patricia, starts, with, 76, candies, albert, takes, 5, away, does, patricia, end, with],[np, vb, in, cd, np, np, vb, cd, rb, vb, np, vb, in]): tensor(0.1423, grad_fn=&lt;MulBackward0&gt;)}]</text:p>
      <text:p text:style-name="Standard">Result:</text:p>
      <text:p text:style-name="Standard">[wap([[patricia, starts, with, 76, candies], [albert, takes, 5, away], [does, patricia, end, with]],[[np, vb, in, cd, np], [np, vb, cd, rb], [vb, np, vb, in]],[[0, 3, 76], [1, 2, 5]],71.0,[patricia, starts, with, 76, candies, albert, takes, 5, away, does, patricia, end, with],[np, vb, in, cd, np, np, vb, cd, rb, vb, np, vb, in])]</text:p>
      <text:p text:style-name="Standard">Res</text:p>
      <text:p text:style-name="Standard">Iteration: <text:s/>42 <text:tab/>s:1.2163 <text:tab/>Average Loss: <text:s/>1.950160264968872</text:p>
      <text:p text:style-name="Standard">Found_Sol:</text:p>
      <text:p text:style-name="Standard">Container:</text:p>
      <text:p text:style-name="Standard">birthday</text:p>
      <text:p text:style-name="Standard">Entity:</text:p>
      <text:p text:style-name="Standard">candles</text:p>
      <text:p text:style-name="Standard">20.0</text:p>
      <text:p text:style-name="Standard">Evaluation time::</text:p>
      <text:p text:style-name="Standard">0.005280733108520508</text:p>
      <text:p text:style-name="Standard">Result..</text:p>
      <text:p text:style-name="Standard">[{wap([[molly, had, 14, candles, on, her, birthday, cake], [she, grew, older, andd, got, 6, more, on, her, birthday, cake], [is, molly, now]],[[np, vb, cd, np, in, prp, np, np], [prp, vb, jjr, cc, vb, cd, jjr, in, prp, np, np], [vb, np, rb]],[[0, 2, 14], [1, 5, 6]],20.0,[molly, had, 14, candles, on, her, birthday, cake, she, grew, older, andd, got, 6, more, on, her, birthday, cake, is, molly, now],[np, vb, cd, np, in, prp, np, np, prp, vb, jjr, cc, vb, cd, jjr, in, prp, np, np, vb, np, rb]): tensor(0.1618, grad_fn=&lt;MulBackward0&gt;)}]</text:p>
      <text:p text:style-name="Standard">Result:</text:p>
      <text:p text:style-name="Standard">[wap([[molly, had, 14, candles, on, her, birthday, cake], [she, grew, older, andd, got, 6, more, on, her, birthday, cake], [is, molly, now]],[[np, vb, cd, np, in, prp, np, np], [prp, vb, jjr, cc, vb, cd, jjr, in, prp, np, np], [vb, np, rb]],[[0, 2, 14], [1, 5, 6]],20.0,[molly, had, 14, candles, on, her, birthday, cake, she, grew, older, andd, got, 6, more, on, her, birthday, cake, is, molly, now],[np, vb, cd, np, in, prp, np, np, prp, vb, jjr, cc, vb, cd, jjr, in, prp, np, np, vb, np, rb])]</text:p>
      <text:p text:style-name="Standard">Res</text:p>
      <text:p text:style-name="Standard">Iteration: <text:s/>43 <text:tab/>s:7.0119 <text:tab/>Average Loss: <text:s/>1.8216750621795654</text:p>
      <text:p text:style-name="Standard">Evaluation time::</text:p>
      <text:p text:style-name="Standard">6.0558319091796875e-05</text:p>
      <text:p text:style-name="Standard">Result..</text:p>
      <text:p text:style-name="Standard"><text:soft-page-break/>[{}]</text:p>
      <text:p text:style-name="Standard">Iteration: <text:s/>44 <text:tab/>s:1.4613 <text:tab/>Average Loss: <text:s/>0.0</text:p>
      <text:p text:style-name="Standard">Found_Sol:</text:p>
      <text:p text:style-name="Standard">Container:</text:p>
      <text:p text:style-name="Standard">sally</text:p>
      <text:p text:style-name="Standard">Entity:</text:p>
      <text:p text:style-name="Standard">peaches</text:p>
      <text:p text:style-name="Standard">42.0</text:p>
      <text:p text:style-name="Standard">Evaluation time::</text:p>
      <text:p text:style-name="Standard">0.006411314010620117</text:p>
      <text:p text:style-name="Standard">Result..</text:p>
      <text:p text:style-name="Standard">[{wap([[sally, had, 13, peaches, at, her, roadside, fruit, dish], [she, went, to, the, orchard, andd, picked, peaches, to, stock, up], [there, are, now, 55, peaches], [did, she, pick]],[[np, vb, cd, np, in, prp, np, np, np], [prp, vb, in, dt, np, cc, vb, np, in, np, rb], [ex, vb, rb, cd, np], [vb, prp, vb]],[[0, 2, 13], [2, 3, 55]],42.0,[sally, had, 13, peaches, at, her, roadside, fruit, dish, she, went, to, the, orchard, andd, picked, peaches, to, stock, up, there, are, now, 55, peaches, did, she, pick],[np, vb, cd, np, in, prp, np, np, np, prp, vb, in, dt, np, cc, vb, np, in, np, rb, ex, vb, rb, cd, np, vb, prp, vb]): tensor(0.0033, grad_fn=&lt;MulBackward0&gt;)}]</text:p>
      <text:p text:style-name="Standard">Result:</text:p>
      <text:p text:style-name="Standard">[wap([[sally, had, 13, peaches, at, her, roadside, fruit, dish], [she, went, to, the, orchard, andd, picked, peaches, to, stock, up], [there, are, now, 55, peaches], [did, she, pick]],[[np, vb, cd, np, in, prp, np, np, np], [prp, vb, in, dt, np, cc, vb, np, in, np, rb], [ex, vb, rb, cd, np], [vb, prp, vb]],[[0, 2, 13], [2, 3, 55]],42.0,[sally, had, 13, peaches, at, her, roadside, fruit, dish, she, went, to, the, orchard, andd, picked, peaches, to, stock, up, there, are, now, 55, peaches, did, she, pick],[np, vb, cd, np, in, prp, np, np, np, prp, vb, in, dt, np, cc, vb, np, in, np, rb, ex, vb, rb, cd, np, vb, prp, vb])]</text:p>
      <text:p text:style-name="Standard">Res</text:p>
      <text:p text:style-name="Standard">Iteration: <text:s/>45 <text:tab/>s:20.8465 <text:tab/>Average Loss: <text:s/>5.713020324707031</text:p>
      <text:p text:style-name="Standard">Found_Sol:</text:p>
      <text:p text:style-name="Standard">Container:</text:p>
      <text:p text:style-name="Standard">marbles</text:p>
      <text:p text:style-name="Standard">Entity:</text:p>
      <text:p text:style-name="Standard">juan</text:p>
      <text:p text:style-name="Standard">143.0</text:p>
      <text:p text:style-name="Standard">Evaluation time::</text:p>
      <text:p text:style-name="Standard">0.005688190460205078</text:p>
      <text:p text:style-name="Standard">Result..</text:p>
      <text:p text:style-name="Standard">[{wap([[connie, had, some, marbles], [she, gave, 73, to, juan], [now, she, has, 70, marbles, left], [did, she, have, to, start, with]],[[np, vb, dt, np], [prp, vb, cd, in, np], [rb, prp, vb, cd, np, vb], [vb, prp, vb, to, vb, in]],[[1, 2, 73], [2, 3, 70]],143.0,[connie, had, some, marbles, she, gave, 73, to, juan, now, she, has, 70, marbles, left, did, she, have, to, start, with],[np, vb, dt, np, prp, vb, cd, in, np, rb, prp, vb, cd, np, vb, vb, prp, vb, to, vb, in]): tensor(0.0867, grad_fn=&lt;MulBackward0&gt;)}]</text:p>
      <text:p text:style-name="Standard">Result:</text:p>
      <text:p text:style-name="Standard">[wap([[connie, had, some, marbles], [she, gave, 73, to, juan], [now, she, has, 70, marbles, left], [did, she, have, to, start, with]],[[np, vb, dt, np], [prp, vb, cd, in, np], [rb, prp, vb, cd, np, vb], [vb, prp, vb, to, vb, in]],[[1, 2, 73], [2, 3, 70]],143.0,[connie, had, some, marbles, she, gave, 73, to, juan, now, she, has, 70, marbles, left, did, she, have, to, start, with],[np, vb, dt, np, prp, vb, cd, in, np, rb, prp, vb, cd, np, vb, vb, prp, vb, to, vb, in])]</text:p>
      <text:p text:style-name="Standard">Res</text:p>
      <text:p text:style-name="Standard">Iteration: <text:s/>46 <text:tab/>s:0.7968 <text:tab/>Average Loss: <text:s/>2.4448342323303223</text:p>
      <text:p text:style-name="Standard"><text:soft-page-break/>Found_Sol:</text:p>
      <text:p text:style-name="Standard">Container:</text:p>
      <text:p text:style-name="Standard">kelly</text:p>
      <text:p text:style-name="Standard">Entity:</text:p>
      <text:p text:style-name="Standard">nintendo</text:p>
      <text:p text:style-name="Standard">15.0</text:p>
      <text:p text:style-name="Standard">Evaluation time::</text:p>
      <text:p text:style-name="Standard">0.004718780517578125</text:p>
      <text:p text:style-name="Standard">Result..</text:p>
      <text:p text:style-name="Standard">[{wap([[kelly, has, 50, nintendo, games], [does, she, need, to, give, away], [she, will, have, 35, games, left], [does, she, need, to, give, away]],[[np, vb, cd, np, np], [vb, prp, vb, to, vb, rp], [prp, md, vb, cd, np, vb], [vb, prp, vb, to, vb, rp]],[[0, 2, 50], [2, 3, 35]],15.0,[kelly, has, 50, nintendo, games, does, she, need, to, give, away, she, will, have, 35, games, left, does, she, need, to, give, away],[np, vb, cd, np, np, vb, prp, vb, to, vb, rp, prp, md, vb, cd, np, vb, vb, prp, vb, to, vb, rp]): tensor(0.1189, grad_fn=&lt;MulBackward0&gt;)}]</text:p>
      <text:p text:style-name="Standard">Result:</text:p>
      <text:p text:style-name="Standard">[wap([[kelly, has, 50, nintendo, games], [does, she, need, to, give, away], [she, will, have, 35, games, left], [does, she, need, to, give, away]],[[np, vb, cd, np, np], [vb, prp, vb, to, vb, rp], [prp, md, vb, cd, np, vb], [vb, prp, vb, to, vb, rp]],[[0, 2, 50], [2, 3, 35]],15.0,[kelly, has, 50, nintendo, games, does, she, need, to, give, away, she, will, have, 35, games, left, does, she, need, to, give, away],[np, vb, cd, np, np, vb, prp, vb, to, vb, rp, prp, md, vb, cd, np, vb, vb, prp, vb, to, vb, rp])]</text:p>
      <text:p text:style-name="Standard">Res</text:p>
      <text:p text:style-name="Standard">Iteration: <text:s/>47 <text:tab/>s:1.5434 <text:tab/>Average Loss: <text:s/>2.1292104721069336</text:p>
      <text:p text:style-name="Standard">Found_Sol:</text:p>
      <text:p text:style-name="Standard">Container:</text:p>
      <text:p text:style-name="Standard">clown</text:p>
      <text:p text:style-name="Standard">Entity:</text:p>
      <text:p text:style-name="Standard">balloons</text:p>
      <text:p text:style-name="Standard">60.0</text:p>
      <text:p text:style-name="Standard">Evaluation time::</text:p>
      <text:p text:style-name="Standard">0.005078315734863281</text:p>
      <text:p text:style-name="Standard">Result..</text:p>
      <text:p text:style-name="Standard">[{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: tensor(0.6839, grad_fn=&lt;MulBackward0&gt;)}]</text:p>
      <text:p text:style-name="Standard">Result:</text:p>
      <text:p text:style-name="Standard">[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]</text:p>
      <text:p text:style-name="Standard">Res</text:p>
      <text:p text:style-name="Standard">Iteration: <text:s/>48 <text:tab/>s:1.2069 <text:tab/>Average Loss: <text:s/>0.37998515367507935</text:p>
      <text:p text:style-name="Standard">Found_Sol:</text:p>
      <text:p text:style-name="Standard">Container:</text:p>
      <text:p text:style-name="Standard">lake</text:p>
      <text:p text:style-name="Standard">Entity:</text:p>
      <text:p text:style-name="Standard">ducks</text:p>
      <text:p text:style-name="Standard"><text:soft-page-break/>33.0</text:p>
      <text:p text:style-name="Standard">Evaluation time::</text:p>
      <text:p text:style-name="Standard">0.005554676055908203</text:p>
      <text:p text:style-name="Standard">Result..</text:p>
      <text:p text:style-name="Standard">[{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: tensor(0.1151, grad_fn=&lt;MulBackward0&gt;)}]</text:p>
      <text:p text:style-name="Standard">Result:</text:p>
      <text:p text:style-name="Standard">[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]</text:p>
      <text:p text:style-name="Standard">Res</text:p>
      <text:p text:style-name="Standard">Iteration: <text:s/>49 <text:tab/>s:1.9592 <text:tab/>Average Loss: <text:s/>2.1618170738220215</text:p>
      <text:p text:style-name="Standard">Found_Sol:</text:p>
      <text:p text:style-name="Standard">Container:</text:p>
      <text:p text:style-name="Standard">carlos</text:p>
      <text:p text:style-name="Standard">Entity:</text:p>
      <text:p text:style-name="Standard">bananas</text:p>
      <text:p text:style-name="Standard">36.0</text:p>
      <text:p text:style-name="Standard">Evaluation time::</text:p>
      <text:p text:style-name="Standard">0.004675865173339844</text:p>
      <text:p text:style-name="Standard">Result..</text:p>
      <text:p text:style-name="Standard">[{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: tensor(0.4540, grad_fn=&lt;MulBackward0&gt;)}]</text:p>
      <text:p text:style-name="Standard">Result:</text:p>
      <text:p text:style-name="Standard">[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]</text:p>
      <text:p text:style-name="Standard">Res</text:p>
      <text:p text:style-name="Standard">Iteration: <text:s/>50 <text:tab/>s:1.1236 <text:tab/>Average Loss: <text:s/>0.7895947694778442</text:p>
      <text:p text:style-name="Standard">Found_Sol:</text:p>
      <text:p text:style-name="Standard">Container:</text:p>
      <text:p text:style-name="Standard">sheridan</text:p>
      <text:p text:style-name="Standard">Entity:</text:p>
      <text:p text:style-name="Standard">cats</text:p>
      <text:p text:style-name="Standard">31.0</text:p>
      <text:p text:style-name="Standard">Evaluation time::</text:p>
      <text:p text:style-name="Standard">0.005141019821166992</text:p>
      <text:p text:style-name="Standard">Result..</text:p>
      <text:p text:style-name="Standard">[{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<text:soft-page-break/>have, altogether],[np, np, vb, cd, np, np, np, vb, prp, cd, jjr, np, vb, np, np, vb, rb]): tensor(0.5952, grad_fn=&lt;MulBackward0&gt;)}]</text:p>
      <text:p text:style-name="Standard">Result:</text:p>
      <text:p text:style-name="Standard">[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]</text:p>
      <text:p text:style-name="Standard">Res</text:p>
      <text:p text:style-name="Standard">Iteration: <text:s/>51 <text:tab/>s:1.9021 <text:tab/>Average Loss: <text:s/>0.5188777446746826</text:p>
      <text:p text:style-name="Standard">Found_Sol:</text:p>
      <text:p text:style-name="Standard">Container:</text:p>
      <text:p text:style-name="Standard">norma</text:p>
      <text:p text:style-name="Standard">Entity:</text:p>
      <text:p text:style-name="Standard">bananas</text:p>
      <text:p text:style-name="Standard">2.0</text:p>
      <text:p text:style-name="Standard">Evaluation time::</text:p>
      <text:p text:style-name="Standard">0.0041081905364990234</text:p>
      <text:p text:style-name="Standard">Result..</text:p>
      <text:p text:style-name="Standard">[{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: tensor(0.2882, grad_fn=&lt;MulBackward0&gt;)}]</text:p>
      <text:p text:style-name="Standard">Result:</text:p>
      <text:p text:style-name="Standard">[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]</text:p>
      <text:p text:style-name="Standard">Res</text:p>
      <text:p text:style-name="Standard">Iteration: <text:s/>52 <text:tab/>s:0.6410 <text:tab/>Average Loss: <text:s/>1.2440472841262817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nickels</text:p>
      <text:p text:style-name="Standard">12.0</text:p>
      <text:p text:style-name="Standard">Evaluation time::</text:p>
      <text:p text:style-name="Standard">0.005119800567626953</text:p>
      <text:p text:style-name="Standard">Result..</text:p>
      <text:p text:style-name="Standard">[{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: tensor(0.0158, grad_fn=&lt;MulBackward0&gt;)}]</text:p>
      <text:p text:style-name="Standard">Result:</text:p>
      <text:p text:style-name="Standard">[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]</text:p>
      <text:p text:style-name="Standard">Res</text:p>
      <text:p text:style-name="Standard">Iteration: <text:s/>53 <text:tab/>s:2.9513 <text:tab/>Average Loss: <text:s/>4.149378299713135</text:p>
      <text:p text:style-name="Standard">Found_Sol:</text:p>
      <text:p text:style-name="Standard"><text:soft-page-break/>Container:</text:p>
      <text:p text:style-name="Standard">hair</text:p>
      <text:p text:style-name="Standard">Entity:</text:p>
      <text:p text:style-name="Standard">cubes</text:p>
      <text:p text:style-name="Standard">22.0</text:p>
      <text:p text:style-name="Standard">Evaluation time::</text:p>
      <text:p text:style-name="Standard">0.005011796951293945</text:p>
      <text:p text:style-name="Standard">Result..</text:p>
      <text:p text:style-name="Standard">[{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: tensor(0.9296, grad_fn=&lt;MulBackward0&gt;)}]</text:p>
      <text:p text:style-name="Standard">Result:</text:p>
      <text:p text:style-name="Standard">[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]</text:p>
      <text:p text:style-name="Standard">Res</text:p>
      <text:p text:style-name="Standard">Iteration: <text:s/>54 <text:tab/>s:1.2127 <text:tab/>Average Loss: <text:s/>0.07302737236022949</text:p>
      <text:p text:style-name="Standard">Found_Sol:</text:p>
      <text:p text:style-name="Standard">Container:</text:p>
      <text:p text:style-name="Standard">annie</text:p>
      <text:p text:style-name="Standard">Entity:</text:p>
      <text:p text:style-name="Standard">crayons</text:p>
      <text:p text:style-name="Standard">40.0</text:p>
      <text:p text:style-name="Standard">Evaluation time::</text:p>
      <text:p text:style-name="Standard">0.004488706588745117</text:p>
      <text:p text:style-name="Standard">Result..</text:p>
      <text:p text:style-name="Standard">[{wap([[annie, starts, with, 4, crayons], [matthew, gives, annie, 36, more], [annie, end, with]],[[np, vb, in, cd, np], [np, vb, np, cd, jjr], [np, vb, in]],[[0, 3, 4], [1, 3, 36]],40.0,[annie, starts, with, 4, crayons, matthew, gives, annie, 36, more, annie, end, with],[np, vb, in, cd, np, np, vb, np, cd, jjr, np, vb, in]): tensor(0.0906, grad_fn=&lt;MulBackward0&gt;)}]</text:p>
      <text:p text:style-name="Standard">Result:</text:p>
      <text:p text:style-name="Standard">[wap([[annie, starts, with, 4, crayons], [matthew, gives, annie, 36, more], [annie, end, with]],[[np, vb, in, cd, np], [np, vb, np, cd, jjr], [np, vb, in]],[[0, 3, 4], [1, 3, 36]],40.0,[annie, starts, with, 4, crayons, matthew, gives, annie, 36, more, annie, end, with],[np, vb, in, cd, np, np, vb, np, cd, jjr, np, vb, in])]</text:p>
      <text:p text:style-name="Standard">Res</text:p>
      <text:p text:style-name="Standard">Iteration: <text:s/>55 <text:tab/>s:1.0520 <text:tab/>Average Loss: <text:s/>2.4017980098724365</text:p>
      <text:p text:style-name="P5"/>
      <text:p text:style-name="Standard"/>
      <text:p text:style-name="Standard">Iteration: <text:s/>24 <text:tab/>s:223.2708 <text:tab/>Average Loss: <text:s/>0.0</text:p>
      <text:p text:style-name="Standard">Found_Sol:</text:p>
      <text:p text:style-name="Standard">Container:</text:p>
      <text:p text:style-name="Standard">jane</text:p>
      <text:p text:style-name="Standard">Entity:</text:p>
      <text:p text:style-name="Standard">crayons</text:p>
      <text:p text:style-name="Standard">80.0</text:p>
      <text:p text:style-name="Standard">Evaluation time::</text:p>
      <text:p text:style-name="Standard">0.0037941932678222656</text:p>
      <text:p text:style-name="Standard"><text:soft-page-break/>Result..</text:p>
      <text:p text:style-name="Standard">[{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: tensor(0.0194, grad_fn=&lt;MulBackward0&gt;)}]</text:p>
      <text:p text:style-name="Standard">Result:</text:p>
      <text:p text:style-name="Standard">[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]</text:p>
      <text:p text:style-name="Standard">Res</text:p>
      <text:p text:style-name="Standard">Iteration: <text:s/>25 <text:tab/>s:1.1112 <text:tab/>Average Loss: <text:s/>3.9448845386505127</text:p>
      <text:p text:style-name="Standard">Found_Sol:</text:p>
      <text:p text:style-name="Standard">Container:</text:p>
      <text:p text:style-name="Standard">robin</text:p>
      <text:p text:style-name="Standard">Entity:</text:p>
      <text:p text:style-name="Standard">pieces</text:p>
      <text:p text:style-name="Standard">26.0</text:p>
      <text:p text:style-name="Standard">Evaluation time::</text:p>
      <text:p text:style-name="Standard">0.0062503814697265625</text:p>
      <text:p text:style-name="Standard">Result..</text:p>
      <text:p text:style-name="Standard">[{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: tensor(5.2444e-07, grad_fn=&lt;MulBackward0&gt;)}]</text:p>
      <text:p text:style-name="Standard">Result:</text:p>
      <text:p text:style-name="Standard">[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]</text:p>
      <text:p text:style-name="Standard">Res</text:p>
      <text:p text:style-name="Standard">Iteration: <text:s/>26 <text:tab/>s:37.2134 <text:tab/>Average Loss: <text:s/>14.460931777954102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217.0</text:p>
      <text:p text:style-name="Standard">Evaluation time::</text:p>
      <text:p text:style-name="Standard">0.005892276763916016</text:p>
      <text:p text:style-name="Standard">Result..</text:p>
      <text:p text:style-name="Standard">[{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: tensor(0.3335, grad_fn=&lt;MulBackward0&gt;)}]</text:p>
      <text:p text:style-name="Standard"><text:soft-page-break/>Result:</text:p>
      <text:p text:style-name="Standard">[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]</text:p>
      <text:p text:style-name="Standard">Res</text:p>
      <text:p text:style-name="Standard">Iteration: <text:s/>27 <text:tab/>s:1.3169 <text:tab/>Average Loss: <text:s/>1.0980337858200073</text:p>
      <text:p text:style-name="Standard">Found_Sol:</text:p>
      <text:p text:style-name="Standard">Container:</text:p>
      <text:p text:style-name="Standard">dorothy</text:p>
      <text:p text:style-name="Standard">Entity:</text:p>
      <text:p text:style-name="Standard">cards</text:p>
      <text:p text:style-name="Standard">67.0</text:p>
      <text:p text:style-name="Standard">Evaluation time::</text:p>
      <text:p text:style-name="Standard">0.0036444664001464844</text:p>
      <text:p text:style-name="Standard">Result..</text:p>
      <text:p text:style-name="Standard">[{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: tensor(0.7815, grad_fn=&lt;MulBackward0&gt;)}]</text:p>
      <text:p text:style-name="Standard">Result:</text:p>
      <text:p text:style-name="Standard">[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]</text:p>
      <text:p text:style-name="Standard">Res</text:p>
      <text:p text:style-name="Standard">Iteration: <text:s/>28 <text:tab/>s:0.7860 <text:tab/>Average Loss: <text:s/>0.24650156497955322</text:p>
      <text:p text:style-name="Standard">Found_Sol:</text:p>
      <text:p text:style-name="Standard">Container:</text:p>
      <text:p text:style-name="Standard">week</text:p>
      <text:p text:style-name="Standard">Entity:</text:p>
      <text:p text:style-name="Standard">pat</text:p>
      <text:p text:style-name="Standard">61.0</text:p>
      <text:p text:style-name="Standard">Evaluation time::</text:p>
      <text:p text:style-name="Standard">0.006697177886962891</text:p>
      <text:p text:style-name="Standard">Result..</text:p>
      <text:p text:style-name="Standard">[{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: tensor(0.0827, grad_fn=&lt;MulBackward0&gt;)}]</text:p>
      <text:p text:style-name="Standard">Result:</text:p>
      <text:p text:style-name="Standard">[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]</text:p>
      <text:p text:style-name="Standard">Res</text:p>
      <text:p text:style-name="Standard"><text:soft-page-break/>Iteration: <text:s/>29 <text:tab/>s:13.2525 <text:tab/>Average Loss: <text:s/>2.4925737380981445</text:p>
      <text:p text:style-name="Standard">Found_Sol:</text:p>
      <text:p text:style-name="Standard">Container:</text:p>
      <text:p text:style-name="Standard">cade</text:p>
      <text:p text:style-name="Standard">Entity:</text:p>
      <text:p text:style-name="Standard">marbles</text:p>
      <text:p text:style-name="Standard">79.0</text:p>
      <text:p text:style-name="Standard">Evaluation time::</text:p>
      <text:p text:style-name="Standard">0.004160881042480469</text:p>
      <text:p text:style-name="Standard">Result..</text:p>
      <text:p text:style-name="Standard">[{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: tensor(0.2315, grad_fn=&lt;MulBackward0&gt;)}]</text:p>
      <text:p text:style-name="Standard">Result:</text:p>
      <text:p text:style-name="Standard">[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]</text:p>
      <text:p text:style-name="Standard">Res</text:p>
      <text:p text:style-name="Standard">Iteration: <text:s/>30 <text:tab/>s:0.5373 <text:tab/>Average Loss: <text:s/>1.4631410837173462</text:p>
      <text:p text:style-name="Standard">Evaluation time::</text:p>
      <text:p text:style-name="Standard">6.29425048828125e-05</text:p>
      <text:p text:style-name="Standard">Result..</text:p>
      <text:p text:style-name="Standard">[{}]</text:p>
      <text:p text:style-name="Standard">Iteration: <text:s/>31 <text:tab/>s:16.6288 <text:tab/>Average Loss: <text:s/>0.0</text:p>
      <text:p text:style-name="Standard">Found_Sol:</text:p>
      <text:p text:style-name="Standard">Container:</text:p>
      <text:p text:style-name="Standard">tom</text:p>
      <text:p text:style-name="Standard">Entity:</text:p>
      <text:p text:style-name="Standard">seashells</text:p>
      <text:p text:style-name="Standard">3.0</text:p>
      <text:p text:style-name="Standard">Evaluation time::</text:p>
      <text:p text:style-name="Standard">0.004134178161621094</text:p>
      <text:p text:style-name="Standard">Result..</text:p>
      <text:p text:style-name="Standard">[{wap([[tom, found, 7, seashells], [4, were, broken], [did, tom, end, with]],[[np, vb, cd, np], [cd, vb, vb], [vb, np, vb, in]],[[0, 2, 7], [1, 0, 4]],3.0,[tom, found, 7, seashells, 4, were, broken, did, tom, end, with],[np, vb, cd, np, cd, vb, vb, vb, np, vb, in]): tensor(0.0868, grad_fn=&lt;MulBackward0&gt;)}]</text:p>
      <text:p text:style-name="Standard">Result:</text:p>
      <text:p text:style-name="Standard">[wap([[tom, found, 7, seashells], [4, were, broken], [did, tom, end, with]],[[np, vb, cd, np], [cd, vb, vb], [vb, np, vb, in]],[[0, 2, 7], [1, 0, 4]],3.0,[tom, found, 7, seashells, 4, were, broken, did, tom, end, with],[np, vb, cd, np, cd, vb, vb, vb, np, vb, in])]</text:p>
      <text:p text:style-name="Standard">Res</text:p>
      <text:p text:style-name="Standard">Iteration: <text:s/>32 <text:tab/>s:0.7504 <text:tab/>Average Loss: <text:s/>2.443636894226074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33 <text:tab/>s:7.6143 <text:tab/>Average Loss: <text:s/>0.0</text:p>
      <text:p text:style-name="Standard">Evaluation time::</text:p>
      <text:p text:style-name="Standard"><text:soft-page-break/>7.367134094238281e-05</text:p>
      <text:p text:style-name="Standard">Result..</text:p>
      <text:p text:style-name="Standard">[{}]</text:p>
      <text:p text:style-name="Standard">Iteration: <text:s/>34 <text:tab/>s:7.5663 <text:tab/>Average Loss: <text:s/>0.0</text:p>
      <text:p text:style-name="Standard">Found_Sol:</text:p>
      <text:p text:style-name="Standard">Container:</text:p>
      <text:p text:style-name="Standard">mikey</text:p>
      <text:p text:style-name="Standard">Entity:</text:p>
      <text:p text:style-name="Standard">leaves</text:p>
      <text:p text:style-name="Standard">244.0</text:p>
      <text:p text:style-name="Standard">Evaluation time::</text:p>
      <text:p text:style-name="Standard">0.005034923553466797</text:p>
      <text:p text:style-name="Standard">Result..</text:p>
      <text:p text:style-name="Standard">[{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: tensor(0.1731, grad_fn=&lt;MulBackward0&gt;)}]</text:p>
      <text:p text:style-name="Standard">Result:</text:p>
      <text:p text:style-name="Standard">[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]</text:p>
      <text:p text:style-name="Standard">Res</text:p>
      <text:p text:style-name="Standard">Iteration: <text:s/>35 <text:tab/>s:1.4287 <text:tab/>Average Loss: <text:s/>1.7538517713546753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20.0</text:p>
      <text:p text:style-name="Standard">Evaluation time::</text:p>
      <text:p text:style-name="Standard">0.005671262741088867</text:p>
      <text:p text:style-name="Standard">Result..</text:p>
      <text:p text:style-name="Standard">[{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: tensor(0.0508, grad_fn=&lt;MulBackward0&gt;)}]</text:p>
      <text:p text:style-name="Standard">Result:</text:p>
      <text:p text:style-name="Standard">[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]</text:p>
      <text:p text:style-name="Standard">Res</text:p>
      <text:p text:style-name="Standard">Iteration: <text:s/>36 <text:tab/>s:5.5565 <text:tab/>Average Loss: <text:s/>2.979550361633301</text:p>
      <text:p text:style-name="Standard">Evaluation time::</text:p>
      <text:p text:style-name="Standard">6.318092346191406e-05</text:p>
      <text:p text:style-name="Standard">Result..</text:p>
      <text:p text:style-name="Standard"><text:soft-page-break/>[{}]</text:p>
      <text:p text:style-name="Standard">Iteration: <text:s/>37 <text:tab/>s:680.4257 <text:tab/>Average Loss: <text:s/>0.0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orchid</text:p>
      <text:p text:style-name="Standard">6.0</text:p>
      <text:p text:style-name="Standard">Evaluation time::</text:p>
      <text:p text:style-name="Standard">0.0057222843170166016</text:p>
      <text:p text:style-name="Standard">Result..</text:p>
      <text:p text:style-name="Standard">[{wap([[there, are, 2, orchid, bushes, currently, in, the, park], [park, workers, will, plant, 4, orchid, bushes, today], [will, the, park, have]],[[ex, vb, cd, np, np, rb, in, dt, np], [np, np, md, vb, cd, np, np, np], [md, dt, np, vb]],[[0, 2, 2], [1, 4, 4]],6.0,[there, are, 2, orchid, bushes, currently, in, the, park, park, workers, will, plant, 4, orchid, bushes, today, will, the, park, have],[ex, vb, cd, np, np, rb, in, dt, np, np, np, md, vb, cd, np, np, np, md, dt, np, vb]): tensor(0.9569, grad_fn=&lt;MulBackward0&gt;)}]</text:p>
      <text:p text:style-name="Standard">Result:</text:p>
      <text:p text:style-name="Standard">[wap([[there, are, 2, orchid, bushes, currently, in, the, park], [park, workers, will, plant, 4, orchid, bushes, today], [will, the, park, have]],[[ex, vb, cd, np, np, rb, in, dt, np], [np, np, md, vb, cd, np, np, np], [md, dt, np, vb]],[[0, 2, 2], [1, 4, 4]],6.0,[there, are, 2, orchid, bushes, currently, in, the, park, park, workers, will, plant, 4, orchid, bushes, today, will, the, park, have],[ex, vb, cd, np, np, rb, in, dt, np, np, np, md, vb, cd, np, np, np, md, dt, np, vb])]</text:p>
      <text:p text:style-name="Standard">Res</text:p>
      <text:p text:style-name="Standard">Iteration: <text:s/>38 <text:tab/>s:1.0851 <text:tab/>Average Loss: <text:s/>0.04408105090260506</text:p>
      <text:p text:style-name="Standard">Found_Sol:</text:p>
      <text:p text:style-name="Standard">Container:</text:p>
      <text:p text:style-name="Standard">nell</text:p>
      <text:p text:style-name="Standard">Entity:</text:p>
      <text:p text:style-name="Standard">cards</text:p>
      <text:p text:style-name="Standard">28.0</text:p>
      <text:p text:style-name="Standard">Evaluation time::</text:p>
      <text:p text:style-name="Standard">0.006330013275146484</text:p>
      <text:p text:style-name="Standard">Result..</text:p>
      <text:p text:style-name="Standard">[{wap([[nell, collects, baseball, cards], [she, had, 304, cards], [she, gave, some, of, her, cards, to, jeff], [now, has, 276, cards, left], [did, nell, give, to, jeff]],[[np, vb, np, np], [prp, vb, cd, np], [prp, vb, dt, in, prp, np, in, np], [rb, vb, cd, np, vb], [vb, np, vb, to, np]],[[1, 2, 304], [3, 2, 276]],28.0,[nell, collects, baseball, cards, she, had, 304, cards, she, gave, some, of, her, cards, to, jeff, now, has, 276, cards, left, did, nell, give, to, jeff],[np, vb, np, np, prp, vb, cd, np, prp, vb, dt, in, prp, np, in, np, rb, vb, cd, np, vb, vb, np, vb, to, np]): tensor(0.2045, grad_fn=&lt;MulBackward0&gt;)}]</text:p>
      <text:p text:style-name="Standard">Result:</text:p>
      <text:p text:style-name="Standard">[wap([[nell, collects, baseball, cards], [she, had, 304, cards], [she, gave, some, of, her, cards, to, jeff], [now, has, 276, cards, left], [did, nell, give, to, jeff]],[[np, vb, np, np], [prp, vb, cd, np], [prp, vb, dt, in, prp, np, in, np], [rb, vb, cd, np, vb], [vb, np, vb, to, np]],[[1, 2, 304], [3, 2, 276]],28.0,[nell, collects, baseball, cards, she, had, 304, cards, she, gave, some, of, her, cards, to, jeff, now, has, 276, cards, left, did, nell, give, to, jeff],[np, vb, np, np, prp, vb, cd, np, prp, vb, dt, in, prp, np, in, np, rb, vb, cd, np, vb, vb, np, vb, to, np])]</text:p>
      <text:p text:style-name="Standard">Res</text:p>
      <text:p text:style-name="Standard">Iteration: <text:s/>39 <text:tab/>s:0.8754 <text:tab/>Average Loss: <text:s/>1.5870661735534668</text:p>
      <text:p text:style-name="Standard">Found_Sol:</text:p>
      <text:p text:style-name="Standard"><text:soft-page-break/>Container:</text:p>
      <text:p text:style-name="Standard">lucy</text:p>
      <text:p text:style-name="Standard">Entity:</text:p>
      <text:p text:style-name="Standard">fish</text:p>
      <text:p text:style-name="Standard">280.0</text:p>
      <text:p text:style-name="Standard">Evaluation time::</text:p>
      <text:p text:style-name="Standard">0.005088090896606445</text:p>
      <text:p text:style-name="Standard">Result..</text:p>
      <text:p text:style-name="Standard">[{wap([[lucy, has, an, aquarium, with, 212, fish], [to, buy, 68, more, fish], [would, lucy, have, then]],[[np, vb, dt, np, in, cd, np], [to, vb, cd, jjr, np], [md, np, vb, rb]],[[0, 5, 212], [1, 2, 68]],280.0,[lucy, has, an, aquarium, with, 212, fish, to, buy, 68, more, fish, would, lucy, have, then],[np, vb, dt, np, in, cd, np, to, vb, cd, jjr, np, md, np, vb, rb]): tensor(0.4405, grad_fn=&lt;MulBackward0&gt;)}]</text:p>
      <text:p text:style-name="Standard">Result:</text:p>
      <text:p text:style-name="Standard">[wap([[lucy, has, an, aquarium, with, 212, fish], [to, buy, 68, more, fish], [would, lucy, have, then]],[[np, vb, dt, np, in, cd, np], [to, vb, cd, jjr, np], [md, np, vb, rb]],[[0, 5, 212], [1, 2, 68]],280.0,[lucy, has, an, aquarium, with, 212, fish, to, buy, 68, more, fish, would, lucy, have, then],[np, vb, dt, np, in, cd, np, to, vb, cd, jjr, np, md, np, vb, rb])]</text:p>
      <text:p text:style-name="Standard">Res</text:p>
      <text:p text:style-name="Standard">Iteration: <text:s/>40 <text:tab/>s:0.7188 <text:tab/>Average Loss: <text:s/>0.8199312686920166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41 <text:tab/>s:7.4158 <text:tab/>Average Loss: <text:s/>0.0</text:p>
      <text:p text:style-name="Standard">Found_Sol:</text:p>
      <text:p text:style-name="Standard">Container:</text:p>
      <text:p text:style-name="Standard">patricia</text:p>
      <text:p text:style-name="Standard">Entity:</text:p>
      <text:p text:style-name="Standard">candies</text:p>
      <text:p text:style-name="Standard">71.0</text:p>
      <text:p text:style-name="Standard">Evaluation time::</text:p>
      <text:p text:style-name="Standard">0.003748178482055664</text:p>
      <text:p text:style-name="Standard">Result..</text:p>
      <text:p text:style-name="Standard">[{wap([[patricia, starts, with, 76, candies], [albert, takes, 5, away], [does, patricia, end, with]],[[np, vb, in, cd, np], [np, vb, cd, rb], [vb, np, vb, in]],[[0, 3, 76], [1, 2, 5]],71.0,[patricia, starts, with, 76, candies, albert, takes, 5, away, does, patricia, end, with],[np, vb, in, cd, np, np, vb, cd, rb, vb, np, vb, in]): tensor(0.1423, grad_fn=&lt;MulBackward0&gt;)}]</text:p>
      <text:p text:style-name="Standard">Result:</text:p>
      <text:p text:style-name="Standard">[wap([[patricia, starts, with, 76, candies], [albert, takes, 5, away], [does, patricia, end, with]],[[np, vb, in, cd, np], [np, vb, cd, rb], [vb, np, vb, in]],[[0, 3, 76], [1, 2, 5]],71.0,[patricia, starts, with, 76, candies, albert, takes, 5, away, does, patricia, end, with],[np, vb, in, cd, np, np, vb, cd, rb, vb, np, vb, in])]</text:p>
      <text:p text:style-name="Standard">Res</text:p>
      <text:p text:style-name="Standard">Iteration: <text:s/>42 <text:tab/>s:1.2163 <text:tab/>Average Loss: <text:s/>1.950160264968872</text:p>
      <text:p text:style-name="Standard">Found_Sol:</text:p>
      <text:p text:style-name="Standard">Container:</text:p>
      <text:p text:style-name="Standard">birthday</text:p>
      <text:p text:style-name="Standard">Entity:</text:p>
      <text:p text:style-name="Standard">candles</text:p>
      <text:p text:style-name="Standard">20.0</text:p>
      <text:p text:style-name="Standard"><text:soft-page-break/>Evaluation time::</text:p>
      <text:p text:style-name="Standard">0.005280733108520508</text:p>
      <text:p text:style-name="Standard">Result..</text:p>
      <text:p text:style-name="Standard">[{wap([[molly, had, 14, candles, on, her, birthday, cake], [she, grew, older, andd, got, 6, more, on, her, birthday, cake], [is, molly, now]],[[np, vb, cd, np, in, prp, np, np], [prp, vb, jjr, cc, vb, cd, jjr, in, prp, np, np], [vb, np, rb]],[[0, 2, 14], [1, 5, 6]],20.0,[molly, had, 14, candles, on, her, birthday, cake, she, grew, older, andd, got, 6, more, on, her, birthday, cake, is, molly, now],[np, vb, cd, np, in, prp, np, np, prp, vb, jjr, cc, vb, cd, jjr, in, prp, np, np, vb, np, rb]): tensor(0.1618, grad_fn=&lt;MulBackward0&gt;)}]</text:p>
      <text:p text:style-name="Standard">Result:</text:p>
      <text:p text:style-name="Standard">[wap([[molly, had, 14, candles, on, her, birthday, cake], [she, grew, older, andd, got, 6, more, on, her, birthday, cake], [is, molly, now]],[[np, vb, cd, np, in, prp, np, np], [prp, vb, jjr, cc, vb, cd, jjr, in, prp, np, np], [vb, np, rb]],[[0, 2, 14], [1, 5, 6]],20.0,[molly, had, 14, candles, on, her, birthday, cake, she, grew, older, andd, got, 6, more, on, her, birthday, cake, is, molly, now],[np, vb, cd, np, in, prp, np, np, prp, vb, jjr, cc, vb, cd, jjr, in, prp, np, np, vb, np, rb])]</text:p>
      <text:p text:style-name="Standard">Res</text:p>
      <text:p text:style-name="Standard">Iteration: <text:s/>43 <text:tab/>s:7.0119 <text:tab/>Average Loss: <text:s/>1.8216750621795654</text:p>
      <text:p text:style-name="Standard">Evaluation time::</text:p>
      <text:p text:style-name="Standard">6.0558319091796875e-05</text:p>
      <text:p text:style-name="Standard">Result..</text:p>
      <text:p text:style-name="Standard">[{}]</text:p>
      <text:p text:style-name="Standard">Iteration: <text:s/>44 <text:tab/>s:1.4613 <text:tab/>Average Loss: <text:s/>0.0</text:p>
      <text:p text:style-name="Standard">Found_Sol:</text:p>
      <text:p text:style-name="Standard">Container:</text:p>
      <text:p text:style-name="Standard">sally</text:p>
      <text:p text:style-name="Standard">Entity:</text:p>
      <text:p text:style-name="Standard">peaches</text:p>
      <text:p text:style-name="Standard">42.0</text:p>
      <text:p text:style-name="Standard">Evaluation time::</text:p>
      <text:p text:style-name="Standard">0.006411314010620117</text:p>
      <text:p text:style-name="Standard">Result..</text:p>
      <text:p text:style-name="Standard">[{wap([[sally, had, 13, peaches, at, her, roadside, fruit, dish], [she, went, to, the, orchard, andd, picked, peaches, to, stock, up], [there, are, now, 55, peaches], [did, she, pick]],[[np, vb, cd, np, in, prp, np, np, np], [prp, vb, in, dt, np, cc, vb, np, in, np, rb], [ex, vb, rb, cd, np], [vb, prp, vb]],[[0, 2, 13], [2, 3, 55]],42.0,[sally, had, 13, peaches, at, her, roadside, fruit, dish, she, went, to, the, orchard, andd, picked, peaches, to, stock, up, there, are, now, 55, peaches, did, she, pick],[np, vb, cd, np, in, prp, np, np, np, prp, vb, in, dt, np, cc, vb, np, in, np, rb, ex, vb, rb, cd, np, vb, prp, vb]): tensor(0.0033, grad_fn=&lt;MulBackward0&gt;)}]</text:p>
      <text:p text:style-name="Standard">Result:</text:p>
      <text:p text:style-name="Standard">[wap([[sally, had, 13, peaches, at, her, roadside, fruit, dish], [she, went, to, the, orchard, andd, picked, peaches, to, stock, up], [there, are, now, 55, peaches], [did, she, pick]],[[np, vb, cd, np, in, prp, np, np, np], [prp, vb, in, dt, np, cc, vb, np, in, np, rb], [ex, vb, rb, cd, np], [vb, prp, vb]],[[0, 2, 13], [2, 3, 55]],42.0,[sally, had, 13, peaches, at, her, roadside, fruit, dish, she, went, to, the, orchard, andd, picked, peaches, to, stock, up, there, are, now, 55, peaches, did, she, pick],[np, vb, cd, np, in, prp, np, np, np, prp, vb, in, dt, np, cc, vb, np, in, np, rb, ex, vb, rb, cd, np, vb, prp, vb])]</text:p>
      <text:p text:style-name="Standard">Res</text:p>
      <text:p text:style-name="Standard">Iteration: <text:s/>45 <text:tab/>s:20.8465 <text:tab/>Average Loss: <text:s/>5.713020324707031</text:p>
      <text:p text:style-name="Standard">Found_Sol:</text:p>
      <text:p text:style-name="Standard">Container:</text:p>
      <text:p text:style-name="Standard">marbles</text:p>
      <text:p text:style-name="Standard"><text:soft-page-break/>Entity:</text:p>
      <text:p text:style-name="Standard">juan</text:p>
      <text:p text:style-name="Standard">143.0</text:p>
      <text:p text:style-name="Standard">Evaluation time::</text:p>
      <text:p text:style-name="Standard">0.005688190460205078</text:p>
      <text:p text:style-name="Standard">Result..</text:p>
      <text:p text:style-name="Standard">[{wap([[connie, had, some, marbles], [she, gave, 73, to, juan], [now, she, has, 70, marbles, left], [did, she, have, to, start, with]],[[np, vb, dt, np], [prp, vb, cd, in, np], [rb, prp, vb, cd, np, vb], [vb, prp, vb, to, vb, in]],[[1, 2, 73], [2, 3, 70]],143.0,[connie, had, some, marbles, she, gave, 73, to, juan, now, she, has, 70, marbles, left, did, she, have, to, start, with],[np, vb, dt, np, prp, vb, cd, in, np, rb, prp, vb, cd, np, vb, vb, prp, vb, to, vb, in]): tensor(0.0867, grad_fn=&lt;MulBackward0&gt;)}]</text:p>
      <text:p text:style-name="Standard">Result:</text:p>
      <text:p text:style-name="Standard">[wap([[connie, had, some, marbles], [she, gave, 73, to, juan], [now, she, has, 70, marbles, left], [did, she, have, to, start, with]],[[np, vb, dt, np], [prp, vb, cd, in, np], [rb, prp, vb, cd, np, vb], [vb, prp, vb, to, vb, in]],[[1, 2, 73], [2, 3, 70]],143.0,[connie, had, some, marbles, she, gave, 73, to, juan, now, she, has, 70, marbles, left, did, she, have, to, start, with],[np, vb, dt, np, prp, vb, cd, in, np, rb, prp, vb, cd, np, vb, vb, prp, vb, to, vb, in])]</text:p>
      <text:p text:style-name="Standard">Res</text:p>
      <text:p text:style-name="Standard">Iteration: <text:s/>46 <text:tab/>s:0.7968 <text:tab/>Average Loss: <text:s/>2.4448342323303223</text:p>
      <text:p text:style-name="Standard">Found_Sol:</text:p>
      <text:p text:style-name="Standard">Container:</text:p>
      <text:p text:style-name="Standard">kelly</text:p>
      <text:p text:style-name="Standard">Entity:</text:p>
      <text:p text:style-name="Standard">nintendo</text:p>
      <text:p text:style-name="Standard">15.0</text:p>
      <text:p text:style-name="Standard">Evaluation time::</text:p>
      <text:p text:style-name="Standard">0.004718780517578125</text:p>
      <text:p text:style-name="Standard">Result..</text:p>
      <text:p text:style-name="Standard">[{wap([[kelly, has, 50, nintendo, games], [does, she, need, to, give, away], [she, will, have, 35, games, left], [does, she, need, to, give, away]],[[np, vb, cd, np, np], [vb, prp, vb, to, vb, rp], [prp, md, vb, cd, np, vb], [vb, prp, vb, to, vb, rp]],[[0, 2, 50], [2, 3, 35]],15.0,[kelly, has, 50, nintendo, games, does, she, need, to, give, away, she, will, have, 35, games, left, does, she, need, to, give, away],[np, vb, cd, np, np, vb, prp, vb, to, vb, rp, prp, md, vb, cd, np, vb, vb, prp, vb, to, vb, rp]): tensor(0.1189, grad_fn=&lt;MulBackward0&gt;)}]</text:p>
      <text:p text:style-name="Standard">Result:</text:p>
      <text:p text:style-name="Standard">[wap([[kelly, has, 50, nintendo, games], [does, she, need, to, give, away], [she, will, have, 35, games, left], [does, she, need, to, give, away]],[[np, vb, cd, np, np], [vb, prp, vb, to, vb, rp], [prp, md, vb, cd, np, vb], [vb, prp, vb, to, vb, rp]],[[0, 2, 50], [2, 3, 35]],15.0,[kelly, has, 50, nintendo, games, does, she, need, to, give, away, she, will, have, 35, games, left, does, she, need, to, give, away],[np, vb, cd, np, np, vb, prp, vb, to, vb, rp, prp, md, vb, cd, np, vb, vb, prp, vb, to, vb, rp])]</text:p>
      <text:p text:style-name="Standard">Res</text:p>
      <text:p text:style-name="Standard">Iteration: <text:s/>47 <text:tab/>s:1.5434 <text:tab/>Average Loss: <text:s/>2.1292104721069336</text:p>
      <text:p text:style-name="Standard">Found_Sol:</text:p>
      <text:p text:style-name="Standard">Container:</text:p>
      <text:p text:style-name="Standard">clown</text:p>
      <text:p text:style-name="Standard">Entity:</text:p>
      <text:p text:style-name="Standard">balloons</text:p>
      <text:p text:style-name="Standard">60.0</text:p>
      <text:p text:style-name="Standard">Evaluation time::</text:p>
      <text:p text:style-name="Standard"><text:soft-page-break/>0.005078315734863281</text:p>
      <text:p text:style-name="Standard">Result..</text:p>
      <text:p text:style-name="Standard">[{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: tensor(0.6839, grad_fn=&lt;MulBackward0&gt;)}]</text:p>
      <text:p text:style-name="Standard">Result:</text:p>
      <text:p text:style-name="Standard">[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]</text:p>
      <text:p text:style-name="Standard">Res</text:p>
      <text:p text:style-name="Standard">Iteration: <text:s/>48 <text:tab/>s:1.2069 <text:tab/>Average Loss: <text:s/>0.37998515367507935</text:p>
      <text:p text:style-name="Standard">Found_Sol:</text:p>
      <text:p text:style-name="Standard">Container:</text:p>
      <text:p text:style-name="Standard">lake</text:p>
      <text:p text:style-name="Standard">Entity:</text:p>
      <text:p text:style-name="Standard">ducks</text:p>
      <text:p text:style-name="Standard">33.0</text:p>
      <text:p text:style-name="Standard">Evaluation time::</text:p>
      <text:p text:style-name="Standard">0.005554676055908203</text:p>
      <text:p text:style-name="Standard">Result..</text:p>
      <text:p text:style-name="Standard">[{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: tensor(0.1151, grad_fn=&lt;MulBackward0&gt;)}]</text:p>
      <text:p text:style-name="Standard">Result:</text:p>
      <text:p text:style-name="Standard">[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]</text:p>
      <text:p text:style-name="Standard">Res</text:p>
      <text:p text:style-name="Standard">Iteration: <text:s/>49 <text:tab/>s:1.9592 <text:tab/>Average Loss: <text:s/>2.1618170738220215</text:p>
      <text:p text:style-name="Standard">Found_Sol:</text:p>
      <text:p text:style-name="Standard">Container:</text:p>
      <text:p text:style-name="Standard">carlos</text:p>
      <text:p text:style-name="Standard">Entity:</text:p>
      <text:p text:style-name="Standard">bananas</text:p>
      <text:p text:style-name="Standard">36.0</text:p>
      <text:p text:style-name="Standard">Evaluation time::</text:p>
      <text:p text:style-name="Standard">0.004675865173339844</text:p>
      <text:p text:style-name="Standard">Result..</text:p>
      <text:p text:style-name="Standard">[{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: tensor(0.4540, grad_fn=&lt;MulBackward0&gt;)}]</text:p>
      <text:p text:style-name="Standard"><text:soft-page-break/>Result:</text:p>
      <text:p text:style-name="Standard">[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]</text:p>
      <text:p text:style-name="Standard">Res</text:p>
      <text:p text:style-name="Standard">Iteration: <text:s/>50 <text:tab/>s:1.1236 <text:tab/>Average Loss: <text:s/>0.7895947694778442</text:p>
      <text:p text:style-name="Standard">Found_Sol:</text:p>
      <text:p text:style-name="Standard">Container:</text:p>
      <text:p text:style-name="Standard">sheridan</text:p>
      <text:p text:style-name="Standard">Entity:</text:p>
      <text:p text:style-name="Standard">cats</text:p>
      <text:p text:style-name="Standard">31.0</text:p>
      <text:p text:style-name="Standard">Evaluation time::</text:p>
      <text:p text:style-name="Standard">0.005141019821166992</text:p>
      <text:p text:style-name="Standard">Result..</text:p>
      <text:p text:style-name="Standard">[{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: tensor(0.5952, grad_fn=&lt;MulBackward0&gt;)}]</text:p>
      <text:p text:style-name="Standard">Result:</text:p>
      <text:p text:style-name="Standard">[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]</text:p>
      <text:p text:style-name="Standard">Res</text:p>
      <text:p text:style-name="Standard">Iteration: <text:s/>51 <text:tab/>s:1.9021 <text:tab/>Average Loss: <text:s/>0.5188777446746826</text:p>
      <text:p text:style-name="Standard">Found_Sol:</text:p>
      <text:p text:style-name="Standard">Container:</text:p>
      <text:p text:style-name="Standard">norma</text:p>
      <text:p text:style-name="Standard">Entity:</text:p>
      <text:p text:style-name="Standard">bananas</text:p>
      <text:p text:style-name="Standard">2.0</text:p>
      <text:p text:style-name="Standard">Evaluation time::</text:p>
      <text:p text:style-name="Standard">0.0041081905364990234</text:p>
      <text:p text:style-name="Standard">Result..</text:p>
      <text:p text:style-name="Standard">[{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: tensor(0.2882, grad_fn=&lt;MulBackward0&gt;)}]</text:p>
      <text:p text:style-name="Standard">Result:</text:p>
      <text:p text:style-name="Standard">[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]</text:p>
      <text:p text:style-name="Standard">Res</text:p>
      <text:p text:style-name="Standard">Iteration: <text:s/>52 <text:tab/>s:0.6410 <text:tab/>Average Loss: <text:s/>1.2440472841262817</text:p>
      <text:p text:style-name="Standard">Found_Sol:</text:p>
      <text:p text:style-name="Standard">Container:</text:p>
      <text:p text:style-name="Standard"><text:soft-page-break/>bank</text:p>
      <text:p text:style-name="Standard">Entity:</text:p>
      <text:p text:style-name="Standard">nickels</text:p>
      <text:p text:style-name="Standard">12.0</text:p>
      <text:p text:style-name="Standard">Evaluation time::</text:p>
      <text:p text:style-name="Standard">0.005119800567626953</text:p>
      <text:p text:style-name="Standard">Result..</text:p>
      <text:p text:style-name="Standard">[{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: tensor(0.0158, grad_fn=&lt;MulBackward0&gt;)}]</text:p>
      <text:p text:style-name="Standard">Result:</text:p>
      <text:p text:style-name="Standard">[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]</text:p>
      <text:p text:style-name="Standard">Res</text:p>
      <text:p text:style-name="Standard">Iteration: <text:s/>53 <text:tab/>s:2.9513 <text:tab/>Average Loss: <text:s/>4.149378299713135</text:p>
      <text:p text:style-name="Standard">Found_Sol:</text:p>
      <text:p text:style-name="Standard">Container:</text:p>
      <text:p text:style-name="Standard">hair</text:p>
      <text:p text:style-name="Standard">Entity:</text:p>
      <text:p text:style-name="Standard">cubes</text:p>
      <text:p text:style-name="Standard">22.0</text:p>
      <text:p text:style-name="Standard">Evaluation time::</text:p>
      <text:p text:style-name="Standard">0.005011796951293945</text:p>
      <text:p text:style-name="Standard">Result..</text:p>
      <text:p text:style-name="Standard">[{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: tensor(0.9296, grad_fn=&lt;MulBackward0&gt;)}]</text:p>
      <text:p text:style-name="Standard">Result:</text:p>
      <text:p text:style-name="Standard">[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]</text:p>
      <text:p text:style-name="Standard">Res</text:p>
      <text:p text:style-name="Standard">Iteration: <text:s/>54 <text:tab/>s:1.2127 <text:tab/>Average Loss: <text:s/>0.07302737236022949</text:p>
      <text:p text:style-name="Standard">Found_Sol:</text:p>
      <text:p text:style-name="Standard">Container:</text:p>
      <text:p text:style-name="Standard">annie</text:p>
      <text:p text:style-name="Standard">Entity:</text:p>
      <text:p text:style-name="Standard">crayons</text:p>
      <text:p text:style-name="Standard">40.0</text:p>
      <text:p text:style-name="Standard">Evaluation time::</text:p>
      <text:p text:style-name="Standard">0.004488706588745117</text:p>
      <text:p text:style-name="Standard">Result..</text:p>
      <text:p text:style-name="Standard">[{wap([[annie, starts, with, 4, crayons], [matthew, gives, annie, 36, more], [annie, end, with]],[[np, vb, in, cd, np], [np, vb, np, cd, jjr], [np, vb, in]],[[0, 3, 4], [1, 3, 36]],40.0,[annie, starts, with, 4, crayons, <text:soft-page-break/>matthew, gives, annie, 36, more, annie, end, with],[np, vb, in, cd, np, np, vb, np, cd, jjr, np, vb, in]): tensor(0.0906, grad_fn=&lt;MulBackward0&gt;)}]</text:p>
      <text:p text:style-name="Standard">Result:</text:p>
      <text:p text:style-name="Standard">[wap([[annie, starts, with, 4, crayons], [matthew, gives, annie, 36, more], [annie, end, with]],[[np, vb, in, cd, np], [np, vb, np, cd, jjr], [np, vb, in]],[[0, 3, 4], [1, 3, 36]],40.0,[annie, starts, with, 4, crayons, matthew, gives, annie, 36, more, annie, end, with],[np, vb, in, cd, np, np, vb, np, cd, jjr, np, vb, in])]</text:p>
      <text:p text:style-name="Standard">Res</text:p>
      <text:p text:style-name="Standard">Iteration: <text:s/>55 <text:tab/>s:1.0520 <text:tab/>Average Loss: <text:s/>2.4017980098724365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56 <text:tab/>s:686.9529 <text:tab/>Average Loss: <text:s/>0.0</text:p>
      <text:p text:style-name="Standard">Found_Sol:</text:p>
      <text:p text:style-name="Standard">Container:</text:p>
      <text:p text:style-name="Standard">tommy</text:p>
      <text:p text:style-name="Standard">Entity:</text:p>
      <text:p text:style-name="Standard">balloons</text:p>
      <text:p text:style-name="Standard">26.0</text:p>
      <text:p text:style-name="Standard">Evaluation time::</text:p>
      <text:p text:style-name="Standard">0.005597591400146484</text:p>
      <text:p text:style-name="Standard">Result..</text:p>
      <text:p text:style-name="Standard">[{wap([[tommy, had, some, balloons], [his, mom, gave, him, 34, more, balloons, forr, his, birthday], [then, tommy, had, 60, balloons], [did, tommy, have, to, start, with]],[[np, vb, dt, np], [prp, np, vb, prp, cd, jjr, np, in, prp, np], [rb, np, vb, cd, np], [vb, np, vb, to, vb, in]],[[1, 4, 34], [2, 4, 60]],26.0,[tommy, had, some, balloons, his, mom, gave, him, 34, more, balloons, forr, his, birthday, then, tommy, had, 60, balloons, did, tommy, have, to, start, with],[np, vb, dt, np, prp, np, vb, prp, cd, jjr, np, in, prp, np, rb, np, vb, cd, np, vb, np, vb, to, vb, in]): tensor(0.0126, grad_fn=&lt;MulBackward0&gt;)}]</text:p>
      <text:p text:style-name="Standard">Result:</text:p>
      <text:p text:style-name="Standard">[wap([[tommy, had, some, balloons], [his, mom, gave, him, 34, more, balloons, forr, his, birthday], [then, tommy, had, 60, balloons], [did, tommy, have, to, start, with]],[[np, vb, dt, np], [prp, np, vb, prp, cd, jjr, np, in, prp, np], [rb, np, vb, cd, np], [vb, np, vb, to, vb, in]],[[1, 4, 34], [2, 4, 60]],26.0,[tommy, had, some, balloons, his, mom, gave, him, 34, more, balloons, forr, his, birthday, then, tommy, had, 60, balloons, did, tommy, have, to, start, with],[np, vb, dt, np, prp, np, vb, prp, cd, jjr, np, in, prp, np, rb, np, vb, cd, np, vb, np, vb, to, vb, in])]</text:p>
      <text:p text:style-name="Standard">Res</text:p>
      <text:p text:style-name="P5">Iteration: <text:s/>57 <text:tab/>s:53.9998 <text:tab/>Average Loss: <text:s/>4.3723955154418945</text:p>
      <text:p text:style-name="Standard"/>
      <text:p text:style-name="Standard"/>
      <text:p text:style-name="Standard">Iteration: <text:s/>24 <text:tab/>s:223.2708 <text:tab/>Average Loss: <text:s/>0.0</text:p>
      <text:p text:style-name="Standard">Found_Sol:</text:p>
      <text:p text:style-name="Standard">Container:</text:p>
      <text:p text:style-name="Standard">jane</text:p>
      <text:p text:style-name="Standard">Entity:</text:p>
      <text:p text:style-name="Standard">crayons</text:p>
      <text:p text:style-name="Standard">80.0</text:p>
      <text:p text:style-name="Standard">Evaluation time::</text:p>
      <text:p text:style-name="Standard">0.0037941932678222656</text:p>
      <text:p text:style-name="Standard">Result..</text:p>
      <text:p text:style-name="Standard"><text:soft-page-break/>[{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: tensor(0.0194, grad_fn=&lt;MulBackward0&gt;)}]</text:p>
      <text:p text:style-name="Standard">Result:</text:p>
      <text:p text:style-name="Standard">[wap([[jane, starts, with, 87, crayons], [7, are, eaten, by, a, hippopotamus], [jane, end, with]],[[np, vb, in, cd, np], [cd, vb, vb, in, dt, np], [np, vb, in]],[[0, 3, 87], [1, 0, 7]],80.0,[jane, starts, with, 87, crayons, 7, are, eaten, by, a, hippopotamus, jane, end, with],[np, vb, in, cd, np, cd, vb, vb, in, dt, np, np, vb, in])]</text:p>
      <text:p text:style-name="Standard">Res</text:p>
      <text:p text:style-name="Standard">Iteration: <text:s/>25 <text:tab/>s:1.1112 <text:tab/>Average Loss: <text:s/>3.9448845386505127</text:p>
      <text:p text:style-name="Standard">Found_Sol:</text:p>
      <text:p text:style-name="Standard">Container:</text:p>
      <text:p text:style-name="Standard">robin</text:p>
      <text:p text:style-name="Standard">Entity:</text:p>
      <text:p text:style-name="Standard">pieces</text:p>
      <text:p text:style-name="Standard">26.0</text:p>
      <text:p text:style-name="Standard">Evaluation time::</text:p>
      <text:p text:style-name="Standard">0.0062503814697265625</text:p>
      <text:p text:style-name="Standard">Result..</text:p>
      <text:p text:style-name="Standard">[{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: tensor(5.2444e-07, grad_fn=&lt;MulBackward0&gt;)}]</text:p>
      <text:p text:style-name="Standard">Result:</text:p>
      <text:p text:style-name="Standard">[wap([[robin, had, 18, pieces, of, gum], [her, brother, gave, her, some, more, pieces], [now, robin, has, 44, pieces, in, all], [did, robin, ss, brother, give, her]],[[np, vb, cd, np, in, np], [prp, np, vb, prp, dt, jjr, np], [rb, np, vb, cd, np, in, dt], [vb, np, pos1, np, vb, prp]],[[0, 2, 18], [2, 3, 44]],26.0,[robin, had, 18, pieces, of, gum, her, brother, gave, her, some, more, pieces, now, robin, has, 44, pieces, in, all, did, robin, ss, brother, give, her],[np, vb, cd, np, in, np, prp, np, vb, prp, dt, jjr, np, rb, np, vb, cd, np, in, dt, vb, np, pos1, np, vb, prp])]</text:p>
      <text:p text:style-name="Standard">Res</text:p>
      <text:p text:style-name="Standard">Iteration: <text:s/>26 <text:tab/>s:37.2134 <text:tab/>Average Loss: <text:s/>14.460931777954102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217.0</text:p>
      <text:p text:style-name="Standard">Evaluation time::</text:p>
      <text:p text:style-name="Standard">0.005892276763916016</text:p>
      <text:p text:style-name="Standard">Result..</text:p>
      <text:p text:style-name="Standard">[{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: tensor(0.3335, grad_fn=&lt;MulBackward0&gt;)}]</text:p>
      <text:p text:style-name="Standard">Result:</text:p>
      <text:p text:style-name="Standard"><text:soft-page-break/>[wap([[179, birds, were, sitting, in, a, tree], [38, more, birds, flew, up, to, the, tree], [birds, were, there, altogether, in, the, tree]],[[cd, np, vb, vb, in, dt, np], [cd, jjr, np, vb, rp, in, dt, np], [np, vb, rb, rb, in, dt, np]],[[0, 0, 179], [1, 0, 38]],217.0,[179, birds, were, sitting, in, a, tree, 38, more, birds, flew, up, to, the, tree, birds, were, there, altogether, in, the, tree],[cd, np, vb, vb, in, dt, np, cd, jjr, np, vb, rp, in, dt, np, np, vb, rb, rb, in, dt, np])]</text:p>
      <text:p text:style-name="Standard">Res</text:p>
      <text:p text:style-name="Standard">Iteration: <text:s/>27 <text:tab/>s:1.3169 <text:tab/>Average Loss: <text:s/>1.0980337858200073</text:p>
      <text:p text:style-name="Standard">Found_Sol:</text:p>
      <text:p text:style-name="Standard">Container:</text:p>
      <text:p text:style-name="Standard">dorothy</text:p>
      <text:p text:style-name="Standard">Entity:</text:p>
      <text:p text:style-name="Standard">cards</text:p>
      <text:p text:style-name="Standard">67.0</text:p>
      <text:p text:style-name="Standard">Evaluation time::</text:p>
      <text:p text:style-name="Standard">0.0036444664001464844</text:p>
      <text:p text:style-name="Standard">Result..</text:p>
      <text:p text:style-name="Standard">[{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: tensor(0.7815, grad_fn=&lt;MulBackward0&gt;)}]</text:p>
      <text:p text:style-name="Standard">Result:</text:p>
      <text:p text:style-name="Standard">[wap([[dorothy, has, 72, cards], [she, gives, 5, to, harold], [will, dorothy, have]],[[np, vb, cd, np], [prp, vb, cd, in, np], [md, np, vb]],[[0, 2, 72], [1, 2, 5]],67.0,[dorothy, has, 72, cards, she, gives, 5, to, harold, will, dorothy, have],[np, vb, cd, np, prp, vb, cd, in, np, md, np, vb])]</text:p>
      <text:p text:style-name="Standard">Res</text:p>
      <text:p text:style-name="Standard">Iteration: <text:s/>28 <text:tab/>s:0.7860 <text:tab/>Average Loss: <text:s/>0.24650156497955322</text:p>
      <text:p text:style-name="Standard">Found_Sol:</text:p>
      <text:p text:style-name="Standard">Container:</text:p>
      <text:p text:style-name="Standard">week</text:p>
      <text:p text:style-name="Standard">Entity:</text:p>
      <text:p text:style-name="Standard">pat</text:p>
      <text:p text:style-name="Standard">61.0</text:p>
      <text:p text:style-name="Standard">Evaluation time::</text:p>
      <text:p text:style-name="Standard">0.006697177886962891</text:p>
      <text:p text:style-name="Standard">Result..</text:p>
      <text:p text:style-name="Standard">[{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: tensor(0.0827, grad_fn=&lt;MulBackward0&gt;)}]</text:p>
      <text:p text:style-name="Standard">Result:</text:p>
      <text:p text:style-name="Standard">[wap([[on, the, first, day, of, the, week, pat, had, 39, stickers], [pat, earned, 22, more, during, the, week], [did, pat, have, at, the, end, of, the, week]],[[in, dt, jj, np, in, dt, np, np, vb, cd, np], [np, vb, cd, jjr, in, dt, np], [vb, np, vb, in, dt, np, in, dt, np]],[[0, 9, 39], [1, 2, 22]],61.0,[on, the, first, day, of, the, week, pat, had, 39, stickers, pat, earned, 22, more, during, the, week, did, pat, have, at, the, end, of, the, week],[in, dt, jj, np, in, dt, np, np, vb, cd, np, np, vb, cd, jjr, in, dt, np, vb, np, vb, in, dt, np, in, dt, np])]</text:p>
      <text:p text:style-name="Standard">Res</text:p>
      <text:p text:style-name="Standard">Iteration: <text:s/>29 <text:tab/>s:13.2525 <text:tab/>Average Loss: <text:s/>2.4925737380981445</text:p>
      <text:p text:style-name="Standard"><text:soft-page-break/>Found_Sol:</text:p>
      <text:p text:style-name="Standard">Container:</text:p>
      <text:p text:style-name="Standard">cade</text:p>
      <text:p text:style-name="Standard">Entity:</text:p>
      <text:p text:style-name="Standard">marbles</text:p>
      <text:p text:style-name="Standard">79.0</text:p>
      <text:p text:style-name="Standard">Evaluation time::</text:p>
      <text:p text:style-name="Standard">0.004160881042480469</text:p>
      <text:p text:style-name="Standard">Result..</text:p>
      <text:p text:style-name="Standard">[{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: tensor(0.2315, grad_fn=&lt;MulBackward0&gt;)}]</text:p>
      <text:p text:style-name="Standard">Result:</text:p>
      <text:p text:style-name="Standard">[wap([[cade, had, 87, marbles], [he, gave, 8, to, dylan], [does, he, have, left]],[[np, vb, cd, np], [prp, vb, cd, in, np], [vb, prp, vb, vb]],[[0, 2, 87], [1, 2, 8]],79.0,[cade, had, 87, marbles, he, gave, 8, to, dylan, does, he, have, left],[np, vb, cd, np, prp, vb, cd, in, np, vb, prp, vb, vb])]</text:p>
      <text:p text:style-name="Standard">Res</text:p>
      <text:p text:style-name="Standard">Iteration: <text:s/>30 <text:tab/>s:0.5373 <text:tab/>Average Loss: <text:s/>1.4631410837173462</text:p>
      <text:p text:style-name="Standard">Evaluation time::</text:p>
      <text:p text:style-name="Standard">6.29425048828125e-05</text:p>
      <text:p text:style-name="Standard">Result..</text:p>
      <text:p text:style-name="Standard">[{}]</text:p>
      <text:p text:style-name="Standard">Iteration: <text:s/>31 <text:tab/>s:16.6288 <text:tab/>Average Loss: <text:s/>0.0</text:p>
      <text:p text:style-name="Standard">Found_Sol:</text:p>
      <text:p text:style-name="Standard">Container:</text:p>
      <text:p text:style-name="Standard">tom</text:p>
      <text:p text:style-name="Standard">Entity:</text:p>
      <text:p text:style-name="Standard">seashells</text:p>
      <text:p text:style-name="Standard">3.0</text:p>
      <text:p text:style-name="Standard">Evaluation time::</text:p>
      <text:p text:style-name="Standard">0.004134178161621094</text:p>
      <text:p text:style-name="Standard">Result..</text:p>
      <text:p text:style-name="Standard">[{wap([[tom, found, 7, seashells], [4, were, broken], [did, tom, end, with]],[[np, vb, cd, np], [cd, vb, vb], [vb, np, vb, in]],[[0, 2, 7], [1, 0, 4]],3.0,[tom, found, 7, seashells, 4, were, broken, did, tom, end, with],[np, vb, cd, np, cd, vb, vb, vb, np, vb, in]): tensor(0.0868, grad_fn=&lt;MulBackward0&gt;)}]</text:p>
      <text:p text:style-name="Standard">Result:</text:p>
      <text:p text:style-name="Standard">[wap([[tom, found, 7, seashells], [4, were, broken], [did, tom, end, with]],[[np, vb, cd, np], [cd, vb, vb], [vb, np, vb, in]],[[0, 2, 7], [1, 0, 4]],3.0,[tom, found, 7, seashells, 4, were, broken, did, tom, end, with],[np, vb, cd, np, cd, vb, vb, vb, np, vb, in])]</text:p>
      <text:p text:style-name="Standard">Res</text:p>
      <text:p text:style-name="Standard">Iteration: <text:s/>32 <text:tab/>s:0.7504 <text:tab/>Average Loss: <text:s/>2.443636894226074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33 <text:tab/>s:7.6143 <text:tab/>Average Loss: <text:s/>0.0</text:p>
      <text:p text:style-name="Standard">Evaluation time::</text:p>
      <text:p text:style-name="Standard">7.367134094238281e-05</text:p>
      <text:p text:style-name="Standard"><text:soft-page-break/>Result..</text:p>
      <text:p text:style-name="Standard">[{}]</text:p>
      <text:p text:style-name="Standard">Iteration: <text:s/>34 <text:tab/>s:7.5663 <text:tab/>Average Loss: <text:s/>0.0</text:p>
      <text:p text:style-name="Standard">Found_Sol:</text:p>
      <text:p text:style-name="Standard">Container:</text:p>
      <text:p text:style-name="Standard">mikey</text:p>
      <text:p text:style-name="Standard">Entity:</text:p>
      <text:p text:style-name="Standard">leaves</text:p>
      <text:p text:style-name="Standard">244.0</text:p>
      <text:p text:style-name="Standard">Evaluation time::</text:p>
      <text:p text:style-name="Standard">0.005034923553466797</text:p>
      <text:p text:style-name="Standard">Result..</text:p>
      <text:p text:style-name="Standard">[{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: tensor(0.1731, grad_fn=&lt;MulBackward0&gt;)}]</text:p>
      <text:p text:style-name="Standard">Result:</text:p>
      <text:p text:style-name="Standard">[wap([[mikey, had, 356, leaves], [some, of, her, leaves, blew, away], [now, she, has, 112, leaves, left], [blew, away]],[[np, vb, cd, np], [dt, in, prp, np, vb, rb], [rb, prp, vb, cd, np, vb], [vb, rb]],[[0, 2, 356], [2, 3, 112]],244.0,[mikey, had, 356, leaves, some, of, her, leaves, blew, away, now, she, has, 112, leaves, left, blew, away],[np, vb, cd, np, dt, in, prp, np, vb, rb, rb, prp, vb, cd, np, vb, vb, rb])]</text:p>
      <text:p text:style-name="Standard">Res</text:p>
      <text:p text:style-name="Standard">Iteration: <text:s/>35 <text:tab/>s:1.4287 <text:tab/>Average Loss: <text:s/>1.7538517713546753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20.0</text:p>
      <text:p text:style-name="Standard">Evaluation time::</text:p>
      <text:p text:style-name="Standard">0.005671262741088867</text:p>
      <text:p text:style-name="Standard">Result..</text:p>
      <text:p text:style-name="Standard">[{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: tensor(0.0508, grad_fn=&lt;MulBackward0&gt;)}]</text:p>
      <text:p text:style-name="Standard">Result:</text:p>
      <text:p text:style-name="Standard">[wap([[there, are, 12, birds, on, the, fence], [8, more, birds, land, on, the, fence], [birds, are, on, the, fence, now]],[[ex, vb, cd, np, in, dt, np], [cd, jjr, np, np, in, dt, np], [np, vb, in, dt, np, rb]],[[0, 2, 12], [1, 0, 8]],20.0,[there, are, 12, birds, on, the, fence, 8, more, birds, land, on, the, fence, birds, are, on, the, fence, now],[ex, vb, cd, np, in, dt, np, cd, jjr, np, np, in, dt, np, np, vb, in, dt, np, rb])]</text:p>
      <text:p text:style-name="Standard">Res</text:p>
      <text:p text:style-name="Standard">Iteration: <text:s/>36 <text:tab/>s:5.5565 <text:tab/>Average Loss: <text:s/>2.979550361633301</text:p>
      <text:p text:style-name="Standard">Evaluation time::</text:p>
      <text:p text:style-name="Standard">6.318092346191406e-05</text:p>
      <text:p text:style-name="Standard">Result..</text:p>
      <text:p text:style-name="Standard">[{}]</text:p>
      <text:p text:style-name="Standard"><text:soft-page-break/>Iteration: <text:s/>37 <text:tab/>s:680.4257 <text:tab/>Average Loss: <text:s/>0.0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orchid</text:p>
      <text:p text:style-name="Standard">6.0</text:p>
      <text:p text:style-name="Standard">Evaluation time::</text:p>
      <text:p text:style-name="Standard">0.0057222843170166016</text:p>
      <text:p text:style-name="Standard">Result..</text:p>
      <text:p text:style-name="Standard">[{wap([[there, are, 2, orchid, bushes, currently, in, the, park], [park, workers, will, plant, 4, orchid, bushes, today], [will, the, park, have]],[[ex, vb, cd, np, np, rb, in, dt, np], [np, np, md, vb, cd, np, np, np], [md, dt, np, vb]],[[0, 2, 2], [1, 4, 4]],6.0,[there, are, 2, orchid, bushes, currently, in, the, park, park, workers, will, plant, 4, orchid, bushes, today, will, the, park, have],[ex, vb, cd, np, np, rb, in, dt, np, np, np, md, vb, cd, np, np, np, md, dt, np, vb]): tensor(0.9569, grad_fn=&lt;MulBackward0&gt;)}]</text:p>
      <text:p text:style-name="Standard">Result:</text:p>
      <text:p text:style-name="Standard">[wap([[there, are, 2, orchid, bushes, currently, in, the, park], [park, workers, will, plant, 4, orchid, bushes, today], [will, the, park, have]],[[ex, vb, cd, np, np, rb, in, dt, np], [np, np, md, vb, cd, np, np, np], [md, dt, np, vb]],[[0, 2, 2], [1, 4, 4]],6.0,[there, are, 2, orchid, bushes, currently, in, the, park, park, workers, will, plant, 4, orchid, bushes, today, will, the, park, have],[ex, vb, cd, np, np, rb, in, dt, np, np, np, md, vb, cd, np, np, np, md, dt, np, vb])]</text:p>
      <text:p text:style-name="Standard">Res</text:p>
      <text:p text:style-name="Standard">Iteration: <text:s/>38 <text:tab/>s:1.0851 <text:tab/>Average Loss: <text:s/>0.04408105090260506</text:p>
      <text:p text:style-name="Standard">Found_Sol:</text:p>
      <text:p text:style-name="Standard">Container:</text:p>
      <text:p text:style-name="Standard">nell</text:p>
      <text:p text:style-name="Standard">Entity:</text:p>
      <text:p text:style-name="Standard">cards</text:p>
      <text:p text:style-name="Standard">28.0</text:p>
      <text:p text:style-name="Standard">Evaluation time::</text:p>
      <text:p text:style-name="Standard">0.006330013275146484</text:p>
      <text:p text:style-name="Standard">Result..</text:p>
      <text:p text:style-name="Standard">[{wap([[nell, collects, baseball, cards], [she, had, 304, cards], [she, gave, some, of, her, cards, to, jeff], [now, has, 276, cards, left], [did, nell, give, to, jeff]],[[np, vb, np, np], [prp, vb, cd, np], [prp, vb, dt, in, prp, np, in, np], [rb, vb, cd, np, vb], [vb, np, vb, to, np]],[[1, 2, 304], [3, 2, 276]],28.0,[nell, collects, baseball, cards, she, had, 304, cards, she, gave, some, of, her, cards, to, jeff, now, has, 276, cards, left, did, nell, give, to, jeff],[np, vb, np, np, prp, vb, cd, np, prp, vb, dt, in, prp, np, in, np, rb, vb, cd, np, vb, vb, np, vb, to, np]): tensor(0.2045, grad_fn=&lt;MulBackward0&gt;)}]</text:p>
      <text:p text:style-name="Standard">Result:</text:p>
      <text:p text:style-name="Standard">[wap([[nell, collects, baseball, cards], [she, had, 304, cards], [she, gave, some, of, her, cards, to, jeff], [now, has, 276, cards, left], [did, nell, give, to, jeff]],[[np, vb, np, np], [prp, vb, cd, np], [prp, vb, dt, in, prp, np, in, np], [rb, vb, cd, np, vb], [vb, np, vb, to, np]],[[1, 2, 304], [3, 2, 276]],28.0,[nell, collects, baseball, cards, she, had, 304, cards, she, gave, some, of, her, cards, to, jeff, now, has, 276, cards, left, did, nell, give, to, jeff],[np, vb, np, np, prp, vb, cd, np, prp, vb, dt, in, prp, np, in, np, rb, vb, cd, np, vb, vb, np, vb, to, np])]</text:p>
      <text:p text:style-name="Standard">Res</text:p>
      <text:p text:style-name="Standard">Iteration: <text:s/>39 <text:tab/>s:0.8754 <text:tab/>Average Loss: <text:s/>1.5870661735534668</text:p>
      <text:p text:style-name="Standard">Found_Sol:</text:p>
      <text:p text:style-name="Standard">Container:</text:p>
      <text:p text:style-name="Standard"><text:soft-page-break/>lucy</text:p>
      <text:p text:style-name="Standard">Entity:</text:p>
      <text:p text:style-name="Standard">fish</text:p>
      <text:p text:style-name="Standard">280.0</text:p>
      <text:p text:style-name="Standard">Evaluation time::</text:p>
      <text:p text:style-name="Standard">0.005088090896606445</text:p>
      <text:p text:style-name="Standard">Result..</text:p>
      <text:p text:style-name="Standard">[{wap([[lucy, has, an, aquarium, with, 212, fish], [to, buy, 68, more, fish], [would, lucy, have, then]],[[np, vb, dt, np, in, cd, np], [to, vb, cd, jjr, np], [md, np, vb, rb]],[[0, 5, 212], [1, 2, 68]],280.0,[lucy, has, an, aquarium, with, 212, fish, to, buy, 68, more, fish, would, lucy, have, then],[np, vb, dt, np, in, cd, np, to, vb, cd, jjr, np, md, np, vb, rb]): tensor(0.4405, grad_fn=&lt;MulBackward0&gt;)}]</text:p>
      <text:p text:style-name="Standard">Result:</text:p>
      <text:p text:style-name="Standard">[wap([[lucy, has, an, aquarium, with, 212, fish], [to, buy, 68, more, fish], [would, lucy, have, then]],[[np, vb, dt, np, in, cd, np], [to, vb, cd, jjr, np], [md, np, vb, rb]],[[0, 5, 212], [1, 2, 68]],280.0,[lucy, has, an, aquarium, with, 212, fish, to, buy, 68, more, fish, would, lucy, have, then],[np, vb, dt, np, in, cd, np, to, vb, cd, jjr, np, md, np, vb, rb])]</text:p>
      <text:p text:style-name="Standard">Res</text:p>
      <text:p text:style-name="Standard">Iteration: <text:s/>40 <text:tab/>s:0.7188 <text:tab/>Average Loss: <text:s/>0.8199312686920166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41 <text:tab/>s:7.4158 <text:tab/>Average Loss: <text:s/>0.0</text:p>
      <text:p text:style-name="Standard">Found_Sol:</text:p>
      <text:p text:style-name="Standard">Container:</text:p>
      <text:p text:style-name="Standard">patricia</text:p>
      <text:p text:style-name="Standard">Entity:</text:p>
      <text:p text:style-name="Standard">candies</text:p>
      <text:p text:style-name="Standard">71.0</text:p>
      <text:p text:style-name="Standard">Evaluation time::</text:p>
      <text:p text:style-name="Standard">0.003748178482055664</text:p>
      <text:p text:style-name="Standard">Result..</text:p>
      <text:p text:style-name="Standard">[{wap([[patricia, starts, with, 76, candies], [albert, takes, 5, away], [does, patricia, end, with]],[[np, vb, in, cd, np], [np, vb, cd, rb], [vb, np, vb, in]],[[0, 3, 76], [1, 2, 5]],71.0,[patricia, starts, with, 76, candies, albert, takes, 5, away, does, patricia, end, with],[np, vb, in, cd, np, np, vb, cd, rb, vb, np, vb, in]): tensor(0.1423, grad_fn=&lt;MulBackward0&gt;)}]</text:p>
      <text:p text:style-name="Standard">Result:</text:p>
      <text:p text:style-name="Standard">[wap([[patricia, starts, with, 76, candies], [albert, takes, 5, away], [does, patricia, end, with]],[[np, vb, in, cd, np], [np, vb, cd, rb], [vb, np, vb, in]],[[0, 3, 76], [1, 2, 5]],71.0,[patricia, starts, with, 76, candies, albert, takes, 5, away, does, patricia, end, with],[np, vb, in, cd, np, np, vb, cd, rb, vb, np, vb, in])]</text:p>
      <text:p text:style-name="Standard">Res</text:p>
      <text:p text:style-name="Standard">Iteration: <text:s/>42 <text:tab/>s:1.2163 <text:tab/>Average Loss: <text:s/>1.950160264968872</text:p>
      <text:p text:style-name="Standard">Found_Sol:</text:p>
      <text:p text:style-name="Standard">Container:</text:p>
      <text:p text:style-name="Standard">birthday</text:p>
      <text:p text:style-name="Standard">Entity:</text:p>
      <text:p text:style-name="Standard">candles</text:p>
      <text:p text:style-name="Standard">20.0</text:p>
      <text:p text:style-name="Standard">Evaluation time::</text:p>
      <text:p text:style-name="Standard"><text:soft-page-break/>0.005280733108520508</text:p>
      <text:p text:style-name="Standard">Result..</text:p>
      <text:p text:style-name="Standard">[{wap([[molly, had, 14, candles, on, her, birthday, cake], [she, grew, older, andd, got, 6, more, on, her, birthday, cake], [is, molly, now]],[[np, vb, cd, np, in, prp, np, np], [prp, vb, jjr, cc, vb, cd, jjr, in, prp, np, np], [vb, np, rb]],[[0, 2, 14], [1, 5, 6]],20.0,[molly, had, 14, candles, on, her, birthday, cake, she, grew, older, andd, got, 6, more, on, her, birthday, cake, is, molly, now],[np, vb, cd, np, in, prp, np, np, prp, vb, jjr, cc, vb, cd, jjr, in, prp, np, np, vb, np, rb]): tensor(0.1618, grad_fn=&lt;MulBackward0&gt;)}]</text:p>
      <text:p text:style-name="Standard">Result:</text:p>
      <text:p text:style-name="Standard">[wap([[molly, had, 14, candles, on, her, birthday, cake], [she, grew, older, andd, got, 6, more, on, her, birthday, cake], [is, molly, now]],[[np, vb, cd, np, in, prp, np, np], [prp, vb, jjr, cc, vb, cd, jjr, in, prp, np, np], [vb, np, rb]],[[0, 2, 14], [1, 5, 6]],20.0,[molly, had, 14, candles, on, her, birthday, cake, she, grew, older, andd, got, 6, more, on, her, birthday, cake, is, molly, now],[np, vb, cd, np, in, prp, np, np, prp, vb, jjr, cc, vb, cd, jjr, in, prp, np, np, vb, np, rb])]</text:p>
      <text:p text:style-name="Standard">Res</text:p>
      <text:p text:style-name="Standard">Iteration: <text:s/>43 <text:tab/>s:7.0119 <text:tab/>Average Loss: <text:s/>1.8216750621795654</text:p>
      <text:p text:style-name="Standard">Evaluation time::</text:p>
      <text:p text:style-name="Standard">6.0558319091796875e-05</text:p>
      <text:p text:style-name="Standard">Result..</text:p>
      <text:p text:style-name="Standard">[{}]</text:p>
      <text:p text:style-name="Standard">Iteration: <text:s/>44 <text:tab/>s:1.4613 <text:tab/>Average Loss: <text:s/>0.0</text:p>
      <text:p text:style-name="Standard">Found_Sol:</text:p>
      <text:p text:style-name="Standard">Container:</text:p>
      <text:p text:style-name="Standard">sally</text:p>
      <text:p text:style-name="Standard">Entity:</text:p>
      <text:p text:style-name="Standard">peaches</text:p>
      <text:p text:style-name="Standard">42.0</text:p>
      <text:p text:style-name="Standard">Evaluation time::</text:p>
      <text:p text:style-name="Standard">0.006411314010620117</text:p>
      <text:p text:style-name="Standard">Result..</text:p>
      <text:p text:style-name="Standard">[{wap([[sally, had, 13, peaches, at, her, roadside, fruit, dish], [she, went, to, the, orchard, andd, picked, peaches, to, stock, up], [there, are, now, 55, peaches], [did, she, pick]],[[np, vb, cd, np, in, prp, np, np, np], [prp, vb, in, dt, np, cc, vb, np, in, np, rb], [ex, vb, rb, cd, np], [vb, prp, vb]],[[0, 2, 13], [2, 3, 55]],42.0,[sally, had, 13, peaches, at, her, roadside, fruit, dish, she, went, to, the, orchard, andd, picked, peaches, to, stock, up, there, are, now, 55, peaches, did, she, pick],[np, vb, cd, np, in, prp, np, np, np, prp, vb, in, dt, np, cc, vb, np, in, np, rb, ex, vb, rb, cd, np, vb, prp, vb]): tensor(0.0033, grad_fn=&lt;MulBackward0&gt;)}]</text:p>
      <text:p text:style-name="Standard">Result:</text:p>
      <text:p text:style-name="Standard">[wap([[sally, had, 13, peaches, at, her, roadside, fruit, dish], [she, went, to, the, orchard, andd, picked, peaches, to, stock, up], [there, are, now, 55, peaches], [did, she, pick]],[[np, vb, cd, np, in, prp, np, np, np], [prp, vb, in, dt, np, cc, vb, np, in, np, rb], [ex, vb, rb, cd, np], [vb, prp, vb]],[[0, 2, 13], [2, 3, 55]],42.0,[sally, had, 13, peaches, at, her, roadside, fruit, dish, she, went, to, the, orchard, andd, picked, peaches, to, stock, up, there, are, now, 55, peaches, did, she, pick],[np, vb, cd, np, in, prp, np, np, np, prp, vb, in, dt, np, cc, vb, np, in, np, rb, ex, vb, rb, cd, np, vb, prp, vb])]</text:p>
      <text:p text:style-name="Standard">Res</text:p>
      <text:p text:style-name="Standard">Iteration: <text:s/>45 <text:tab/>s:20.8465 <text:tab/>Average Loss: <text:s/>5.713020324707031</text:p>
      <text:p text:style-name="Standard">Found_Sol:</text:p>
      <text:p text:style-name="Standard">Container:</text:p>
      <text:p text:style-name="Standard">marbles</text:p>
      <text:p text:style-name="Standard">Entity:</text:p>
      <text:p text:style-name="Standard"><text:soft-page-break/>juan</text:p>
      <text:p text:style-name="Standard">143.0</text:p>
      <text:p text:style-name="Standard">Evaluation time::</text:p>
      <text:p text:style-name="Standard">0.005688190460205078</text:p>
      <text:p text:style-name="Standard">Result..</text:p>
      <text:p text:style-name="Standard">[{wap([[connie, had, some, marbles], [she, gave, 73, to, juan], [now, she, has, 70, marbles, left], [did, she, have, to, start, with]],[[np, vb, dt, np], [prp, vb, cd, in, np], [rb, prp, vb, cd, np, vb], [vb, prp, vb, to, vb, in]],[[1, 2, 73], [2, 3, 70]],143.0,[connie, had, some, marbles, she, gave, 73, to, juan, now, she, has, 70, marbles, left, did, she, have, to, start, with],[np, vb, dt, np, prp, vb, cd, in, np, rb, prp, vb, cd, np, vb, vb, prp, vb, to, vb, in]): tensor(0.0867, grad_fn=&lt;MulBackward0&gt;)}]</text:p>
      <text:p text:style-name="Standard">Result:</text:p>
      <text:p text:style-name="Standard">[wap([[connie, had, some, marbles], [she, gave, 73, to, juan], [now, she, has, 70, marbles, left], [did, she, have, to, start, with]],[[np, vb, dt, np], [prp, vb, cd, in, np], [rb, prp, vb, cd, np, vb], [vb, prp, vb, to, vb, in]],[[1, 2, 73], [2, 3, 70]],143.0,[connie, had, some, marbles, she, gave, 73, to, juan, now, she, has, 70, marbles, left, did, she, have, to, start, with],[np, vb, dt, np, prp, vb, cd, in, np, rb, prp, vb, cd, np, vb, vb, prp, vb, to, vb, in])]</text:p>
      <text:p text:style-name="Standard">Res</text:p>
      <text:p text:style-name="Standard">Iteration: <text:s/>46 <text:tab/>s:0.7968 <text:tab/>Average Loss: <text:s/>2.4448342323303223</text:p>
      <text:p text:style-name="Standard">Found_Sol:</text:p>
      <text:p text:style-name="Standard">Container:</text:p>
      <text:p text:style-name="Standard">kelly</text:p>
      <text:p text:style-name="Standard">Entity:</text:p>
      <text:p text:style-name="Standard">nintendo</text:p>
      <text:p text:style-name="Standard">15.0</text:p>
      <text:p text:style-name="Standard">Evaluation time::</text:p>
      <text:p text:style-name="Standard">0.004718780517578125</text:p>
      <text:p text:style-name="Standard">Result..</text:p>
      <text:p text:style-name="Standard">[{wap([[kelly, has, 50, nintendo, games], [does, she, need, to, give, away], [she, will, have, 35, games, left], [does, she, need, to, give, away]],[[np, vb, cd, np, np], [vb, prp, vb, to, vb, rp], [prp, md, vb, cd, np, vb], [vb, prp, vb, to, vb, rp]],[[0, 2, 50], [2, 3, 35]],15.0,[kelly, has, 50, nintendo, games, does, she, need, to, give, away, she, will, have, 35, games, left, does, she, need, to, give, away],[np, vb, cd, np, np, vb, prp, vb, to, vb, rp, prp, md, vb, cd, np, vb, vb, prp, vb, to, vb, rp]): tensor(0.1189, grad_fn=&lt;MulBackward0&gt;)}]</text:p>
      <text:p text:style-name="Standard">Result:</text:p>
      <text:p text:style-name="Standard">[wap([[kelly, has, 50, nintendo, games], [does, she, need, to, give, away], [she, will, have, 35, games, left], [does, she, need, to, give, away]],[[np, vb, cd, np, np], [vb, prp, vb, to, vb, rp], [prp, md, vb, cd, np, vb], [vb, prp, vb, to, vb, rp]],[[0, 2, 50], [2, 3, 35]],15.0,[kelly, has, 50, nintendo, games, does, she, need, to, give, away, she, will, have, 35, games, left, does, she, need, to, give, away],[np, vb, cd, np, np, vb, prp, vb, to, vb, rp, prp, md, vb, cd, np, vb, vb, prp, vb, to, vb, rp])]</text:p>
      <text:p text:style-name="Standard">Res</text:p>
      <text:p text:style-name="Standard">Iteration: <text:s/>47 <text:tab/>s:1.5434 <text:tab/>Average Loss: <text:s/>2.1292104721069336</text:p>
      <text:p text:style-name="Standard">Found_Sol:</text:p>
      <text:p text:style-name="Standard">Container:</text:p>
      <text:p text:style-name="Standard">clown</text:p>
      <text:p text:style-name="Standard">Entity:</text:p>
      <text:p text:style-name="Standard">balloons</text:p>
      <text:p text:style-name="Standard">60.0</text:p>
      <text:p text:style-name="Standard">Evaluation time::</text:p>
      <text:p text:style-name="Standard">0.005078315734863281</text:p>
      <text:p text:style-name="Standard"><text:soft-page-break/>Result..</text:p>
      <text:p text:style-name="Standard">[{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: tensor(0.6839, grad_fn=&lt;MulBackward0&gt;)}]</text:p>
      <text:p text:style-name="Standard">Result:</text:p>
      <text:p text:style-name="Standard">[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]</text:p>
      <text:p text:style-name="Standard">Res</text:p>
      <text:p text:style-name="Standard">Iteration: <text:s/>48 <text:tab/>s:1.2069 <text:tab/>Average Loss: <text:s/>0.37998515367507935</text:p>
      <text:p text:style-name="Standard">Found_Sol:</text:p>
      <text:p text:style-name="Standard">Container:</text:p>
      <text:p text:style-name="Standard">lake</text:p>
      <text:p text:style-name="Standard">Entity:</text:p>
      <text:p text:style-name="Standard">ducks</text:p>
      <text:p text:style-name="Standard">33.0</text:p>
      <text:p text:style-name="Standard">Evaluation time::</text:p>
      <text:p text:style-name="Standard">0.005554676055908203</text:p>
      <text:p text:style-name="Standard">Result..</text:p>
      <text:p text:style-name="Standard">[{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: tensor(0.1151, grad_fn=&lt;MulBackward0&gt;)}]</text:p>
      <text:p text:style-name="Standard">Result:</text:p>
      <text:p text:style-name="Standard">[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]</text:p>
      <text:p text:style-name="Standard">Res</text:p>
      <text:p text:style-name="Standard">Iteration: <text:s/>49 <text:tab/>s:1.9592 <text:tab/>Average Loss: <text:s/>2.1618170738220215</text:p>
      <text:p text:style-name="Standard">Found_Sol:</text:p>
      <text:p text:style-name="Standard">Container:</text:p>
      <text:p text:style-name="Standard">carlos</text:p>
      <text:p text:style-name="Standard">Entity:</text:p>
      <text:p text:style-name="Standard">bananas</text:p>
      <text:p text:style-name="Standard">36.0</text:p>
      <text:p text:style-name="Standard">Evaluation time::</text:p>
      <text:p text:style-name="Standard">0.004675865173339844</text:p>
      <text:p text:style-name="Standard">Result..</text:p>
      <text:p text:style-name="Standard">[{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: tensor(0.4540, grad_fn=&lt;MulBackward0&gt;)}]</text:p>
      <text:p text:style-name="Standard">Result:</text:p>
      <text:p text:style-name="Standard"><text:soft-page-break/>[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]</text:p>
      <text:p text:style-name="Standard">Res</text:p>
      <text:p text:style-name="Standard">Iteration: <text:s/>50 <text:tab/>s:1.1236 <text:tab/>Average Loss: <text:s/>0.7895947694778442</text:p>
      <text:p text:style-name="Standard">Found_Sol:</text:p>
      <text:p text:style-name="Standard">Container:</text:p>
      <text:p text:style-name="Standard">sheridan</text:p>
      <text:p text:style-name="Standard">Entity:</text:p>
      <text:p text:style-name="Standard">cats</text:p>
      <text:p text:style-name="Standard">31.0</text:p>
      <text:p text:style-name="Standard">Evaluation time::</text:p>
      <text:p text:style-name="Standard">0.005141019821166992</text:p>
      <text:p text:style-name="Standard">Result..</text:p>
      <text:p text:style-name="Standard">[{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: tensor(0.5952, grad_fn=&lt;MulBackward0&gt;)}]</text:p>
      <text:p text:style-name="Standard">Result:</text:p>
      <text:p text:style-name="Standard">[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]</text:p>
      <text:p text:style-name="Standard">Res</text:p>
      <text:p text:style-name="Standard">Iteration: <text:s/>51 <text:tab/>s:1.9021 <text:tab/>Average Loss: <text:s/>0.5188777446746826</text:p>
      <text:p text:style-name="Standard">Found_Sol:</text:p>
      <text:p text:style-name="Standard">Container:</text:p>
      <text:p text:style-name="Standard">norma</text:p>
      <text:p text:style-name="Standard">Entity:</text:p>
      <text:p text:style-name="Standard">bananas</text:p>
      <text:p text:style-name="Standard">2.0</text:p>
      <text:p text:style-name="Standard">Evaluation time::</text:p>
      <text:p text:style-name="Standard">0.0041081905364990234</text:p>
      <text:p text:style-name="Standard">Result..</text:p>
      <text:p text:style-name="Standard">[{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: tensor(0.2882, grad_fn=&lt;MulBackward0&gt;)}]</text:p>
      <text:p text:style-name="Standard">Result:</text:p>
      <text:p text:style-name="Standard">[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]</text:p>
      <text:p text:style-name="Standard">Res</text:p>
      <text:p text:style-name="Standard">Iteration: <text:s/>52 <text:tab/>s:0.6410 <text:tab/>Average Loss: <text:s/>1.2440472841262817</text:p>
      <text:p text:style-name="Standard">Found_Sol:</text:p>
      <text:p text:style-name="Standard">Container:</text:p>
      <text:p text:style-name="Standard">bank</text:p>
      <text:p text:style-name="Standard"><text:soft-page-break/>Entity:</text:p>
      <text:p text:style-name="Standard">nickels</text:p>
      <text:p text:style-name="Standard">12.0</text:p>
      <text:p text:style-name="Standard">Evaluation time::</text:p>
      <text:p text:style-name="Standard">0.005119800567626953</text:p>
      <text:p text:style-name="Standard">Result..</text:p>
      <text:p text:style-name="Standard">[{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: tensor(0.0158, grad_fn=&lt;MulBackward0&gt;)}]</text:p>
      <text:p text:style-name="Standard">Result:</text:p>
      <text:p text:style-name="Standard">[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]</text:p>
      <text:p text:style-name="Standard">Res</text:p>
      <text:p text:style-name="Standard">Iteration: <text:s/>53 <text:tab/>s:2.9513 <text:tab/>Average Loss: <text:s/>4.149378299713135</text:p>
      <text:p text:style-name="Standard">Found_Sol:</text:p>
      <text:p text:style-name="Standard">Container:</text:p>
      <text:p text:style-name="Standard">hair</text:p>
      <text:p text:style-name="Standard">Entity:</text:p>
      <text:p text:style-name="Standard">cubes</text:p>
      <text:p text:style-name="Standard">22.0</text:p>
      <text:p text:style-name="Standard">Evaluation time::</text:p>
      <text:p text:style-name="Standard">0.005011796951293945</text:p>
      <text:p text:style-name="Standard">Result..</text:p>
      <text:p text:style-name="Standard">[{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: tensor(0.9296, grad_fn=&lt;MulBackward0&gt;)}]</text:p>
      <text:p text:style-name="Standard">Result:</text:p>
      <text:p text:style-name="Standard">[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]</text:p>
      <text:p text:style-name="Standard">Res</text:p>
      <text:p text:style-name="Standard">Iteration: <text:s/>54 <text:tab/>s:1.2127 <text:tab/>Average Loss: <text:s/>0.07302737236022949</text:p>
      <text:p text:style-name="Standard">Found_Sol:</text:p>
      <text:p text:style-name="Standard">Container:</text:p>
      <text:p text:style-name="Standard">annie</text:p>
      <text:p text:style-name="Standard">Entity:</text:p>
      <text:p text:style-name="Standard">crayons</text:p>
      <text:p text:style-name="Standard">40.0</text:p>
      <text:p text:style-name="Standard">Evaluation time::</text:p>
      <text:p text:style-name="Standard">0.004488706588745117</text:p>
      <text:p text:style-name="Standard">Result..</text:p>
      <text:p text:style-name="Standard">[{wap([[annie, starts, with, 4, crayons], [matthew, gives, annie, 36, more], [annie, end, with]],[[np, vb, in, cd, np], [np, vb, np, cd, jjr], [np, vb, in]],[[0, 3, 4], [1, 3, 36]],40.0,[annie, starts, with, 4, crayons, <text:soft-page-break/>matthew, gives, annie, 36, more, annie, end, with],[np, vb, in, cd, np, np, vb, np, cd, jjr, np, vb, in]): tensor(0.0906, grad_fn=&lt;MulBackward0&gt;)}]</text:p>
      <text:p text:style-name="Standard">Result:</text:p>
      <text:p text:style-name="Standard">[wap([[annie, starts, with, 4, crayons], [matthew, gives, annie, 36, more], [annie, end, with]],[[np, vb, in, cd, np], [np, vb, np, cd, jjr], [np, vb, in]],[[0, 3, 4], [1, 3, 36]],40.0,[annie, starts, with, 4, crayons, matthew, gives, annie, 36, more, annie, end, with],[np, vb, in, cd, np, np, vb, np, cd, jjr, np, vb, in])]</text:p>
      <text:p text:style-name="Standard">Res</text:p>
      <text:p text:style-name="Standard">Iteration: <text:s/>55 <text:tab/>s:1.0520 <text:tab/>Average Loss: <text:s/>2.4017980098724365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56 <text:tab/>s:686.9529 <text:tab/>Average Loss: <text:s/>0.0</text:p>
      <text:p text:style-name="Standard">Found_Sol:</text:p>
      <text:p text:style-name="Standard">Container:</text:p>
      <text:p text:style-name="Standard">tommy</text:p>
      <text:p text:style-name="Standard">Entity:</text:p>
      <text:p text:style-name="Standard">balloons</text:p>
      <text:p text:style-name="Standard">26.0</text:p>
      <text:p text:style-name="Standard">Evaluation time::</text:p>
      <text:p text:style-name="Standard">0.005597591400146484</text:p>
      <text:p text:style-name="Standard">Result..</text:p>
      <text:p text:style-name="Standard">[{wap([[tommy, had, some, balloons], [his, mom, gave, him, 34, more, balloons, forr, his, birthday], [then, tommy, had, 60, balloons], [did, tommy, have, to, start, with]],[[np, vb, dt, np], [prp, np, vb, prp, cd, jjr, np, in, prp, np], [rb, np, vb, cd, np], [vb, np, vb, to, vb, in]],[[1, 4, 34], [2, 4, 60]],26.0,[tommy, had, some, balloons, his, mom, gave, him, 34, more, balloons, forr, his, birthday, then, tommy, had, 60, balloons, did, tommy, have, to, start, with],[np, vb, dt, np, prp, np, vb, prp, cd, jjr, np, in, prp, np, rb, np, vb, cd, np, vb, np, vb, to, vb, in]): tensor(0.0126, grad_fn=&lt;MulBackward0&gt;)}]</text:p>
      <text:p text:style-name="Standard">Result:</text:p>
      <text:p text:style-name="Standard">[wap([[tommy, had, some, balloons], [his, mom, gave, him, 34, more, balloons, forr, his, birthday], [then, tommy, had, 60, balloons], [did, tommy, have, to, start, with]],[[np, vb, dt, np], [prp, np, vb, prp, cd, jjr, np, in, prp, np], [rb, np, vb, cd, np], [vb, np, vb, to, vb, in]],[[1, 4, 34], [2, 4, 60]],26.0,[tommy, had, some, balloons, his, mom, gave, him, 34, more, balloons, forr, his, birthday, then, tommy, had, 60, balloons, did, tommy, have, to, start, with],[np, vb, dt, np, prp, np, vb, prp, cd, jjr, np, in, prp, np, rb, np, vb, cd, np, vb, np, vb, to, vb, in])]</text:p>
      <text:p text:style-name="Standard">Res</text:p>
      <text:p text:style-name="Standard">Iteration: <text:s/>57 <text:tab/>s:53.9998 <text:tab/>Average Loss: <text:s/>4.3723955154418945</text:p>
      <text:p text:style-name="Standard">Found_Sol:</text:p>
      <text:p text:style-name="Standard">Container:</text:p>
      <text:p text:style-name="Standard">bus</text:p>
      <text:p text:style-name="Standard">Entity:</text:p>
      <text:p text:style-name="Standard">children</text:p>
      <text:p text:style-name="Standard">14.0</text:p>
      <text:p text:style-name="Standard">Evaluation time::</text:p>
      <text:p text:style-name="Standard">0.006534099578857422</text:p>
      <text:p text:style-name="Standard">Result..</text:p>
      <text:p text:style-name="Standard">[{wap([[64, children, were, riding, on, the, bus], [at, the, bus, stop, some, more, children, got, on, the, bus], [then, there, were, 78, children, altogether, on, the, bus], [got, on, the, bus, at, the, bus, stop]],[[cd, np, vb, vb, in, dt, np], [in, dt, np, np, dt, jjr, np, vb, in, dt, np], [rb, ex, vb, cd, np, rb, in, dt, np], [vb, in, <text:soft-page-break/>dt, np, in, dt, np, vb]],[[0, 0, 64], [2, 3, 78]],14.0,[64, children, were, riding, on, the, bus, at, the, bus, stop, some, more, children, got, on, the, bus, then, there, were, 78, children, altogether, on, the, bus, got, on, the, bus, at, the, bus, stop],[cd, np, vb, vb, in, dt, np, in, dt, np, np, dt, jjr, np, vb, in, dt, np, rb, ex, vb, cd, np, rb, in, dt, np, vb, in, dt, np, in, dt, np, vb]): tensor(0.0009, grad_fn=&lt;MulBackward0&gt;)}]</text:p>
      <text:p text:style-name="Standard">Result:</text:p>
      <text:p text:style-name="Standard">[wap([[64, children, were, riding, on, the, bus], [at, the, bus, stop, some, more, children, got, on, the, bus], [then, there, were, 78, children, altogether, on, the, bus], [got, on, the, bus, at, the, bus, stop]],[[cd, np, vb, vb, in, dt, np], [in, dt, np, np, dt, jjr, np, vb, in, dt, np], [rb, ex, vb, cd, np, rb, in, dt, np], [vb, in, dt, np, in, dt, np, vb]],[[0, 0, 64], [2, 3, 78]],14.0,[64, children, were, riding, on, the, bus, at, the, bus, stop, some, more, children, got, on, the, bus, then, there, were, 78, children, altogether, on, the, bus, got, on, the, bus, at, the, bus, stop],[cd, np, vb, vb, in, dt, np, in, dt, np, np, dt, jjr, np, vb, in, dt, np, rb, ex, vb, cd, np, rb, in, dt, np, vb, in, dt, np, in, dt, np, vb])]</text:p>
      <text:p text:style-name="Standard">Res</text:p>
      <text:p text:style-name="Standard">Iteration: <text:s/>58 <text:tab/>s:195.6361 <text:tab/>Average Loss: <text:s/>7.005279064178467</text:p>
      <text:p text:style-name="Standard">Found_Sol:</text:p>
      <text:p text:style-name="Standard">Container:</text:p>
      <text:p text:style-name="Standard">jar</text:p>
      <text:p text:style-name="Standard">Entity:</text:p>
      <text:p text:style-name="Standard">bottle</text:p>
      <text:p text:style-name="Standard">40.0</text:p>
      <text:p text:style-name="Standard">Evaluation time::</text:p>
      <text:p text:style-name="Standard">0.0062503814697265625</text:p>
      <text:p text:style-name="Standard">Result..</text:p>
      <text:p text:style-name="Standard">[{wap([[there, were, originally, 87, bottle, caps, in, the, jar], [rachel, removes, 47, bottle, caps, from, a, jar], [bottle, caps, are, left, in, the, jar]],[[ex, vb, rb, cd, np, np, in, dt, np], [np, vb, cd, np, np, in, dt, np], [np, np, vb, vb, in, dt, np]],[[0, 3, 87], [1, 2, 47]],40.0,[there, were, originally, 87, bottle, caps, in, the, jar, rachel, removes, 47, bottle, caps, from, a, jar, bottle, caps, are, left, in, the, jar],[ex, vb, rb, cd, np, np, in, dt, np, np, vb, cd, np, np, in, dt, np, np, np, vb, vb, in, dt, np]): tensor(0.6183, grad_fn=&lt;MulBackward0&gt;)}]</text:p>
      <text:p text:style-name="Standard">Result:</text:p>
      <text:p text:style-name="Standard">[wap([[there, were, originally, 87, bottle, caps, in, the, jar], [rachel, removes, 47, bottle, caps, from, a, jar], [bottle, caps, are, left, in, the, jar]],[[ex, vb, rb, cd, np, np, in, dt, np], [np, vb, cd, np, np, in, dt, np], [np, np, vb, vb, in, dt, np]],[[0, 3, 87], [1, 2, 47]],40.0,[there, were, originally, 87, bottle, caps, in, the, jar, rachel, removes, 47, bottle, caps, from, a, jar, bottle, caps, are, left, in, the, jar],[ex, vb, rb, cd, np, np, in, dt, np, np, vb, cd, np, np, in, dt, np, np, np, vb, vb, in, dt, np])]</text:p>
      <text:p text:style-name="Standard">Res</text:p>
      <text:p text:style-name="Standard">Iteration: <text:s/>59 <text:tab/>s:4.6469 <text:tab/>Average Loss: <text:s/>0.48083651065826416</text:p>
      <text:p text:style-name="P5"/>
      <text:p text:style-name="Standard"/>
      <text:p text:style-name="Standard"/>
      <text:p text:style-name="Standard">clown</text:p>
      <text:p text:style-name="Standard">Entity:</text:p>
      <text:p text:style-name="Standard">balloons</text:p>
      <text:p text:style-name="Standard">60.0</text:p>
      <text:p text:style-name="Standard">Evaluation time::</text:p>
      <text:p text:style-name="Standard">0.005078315734863281</text:p>
      <text:p text:style-name="Standard">Result..</text:p>
      <text:p text:style-name="Standard">[{wap([[the, clown, blew, up, 47, balloons], [then, he, blew, up, 13, more, balloons], [does, the, clown, have, now]],[[dt, np, vb, rp, cd, np], [rb, prp, vb, rp, cd, jjr, np], [vb, dt, np, vb, rb]],[[0, 4, 47], [1, 4, <text:soft-page-break/>13]],60.0,[the, clown, blew, up, 47, balloons, then, he, blew, up, 13, more, balloons, does, the, clown, have, now],[dt, np, vb, rp, cd, np, rb, prp, vb, rp, cd, jjr, np, vb, dt, np, vb, rb]): tensor(0.6839, grad_fn=&lt;MulBackward0&gt;)}]</text:p>
      <text:p text:style-name="Standard">Result:</text:p>
      <text:p text:style-name="Standard">[wap([[the, clown, blew, up, 47, balloons], [then, he, blew, up, 13, more, balloons], [does, the, clown, have, now]],[[dt, np, vb, rp, cd, np], [rb, prp, vb, rp, cd, jjr, np], [vb, dt, np, vb, rb]],[[0, 4, 47], [1, 4, 13]],60.0,[the, clown, blew, up, 47, balloons, then, he, blew, up, 13, more, balloons, does, the, clown, have, now],[dt, np, vb, rp, cd, np, rb, prp, vb, rp, cd, jjr, np, vb, dt, np, vb, rb])]</text:p>
      <text:p text:style-name="Standard">Res</text:p>
      <text:p text:style-name="Standard">Iteration: <text:s/>48 <text:tab/>s:1.2069 <text:tab/>Average Loss: <text:s/>0.37998515367507935</text:p>
      <text:p text:style-name="Standard">Found_Sol:</text:p>
      <text:p text:style-name="Standard">Container:</text:p>
      <text:p text:style-name="Standard">lake</text:p>
      <text:p text:style-name="Standard">Entity:</text:p>
      <text:p text:style-name="Standard">ducks</text:p>
      <text:p text:style-name="Standard">33.0</text:p>
      <text:p text:style-name="Standard">Evaluation time::</text:p>
      <text:p text:style-name="Standard">0.005554676055908203</text:p>
      <text:p text:style-name="Standard">Result..</text:p>
      <text:p text:style-name="Standard">[{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: tensor(0.1151, grad_fn=&lt;MulBackward0&gt;)}]</text:p>
      <text:p text:style-name="Standard">Result:</text:p>
      <text:p text:style-name="Standard">[wap([[13, ducks, are, swimming, in, a, lake], [20, more, ducks, come, to, joined, them], [ducks, are, swimming, in, the, lake, now]],[[cd, np, vb, vb, in, dt, np], [cd, jjr, np, vb, to, vb, prp], [np, vb, vb, in, dt, np, rb]],[[0, 0, 13], [1, 0, 20]],33.0,[13, ducks, are, swimming, in, a, lake, 20, more, ducks, come, to, joined, them, ducks, are, swimming, in, the, lake, now],[cd, np, vb, vb, in, dt, np, cd, jjr, np, vb, to, vb, prp, np, vb, vb, in, dt, np, rb])]</text:p>
      <text:p text:style-name="Standard">Res</text:p>
      <text:p text:style-name="Standard">Iteration: <text:s/>49 <text:tab/>s:1.9592 <text:tab/>Average Loss: <text:s/>2.1618170738220215</text:p>
      <text:p text:style-name="Standard">Found_Sol:</text:p>
      <text:p text:style-name="Standard">Container:</text:p>
      <text:p text:style-name="Standard">carlos</text:p>
      <text:p text:style-name="Standard">Entity:</text:p>
      <text:p text:style-name="Standard">bananas</text:p>
      <text:p text:style-name="Standard">36.0</text:p>
      <text:p text:style-name="Standard">Evaluation time::</text:p>
      <text:p text:style-name="Standard">0.004675865173339844</text:p>
      <text:p text:style-name="Standard">Result..</text:p>
      <text:p text:style-name="Standard">[{wap([[carlos, starts, with, 39, bananas], [3, are, eaten, by, a, hippopotamus], [does, carlos, end, with]],[[np, vb, in, cd, np], [cd, vb, vb, in, dt, np], [vb, np, vb, in]],[[0, 3, 39], [1, 0, 3]],36.0,[carlos, starts, with, 39, bananas, 3, are, eaten, by, a, hippopotamus, does, carlos, end, with],[np, vb, in, cd, np, cd, vb, vb, in, dt, np, vb, np, vb, in]): tensor(0.4540, grad_fn=&lt;MulBackward0&gt;)}]</text:p>
      <text:p text:style-name="Standard">Result:</text:p>
      <text:p text:style-name="Standard">[wap([[carlos, starts, with, 39, bananas], [3, are, eaten, by, a, hippopotamus], [does, carlos, end, with]],[[np, vb, in, cd, np], [cd, vb, vb, in, dt, np], [vb, np, vb, in]],[[0, 3, 39], [1, 0, 3]],36.0,[carlos, starts, <text:soft-page-break/>with, 39, bananas, 3, are, eaten, by, a, hippopotamus, does, carlos, end, with],[np, vb, in, cd, np, cd, vb, vb, in, dt, np, vb, np, vb, in])]</text:p>
      <text:p text:style-name="Standard">Res</text:p>
      <text:p text:style-name="Standard">Iteration: <text:s/>50 <text:tab/>s:1.1236 <text:tab/>Average Loss: <text:s/>0.7895947694778442</text:p>
      <text:p text:style-name="Standard">Found_Sol:</text:p>
      <text:p text:style-name="Standard">Container:</text:p>
      <text:p text:style-name="Standard">sheridan</text:p>
      <text:p text:style-name="Standard">Entity:</text:p>
      <text:p text:style-name="Standard">cats</text:p>
      <text:p text:style-name="Standard">31.0</text:p>
      <text:p text:style-name="Standard">Evaluation time::</text:p>
      <text:p text:style-name="Standard">0.005141019821166992</text:p>
      <text:p text:style-name="Standard">Result..</text:p>
      <text:p text:style-name="Standard">[{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: tensor(0.5952, grad_fn=&lt;MulBackward0&gt;)}]</text:p>
      <text:p text:style-name="Standard">Result:</text:p>
      <text:p text:style-name="Standard">[wap([[mrs, sheridan, has, 17, cats], [mr, sheridan, gave, her, 14, more, cats], [does, mrs, sheridan, have, altogether]],[[np, np, vb, cd, np], [np, np, vb, prp, cd, jjr, np], [vb, np, np, vb, rb]],[[0, 3, 17], [1, 4, 14]],31.0,[mrs, sheridan, has, 17, cats, mr, sheridan, gave, her, 14, more, cats, does, mrs, sheridan, have, altogether],[np, np, vb, cd, np, np, np, vb, prp, cd, jjr, np, vb, np, np, vb, rb])]</text:p>
      <text:p text:style-name="Standard">Res</text:p>
      <text:p text:style-name="Standard">Iteration: <text:s/>51 <text:tab/>s:1.9021 <text:tab/>Average Loss: <text:s/>0.5188777446746826</text:p>
      <text:p text:style-name="Standard">Found_Sol:</text:p>
      <text:p text:style-name="Standard">Container:</text:p>
      <text:p text:style-name="Standard">norma</text:p>
      <text:p text:style-name="Standard">Entity:</text:p>
      <text:p text:style-name="Standard">bananas</text:p>
      <text:p text:style-name="Standard">2.0</text:p>
      <text:p text:style-name="Standard">Evaluation time::</text:p>
      <text:p text:style-name="Standard">0.0041081905364990234</text:p>
      <text:p text:style-name="Standard">Result..</text:p>
      <text:p text:style-name="Standard">[{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: tensor(0.2882, grad_fn=&lt;MulBackward0&gt;)}]</text:p>
      <text:p text:style-name="Standard">Result:</text:p>
      <text:p text:style-name="Standard">[wap([[norma, starts, with, 47, bananas], [she, loses, 45], [does, norma, end, with]],[[np, vb, in, cd, np], [prp, vb, cd], [vb, np, vb, in]],[[0, 3, 47], [1, 2, 45]],2.0,[norma, starts, with, 47, bananas, she, loses, 45, does, norma, end, with],[np, vb, in, cd, np, prp, vb, cd, vb, np, vb, in])]</text:p>
      <text:p text:style-name="Standard">Res</text:p>
      <text:p text:style-name="Standard">Iteration: <text:s/>52 <text:tab/>s:0.6410 <text:tab/>Average Loss: <text:s/>1.2440472841262817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nickels</text:p>
      <text:p text:style-name="Standard"><text:soft-page-break/>12.0</text:p>
      <text:p text:style-name="Standard">Evaluation time::</text:p>
      <text:p text:style-name="Standard">0.005119800567626953</text:p>
      <text:p text:style-name="Standard">Result..</text:p>
      <text:p text:style-name="Standard">[{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: tensor(0.0158, grad_fn=&lt;MulBackward0&gt;)}]</text:p>
      <text:p text:style-name="Standard">Result:</text:p>
      <text:p text:style-name="Standard">[wap([[mary, had, 7, nickels, in, her, bank], [her, dad, gave, her, 5, nickels], [does, mary, have, now]],[[np, vb, cd, np, in, prp, np], [prp, np, vb, prp, cd, np], [vb, np, vb, rb]],[[0, 2, 7], [1, 4, 5]],12.0,[mary, had, 7, nickels, in, her, bank, her, dad, gave, her, 5, nickels, does, mary, have, now],[np, vb, cd, np, in, prp, np, prp, np, vb, prp, cd, np, vb, np, vb, rb])]</text:p>
      <text:p text:style-name="Standard">Res</text:p>
      <text:p text:style-name="Standard">Iteration: <text:s/>53 <text:tab/>s:2.9513 <text:tab/>Average Loss: <text:s/>4.149378299713135</text:p>
      <text:p text:style-name="Standard">Found_Sol:</text:p>
      <text:p text:style-name="Standard">Container:</text:p>
      <text:p text:style-name="Standard">hair</text:p>
      <text:p text:style-name="Standard">Entity:</text:p>
      <text:p text:style-name="Standard">cubes</text:p>
      <text:p text:style-name="Standard">22.0</text:p>
      <text:p text:style-name="Standard">Evaluation time::</text:p>
      <text:p text:style-name="Standard">0.005011796951293945</text:p>
      <text:p text:style-name="Standard">Result..</text:p>
      <text:p text:style-name="Standard">[{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: tensor(0.9296, grad_fn=&lt;MulBackward0&gt;)}]</text:p>
      <text:p text:style-name="Standard">Result:</text:p>
      <text:p text:style-name="Standard">[wap([[isabella, ss, hair, is, 18, cubes, long], [her, hair, grows, 4, more, inches], [will, it, be, now]],[[np, pos1, np, vb, cd, np, rb], [prp, np, vb, cd, jjr, np], [md, prp, vb, rb]],[[0, 4, 18], [1, 3, 4]],22.0,[isabella, ss, hair, is, 18, cubes, long, her, hair, grows, 4, more, inches, will, it, be, now],[np, pos1, np, vb, cd, np, rb, prp, np, vb, cd, jjr, np, md, prp, vb, rb])]</text:p>
      <text:p text:style-name="Standard">Res</text:p>
      <text:p text:style-name="Standard">Iteration: <text:s/>54 <text:tab/>s:1.2127 <text:tab/>Average Loss: <text:s/>0.07302737236022949</text:p>
      <text:p text:style-name="Standard">Found_Sol:</text:p>
      <text:p text:style-name="Standard">Container:</text:p>
      <text:p text:style-name="Standard">annie</text:p>
      <text:p text:style-name="Standard">Entity:</text:p>
      <text:p text:style-name="Standard">crayons</text:p>
      <text:p text:style-name="Standard">40.0</text:p>
      <text:p text:style-name="Standard">Evaluation time::</text:p>
      <text:p text:style-name="Standard">0.004488706588745117</text:p>
      <text:p text:style-name="Standard">Result..</text:p>
      <text:p text:style-name="Standard">[{wap([[annie, starts, with, 4, crayons], [matthew, gives, annie, 36, more], [annie, end, with]],[[np, vb, in, cd, np], [np, vb, np, cd, jjr], [np, vb, in]],[[0, 3, 4], [1, 3, 36]],40.0,[annie, starts, with, 4, crayons, matthew, gives, annie, 36, more, annie, end, with],[np, vb, in, cd, np, np, vb, np, cd, jjr, np, vb, in]): tensor(0.0906, grad_fn=&lt;MulBackward0&gt;)}]</text:p>
      <text:p text:style-name="Standard">Result:</text:p>
      <text:p text:style-name="Standard"><text:soft-page-break/>[wap([[annie, starts, with, 4, crayons], [matthew, gives, annie, 36, more], [annie, end, with]],[[np, vb, in, cd, np], [np, vb, np, cd, jjr], [np, vb, in]],[[0, 3, 4], [1, 3, 36]],40.0,[annie, starts, with, 4, crayons, matthew, gives, annie, 36, more, annie, end, with],[np, vb, in, cd, np, np, vb, np, cd, jjr, np, vb, in])]</text:p>
      <text:p text:style-name="Standard">Res</text:p>
      <text:p text:style-name="Standard">Iteration: <text:s/>55 <text:tab/>s:1.0520 <text:tab/>Average Loss: <text:s/>2.4017980098724365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56 <text:tab/>s:686.9529 <text:tab/>Average Loss: <text:s/>0.0</text:p>
      <text:p text:style-name="Standard">Found_Sol:</text:p>
      <text:p text:style-name="Standard">Container:</text:p>
      <text:p text:style-name="Standard">tommy</text:p>
      <text:p text:style-name="Standard">Entity:</text:p>
      <text:p text:style-name="Standard">balloons</text:p>
      <text:p text:style-name="Standard">26.0</text:p>
      <text:p text:style-name="Standard">Evaluation time::</text:p>
      <text:p text:style-name="Standard">0.005597591400146484</text:p>
      <text:p text:style-name="Standard">Result..</text:p>
      <text:p text:style-name="Standard">[{wap([[tommy, had, some, balloons], [his, mom, gave, him, 34, more, balloons, forr, his, birthday], [then, tommy, had, 60, balloons], [did, tommy, have, to, start, with]],[[np, vb, dt, np], [prp, np, vb, prp, cd, jjr, np, in, prp, np], [rb, np, vb, cd, np], [vb, np, vb, to, vb, in]],[[1, 4, 34], [2, 4, 60]],26.0,[tommy, had, some, balloons, his, mom, gave, him, 34, more, balloons, forr, his, birthday, then, tommy, had, 60, balloons, did, tommy, have, to, start, with],[np, vb, dt, np, prp, np, vb, prp, cd, jjr, np, in, prp, np, rb, np, vb, cd, np, vb, np, vb, to, vb, in]): tensor(0.0126, grad_fn=&lt;MulBackward0&gt;)}]</text:p>
      <text:p text:style-name="Standard">Result:</text:p>
      <text:p text:style-name="Standard">[wap([[tommy, had, some, balloons], [his, mom, gave, him, 34, more, balloons, forr, his, birthday], [then, tommy, had, 60, balloons], [did, tommy, have, to, start, with]],[[np, vb, dt, np], [prp, np, vb, prp, cd, jjr, np, in, prp, np], [rb, np, vb, cd, np], [vb, np, vb, to, vb, in]],[[1, 4, 34], [2, 4, 60]],26.0,[tommy, had, some, balloons, his, mom, gave, him, 34, more, balloons, forr, his, birthday, then, tommy, had, 60, balloons, did, tommy, have, to, start, with],[np, vb, dt, np, prp, np, vb, prp, cd, jjr, np, in, prp, np, rb, np, vb, cd, np, vb, np, vb, to, vb, in])]</text:p>
      <text:p text:style-name="Standard">Res</text:p>
      <text:p text:style-name="Standard">Iteration: <text:s/>57 <text:tab/>s:53.9998 <text:tab/>Average Loss: <text:s/>4.3723955154418945</text:p>
      <text:p text:style-name="Standard">Found_Sol:</text:p>
      <text:p text:style-name="Standard">Container:</text:p>
      <text:p text:style-name="Standard">bus</text:p>
      <text:p text:style-name="Standard">Entity:</text:p>
      <text:p text:style-name="Standard">children</text:p>
      <text:p text:style-name="Standard">14.0</text:p>
      <text:p text:style-name="Standard">Evaluation time::</text:p>
      <text:p text:style-name="Standard">0.006534099578857422</text:p>
      <text:p text:style-name="Standard">Result..</text:p>
      <text:p text:style-name="Standard">[{wap([[64, children, were, riding, on, the, bus], [at, the, bus, stop, some, more, children, got, on, the, bus], [then, there, were, 78, children, altogether, on, the, bus], [got, on, the, bus, at, the, bus, stop]],[[cd, np, vb, vb, in, dt, np], [in, dt, np, np, dt, jjr, np, vb, in, dt, np], [rb, ex, vb, cd, np, rb, in, dt, np], [vb, in, dt, np, in, dt, np, vb]],[[0, 0, 64], [2, 3, 78]],14.0,[64, children, were, riding, on, the, bus, at, the, bus, stop, some, more, children, got, on, the, bus, then, there, were, 78, children, altogether, on, the, bus, got, <text:soft-page-break/>on, the, bus, at, the, bus, stop],[cd, np, vb, vb, in, dt, np, in, dt, np, np, dt, jjr, np, vb, in, dt, np, rb, ex, vb, cd, np, rb, in, dt, np, vb, in, dt, np, in, dt, np, vb]): tensor(0.0009, grad_fn=&lt;MulBackward0&gt;)}]</text:p>
      <text:p text:style-name="Standard">Result:</text:p>
      <text:p text:style-name="Standard">[wap([[64, children, were, riding, on, the, bus], [at, the, bus, stop, some, more, children, got, on, the, bus], [then, there, were, 78, children, altogether, on, the, bus], [got, on, the, bus, at, the, bus, stop]],[[cd, np, vb, vb, in, dt, np], [in, dt, np, np, dt, jjr, np, vb, in, dt, np], [rb, ex, vb, cd, np, rb, in, dt, np], [vb, in, dt, np, in, dt, np, vb]],[[0, 0, 64], [2, 3, 78]],14.0,[64, children, were, riding, on, the, bus, at, the, bus, stop, some, more, children, got, on, the, bus, then, there, were, 78, children, altogether, on, the, bus, got, on, the, bus, at, the, bus, stop],[cd, np, vb, vb, in, dt, np, in, dt, np, np, dt, jjr, np, vb, in, dt, np, rb, ex, vb, cd, np, rb, in, dt, np, vb, in, dt, np, in, dt, np, vb])]</text:p>
      <text:p text:style-name="Standard">Res</text:p>
      <text:p text:style-name="Standard">Iteration: <text:s/>58 <text:tab/>s:195.6361 <text:tab/>Average Loss: <text:s/>7.005279064178467</text:p>
      <text:p text:style-name="Standard">Found_Sol:</text:p>
      <text:p text:style-name="Standard">Container:</text:p>
      <text:p text:style-name="Standard">jar</text:p>
      <text:p text:style-name="Standard">Entity:</text:p>
      <text:p text:style-name="Standard">bottle</text:p>
      <text:p text:style-name="Standard">40.0</text:p>
      <text:p text:style-name="Standard">Evaluation time::</text:p>
      <text:p text:style-name="Standard">0.0062503814697265625</text:p>
      <text:p text:style-name="Standard">Result..</text:p>
      <text:p text:style-name="Standard">[{wap([[there, were, originally, 87, bottle, caps, in, the, jar], [rachel, removes, 47, bottle, caps, from, a, jar], [bottle, caps, are, left, in, the, jar]],[[ex, vb, rb, cd, np, np, in, dt, np], [np, vb, cd, np, np, in, dt, np], [np, np, vb, vb, in, dt, np]],[[0, 3, 87], [1, 2, 47]],40.0,[there, were, originally, 87, bottle, caps, in, the, jar, rachel, removes, 47, bottle, caps, from, a, jar, bottle, caps, are, left, in, the, jar],[ex, vb, rb, cd, np, np, in, dt, np, np, vb, cd, np, np, in, dt, np, np, np, vb, vb, in, dt, np]): tensor(0.6183, grad_fn=&lt;MulBackward0&gt;)}]</text:p>
      <text:p text:style-name="Standard">Result:</text:p>
      <text:p text:style-name="Standard">[wap([[there, were, originally, 87, bottle, caps, in, the, jar], [rachel, removes, 47, bottle, caps, from, a, jar], [bottle, caps, are, left, in, the, jar]],[[ex, vb, rb, cd, np, np, in, dt, np], [np, vb, cd, np, np, in, dt, np], [np, np, vb, vb, in, dt, np]],[[0, 3, 87], [1, 2, 47]],40.0,[there, were, originally, 87, bottle, caps, in, the, jar, rachel, removes, 47, bottle, caps, from, a, jar, bottle, caps, are, left, in, the, jar],[ex, vb, rb, cd, np, np, in, dt, np, np, vb, cd, np, np, in, dt, np, np, np, vb, vb, in, dt, np])]</text:p>
      <text:p text:style-name="Standard">Res</text:p>
      <text:p text:style-name="Standard">Iteration: <text:s/>59 <text:tab/>s:4.6469 <text:tab/>Average Loss: <text:s/>0.48083651065826416</text:p>
      <text:p text:style-name="Standard">Evaluation time::</text:p>
      <text:p text:style-name="Standard">6.0558319091796875e-05</text:p>
      <text:p text:style-name="Standard">Result..</text:p>
      <text:p text:style-name="Standard">[{}]</text:p>
      <text:p text:style-name="Standard">Iteration: <text:s/>60 <text:tab/>s:412.0635 <text:tab/>Average Loss: <text:s/>0.0</text:p>
      <text:p text:style-name="Standard">Found_Sol:</text:p>
      <text:p text:style-name="Standard">Container:</text:p>
      <text:p text:style-name="Standard">roger</text:p>
      <text:p text:style-name="Standard">Entity:</text:p>
      <text:p text:style-name="Standard">blocks</text:p>
      <text:p text:style-name="Standard">90.0</text:p>
      <text:p text:style-name="Standard">Evaluation time::</text:p>
      <text:p text:style-name="Standard">0.0050051212310791016</text:p>
      <text:p text:style-name="Standard">Result..</text:p>
      <text:p text:style-name="Standard"><text:soft-page-break/>[{wap([[roger, has, 92, blocks], [2, are, eaten, by, a, hippopotamus], [will, roger, have]],[[np, vb, cd, np], [cd, vb, vb, in, dt, np], [md, np, vb]],[[0, 2, 92], [1, 0, 2]],90.0,[roger, has, 92, blocks, 2, are, eaten, by, a, hippopotamus, will, roger, have],[np, vb, cd, np, cd, vb, vb, in, dt, np, md, np, vb]): tensor(0.8730, grad_fn=&lt;MulBackward0&gt;)}]</text:p>
      <text:p text:style-name="Standard">Result:</text:p>
      <text:p text:style-name="Standard">[wap([[roger, has, 92, blocks], [2, are, eaten, by, a, hippopotamus], [will, roger, have]],[[np, vb, cd, np], [cd, vb, vb, in, dt, np], [md, np, vb]],[[0, 2, 92], [1, 0, 2]],90.0,[roger, has, 92, blocks, 2, are, eaten, by, a, hippopotamus, will, roger, have],[np, vb, cd, np, cd, vb, vb, in, dt, np, md, np, vb])]</text:p>
      <text:p text:style-name="Standard">Res</text:p>
      <text:p text:style-name="Standard">Iteration: <text:s/>61 <text:tab/>s:0.7458 <text:tab/>Average Loss: <text:s/>0.13581688702106476</text:p>
      <text:p text:style-name="Standard">Found_Sol:</text:p>
      <text:p text:style-name="Standard">Container:</text:p>
      <text:p text:style-name="Standard">carla</text:p>
      <text:p text:style-name="Standard">Entity:</text:p>
      <text:p text:style-name="Standard">marbles</text:p>
      <text:p text:style-name="Standard">53.0</text:p>
      <text:p text:style-name="Standard">Evaluation time::</text:p>
      <text:p text:style-name="Standard">0.004313230514526367</text:p>
      <text:p text:style-name="Standard">Result..</text:p>
      <text:p text:style-name="Standard">[{wap([[carla, has, some, marbles], [she, bought, 134, marbles], [now, she, has, 187, marbles], [did, she, start, with]],[[np, vb, dt, np], [prp, vb, cd, np], [rb, prp, vb, cd, np], [vb, prp, vb, in]],[[1, 2, 134], [2, 3, 187]],53.0,[carla, has, some, marbles, she, bought, 134, marbles, now, she, has, 187, marbles, did, she, start, with],[np, vb, dt, np, prp, vb, cd, np, rb, prp, vb, cd, np, vb, prp, vb, in]): tensor(0.4549, grad_fn=&lt;MulBackward0&gt;)}]</text:p>
      <text:p text:style-name="Standard">Result:</text:p>
      <text:p text:style-name="Standard">[wap([[carla, has, some, marbles], [she, bought, 134, marbles], [now, she, has, 187, marbles], [did, she, start, with]],[[np, vb, dt, np], [prp, vb, cd, np], [rb, prp, vb, cd, np], [vb, prp, vb, in]],[[1, 2, 134], [2, 3, 187]],53.0,[carla, has, some, marbles, she, bought, 134, marbles, now, she, has, 187, marbles, did, she, start, with],[np, vb, dt, np, prp, vb, cd, np, rb, prp, vb, cd, np, vb, prp, vb, in])]</text:p>
      <text:p text:style-name="Standard">Res</text:p>
      <text:p text:style-name="Standard">Iteration: <text:s/>62 <text:tab/>s:1.0348 <text:tab/>Average Loss: <text:s/>0.7876583933830261</text:p>
      <text:p text:style-name="Standard">Found_Sol:</text:p>
      <text:p text:style-name="Standard">Container:</text:p>
      <text:p text:style-name="Standard">carol</text:p>
      <text:p text:style-name="Standard">Entity:</text:p>
      <text:p text:style-name="Standard">blocks</text:p>
      <text:p text:style-name="Standard">17.0</text:p>
      <text:p text:style-name="Standard">Evaluation time::</text:p>
      <text:p text:style-name="Standard">0.007991552352905273</text:p>
      <text:p text:style-name="Standard">Result..</text:p>
      <text:p text:style-name="Standard">[{wap([[carol, starts, with, 42, blocks], [she, loses, 25], [does, carol, end, with]],[[np, vb, in, cd, np], [prp, vb, cd], [vb, np, vb, in]],[[0, 3, 42], [1, 2, 25]],17.0,[carol, starts, with, 42, blocks, she, loses, 25, does, carol, end, with],[np, vb, in, cd, np, prp, vb, cd, vb, np, vb, in]): tensor(0.5454, grad_fn=&lt;MulBackward0&gt;)}]</text:p>
      <text:p text:style-name="Standard">Result:</text:p>
      <text:p text:style-name="Standard">[wap([[carol, starts, with, 42, blocks], [she, loses, 25], [does, carol, end, with]],[[np, vb, in, cd, np], [prp, vb, cd], [vb, np, vb, in]],[[0, 3, 42], [1, 2, 25]],17.0,[carol, starts, with, 42, blocks, she, loses, 25, does, carol, end, with],[np, vb, in, cd, np, prp, vb, cd, vb, np, vb, in])]</text:p>
      <text:p text:style-name="Standard">Res</text:p>
      <text:p text:style-name="Standard"><text:soft-page-break/>Iteration: <text:s/>63 <text:tab/>s:0.6716 <text:tab/>Average Loss: <text:s/>0.6062846183776855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64 <text:tab/>s:22.5936 <text:tab/>Average Loss: <text:s/>0.0</text:p>
      <text:p text:style-name="Standard">Found_Sol:</text:p>
      <text:p text:style-name="Standard">Container:</text:p>
      <text:p text:style-name="Standard">tina</text:p>
      <text:p text:style-name="Standard">Entity:</text:p>
      <text:p text:style-name="Standard">bananas</text:p>
      <text:p text:style-name="Standard">85.0</text:p>
      <text:p text:style-name="Standard">Evaluation time::</text:p>
      <text:p text:style-name="Standard">0.004736661911010742</text:p>
      <text:p text:style-name="Standard">Result..</text:p>
      <text:p text:style-name="Standard">[{wap([[tina, has, 82, bananas], [she, gets, 3, more, from, joyce], [does, tina, have, in, all]],[[np, vb, cd, np], [prp, vb, cd, jjr, in, np], [vb, np, vb, in, dt]],[[0, 2, 82], [1, 2, 3]],85.0,[tina, has, 82, bananas, she, gets, 3, more, from, joyce, does, tina, have, in, all],[np, vb, cd, np, prp, vb, cd, jjr, in, np, vb, np, vb, in, dt]): tensor(0.7181, grad_fn=&lt;MulBackward0&gt;)}]</text:p>
      <text:p text:style-name="Standard">Result:</text:p>
      <text:p text:style-name="Standard">[wap([[tina, has, 82, bananas], [she, gets, 3, more, from, joyce], [does, tina, have, in, all]],[[np, vb, cd, np], [prp, vb, cd, jjr, in, np], [vb, np, vb, in, dt]],[[0, 2, 82], [1, 2, 3]],85.0,[tina, has, 82, bananas, she, gets, 3, more, from, joyce, does, tina, have, in, all],[np, vb, cd, np, prp, vb, cd, jjr, in, np, vb, np, vb, in, dt])]</text:p>
      <text:p text:style-name="Standard">Res</text:p>
      <text:p text:style-name="Standard">Iteration: <text:s/>65 <text:tab/>s:0.5122 <text:tab/>Average Loss: <text:s/>0.3310958743095398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66 <text:tab/>s:0.3729 <text:tab/>Average Loss: <text:s/>0.0</text:p>
      <text:p text:style-name="Standard">Found_Sol:</text:p>
      <text:p text:style-name="Standard">Container:</text:p>
      <text:p text:style-name="Standard">sam</text:p>
      <text:p text:style-name="Standard">Entity:</text:p>
      <text:p text:style-name="Standard">dimes</text:p>
      <text:p text:style-name="Standard">16.0</text:p>
      <text:p text:style-name="Standard">Evaluation time::</text:p>
      <text:p text:style-name="Standard">0.0047571659088134766</text:p>
      <text:p text:style-name="Standard">Result..</text:p>
      <text:p text:style-name="Standard">[{wap([[sam, had, 9, dimes, in, his, bank], [his, dad, gave, him, 7, dimes], [does, sam, have, now]],[[np, vb, cd, np, in, prp, np], [prp, np, vb, prp, cd, np], [vb, np, vb, rb]],[[0, 2, 9], [1, 4, 7]],16.0,[sam, had, 9, dimes, in, his, bank, his, dad, gave, him, 7, dimes, does, sam, have, now],[np, vb, cd, np, in, prp, np, prp, np, vb, prp, cd, np, vb, np, vb, rb]): tensor(0.0124, grad_fn=&lt;MulBackward0&gt;)}]</text:p>
      <text:p text:style-name="Standard">Result:</text:p>
      <text:p text:style-name="Standard">[wap([[sam, had, 9, dimes, in, his, bank], [his, dad, gave, him, 7, dimes], [does, sam, have, now]],[[np, vb, cd, np, in, prp, np], [prp, np, vb, prp, cd, np], [vb, np, vb, rb]],[[0, 2, 9], [1, 4, 7]],16.0,[sam, had, 9, dimes, in, his, bank, his, dad, gave, him, 7, dimes, does, sam, have, now],[np, vb, cd, np, in, prp, np, prp, np, vb, prp, cd, np, vb, np, vb, rb])]</text:p>
      <text:p text:style-name="Standard"><text:soft-page-break/>Res</text:p>
      <text:p text:style-name="Standard">Iteration: <text:s/>67 <text:tab/>s:3.6546 <text:tab/>Average Loss: <text:s/>4.388190746307373</text:p>
      <text:p text:style-name="Standard">Found_Sol:</text:p>
      <text:p text:style-name="Standard">Container:</text:p>
      <text:p text:style-name="Standard">charles</text:p>
      <text:p text:style-name="Standard">Entity:</text:p>
      <text:p text:style-name="Standard">skittles</text:p>
      <text:p text:style-name="Standard">18.0</text:p>
      <text:p text:style-name="Standard">Evaluation time::</text:p>
      <text:p text:style-name="Standard">0.004049062728881836</text:p>
      <text:p text:style-name="Standard">Result..</text:p>
      <text:p text:style-name="Standard">[{wap([[charles, has, 25, skittles], [diana, takes, 7, away], [will, charles, have]],[[np, vb, cd, np], [np, vb, cd, rb], [md, np, vb]],[[0, 2, 25], [1, 2, 7]],18.0,[charles, has, 25, skittles, diana, takes, 7, away, will, charles, have],[np, vb, cd, np, np, vb, cd, rb, md, np, vb]): tensor(0.2755, grad_fn=&lt;MulBackward0&gt;)}]</text:p>
      <text:p text:style-name="Standard">Result:</text:p>
      <text:p text:style-name="Standard">[wap([[charles, has, 25, skittles], [diana, takes, 7, away], [will, charles, have]],[[np, vb, cd, np], [np, vb, cd, rb], [md, np, vb]],[[0, 2, 25], [1, 2, 7]],18.0,[charles, has, 25, skittles, diana, takes, 7, away, will, charles, have],[np, vb, cd, np, np, vb, cd, rb, md, np, vb])]</text:p>
      <text:p text:style-name="Standard">Res</text:p>
      <text:p text:style-name="Standard">Iteration: <text:s/>68 <text:tab/>s:0.7774 <text:tab/>Average Loss: <text:s/>1.2891603708267212</text:p>
      <text:p text:style-name="Standard">Found_Sol:</text:p>
      <text:p text:style-name="Standard">Container:</text:p>
      <text:p text:style-name="Standard">ralph</text:p>
      <text:p text:style-name="Standard">Entity:</text:p>
      <text:p text:style-name="Standard">cards</text:p>
      <text:p text:style-name="Standard">12.0</text:p>
      <text:p text:style-name="Standard">Evaluation time::</text:p>
      <text:p text:style-name="Standard">0.005026817321777344</text:p>
      <text:p text:style-name="Standard">Result..</text:p>
      <text:p text:style-name="Standard">[{wap([[ralph, collects, 4, cards], [ralph, ss, father, gives, ralph, 8, more], [does, ralph, have, now]],[[np, vb, cd, np], [np, pos1, np, vb, np, cd, jjr], [vb, np, vb, rb]],[[0, 2, 4], [1, 5, 8]],12.0,[ralph, collects, 4, cards, ralph, ss, father, gives, ralph, 8, more, does, ralph, have, now],[np, vb, cd, np, np, pos1, np, vb, np, cd, jjr, vb, np, vb, rb]): tensor(0.4354, grad_fn=&lt;MulBackward0&gt;)}]</text:p>
      <text:p text:style-name="Standard">Result:</text:p>
      <text:p text:style-name="Standard">[wap([[ralph, collects, 4, cards], [ralph, ss, father, gives, ralph, 8, more], [does, ralph, have, now]],[[np, vb, cd, np], [np, pos1, np, vb, np, cd, jjr], [vb, np, vb, rb]],[[0, 2, 4], [1, 5, 8]],12.0,[ralph, collects, 4, cards, ralph, ss, father, gives, ralph, 8, more, does, ralph, have, now],[np, vb, cd, np, np, pos1, np, vb, np, cd, jjr, vb, np, vb, rb])]</text:p>
      <text:p text:style-name="Standard">Res</text:p>
      <text:p text:style-name="Standard">Iteration: <text:s/>69 <text:tab/>s:1.4564 <text:tab/>Average Loss: <text:s/>0.8315167427062988</text:p>
      <text:p text:style-name="Standard">Found_Sol:</text:p>
      <text:p text:style-name="Standard">Container:</text:p>
      <text:p text:style-name="Standard">tom</text:p>
      <text:p text:style-name="Standard">Entity:</text:p>
      <text:p text:style-name="Standard">violet</text:p>
      <text:p text:style-name="Standard">14.0</text:p>
      <text:p text:style-name="Standard">Evaluation time::</text:p>
      <text:p text:style-name="Standard">0.005057096481323242</text:p>
      <text:p text:style-name="Standard">Result..</text:p>
      <text:p text:style-name="Standard"><text:soft-page-break/>[{wap([[tom, has, 30, violet, balloons], [he, gave, fred, 16, of, the, balloons], [violet, balloons, does, he, now, have]],[[np, vb, cd, np, np], [prp, vb, np, cd, in, dt, np], [np, np, vb, prp, rb, vb]],[[0, 2, 30], [1, 3, 16]],14.0,[tom, has, 30, violet, balloons, he, gave, fred, 16, of, the, balloons, violet, balloons, does, he, now, have],[np, vb, cd, np, np, prp, vb, np, cd, in, dt, np, np, np, vb, prp, rb, vb]): tensor(0.1226, grad_fn=&lt;MulBackward0&gt;)}]</text:p>
      <text:p text:style-name="Standard">Result:</text:p>
      <text:p text:style-name="Standard">[wap([[tom, has, 30, violet, balloons], [he, gave, fred, 16, of, the, balloons], [violet, balloons, does, he, now, have]],[[np, vb, cd, np, np], [prp, vb, np, cd, in, dt, np], [np, np, vb, prp, rb, vb]],[[0, 2, 30], [1, 3, 16]],14.0,[tom, has, 30, violet, balloons, he, gave, fred, 16, of, the, balloons, violet, balloons, does, he, now, have],[np, vb, cd, np, np, prp, vb, np, cd, in, dt, np, np, np, vb, prp, rb, vb])]</text:p>
      <text:p text:style-name="Standard">Res</text:p>
      <text:p text:style-name="Standard">Iteration: <text:s/>70 <text:tab/>s:2.3775 <text:tab/>Average Loss: <text:s/>2.0985803604125977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6.0</text:p>
      <text:p text:style-name="Standard">Evaluation time::</text:p>
      <text:p text:style-name="Standard">0.006025552749633789</text:p>
      <text:p text:style-name="Standard">Result..</text:p>
      <text:p text:style-name="Standard">[{wap([[2, birds, were, sitting, on, the, fence], [4, more, birds, came, to, joined, them], [birds, are, sitting, on, the, fence, now]],[[cd, np, vb, vb, in, dt, np], [cd, jjr, np, vb, to, vb, prp], [np, vb, vb, in, dt, np, rb]],[[0, 0, 2], [1, 0, 4]],6.0,[2, birds, were, sitting, on, the, fence, 4, more, birds, came, to, joined, them, birds, are, sitting, on, the, fence, now],[cd, np, vb, vb, in, dt, np, cd, jjr, np, vb, to, vb, prp, np, vb, vb, in, dt, np, rb]): tensor(0.5208, grad_fn=&lt;MulBackward0&gt;)}]</text:p>
      <text:p text:style-name="Standard">Result:</text:p>
      <text:p text:style-name="Standard">[wap([[2, birds, were, sitting, on, the, fence], [4, more, birds, came, to, joined, them], [birds, are, sitting, on, the, fence, now]],[[cd, np, vb, vb, in, dt, np], [cd, jjr, np, vb, to, vb, prp], [np, vb, vb, in, dt, np, rb]],[[0, 0, 2], [1, 0, 4]],6.0,[2, birds, were, sitting, on, the, fence, 4, more, birds, came, to, joined, them, birds, are, sitting, on, the, fence, now],[cd, np, vb, vb, in, dt, np, cd, jjr, np, vb, to, vb, prp, np, vb, vb, in, dt, np, rb])]</text:p>
      <text:p text:style-name="Standard">Res</text:p>
      <text:p text:style-name="Standard">Iteration: <text:s/>71 <text:tab/>s:1.6948 <text:tab/>Average Loss: <text:s/>0.6523041725158691</text:p>
      <text:p text:style-name="Standard">Found_Sol:</text:p>
      <text:p text:style-name="Standard">Container:</text:p>
      <text:p text:style-name="Standard">angela</text:p>
      <text:p text:style-name="Standard">Entity:</text:p>
      <text:p text:style-name="Standard">annie</text:p>
      <text:p text:style-name="Standard">15.0</text:p>
      <text:p text:style-name="Standard">Evaluation time::</text:p>
      <text:p text:style-name="Standard">0.004864931106567383</text:p>
      <text:p text:style-name="Standard">Result..</text:p>
      <text:p text:style-name="Standard">[{wap([[angela, has, 11, tickets], [annie, gives, angela, 4, more], [does, angela, have, in, all]],[[np, vb, cd, np], [np, vb, np, cd, jjr], [vb, np, vb, in, dt]],[[0, 2, 11], [1, 3, 4]],15.0,[angela, has, 11, tickets, annie, gives, angela, 4, more, does, angela, have, in, all],[np, vb, cd, np, np, vb, np, cd, jjr, vb, np, vb, in, dt]): tensor(0.7339, grad_fn=&lt;MulBackward0&gt;)}]</text:p>
      <text:p text:style-name="Standard">Result:</text:p>
      <text:p text:style-name="Standard"><text:soft-page-break/>[wap([[angela, has, 11, tickets], [annie, gives, angela, 4, more], [does, angela, have, in, all]],[[np, vb, cd, np], [np, vb, np, cd, jjr], [vb, np, vb, in, dt]],[[0, 2, 11], [1, 3, 4]],15.0,[angela, has, 11, tickets, annie, gives, angela, 4, more, does, angela, have, in, all],[np, vb, cd, np, np, vb, np, cd, jjr, vb, np, vb, in, dt])]</text:p>
      <text:p text:style-name="Standard">Res</text:p>
      <text:p text:style-name="Standard">Iteration: <text:s/>72 <text:tab/>s:0.5735 <text:tab/>Average Loss: <text:s/>0.30936503410339355</text:p>
      <text:p text:style-name="Standard">Found_Sol:</text:p>
      <text:p text:style-name="Standard">Container:</text:p>
      <text:p text:style-name="Standard">alyssa</text:p>
      <text:p text:style-name="Standard">Entity:</text:p>
      <text:p text:style-name="Standard">roses</text:p>
      <text:p text:style-name="Standard">11.0</text:p>
      <text:p text:style-name="Standard">Evaluation time::</text:p>
      <text:p text:style-name="Standard">0.0050907135009765625</text:p>
      <text:p text:style-name="Standard">Result..</text:p>
      <text:p text:style-name="Standard">[{wap([[there, were, 3, roses, in, the, vase], [alyssa, cut, some, roses, from, her, flower, garden], [there, are, now, 14, roses, in, the, vase], [did, she, cut]],[[ex, vb, cd, np, in, dt, np], [np, vb, dt, np, in, prp, np, np], [ex, vb, rb, cd, np, in, dt, np], [vb, prp, vb]],[[0, 2, 3], [2, 3, 14]],11.0,[there, were, 3, roses, in, the, vase, alyssa, cut, some, roses, from, her, flower, garden, there, are, now, 14, roses, in, the, vase, did, she, cut],[ex, vb, cd, np, in, dt, np, np, vb, dt, np, in, prp, np, np, ex, vb, rb, cd, np, in, dt, np, vb, prp, vb]): tensor(0.0337, grad_fn=&lt;MulBackward0&gt;)}]</text:p>
      <text:p text:style-name="Standard">Result:</text:p>
      <text:p text:style-name="Standard">[wap([[there, were, 3, roses, in, the, vase], [alyssa, cut, some, roses, from, her, flower, garden], [there, are, now, 14, roses, in, the, vase], [did, she, cut]],[[ex, vb, cd, np, in, dt, np], [np, vb, dt, np, in, prp, np, np], [ex, vb, rb, cd, np, in, dt, np], [vb, prp, vb]],[[0, 2, 3], [2, 3, 14]],11.0,[there, were, 3, roses, in, the, vase, alyssa, cut, some, roses, from, her, flower, garden, there, are, now, 14, roses, in, the, vase, did, she, cut],[ex, vb, cd, np, in, dt, np, np, vb, dt, np, in, prp, np, np, ex, vb, rb, cd, np, in, dt, np, vb, prp, vb])]</text:p>
      <text:p text:style-name="Standard">Res</text:p>
      <text:p text:style-name="Standard">Iteration: <text:s/>73 <text:tab/>s:15.8863 <text:tab/>Average Loss: <text:s/>3.391427755355835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crayons</text:p>
      <text:p text:style-name="Standard">4.0</text:p>
      <text:p text:style-name="Standard">Evaluation time::</text:p>
      <text:p text:style-name="Standard">0.005484342575073242</text:p>
      <text:p text:style-name="Standard">Result..</text:p>
      <text:p text:style-name="Standard">[{wap([[there, are, 7, crayons, in, the, drawer], [mary, took, 3, crayons, out, of, the, drawer], [crayons, are, there, now]],[[ex, vb, cd, np, in, dt, np], [np, vb, cd, np, in, in, dt, np], [np, vb, rb, rb]],[[0, 2, 7], [1, 2, 3]],4.0,[there, are, 7, crayons, in, the, drawer, mary, took, 3, crayons, out, of, the, drawer, crayons, are, there, now],[ex, vb, cd, np, in, dt, np, np, vb, cd, np, in, in, dt, np, np, vb, rb, rb]): tensor(0.1361, grad_fn=&lt;MulBackward0&gt;)}]</text:p>
      <text:p text:style-name="Standard">Result:</text:p>
      <text:p text:style-name="Standard">[wap([[there, are, 7, crayons, in, the, drawer], [mary, took, 3, crayons, out, of, the, drawer], [crayons, are, there, now]],[[ex, vb, cd, np, in, dt, np], [np, vb, cd, np, in, in, dt, np], [np, vb, rb, rb]],[[0, 2, 7], [1, 2, 3]],4.0,[there, are, 7, crayons, in, the, drawer, mary, took, 3, crayons, out, of, the, drawer, crayons, are, there, now],[ex, vb, cd, np, in, dt, np, np, vb, cd, np, in, in, dt, np, np, vb, rb, rb])]</text:p>
      <text:p text:style-name="Standard"><text:soft-page-break/>Res</text:p>
      <text:p text:style-name="Standard">Iteration: <text:s/>74 <text:tab/>s:4.2993 <text:tab/>Average Loss: <text:s/>1.9942512512207031</text:p>
      <text:p text:style-name="Standard">Found_Sol:</text:p>
      <text:p text:style-name="Standard">Container:</text:p>
      <text:p text:style-name="Standard">janet</text:p>
      <text:p text:style-name="Standard">Entity:</text:p>
      <text:p text:style-name="Standard">apples</text:p>
      <text:p text:style-name="Standard">152.0</text:p>
      <text:p text:style-name="Standard">Evaluation time::</text:p>
      <text:p text:style-name="Standard">0.0043375492095947266</text:p>
      <text:p text:style-name="Standard">Result..</text:p>
      <text:p text:style-name="Standard">[{wap([[janet, has, 57, apples], [she, finds, another, 95], [does, janet, have, in, all]],[[np, vb, cd, np], [prp, vb, dt, cd], [vb, np, vb, in, dt]],[[0, 2, 57], [1, 3, 95]],152.0,[janet, has, 57, apples, she, finds, another, 95, does, janet, have, in, all],[np, vb, cd, np, prp, vb, dt, cd, vb, np, vb, in, dt]): tensor(0.1979, grad_fn=&lt;MulBackward0&gt;)}]</text:p>
      <text:p text:style-name="Standard">Result:</text:p>
      <text:p text:style-name="Standard">[wap([[janet, has, 57, apples], [she, finds, another, 95], [does, janet, have, in, all]],[[np, vb, cd, np], [prp, vb, dt, cd], [vb, np, vb, in, dt]],[[0, 2, 57], [1, 3, 95]],152.0,[janet, has, 57, apples, she, finds, another, 95, does, janet, have, in, all],[np, vb, cd, np, prp, vb, dt, cd, vb, np, vb, in, dt])]</text:p>
      <text:p text:style-name="Standard">Res</text:p>
      <text:p text:style-name="Standard">Iteration: <text:s/>75 <text:tab/>s:0.6223 <text:tab/>Average Loss: <text:s/>1.6201910972595215</text:p>
      <text:p text:style-name="Standard">Found_Sol:</text:p>
      <text:p text:style-name="Standard">Container:</text:p>
      <text:p text:style-name="Standard">janet</text:p>
      <text:p text:style-name="Standard">Entity:</text:p>
      <text:p text:style-name="Standard">stickers</text:p>
      <text:p text:style-name="Standard">56.0</text:p>
      <text:p text:style-name="Standard">Evaluation time::</text:p>
      <text:p text:style-name="Standard">0.004663944244384766</text:p>
      <text:p text:style-name="Standard">Result..</text:p>
      <text:p text:style-name="Standard">[{wap([[janet, has, 3, stickers], [she, gets, 53, more, from, ruth], [does, janet, have, in, all]],[[np, vb, cd, np], [prp, vb, cd, jjr, in, np], [vb, np, vb, in, dt]],[[0, 2, 3], [1, 2, 53]],56.0,[janet, has, 3, stickers, she, gets, 53, more, from, ruth, does, janet, have, in, all],[np, vb, cd, np, prp, vb, cd, jjr, in, np, vb, np, vb, in, dt]): tensor(0.5861, grad_fn=&lt;MulBackward0&gt;)}]</text:p>
      <text:p text:style-name="Standard">Result:</text:p>
      <text:p text:style-name="Standard">[wap([[janet, has, 3, stickers], [she, gets, 53, more, from, ruth], [does, janet, have, in, all]],[[np, vb, cd, np], [prp, vb, cd, jjr, in, np], [vb, np, vb, in, dt]],[[0, 2, 3], [1, 2, 53]],56.0,[janet, has, 3, stickers, she, gets, 53, more, from, ruth, does, janet, have, in, all],[np, vb, cd, np, prp, vb, cd, jjr, in, np, vb, np, vb, in, dt])]</text:p>
      <text:p text:style-name="Standard">Res</text:p>
      <text:p text:style-name="Standard">Iteration: <text:s/>76 <text:tab/>s:0.4443 <text:tab/>Average Loss: <text:s/>0.5342444181442261</text:p>
      <text:p text:style-name="Standard">Found_Sol:</text:p>
      <text:p text:style-name="Standard">Container:</text:p>
      <text:p text:style-name="Standard">barbara</text:p>
      <text:p text:style-name="Standard">Entity:</text:p>
      <text:p text:style-name="Standard">candies</text:p>
      <text:p text:style-name="Standard">27.0</text:p>
      <text:p text:style-name="Standard">Evaluation time::</text:p>
      <text:p text:style-name="Standard">0.004523515701293945</text:p>
      <text:p text:style-name="Standard"><text:soft-page-break/>Result..</text:p>
      <text:p text:style-name="Standard">[{wap([[barbara, has, 9, candies], [she, buys, 18, more], [does, barbara, have, in, all]],[[np, vb, cd, np], [prp, vb, cd, jjr], [vb, np, vb, in, dt]],[[0, 2, 9], [1, 2, 18]],27.0,[barbara, has, 9, candies, she, buys, 18, more, does, barbara, have, in, all],[np, vb, cd, np, prp, vb, cd, jjr, vb, np, vb, in, dt]): tensor(0.5470, grad_fn=&lt;MulBackward0&gt;)}]</text:p>
      <text:p text:style-name="Standard">Result:</text:p>
      <text:p text:style-name="Standard">[wap([[barbara, has, 9, candies], [she, buys, 18, more], [does, barbara, have, in, all]],[[np, vb, cd, np], [prp, vb, cd, jjr], [vb, np, vb, in, dt]],[[0, 2, 9], [1, 2, 18]],27.0,[barbara, has, 9, candies, she, buys, 18, more, does, barbara, have, in, all],[np, vb, cd, np, prp, vb, cd, jjr, vb, np, vb, in, dt])]</text:p>
      <text:p text:style-name="Standard">Res</text:p>
      <text:p text:style-name="Standard">Iteration: <text:s/>77 <text:tab/>s:0.7072 <text:tab/>Average Loss: <text:s/>0.6033185720443726</text:p>
      <text:p text:style-name="Standard">Found_Sol:</text:p>
      <text:p text:style-name="Standard">Container:</text:p>
      <text:p text:style-name="Standard">lucy</text:p>
      <text:p text:style-name="Standard">Entity:</text:p>
      <text:p text:style-name="Standard">fish</text:p>
      <text:p text:style-name="Standard">68.0</text:p>
      <text:p text:style-name="Standard">Evaluation time::</text:p>
      <text:p text:style-name="Standard">0.005148887634277344</text:p>
      <text:p text:style-name="Standard">Result..</text:p>
      <text:p text:style-name="Standard">[{wap([[lucy, has, 212, fish], [does, she, need, to, buy], [to, have, 280, fish], [does, she, need, to, buy]],[[np, vb, cd, np], [vb, prp, vb, to, vb], [to, vb, cd, np], [vb, prp, vb, to, vb]],[[0, 2, 212], [2, 2, 280]],68.0,[lucy, has, 212, fish, does, she, need, to, buy, to, have, 280, fish, does, she, need, to, buy],[np, vb, cd, np, vb, prp, vb, to, vb, to, vb, cd, np, vb, prp, vb, to, vb]): tensor(0.0964, grad_fn=&lt;MulBackward0&gt;)}]</text:p>
      <text:p text:style-name="Standard">Result:</text:p>
      <text:p text:style-name="Standard">[wap([[lucy, has, 212, fish], [does, she, need, to, buy], [to, have, 280, fish], [does, she, need, to, buy]],[[np, vb, cd, np], [vb, prp, vb, to, vb], [to, vb, cd, np], [vb, prp, vb, to, vb]],[[0, 2, 212], [2, 2, 280]],68.0,[lucy, has, 212, fish, does, she, need, to, buy, to, have, 280, fish, does, she, need, to, buy],[np, vb, cd, np, vb, prp, vb, to, vb, to, vb, cd, np, vb, prp, vb, to, vb])]</text:p>
      <text:p text:style-name="Standard">Res</text:p>
      <text:p text:style-name="Standard">Iteration: <text:s/>78 <text:tab/>s:1.5081 <text:tab/>Average Loss: <text:s/>2.3393731117248535</text:p>
      <text:p text:style-name="Standard">Found_Sol:</text:p>
      <text:p text:style-name="Standard">Container:</text:p>
      <text:p text:style-name="Standard">teresa</text:p>
      <text:p text:style-name="Standard">Entity:</text:p>
      <text:p text:style-name="Standard">bananas</text:p>
      <text:p text:style-name="Standard">54.0</text:p>
      <text:p text:style-name="Standard">Evaluation time::</text:p>
      <text:p text:style-name="Standard">0.004677295684814453</text:p>
      <text:p text:style-name="Standard">Result..</text:p>
      <text:p text:style-name="Standard">[{wap([[teresa, starts, with, 52, bananas], [she, gets, 2, more, from, rachel], [does, teresa, end, with]],[[np, vb, in, cd, np], [prp, vb, cd, jjr, in, np], [vb, np, vb, in]],[[0, 3, 52], [1, 2, 2]],54.0,[teresa, starts, with, 52, bananas, she, gets, 2, more, from, rachel, does, teresa, end, with],[np, vb, in, cd, np, prp, vb, cd, jjr, in, np, vb, np, vb, in]): tensor(0.6238, grad_fn=&lt;MulBackward0&gt;)}]</text:p>
      <text:p text:style-name="Standard">Result:</text:p>
      <text:p text:style-name="Standard">[wap([[teresa, starts, with, 52, bananas], [she, gets, 2, more, from, rachel], [does, teresa, end, with]],[[np, vb, in, cd, np], [prp, vb, cd, jjr, in, np], [vb, np, vb, in]],[[0, 3, 52], [1, 2, 2]],54.0,[teresa, starts, <text:soft-page-break/>with, 52, bananas, she, gets, 2, more, from, rachel, does, teresa, end, with],[np, vb, in, cd, np, prp, vb, cd, jjr, in, np, vb, np, vb, in])]</text:p>
      <text:p text:style-name="Standard">Res</text:p>
      <text:p text:style-name="Standard">Iteration: <text:s/>79 <text:tab/>s:1.1163 <text:tab/>Average Loss: <text:s/>0.4719012379646301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dimes</text:p>
      <text:p text:style-name="Standard">4.0</text:p>
      <text:p text:style-name="Standard">Evaluation time::</text:p>
      <text:p text:style-name="Standard">0.0056383609771728516</text:p>
      <text:p text:style-name="Standard">Result..</text:p>
      <text:p text:style-name="Standard">[{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: tensor(0.3296, grad_fn=&lt;MulBackward0&gt;)}]</text:p>
      <text:p text:style-name="Standard">Result:</text:p>
      <text:p text:style-name="Standard">[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]</text:p>
      <text:p text:style-name="Standard">Res</text:p>
      <text:p text:style-name="Standard">Iteration: <text:s/>80 <text:tab/>s:2.4617 <text:tab/>Average Loss: <text:s/>1.1098999977111816</text:p>
      <text:p text:style-name="Standard">Found_Sol:</text:p>
      <text:p text:style-name="Standard">Container:</text:p>
      <text:p text:style-name="Standard">marta</text:p>
      <text:p text:style-name="Standard">Entity:</text:p>
      <text:p text:style-name="Standard">books</text:p>
      <text:p text:style-name="Standard">48.0</text:p>
      <text:p text:style-name="Standard">Evaluation time::</text:p>
      <text:p text:style-name="Standard">0.005518913269042969</text:p>
      <text:p text:style-name="Standard">Result..</text:p>
      <text:p text:style-name="Standard">[{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: tensor(0.4928, grad_fn=&lt;MulBackward0&gt;)}]</text:p>
      <text:p text:style-name="Standard">Result:</text:p>
      <text:p text:style-name="Standard">[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]</text:p>
      <text:p text:style-name="Standard">Res</text:p>
      <text:p text:style-name="Standard">Iteration: <text:s/>81 <text:tab/>s:2.5072 <text:tab/>Average Loss: <text:s/>0.7075933814048767</text:p>
      <text:p text:style-name="Standard">Found_Sol:</text:p>
      <text:p text:style-name="Standard">Container:</text:p>
      <text:p text:style-name="Standard"><text:soft-page-break/>virginia</text:p>
      <text:p text:style-name="Standard">Entity:</text:p>
      <text:p text:style-name="Standard">amy</text:p>
      <text:p text:style-name="Standard">93.0</text:p>
      <text:p text:style-name="Standard">Evaluation time::</text:p>
      <text:p text:style-name="Standard">0.004362821578979492</text:p>
      <text:p text:style-name="Standard">Result..</text:p>
      <text:p text:style-name="Standard">[{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: tensor(0.6139, grad_fn=&lt;MulBackward0&gt;)}]</text:p>
      <text:p text:style-name="Standard">Result:</text:p>
      <text:p text:style-name="Standard">[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]</text:p>
      <text:p text:style-name="Standard">Res</text:p>
      <text:p text:style-name="Standard">Iteration: <text:s/>82 <text:tab/>s:1.0597 <text:tab/>Average Loss: <text:s/>0.4878535270690918</text:p>
      <text:p text:style-name="Standard">Found_Sol:</text:p>
      <text:p text:style-name="Standard">Container:</text:p>
      <text:p text:style-name="Standard">gary</text:p>
      <text:p text:style-name="Standard">Entity:</text:p>
      <text:p text:style-name="Standard">dollars</text:p>
      <text:p text:style-name="Standard">18.0</text:p>
      <text:p text:style-name="Standard">Evaluation time::</text:p>
      <text:p text:style-name="Standard">0.00415802001953125</text:p>
      <text:p text:style-name="Standard">Result..</text:p>
      <text:p text:style-name="Standard">[{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: tensor(0.2003, grad_fn=&lt;MulBackward0&gt;)}]</text:p>
      <text:p text:style-name="Standard">Result:</text:p>
      <text:p text:style-name="Standard">[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]</text:p>
      <text:p text:style-name="Standard">Res</text:p>
      <text:p text:style-name="Standard">Iteration: <text:s/>83 <text:tab/>s:1.2490 <text:tab/>Average Loss: <text:s/>1.60783052444458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13.0</text:p>
      <text:p text:style-name="Standard">Evaluation time::</text:p>
      <text:p text:style-name="Standard">0.006452083587646484</text:p>
      <text:p text:style-name="Standard">Result..</text:p>
      <text:p text:style-name="Standard">[{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<text:soft-page-break/>tree, then, there, were, 42, birds, in, the, tree, flew, up, to, the, tree],[cd, np, vb, vb, in, dt, np, vb, rb, in, dt, np, rb, ex, vb, cd, np, in, dt, np, vb, rb, in, dt, np]): tensor(0.0652, grad_fn=&lt;MulBackward0&gt;)}]</text:p>
      <text:p text:style-name="Standard">Result:</text:p>
      <text:p text:style-name="Standard">[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]</text:p>
      <text:p text:style-name="Standard">Res</text:p>
      <text:p text:style-name="Standard">Iteration: <text:s/>84 <text:tab/>s:19.5651 <text:tab/>Average Loss: <text:s/>2.7302329540252686</text:p>
      <text:p text:style-name="Standard">Evaluation time::</text:p>
      <text:p text:style-name="Standard">6.270408630371094e-05</text:p>
      <text:p text:style-name="Standard">Result..</text:p>
      <text:p text:style-name="Standard">[{}]</text:p>
      <text:p text:style-name="Standard">Iteration: <text:s/>85 <text:tab/>s:42.5178 <text:tab/>Average Loss: <text:s/>0.0</text:p>
      <text:p text:style-name="Standard">Found_Sol:</text:p>
      <text:p text:style-name="Standard">Container:</text:p>
      <text:p text:style-name="Standard">carla</text:p>
      <text:p text:style-name="Standard">Entity:</text:p>
      <text:p text:style-name="Standard">marbles</text:p>
      <text:p text:style-name="Standard">2289.0</text:p>
      <text:p text:style-name="Standard">Evaluation time::</text:p>
      <text:p text:style-name="Standard">0.00448918342590332</text:p>
      <text:p text:style-name="Standard">Result..</text:p>
      <text:p text:style-name="Standard">[{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: tensor(0.0841, grad_fn=&lt;MulBackward0&gt;)}]</text:p>
      <text:p text:style-name="Standard">Result:</text:p>
      <text:p text:style-name="Standard">[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]</text:p>
      <text:p text:style-name="Standard">Res</text:p>
      <text:p text:style-name="P5">Iteration: <text:s/>86 <text:tab/>s:1.3178 <text:tab/>Average Loss: <text:s/>2.476060152053833</text:p>
      <text:p text:style-name="Standard"/>
      <text:p text:style-name="Standard"/>
      <text:p text:style-name="Standard">carol</text:p>
      <text:p text:style-name="Standard">Entity:</text:p>
      <text:p text:style-name="Standard">blocks</text:p>
      <text:p text:style-name="Standard">17.0</text:p>
      <text:p text:style-name="Standard">Evaluation time::</text:p>
      <text:p text:style-name="Standard">0.007991552352905273</text:p>
      <text:p text:style-name="Standard">Result..</text:p>
      <text:p text:style-name="Standard">[{wap([[carol, starts, with, 42, blocks], [she, loses, 25], [does, carol, end, with]],[[np, vb, in, cd, np], [prp, vb, cd], [vb, np, vb, in]],[[0, 3, 42], [1, 2, 25]],17.0,[carol, starts, with, 42, blocks, she, loses, 25, <text:soft-page-break/>does, carol, end, with],[np, vb, in, cd, np, prp, vb, cd, vb, np, vb, in]): tensor(0.5454, grad_fn=&lt;MulBackward0&gt;)}]</text:p>
      <text:p text:style-name="Standard">Result:</text:p>
      <text:p text:style-name="Standard">[wap([[carol, starts, with, 42, blocks], [she, loses, 25], [does, carol, end, with]],[[np, vb, in, cd, np], [prp, vb, cd], [vb, np, vb, in]],[[0, 3, 42], [1, 2, 25]],17.0,[carol, starts, with, 42, blocks, she, loses, 25, does, carol, end, with],[np, vb, in, cd, np, prp, vb, cd, vb, np, vb, in])]</text:p>
      <text:p text:style-name="Standard">Res</text:p>
      <text:p text:style-name="Standard">Iteration: <text:s/>63 <text:tab/>s:0.6716 <text:tab/>Average Loss: <text:s/>0.6062846183776855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64 <text:tab/>s:22.5936 <text:tab/>Average Loss: <text:s/>0.0</text:p>
      <text:p text:style-name="Standard">Found_Sol:</text:p>
      <text:p text:style-name="Standard">Container:</text:p>
      <text:p text:style-name="Standard">tina</text:p>
      <text:p text:style-name="Standard">Entity:</text:p>
      <text:p text:style-name="Standard">bananas</text:p>
      <text:p text:style-name="Standard">85.0</text:p>
      <text:p text:style-name="Standard">Evaluation time::</text:p>
      <text:p text:style-name="Standard">0.004736661911010742</text:p>
      <text:p text:style-name="Standard">Result..</text:p>
      <text:p text:style-name="Standard">[{wap([[tina, has, 82, bananas], [she, gets, 3, more, from, joyce], [does, tina, have, in, all]],[[np, vb, cd, np], [prp, vb, cd, jjr, in, np], [vb, np, vb, in, dt]],[[0, 2, 82], [1, 2, 3]],85.0,[tina, has, 82, bananas, she, gets, 3, more, from, joyce, does, tina, have, in, all],[np, vb, cd, np, prp, vb, cd, jjr, in, np, vb, np, vb, in, dt]): tensor(0.7181, grad_fn=&lt;MulBackward0&gt;)}]</text:p>
      <text:p text:style-name="Standard">Result:</text:p>
      <text:p text:style-name="Standard">[wap([[tina, has, 82, bananas], [she, gets, 3, more, from, joyce], [does, tina, have, in, all]],[[np, vb, cd, np], [prp, vb, cd, jjr, in, np], [vb, np, vb, in, dt]],[[0, 2, 82], [1, 2, 3]],85.0,[tina, has, 82, bananas, she, gets, 3, more, from, joyce, does, tina, have, in, all],[np, vb, cd, np, prp, vb, cd, jjr, in, np, vb, np, vb, in, dt])]</text:p>
      <text:p text:style-name="Standard">Res</text:p>
      <text:p text:style-name="Standard">Iteration: <text:s/>65 <text:tab/>s:0.5122 <text:tab/>Average Loss: <text:s/>0.3310958743095398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66 <text:tab/>s:0.3729 <text:tab/>Average Loss: <text:s/>0.0</text:p>
      <text:p text:style-name="Standard">Found_Sol:</text:p>
      <text:p text:style-name="Standard">Container:</text:p>
      <text:p text:style-name="Standard">sam</text:p>
      <text:p text:style-name="Standard">Entity:</text:p>
      <text:p text:style-name="Standard">dimes</text:p>
      <text:p text:style-name="Standard">16.0</text:p>
      <text:p text:style-name="Standard">Evaluation time::</text:p>
      <text:p text:style-name="Standard">0.0047571659088134766</text:p>
      <text:p text:style-name="Standard">Result..</text:p>
      <text:p text:style-name="Standard">[{wap([[sam, had, 9, dimes, in, his, bank], [his, dad, gave, him, 7, dimes], [does, sam, have, now]],[[np, vb, cd, np, in, prp, np], [prp, np, vb, prp, cd, np], [vb, np, vb, rb]],[[0, 2, 9], [1, 4, 7]],16.0,[sam, had, 9, <text:soft-page-break/>dimes, in, his, bank, his, dad, gave, him, 7, dimes, does, sam, have, now],[np, vb, cd, np, in, prp, np, prp, np, vb, prp, cd, np, vb, np, vb, rb]): tensor(0.0124, grad_fn=&lt;MulBackward0&gt;)}]</text:p>
      <text:p text:style-name="Standard">Result:</text:p>
      <text:p text:style-name="Standard">[wap([[sam, had, 9, dimes, in, his, bank], [his, dad, gave, him, 7, dimes], [does, sam, have, now]],[[np, vb, cd, np, in, prp, np], [prp, np, vb, prp, cd, np], [vb, np, vb, rb]],[[0, 2, 9], [1, 4, 7]],16.0,[sam, had, 9, dimes, in, his, bank, his, dad, gave, him, 7, dimes, does, sam, have, now],[np, vb, cd, np, in, prp, np, prp, np, vb, prp, cd, np, vb, np, vb, rb])]</text:p>
      <text:p text:style-name="Standard">Res</text:p>
      <text:p text:style-name="Standard">Iteration: <text:s/>67 <text:tab/>s:3.6546 <text:tab/>Average Loss: <text:s/>4.388190746307373</text:p>
      <text:p text:style-name="Standard">Found_Sol:</text:p>
      <text:p text:style-name="Standard">Container:</text:p>
      <text:p text:style-name="Standard">charles</text:p>
      <text:p text:style-name="Standard">Entity:</text:p>
      <text:p text:style-name="Standard">skittles</text:p>
      <text:p text:style-name="Standard">18.0</text:p>
      <text:p text:style-name="Standard">Evaluation time::</text:p>
      <text:p text:style-name="Standard">0.004049062728881836</text:p>
      <text:p text:style-name="Standard">Result..</text:p>
      <text:p text:style-name="Standard">[{wap([[charles, has, 25, skittles], [diana, takes, 7, away], [will, charles, have]],[[np, vb, cd, np], [np, vb, cd, rb], [md, np, vb]],[[0, 2, 25], [1, 2, 7]],18.0,[charles, has, 25, skittles, diana, takes, 7, away, will, charles, have],[np, vb, cd, np, np, vb, cd, rb, md, np, vb]): tensor(0.2755, grad_fn=&lt;MulBackward0&gt;)}]</text:p>
      <text:p text:style-name="Standard">Result:</text:p>
      <text:p text:style-name="Standard">[wap([[charles, has, 25, skittles], [diana, takes, 7, away], [will, charles, have]],[[np, vb, cd, np], [np, vb, cd, rb], [md, np, vb]],[[0, 2, 25], [1, 2, 7]],18.0,[charles, has, 25, skittles, diana, takes, 7, away, will, charles, have],[np, vb, cd, np, np, vb, cd, rb, md, np, vb])]</text:p>
      <text:p text:style-name="Standard">Res</text:p>
      <text:p text:style-name="Standard">Iteration: <text:s/>68 <text:tab/>s:0.7774 <text:tab/>Average Loss: <text:s/>1.2891603708267212</text:p>
      <text:p text:style-name="Standard">Found_Sol:</text:p>
      <text:p text:style-name="Standard">Container:</text:p>
      <text:p text:style-name="Standard">ralph</text:p>
      <text:p text:style-name="Standard">Entity:</text:p>
      <text:p text:style-name="Standard">cards</text:p>
      <text:p text:style-name="Standard">12.0</text:p>
      <text:p text:style-name="Standard">Evaluation time::</text:p>
      <text:p text:style-name="Standard">0.005026817321777344</text:p>
      <text:p text:style-name="Standard">Result..</text:p>
      <text:p text:style-name="Standard">[{wap([[ralph, collects, 4, cards], [ralph, ss, father, gives, ralph, 8, more], [does, ralph, have, now]],[[np, vb, cd, np], [np, pos1, np, vb, np, cd, jjr], [vb, np, vb, rb]],[[0, 2, 4], [1, 5, 8]],12.0,[ralph, collects, 4, cards, ralph, ss, father, gives, ralph, 8, more, does, ralph, have, now],[np, vb, cd, np, np, pos1, np, vb, np, cd, jjr, vb, np, vb, rb]): tensor(0.4354, grad_fn=&lt;MulBackward0&gt;)}]</text:p>
      <text:p text:style-name="Standard">Result:</text:p>
      <text:p text:style-name="Standard">[wap([[ralph, collects, 4, cards], [ralph, ss, father, gives, ralph, 8, more], [does, ralph, have, now]],[[np, vb, cd, np], [np, pos1, np, vb, np, cd, jjr], [vb, np, vb, rb]],[[0, 2, 4], [1, 5, 8]],12.0,[ralph, collects, 4, cards, ralph, ss, father, gives, ralph, 8, more, does, ralph, have, now],[np, vb, cd, np, np, pos1, np, vb, np, cd, jjr, vb, np, vb, rb])]</text:p>
      <text:p text:style-name="Standard">Res</text:p>
      <text:p text:style-name="Standard">Iteration: <text:s/>69 <text:tab/>s:1.4564 <text:tab/>Average Loss: <text:s/>0.8315167427062988</text:p>
      <text:p text:style-name="Standard">Found_Sol:</text:p>
      <text:p text:style-name="Standard">Container:</text:p>
      <text:p text:style-name="Standard"><text:soft-page-break/>tom</text:p>
      <text:p text:style-name="Standard">Entity:</text:p>
      <text:p text:style-name="Standard">violet</text:p>
      <text:p text:style-name="Standard">14.0</text:p>
      <text:p text:style-name="Standard">Evaluation time::</text:p>
      <text:p text:style-name="Standard">0.005057096481323242</text:p>
      <text:p text:style-name="Standard">Result..</text:p>
      <text:p text:style-name="Standard">[{wap([[tom, has, 30, violet, balloons], [he, gave, fred, 16, of, the, balloons], [violet, balloons, does, he, now, have]],[[np, vb, cd, np, np], [prp, vb, np, cd, in, dt, np], [np, np, vb, prp, rb, vb]],[[0, 2, 30], [1, 3, 16]],14.0,[tom, has, 30, violet, balloons, he, gave, fred, 16, of, the, balloons, violet, balloons, does, he, now, have],[np, vb, cd, np, np, prp, vb, np, cd, in, dt, np, np, np, vb, prp, rb, vb]): tensor(0.1226, grad_fn=&lt;MulBackward0&gt;)}]</text:p>
      <text:p text:style-name="Standard">Result:</text:p>
      <text:p text:style-name="Standard">[wap([[tom, has, 30, violet, balloons], [he, gave, fred, 16, of, the, balloons], [violet, balloons, does, he, now, have]],[[np, vb, cd, np, np], [prp, vb, np, cd, in, dt, np], [np, np, vb, prp, rb, vb]],[[0, 2, 30], [1, 3, 16]],14.0,[tom, has, 30, violet, balloons, he, gave, fred, 16, of, the, balloons, violet, balloons, does, he, now, have],[np, vb, cd, np, np, prp, vb, np, cd, in, dt, np, np, np, vb, prp, rb, vb])]</text:p>
      <text:p text:style-name="Standard">Res</text:p>
      <text:p text:style-name="Standard">Iteration: <text:s/>70 <text:tab/>s:2.3775 <text:tab/>Average Loss: <text:s/>2.0985803604125977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6.0</text:p>
      <text:p text:style-name="Standard">Evaluation time::</text:p>
      <text:p text:style-name="Standard">0.006025552749633789</text:p>
      <text:p text:style-name="Standard">Result..</text:p>
      <text:p text:style-name="Standard">[{wap([[2, birds, were, sitting, on, the, fence], [4, more, birds, came, to, joined, them], [birds, are, sitting, on, the, fence, now]],[[cd, np, vb, vb, in, dt, np], [cd, jjr, np, vb, to, vb, prp], [np, vb, vb, in, dt, np, rb]],[[0, 0, 2], [1, 0, 4]],6.0,[2, birds, were, sitting, on, the, fence, 4, more, birds, came, to, joined, them, birds, are, sitting, on, the, fence, now],[cd, np, vb, vb, in, dt, np, cd, jjr, np, vb, to, vb, prp, np, vb, vb, in, dt, np, rb]): tensor(0.5208, grad_fn=&lt;MulBackward0&gt;)}]</text:p>
      <text:p text:style-name="Standard">Result:</text:p>
      <text:p text:style-name="Standard">[wap([[2, birds, were, sitting, on, the, fence], [4, more, birds, came, to, joined, them], [birds, are, sitting, on, the, fence, now]],[[cd, np, vb, vb, in, dt, np], [cd, jjr, np, vb, to, vb, prp], [np, vb, vb, in, dt, np, rb]],[[0, 0, 2], [1, 0, 4]],6.0,[2, birds, were, sitting, on, the, fence, 4, more, birds, came, to, joined, them, birds, are, sitting, on, the, fence, now],[cd, np, vb, vb, in, dt, np, cd, jjr, np, vb, to, vb, prp, np, vb, vb, in, dt, np, rb])]</text:p>
      <text:p text:style-name="Standard">Res</text:p>
      <text:p text:style-name="Standard">Iteration: <text:s/>71 <text:tab/>s:1.6948 <text:tab/>Average Loss: <text:s/>0.6523041725158691</text:p>
      <text:p text:style-name="Standard">Found_Sol:</text:p>
      <text:p text:style-name="Standard">Container:</text:p>
      <text:p text:style-name="Standard">angela</text:p>
      <text:p text:style-name="Standard">Entity:</text:p>
      <text:p text:style-name="Standard">annie</text:p>
      <text:p text:style-name="Standard">15.0</text:p>
      <text:p text:style-name="Standard">Evaluation time::</text:p>
      <text:p text:style-name="Standard">0.004864931106567383</text:p>
      <text:p text:style-name="Standard"><text:soft-page-break/>Result..</text:p>
      <text:p text:style-name="Standard">[{wap([[angela, has, 11, tickets], [annie, gives, angela, 4, more], [does, angela, have, in, all]],[[np, vb, cd, np], [np, vb, np, cd, jjr], [vb, np, vb, in, dt]],[[0, 2, 11], [1, 3, 4]],15.0,[angela, has, 11, tickets, annie, gives, angela, 4, more, does, angela, have, in, all],[np, vb, cd, np, np, vb, np, cd, jjr, vb, np, vb, in, dt]): tensor(0.7339, grad_fn=&lt;MulBackward0&gt;)}]</text:p>
      <text:p text:style-name="Standard">Result:</text:p>
      <text:p text:style-name="Standard">[wap([[angela, has, 11, tickets], [annie, gives, angela, 4, more], [does, angela, have, in, all]],[[np, vb, cd, np], [np, vb, np, cd, jjr], [vb, np, vb, in, dt]],[[0, 2, 11], [1, 3, 4]],15.0,[angela, has, 11, tickets, annie, gives, angela, 4, more, does, angela, have, in, all],[np, vb, cd, np, np, vb, np, cd, jjr, vb, np, vb, in, dt])]</text:p>
      <text:p text:style-name="Standard">Res</text:p>
      <text:p text:style-name="Standard">Iteration: <text:s/>72 <text:tab/>s:0.5735 <text:tab/>Average Loss: <text:s/>0.30936503410339355</text:p>
      <text:p text:style-name="Standard">Found_Sol:</text:p>
      <text:p text:style-name="Standard">Container:</text:p>
      <text:p text:style-name="Standard">alyssa</text:p>
      <text:p text:style-name="Standard">Entity:</text:p>
      <text:p text:style-name="Standard">roses</text:p>
      <text:p text:style-name="Standard">11.0</text:p>
      <text:p text:style-name="Standard">Evaluation time::</text:p>
      <text:p text:style-name="Standard">0.0050907135009765625</text:p>
      <text:p text:style-name="Standard">Result..</text:p>
      <text:p text:style-name="Standard">[{wap([[there, were, 3, roses, in, the, vase], [alyssa, cut, some, roses, from, her, flower, garden], [there, are, now, 14, roses, in, the, vase], [did, she, cut]],[[ex, vb, cd, np, in, dt, np], [np, vb, dt, np, in, prp, np, np], [ex, vb, rb, cd, np, in, dt, np], [vb, prp, vb]],[[0, 2, 3], [2, 3, 14]],11.0,[there, were, 3, roses, in, the, vase, alyssa, cut, some, roses, from, her, flower, garden, there, are, now, 14, roses, in, the, vase, did, she, cut],[ex, vb, cd, np, in, dt, np, np, vb, dt, np, in, prp, np, np, ex, vb, rb, cd, np, in, dt, np, vb, prp, vb]): tensor(0.0337, grad_fn=&lt;MulBackward0&gt;)}]</text:p>
      <text:p text:style-name="Standard">Result:</text:p>
      <text:p text:style-name="Standard">[wap([[there, were, 3, roses, in, the, vase], [alyssa, cut, some, roses, from, her, flower, garden], [there, are, now, 14, roses, in, the, vase], [did, she, cut]],[[ex, vb, cd, np, in, dt, np], [np, vb, dt, np, in, prp, np, np], [ex, vb, rb, cd, np, in, dt, np], [vb, prp, vb]],[[0, 2, 3], [2, 3, 14]],11.0,[there, were, 3, roses, in, the, vase, alyssa, cut, some, roses, from, her, flower, garden, there, are, now, 14, roses, in, the, vase, did, she, cut],[ex, vb, cd, np, in, dt, np, np, vb, dt, np, in, prp, np, np, ex, vb, rb, cd, np, in, dt, np, vb, prp, vb])]</text:p>
      <text:p text:style-name="Standard">Res</text:p>
      <text:p text:style-name="Standard">Iteration: <text:s/>73 <text:tab/>s:15.8863 <text:tab/>Average Loss: <text:s/>3.391427755355835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crayons</text:p>
      <text:p text:style-name="Standard">4.0</text:p>
      <text:p text:style-name="Standard">Evaluation time::</text:p>
      <text:p text:style-name="Standard">0.005484342575073242</text:p>
      <text:p text:style-name="Standard">Result..</text:p>
      <text:p text:style-name="Standard">[{wap([[there, are, 7, crayons, in, the, drawer], [mary, took, 3, crayons, out, of, the, drawer], [crayons, are, there, now]],[[ex, vb, cd, np, in, dt, np], [np, vb, cd, np, in, in, dt, np], [np, vb, rb, rb]],[[0, 2, 7], [1, 2, 3]],4.0,[there, are, 7, crayons, in, the, drawer, mary, took, 3, crayons, out, of, the, drawer, crayons, <text:soft-page-break/>are, there, now],[ex, vb, cd, np, in, dt, np, np, vb, cd, np, in, in, dt, np, np, vb, rb, rb]): tensor(0.1361, grad_fn=&lt;MulBackward0&gt;)}]</text:p>
      <text:p text:style-name="Standard">Result:</text:p>
      <text:p text:style-name="Standard">[wap([[there, are, 7, crayons, in, the, drawer], [mary, took, 3, crayons, out, of, the, drawer], [crayons, are, there, now]],[[ex, vb, cd, np, in, dt, np], [np, vb, cd, np, in, in, dt, np], [np, vb, rb, rb]],[[0, 2, 7], [1, 2, 3]],4.0,[there, are, 7, crayons, in, the, drawer, mary, took, 3, crayons, out, of, the, drawer, crayons, are, there, now],[ex, vb, cd, np, in, dt, np, np, vb, cd, np, in, in, dt, np, np, vb, rb, rb])]</text:p>
      <text:p text:style-name="Standard">Res</text:p>
      <text:p text:style-name="Standard">Iteration: <text:s/>74 <text:tab/>s:4.2993 <text:tab/>Average Loss: <text:s/>1.9942512512207031</text:p>
      <text:p text:style-name="Standard">Found_Sol:</text:p>
      <text:p text:style-name="Standard">Container:</text:p>
      <text:p text:style-name="Standard">janet</text:p>
      <text:p text:style-name="Standard">Entity:</text:p>
      <text:p text:style-name="Standard">apples</text:p>
      <text:p text:style-name="Standard">152.0</text:p>
      <text:p text:style-name="Standard">Evaluation time::</text:p>
      <text:p text:style-name="Standard">0.0043375492095947266</text:p>
      <text:p text:style-name="Standard">Result..</text:p>
      <text:p text:style-name="Standard">[{wap([[janet, has, 57, apples], [she, finds, another, 95], [does, janet, have, in, all]],[[np, vb, cd, np], [prp, vb, dt, cd], [vb, np, vb, in, dt]],[[0, 2, 57], [1, 3, 95]],152.0,[janet, has, 57, apples, she, finds, another, 95, does, janet, have, in, all],[np, vb, cd, np, prp, vb, dt, cd, vb, np, vb, in, dt]): tensor(0.1979, grad_fn=&lt;MulBackward0&gt;)}]</text:p>
      <text:p text:style-name="Standard">Result:</text:p>
      <text:p text:style-name="Standard">[wap([[janet, has, 57, apples], [she, finds, another, 95], [does, janet, have, in, all]],[[np, vb, cd, np], [prp, vb, dt, cd], [vb, np, vb, in, dt]],[[0, 2, 57], [1, 3, 95]],152.0,[janet, has, 57, apples, she, finds, another, 95, does, janet, have, in, all],[np, vb, cd, np, prp, vb, dt, cd, vb, np, vb, in, dt])]</text:p>
      <text:p text:style-name="Standard">Res</text:p>
      <text:p text:style-name="Standard">Iteration: <text:s/>75 <text:tab/>s:0.6223 <text:tab/>Average Loss: <text:s/>1.6201910972595215</text:p>
      <text:p text:style-name="Standard">Found_Sol:</text:p>
      <text:p text:style-name="Standard">Container:</text:p>
      <text:p text:style-name="Standard">janet</text:p>
      <text:p text:style-name="Standard">Entity:</text:p>
      <text:p text:style-name="Standard">stickers</text:p>
      <text:p text:style-name="Standard">56.0</text:p>
      <text:p text:style-name="Standard">Evaluation time::</text:p>
      <text:p text:style-name="Standard">0.004663944244384766</text:p>
      <text:p text:style-name="Standard">Result..</text:p>
      <text:p text:style-name="Standard">[{wap([[janet, has, 3, stickers], [she, gets, 53, more, from, ruth], [does, janet, have, in, all]],[[np, vb, cd, np], [prp, vb, cd, jjr, in, np], [vb, np, vb, in, dt]],[[0, 2, 3], [1, 2, 53]],56.0,[janet, has, 3, stickers, she, gets, 53, more, from, ruth, does, janet, have, in, all],[np, vb, cd, np, prp, vb, cd, jjr, in, np, vb, np, vb, in, dt]): tensor(0.5861, grad_fn=&lt;MulBackward0&gt;)}]</text:p>
      <text:p text:style-name="Standard">Result:</text:p>
      <text:p text:style-name="Standard">[wap([[janet, has, 3, stickers], [she, gets, 53, more, from, ruth], [does, janet, have, in, all]],[[np, vb, cd, np], [prp, vb, cd, jjr, in, np], [vb, np, vb, in, dt]],[[0, 2, 3], [1, 2, 53]],56.0,[janet, has, 3, stickers, she, gets, 53, more, from, ruth, does, janet, have, in, all],[np, vb, cd, np, prp, vb, cd, jjr, in, np, vb, np, vb, in, dt])]</text:p>
      <text:p text:style-name="Standard">Res</text:p>
      <text:p text:style-name="Standard">Iteration: <text:s/>76 <text:tab/>s:0.4443 <text:tab/>Average Loss: <text:s/>0.5342444181442261</text:p>
      <text:p text:style-name="Standard">Found_Sol:</text:p>
      <text:p text:style-name="Standard"><text:soft-page-break/>Container:</text:p>
      <text:p text:style-name="Standard">barbara</text:p>
      <text:p text:style-name="Standard">Entity:</text:p>
      <text:p text:style-name="Standard">candies</text:p>
      <text:p text:style-name="Standard">27.0</text:p>
      <text:p text:style-name="Standard">Evaluation time::</text:p>
      <text:p text:style-name="Standard">0.004523515701293945</text:p>
      <text:p text:style-name="Standard">Result..</text:p>
      <text:p text:style-name="Standard">[{wap([[barbara, has, 9, candies], [she, buys, 18, more], [does, barbara, have, in, all]],[[np, vb, cd, np], [prp, vb, cd, jjr], [vb, np, vb, in, dt]],[[0, 2, 9], [1, 2, 18]],27.0,[barbara, has, 9, candies, she, buys, 18, more, does, barbara, have, in, all],[np, vb, cd, np, prp, vb, cd, jjr, vb, np, vb, in, dt]): tensor(0.5470, grad_fn=&lt;MulBackward0&gt;)}]</text:p>
      <text:p text:style-name="Standard">Result:</text:p>
      <text:p text:style-name="Standard">[wap([[barbara, has, 9, candies], [she, buys, 18, more], [does, barbara, have, in, all]],[[np, vb, cd, np], [prp, vb, cd, jjr], [vb, np, vb, in, dt]],[[0, 2, 9], [1, 2, 18]],27.0,[barbara, has, 9, candies, she, buys, 18, more, does, barbara, have, in, all],[np, vb, cd, np, prp, vb, cd, jjr, vb, np, vb, in, dt])]</text:p>
      <text:p text:style-name="Standard">Res</text:p>
      <text:p text:style-name="Standard">Iteration: <text:s/>77 <text:tab/>s:0.7072 <text:tab/>Average Loss: <text:s/>0.6033185720443726</text:p>
      <text:p text:style-name="Standard">Found_Sol:</text:p>
      <text:p text:style-name="Standard">Container:</text:p>
      <text:p text:style-name="Standard">lucy</text:p>
      <text:p text:style-name="Standard">Entity:</text:p>
      <text:p text:style-name="Standard">fish</text:p>
      <text:p text:style-name="Standard">68.0</text:p>
      <text:p text:style-name="Standard">Evaluation time::</text:p>
      <text:p text:style-name="Standard">0.005148887634277344</text:p>
      <text:p text:style-name="Standard">Result..</text:p>
      <text:p text:style-name="Standard">[{wap([[lucy, has, 212, fish], [does, she, need, to, buy], [to, have, 280, fish], [does, she, need, to, buy]],[[np, vb, cd, np], [vb, prp, vb, to, vb], [to, vb, cd, np], [vb, prp, vb, to, vb]],[[0, 2, 212], [2, 2, 280]],68.0,[lucy, has, 212, fish, does, she, need, to, buy, to, have, 280, fish, does, she, need, to, buy],[np, vb, cd, np, vb, prp, vb, to, vb, to, vb, cd, np, vb, prp, vb, to, vb]): tensor(0.0964, grad_fn=&lt;MulBackward0&gt;)}]</text:p>
      <text:p text:style-name="Standard">Result:</text:p>
      <text:p text:style-name="Standard">[wap([[lucy, has, 212, fish], [does, she, need, to, buy], [to, have, 280, fish], [does, she, need, to, buy]],[[np, vb, cd, np], [vb, prp, vb, to, vb], [to, vb, cd, np], [vb, prp, vb, to, vb]],[[0, 2, 212], [2, 2, 280]],68.0,[lucy, has, 212, fish, does, she, need, to, buy, to, have, 280, fish, does, she, need, to, buy],[np, vb, cd, np, vb, prp, vb, to, vb, to, vb, cd, np, vb, prp, vb, to, vb])]</text:p>
      <text:p text:style-name="Standard">Res</text:p>
      <text:p text:style-name="Standard">Iteration: <text:s/>78 <text:tab/>s:1.5081 <text:tab/>Average Loss: <text:s/>2.3393731117248535</text:p>
      <text:p text:style-name="Standard">Found_Sol:</text:p>
      <text:p text:style-name="Standard">Container:</text:p>
      <text:p text:style-name="Standard">teresa</text:p>
      <text:p text:style-name="Standard">Entity:</text:p>
      <text:p text:style-name="Standard">bananas</text:p>
      <text:p text:style-name="Standard">54.0</text:p>
      <text:p text:style-name="Standard">Evaluation time::</text:p>
      <text:p text:style-name="Standard">0.004677295684814453</text:p>
      <text:p text:style-name="Standard">Result..</text:p>
      <text:p text:style-name="Standard"><text:soft-page-break/>[{wap([[teresa, starts, with, 52, bananas], [she, gets, 2, more, from, rachel], [does, teresa, end, with]],[[np, vb, in, cd, np], [prp, vb, cd, jjr, in, np], [vb, np, vb, in]],[[0, 3, 52], [1, 2, 2]],54.0,[teresa, starts, with, 52, bananas, she, gets, 2, more, from, rachel, does, teresa, end, with],[np, vb, in, cd, np, prp, vb, cd, jjr, in, np, vb, np, vb, in]): tensor(0.6238, grad_fn=&lt;MulBackward0&gt;)}]</text:p>
      <text:p text:style-name="Standard">Result:</text:p>
      <text:p text:style-name="Standard">[wap([[teresa, starts, with, 52, bananas], [she, gets, 2, more, from, rachel], [does, teresa, end, with]],[[np, vb, in, cd, np], [prp, vb, cd, jjr, in, np], [vb, np, vb, in]],[[0, 3, 52], [1, 2, 2]],54.0,[teresa, starts, with, 52, bananas, she, gets, 2, more, from, rachel, does, teresa, end, with],[np, vb, in, cd, np, prp, vb, cd, jjr, in, np, vb, np, vb, in])]</text:p>
      <text:p text:style-name="Standard">Res</text:p>
      <text:p text:style-name="Standard">Iteration: <text:s/>79 <text:tab/>s:1.1163 <text:tab/>Average Loss: <text:s/>0.4719012379646301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dimes</text:p>
      <text:p text:style-name="Standard">4.0</text:p>
      <text:p text:style-name="Standard">Evaluation time::</text:p>
      <text:p text:style-name="Standard">0.0056383609771728516</text:p>
      <text:p text:style-name="Standard">Result..</text:p>
      <text:p text:style-name="Standard">[{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: tensor(0.3296, grad_fn=&lt;MulBackward0&gt;)}]</text:p>
      <text:p text:style-name="Standard">Result:</text:p>
      <text:p text:style-name="Standard">[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]</text:p>
      <text:p text:style-name="Standard">Res</text:p>
      <text:p text:style-name="Standard">Iteration: <text:s/>80 <text:tab/>s:2.4617 <text:tab/>Average Loss: <text:s/>1.1098999977111816</text:p>
      <text:p text:style-name="Standard">Found_Sol:</text:p>
      <text:p text:style-name="Standard">Container:</text:p>
      <text:p text:style-name="Standard">marta</text:p>
      <text:p text:style-name="Standard">Entity:</text:p>
      <text:p text:style-name="Standard">books</text:p>
      <text:p text:style-name="Standard">48.0</text:p>
      <text:p text:style-name="Standard">Evaluation time::</text:p>
      <text:p text:style-name="Standard">0.005518913269042969</text:p>
      <text:p text:style-name="Standard">Result..</text:p>
      <text:p text:style-name="Standard">[{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: tensor(0.4928, grad_fn=&lt;MulBackward0&gt;)}]</text:p>
      <text:p text:style-name="Standard">Result:</text:p>
      <text:p text:style-name="Standard">[wap([[there, are, 38, books, on, the, shelf], [marta, put, 10, more, books, on, the, shelf], [books, are, on, the, shelf, now]],[[ex, vb, cd, np, in, dt, np], [np, vb, cd, jjr, np, in, dt, np], [np, vb, in, dt, np, rb]],<text:soft-page-break/>[[0, 2, 38], [1, 2, 10]],48.0,[there, are, 38, books, on, the, shelf, marta, put, 10, more, books, on, the, shelf, books, are, on, the, shelf, now],[ex, vb, cd, np, in, dt, np, np, vb, cd, jjr, np, in, dt, np, np, vb, in, dt, np, rb])]</text:p>
      <text:p text:style-name="Standard">Res</text:p>
      <text:p text:style-name="Standard">Iteration: <text:s/>81 <text:tab/>s:2.5072 <text:tab/>Average Loss: <text:s/>0.7075933814048767</text:p>
      <text:p text:style-name="Standard">Found_Sol:</text:p>
      <text:p text:style-name="Standard">Container:</text:p>
      <text:p text:style-name="Standard">virginia</text:p>
      <text:p text:style-name="Standard">Entity:</text:p>
      <text:p text:style-name="Standard">amy</text:p>
      <text:p text:style-name="Standard">93.0</text:p>
      <text:p text:style-name="Standard">Evaluation time::</text:p>
      <text:p text:style-name="Standard">0.004362821578979492</text:p>
      <text:p text:style-name="Standard">Result..</text:p>
      <text:p text:style-name="Standard">[{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: tensor(0.6139, grad_fn=&lt;MulBackward0&gt;)}]</text:p>
      <text:p text:style-name="Standard">Result:</text:p>
      <text:p text:style-name="Standard">[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]</text:p>
      <text:p text:style-name="Standard">Res</text:p>
      <text:p text:style-name="Standard">Iteration: <text:s/>82 <text:tab/>s:1.0597 <text:tab/>Average Loss: <text:s/>0.4878535270690918</text:p>
      <text:p text:style-name="Standard">Found_Sol:</text:p>
      <text:p text:style-name="Standard">Container:</text:p>
      <text:p text:style-name="Standard">gary</text:p>
      <text:p text:style-name="Standard">Entity:</text:p>
      <text:p text:style-name="Standard">dollars</text:p>
      <text:p text:style-name="Standard">18.0</text:p>
      <text:p text:style-name="Standard">Evaluation time::</text:p>
      <text:p text:style-name="Standard">0.00415802001953125</text:p>
      <text:p text:style-name="Standard">Result..</text:p>
      <text:p text:style-name="Standard">[{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: tensor(0.2003, grad_fn=&lt;MulBackward0&gt;)}]</text:p>
      <text:p text:style-name="Standard">Result:</text:p>
      <text:p text:style-name="Standard">[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]</text:p>
      <text:p text:style-name="Standard">Res</text:p>
      <text:p text:style-name="Standard">Iteration: <text:s/>83 <text:tab/>s:1.2490 <text:tab/>Average Loss: <text:s/>1.60783052444458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<text:soft-page-break/>13.0</text:p>
      <text:p text:style-name="Standard">Evaluation time::</text:p>
      <text:p text:style-name="Standard">0.006452083587646484</text:p>
      <text:p text:style-name="Standard">Result..</text:p>
      <text:p text:style-name="Standard">[{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: tensor(0.0652, grad_fn=&lt;MulBackward0&gt;)}]</text:p>
      <text:p text:style-name="Standard">Result:</text:p>
      <text:p text:style-name="Standard">[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]</text:p>
      <text:p text:style-name="Standard">Res</text:p>
      <text:p text:style-name="Standard">Iteration: <text:s/>84 <text:tab/>s:19.5651 <text:tab/>Average Loss: <text:s/>2.7302329540252686</text:p>
      <text:p text:style-name="Standard">Evaluation time::</text:p>
      <text:p text:style-name="Standard">6.270408630371094e-05</text:p>
      <text:p text:style-name="Standard">Result..</text:p>
      <text:p text:style-name="Standard">[{}]</text:p>
      <text:p text:style-name="Standard">Iteration: <text:s/>85 <text:tab/>s:42.5178 <text:tab/>Average Loss: <text:s/>0.0</text:p>
      <text:p text:style-name="Standard">Found_Sol:</text:p>
      <text:p text:style-name="Standard">Container:</text:p>
      <text:p text:style-name="Standard">carla</text:p>
      <text:p text:style-name="Standard">Entity:</text:p>
      <text:p text:style-name="Standard">marbles</text:p>
      <text:p text:style-name="Standard">2289.0</text:p>
      <text:p text:style-name="Standard">Evaluation time::</text:p>
      <text:p text:style-name="Standard">0.00448918342590332</text:p>
      <text:p text:style-name="Standard">Result..</text:p>
      <text:p text:style-name="Standard">[{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: tensor(0.0841, grad_fn=&lt;MulBackward0&gt;)}]</text:p>
      <text:p text:style-name="Standard">Result:</text:p>
      <text:p text:style-name="Standard">[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]</text:p>
      <text:p text:style-name="Standard">Res</text:p>
      <text:p text:style-name="Standard">Iteration: <text:s/>86 <text:tab/>s:1.3178 <text:tab/>Average Loss: <text:s/>2.476060152053833</text:p>
      <text:p text:style-name="Standard">Evaluation time::</text:p>
      <text:p text:style-name="Standard">6.389617919921875e-05</text:p>
      <text:p text:style-name="Standard">Result..</text:p>
      <text:p text:style-name="Standard">[{}]</text:p>
      <text:p text:style-name="Standard">Iteration: <text:s/>87 <text:tab/>s:42.6681 <text:tab/>Average Loss: <text:s/>0.0</text:p>
      <text:p text:style-name="Standard"><text:soft-page-break/>Evaluation time::</text:p>
      <text:p text:style-name="Standard">6.246566772460938e-05</text:p>
      <text:p text:style-name="Standard">Result..</text:p>
      <text:p text:style-name="Standard">[{}]</text:p>
      <text:p text:style-name="Standard">Iteration: <text:s/>88 <text:tab/>s:30.9575 <text:tab/>Average Loss: <text:s/>0.0</text:p>
      <text:p text:style-name="Standard">Found_Sol:</text:p>
      <text:p text:style-name="Standard">Container:</text:p>
      <text:p text:style-name="Standard">plate</text:p>
      <text:p text:style-name="Standard">Entity:</text:p>
      <text:p text:style-name="Standard">meatballs</text:p>
      <text:p text:style-name="Standard">14.0</text:p>
      <text:p text:style-name="Standard">Evaluation time::</text:p>
      <text:p text:style-name="Standard">0.0050811767578125</text:p>
      <text:p text:style-name="Standard">Result..</text:p>
      <text:p text:style-name="Standard">[{wap([[hayley, had, 25, meatballs, on, her, plate], [kirsten, stole, some, of, her, meatballs], [now, she, has, 11, meatballs, on, her, plate], [did, kirsten, steal]],[[np, vb, cd, np, in, prp, np], [np, vb, dt, in, prp, np], [rb, prp, vb, cd, np, in, prp, np], [vb, np, vb]],[[0, 2, 25], [2, 3, 11]],14.0,[hayley, had, 25, meatballs, on, her, plate, kirsten, stole, some, of, her, meatballs, now, she, has, 11, meatballs, on, her, plate, did, kirsten, steal],[np, vb, cd, np, in, prp, np, np, vb, dt, in, prp, np, rb, prp, vb, cd, np, in, prp, np, vb, np, vb]): tensor(0.0619, grad_fn=&lt;MulBackward0&gt;)}]</text:p>
      <text:p text:style-name="Standard">Result:</text:p>
      <text:p text:style-name="Standard">[wap([[hayley, had, 25, meatballs, on, her, plate], [kirsten, stole, some, of, her, meatballs], [now, she, has, 11, meatballs, on, her, plate], [did, kirsten, steal]],[[np, vb, cd, np, in, prp, np], [np, vb, dt, in, prp, np], [rb, prp, vb, cd, np, in, prp, np], [vb, np, vb]],[[0, 2, 25], [2, 3, 11]],14.0,[hayley, had, 25, meatballs, on, her, plate, kirsten, stole, some, of, her, meatballs, now, she, has, 11, meatballs, on, her, plate, did, kirsten, steal],[np, vb, cd, np, in, prp, np, np, vb, dt, in, prp, np, rb, prp, vb, cd, np, in, prp, np, vb, np, vb])]</text:p>
      <text:p text:style-name="Standard">Res</text:p>
      <text:p text:style-name="Standard">Iteration: <text:s/>89 <text:tab/>s:1.1276 <text:tab/>Average Loss: <text:s/>2.7827632427215576</text:p>
      <text:p text:style-name="Standard">Found_Sol:</text:p>
      <text:p text:style-name="Standard">Container:</text:p>
      <text:p text:style-name="Standard">evelyn</text:p>
      <text:p text:style-name="Standard">Entity:</text:p>
      <text:p text:style-name="Standard">bottle</text:p>
      <text:p text:style-name="Standard">81.0</text:p>
      <text:p text:style-name="Standard">Evaluation time::</text:p>
      <text:p text:style-name="Standard">0.004494905471801758</text:p>
      <text:p text:style-name="Standard">Result..</text:p>
      <text:p text:style-name="Standard">[{wap([[evelyn, starts, with, 18, bottle, caps], [she, finds, another, 63], [does, evelyn, end, with]],[[np, vb, in, cd, np, np], [prp, vb, dt, cd], [vb, np, vb, in]],[[0, 3, 18], [1, 3, 63]],81.0,[evelyn, starts, with, 18, bottle, caps, she, finds, another, 63, does, evelyn, end, with],[np, vb, in, cd, np, np, prp, vb, dt, cd, vb, np, vb, in]): tensor(0.0609, grad_fn=&lt;MulBackward0&gt;)}]</text:p>
      <text:p text:style-name="Standard">Result:</text:p>
      <text:p text:style-name="Standard">[wap([[evelyn, starts, with, 18, bottle, caps], [she, finds, another, 63], [does, evelyn, end, with]],[[np, vb, in, cd, np, np], [prp, vb, dt, cd], [vb, np, vb, in]],[[0, 3, 18], [1, 3, 63]],81.0,[evelyn, starts, with, 18, bottle, caps, she, finds, another, 63, does, evelyn, end, with],[np, vb, in, cd, np, np, prp, vb, dt, cd, vb, np, vb, in])]</text:p>
      <text:p text:style-name="Standard">Res</text:p>
      <text:p text:style-name="Standard">Iteration: <text:s/>90 <text:tab/>s:0.7423 <text:tab/>Average Loss: <text:s/>2.7993369102478027</text:p>
      <text:p text:style-name="Standard"><text:soft-page-break/>Found_Sol:</text:p>
      <text:p text:style-name="Standard">Container:</text:p>
      <text:p text:style-name="Standard">peter</text:p>
      <text:p text:style-name="Standard">Entity:</text:p>
      <text:p text:style-name="Standard">bridget</text:p>
      <text:p text:style-name="Standard">11.0</text:p>
      <text:p text:style-name="Standard">Evaluation time::</text:p>
      <text:p text:style-name="Standard">0.004342317581176758</text:p>
      <text:p text:style-name="Standard">Result..</text:p>
      <text:p text:style-name="Standard">[{wap([[peter, starts, with, 8, erasers], [bridget, gives, peter, 3, more], [peter, end, with]],[[np, vb, in, cd, np], [np, vb, np, cd, jjr], [np, vb, in]],[[0, 3, 8], [1, 3, 3]],11.0,[peter, starts, with, 8, erasers, bridget, gives, peter, 3, more, peter, end, with],[np, vb, in, cd, np, np, vb, np, cd, jjr, np, vb, in]): tensor(0.9087, grad_fn=&lt;MulBackward0&gt;)}]</text:p>
      <text:p text:style-name="Standard">Result:</text:p>
      <text:p text:style-name="Standard">[wap([[peter, starts, with, 8, erasers], [bridget, gives, peter, 3, more], [peter, end, with]],[[np, vb, in, cd, np], [np, vb, np, cd, jjr], [np, vb, in]],[[0, 3, 8], [1, 3, 3]],11.0,[peter, starts, with, 8, erasers, bridget, gives, peter, 3, more, peter, end, with],[np, vb, in, cd, np, np, vb, np, cd, jjr, np, vb, in])]</text:p>
      <text:p text:style-name="Standard">Res</text:p>
      <text:p text:style-name="Standard">Iteration: <text:s/>91 <text:tab/>s:0.4496 <text:tab/>Average Loss: <text:s/>0.09576645493507385</text:p>
      <text:p text:style-name="Standard">Found_Sol:</text:p>
      <text:p text:style-name="Standard">Container:</text:p>
      <text:p text:style-name="Standard">mildred</text:p>
      <text:p text:style-name="Standard">Entity:</text:p>
      <text:p text:style-name="Standard">oranges</text:p>
      <text:p text:style-name="Standard">79.0</text:p>
      <text:p text:style-name="Standard">Evaluation time::</text:p>
      <text:p text:style-name="Standard">0.004883766174316406</text:p>
      <text:p text:style-name="Standard">Result..</text:p>
      <text:p text:style-name="Standard">[{wap([[mildred, collects, 77, oranges], [mildred, ss, father, gives, mildred, 2, more], [does, mildred, have, now]],[[np, vb, cd, np], [np, pos1, np, vb, np, cd, jjr], [vb, np, vb, rb]],[[0, 2, 77], [1, 5, 2]],79.0,[mildred, collects, 77, oranges, mildred, ss, father, gives, mildred, 2, more, does, mildred, have, now],[np, vb, cd, np, np, pos1, np, vb, np, cd, jjr, vb, np, vb, rb]): tensor(0.9829, grad_fn=&lt;MulBackward0&gt;)}]</text:p>
      <text:p text:style-name="Standard">Result:</text:p>
      <text:p text:style-name="Standard">[wap([[mildred, collects, 77, oranges], [mildred, ss, father, gives, mildred, 2, more], [does, mildred, have, now]],[[np, vb, cd, np], [np, pos1, np, vb, np, cd, jjr], [vb, np, vb, rb]],[[0, 2, 77], [1, 5, 2]],79.0,[mildred, collects, 77, oranges, mildred, ss, father, gives, mildred, 2, more, does, mildred, have, now],[np, vb, cd, np, np, pos1, np, vb, np, cd, jjr, vb, np, vb, rb])]</text:p>
      <text:p text:style-name="Standard">Res</text:p>
      <text:p text:style-name="Standard">Iteration: <text:s/>92 <text:tab/>s:0.5794 <text:tab/>Average Loss: <text:s/>0.017197659239172935</text:p>
      <text:p text:style-name="Standard">Found_Sol:</text:p>
      <text:p text:style-name="Standard">Container:</text:p>
      <text:p text:style-name="Standard">sarah</text:p>
      <text:p text:style-name="Standard">Entity:</text:p>
      <text:p text:style-name="Standard">jeff</text:p>
      <text:p text:style-name="Standard">51.0</text:p>
      <text:p text:style-name="Standard">Evaluation time::</text:p>
      <text:p text:style-name="Standard">0.005700588226318359</text:p>
      <text:p text:style-name="Standard">Result..</text:p>
      <text:p text:style-name="Standard"><text:soft-page-break/>[{wap([[sarah, had, some, trucks], [she, gave, 13, to, jeff], [now, she, has, 38, trucks, left], [did, sarah, have, to, start, with]],[[np, vb, dt, np], [prp, vb, cd, in, np], [rb, prp, vb, cd, np, vb], [vb, np, vb, to, vb, in]],[[1, 2, 13], [2, 3, 38]],51.0,[sarah, had, some, trucks, she, gave, 13, to, jeff, now, she, has, 38, trucks, left, did, sarah, have, to, start, with],[np, vb, dt, np, prp, vb, cd, in, np, rb, prp, vb, cd, np, vb, vb, np, vb, to, vb, in]): tensor(0.7817, grad_fn=&lt;MulBackward0&gt;)}]</text:p>
      <text:p text:style-name="Standard">Result:</text:p>
      <text:p text:style-name="Standard">[wap([[sarah, had, some, trucks], [she, gave, 13, to, jeff], [now, she, has, 38, trucks, left], [did, sarah, have, to, start, with]],[[np, vb, dt, np], [prp, vb, cd, in, np], [rb, prp, vb, cd, np, vb], [vb, np, vb, to, vb, in]],[[1, 2, 13], [2, 3, 38]],51.0,[sarah, had, some, trucks, she, gave, 13, to, jeff, now, she, has, 38, trucks, left, did, sarah, have, to, start, with],[np, vb, dt, np, prp, vb, cd, in, np, rb, prp, vb, cd, np, vb, vb, np, vb, to, vb, in])]</text:p>
      <text:p text:style-name="Standard">Res</text:p>
      <text:p text:style-name="Standard">Iteration: <text:s/>93 <text:tab/>s:1.9859 <text:tab/>Average Loss: <text:s/>0.2463325709104538</text:p>
      <text:p text:style-name="Standard">Found_Sol:</text:p>
      <text:p text:style-name="Standard">Container:</text:p>
      <text:p text:style-name="Standard">wong</text:p>
      <text:p text:style-name="Standard">Entity:</text:p>
      <text:p text:style-name="Standard">valentines</text:p>
      <text:p text:style-name="Standard">22.0</text:p>
      <text:p text:style-name="Standard">Evaluation time::</text:p>
      <text:p text:style-name="Standard">0.004778385162353516</text:p>
      <text:p text:style-name="Standard">Result..</text:p>
      <text:p text:style-name="Standard">[{wap([[mrs, wong, had, 30, valentines], [she, gave, 8, valentines, to, her, children], [does, she, have, left]],[[np, np, vb, cd, np], [prp, vb, cd, np, in, prp, np], [vb, prp, vb, vb]],[[0, 3, 30], [1, 2, 8]],22.0,[mrs, wong, had, 30, valentines, she, gave, 8, valentines, to, her, children, does, she, have, left],[np, np, vb, cd, np, prp, vb, cd, np, in, prp, np, vb, prp, vb, vb]): tensor(0.7148, grad_fn=&lt;MulBackward0&gt;)}]</text:p>
      <text:p text:style-name="Standard">Result:</text:p>
      <text:p text:style-name="Standard">[wap([[mrs, wong, had, 30, valentines], [she, gave, 8, valentines, to, her, children], [does, she, have, left]],[[np, np, vb, cd, np], [prp, vb, cd, np, in, prp, np], [vb, prp, vb, vb]],[[0, 3, 30], [1, 2, 8]],22.0,[mrs, wong, had, 30, valentines, she, gave, 8, valentines, to, her, children, does, she, have, left],[np, np, vb, cd, np, prp, vb, cd, np, in, prp, np, vb, prp, vb, vb])]</text:p>
      <text:p text:style-name="Standard">Res</text:p>
      <text:p text:style-name="Standard">Iteration: <text:s/>94 <text:tab/>s:1.1312 <text:tab/>Average Loss: <text:s/>0.33581945300102234</text:p>
      <text:p text:style-name="Standard">Found_Sol:</text:p>
      <text:p text:style-name="Standard">Container:</text:p>
      <text:p text:style-name="Standard">beach</text:p>
      <text:p text:style-name="Standard">Entity:</text:p>
      <text:p text:style-name="Standard">seashells</text:p>
      <text:p text:style-name="Standard">34.0</text:p>
      <text:p text:style-name="Standard">Evaluation time::</text:p>
      <text:p text:style-name="Standard">0.005721569061279297</text:p>
      <text:p text:style-name="Standard">Result..</text:p>
      <text:p text:style-name="Standard">[{wap([[dan, found, 56, seashells, on, the, beach], [he, gave, jessica, some, of, his, seashells], [he, has, 22, seashell], [did, he, give, to, jessica]],[[np, vb, cd, np, in, dt, np], [prp, vb, np, dt, in, prp, np], [prp, vb, cd, np], [vb, prp, vb, in, np]],[[0, 2, 56], [2, 2, 22]],34.0,[dan, found, 56, seashells, on, the, beach, he, gave, jessica, some, of, his, seashells, he, has, 22, seashell, did, he, give, to, jessica],[np, vb, cd, np, in, dt, np, prp, vb, np, dt, in, prp, np, prp, vb, cd, np, vb, prp, vb, in, np]): tensor(0.0035, grad_fn=&lt;MulBackward0&gt;)}]</text:p>
      <text:p text:style-name="Standard">Result:</text:p>
      <text:p text:style-name="Standard"><text:soft-page-break/>[wap([[dan, found, 56, seashells, on, the, beach], [he, gave, jessica, some, of, his, seashells], [he, has, 22, seashell], [did, he, give, to, jessica]],[[np, vb, cd, np, in, dt, np], [prp, vb, np, dt, in, prp, np], [prp, vb, cd, np], [vb, prp, vb, in, np]],[[0, 2, 56], [2, 2, 22]],34.0,[dan, found, 56, seashells, on, the, beach, he, gave, jessica, some, of, his, seashells, he, has, 22, seashell, did, he, give, to, jessica],[np, vb, cd, np, in, dt, np, prp, vb, np, dt, in, prp, np, prp, vb, cd, np, vb, prp, vb, in, np])]</text:p>
      <text:p text:style-name="Standard">Res</text:p>
      <text:p text:style-name="Standard">Iteration: <text:s/>95 <text:tab/>s:4.7843 <text:tab/>Average Loss: <text:s/>5.6662421226501465</text:p>
      <text:p text:style-name="Standard">Found_Sol:</text:p>
      <text:p text:style-name="Standard">Container:</text:p>
      <text:p text:style-name="Standard">josh</text:p>
      <text:p text:style-name="Standard">Entity:</text:p>
      <text:p text:style-name="Standard">pencils</text:p>
      <text:p text:style-name="Standard">111.0</text:p>
      <text:p text:style-name="Standard">Evaluation time::</text:p>
      <text:p text:style-name="Standard">0.004594564437866211</text:p>
      <text:p text:style-name="Standard">Result..</text:p>
      <text:p text:style-name="Standard">[{wap([[josh, had, 142, pencils], [he, gave, 31, pencils, to, dorothy], [does, josh, have, left]],[[np, vb, cd, np], [prp, vb, cd, np, in, np], [vb, np, vb, vb]],[[0, 2, 142], [1, 2, 31]],111.0,[josh, had, 142, pencils, he, gave, 31, pencils, to, dorothy, does, josh, have, left],[np, vb, cd, np, prp, vb, cd, np, in, np, vb, np, vb, vb]): tensor(0.6265, grad_fn=&lt;MulBackward0&gt;)}]</text:p>
      <text:p text:style-name="Standard">Result:</text:p>
      <text:p text:style-name="Standard">[wap([[josh, had, 142, pencils], [he, gave, 31, pencils, to, dorothy], [does, josh, have, left]],[[np, vb, cd, np], [prp, vb, cd, np, in, np], [vb, np, vb, vb]],[[0, 2, 142], [1, 2, 31]],111.0,[josh, had, 142, pencils, he, gave, 31, pencils, to, dorothy, does, josh, have, left],[np, vb, cd, np, prp, vb, cd, np, in, np, vb, np, vb, vb])]</text:p>
      <text:p text:style-name="Standard">Res</text:p>
      <text:p text:style-name="Standard">Iteration: <text:s/>96 <text:tab/>s:0.9419 <text:tab/>Average Loss: <text:s/>0.467609167098999</text:p>
      <text:p text:style-name="Standard">Found_Sol:</text:p>
      <text:p text:style-name="Standard">Container:</text:p>
      <text:p text:style-name="Standard">dan</text:p>
      <text:p text:style-name="Standard">Entity:</text:p>
      <text:p text:style-name="Standard">limes</text:p>
      <text:p text:style-name="Standard">5.0</text:p>
      <text:p text:style-name="Standard">Evaluation time::</text:p>
      <text:p text:style-name="Standard">0.0047986507415771484</text:p>
      <text:p text:style-name="Standard">Result..</text:p>
      <text:p text:style-name="Standard">[{wap([[dan, picked, 9, limes], [he, gave, sara, 4, of, the, limes], [does, dan, have, now]],[[np, vb, cd, np], [prp, vb, np, cd, in, dt, np], [vb, np, vb, rb]],[[0, 2, 9], [1, 3, 4]],5.0,[dan, picked, 9, limes, he, gave, sara, 4, of, the, limes, does, dan, have, now],[np, vb, cd, np, prp, vb, np, cd, in, dt, np, vb, np, vb, rb]): tensor(0.8334, grad_fn=&lt;MulBackward0&gt;)}]</text:p>
      <text:p text:style-name="Standard">Result:</text:p>
      <text:p text:style-name="Standard">[wap([[dan, picked, 9, limes], [he, gave, sara, 4, of, the, limes], [does, dan, have, now]],[[np, vb, cd, np], [prp, vb, np, cd, in, dt, np], [vb, np, vb, rb]],[[0, 2, 9], [1, 3, 4]],5.0,[dan, picked, 9, limes, he, gave, sara, 4, of, the, limes, does, dan, have, now],[np, vb, cd, np, prp, vb, np, cd, in, dt, np, vb, np, vb, rb])]</text:p>
      <text:p text:style-name="Standard">Res</text:p>
      <text:p text:style-name="Standard">Iteration: <text:s/>97 <text:tab/>s:1.3285 <text:tab/>Average Loss: <text:s/>0.18228724598884583</text:p>
      <text:p text:style-name="Standard">Found_Sol:</text:p>
      <text:p text:style-name="Standard">Container:</text:p>
      <text:p text:style-name="Standard">franklin</text:p>
      <text:p text:style-name="Standard"><text:soft-page-break/>Entity:</text:p>
      <text:p text:style-name="Standard">mrs</text:p>
      <text:p text:style-name="Standard">42.0</text:p>
      <text:p text:style-name="Standard">Evaluation time::</text:p>
      <text:p text:style-name="Standard">0.005705595016479492</text:p>
      <text:p text:style-name="Standard">Result..</text:p>
      <text:p text:style-name="Standard">[{wap([[mrs, franklin, had, 58, valentines], [mrs, franklin, gave, some, to, her, students], [now, she, has, 16], [mrs, franklin, give, to, her, students]],[[np, np, vb, cd, np], [np, np, vb, dt, in, prp, np], [rb, prp, vb, cd], [np, np, vb, in, prp, np]],[[0, 3, 58], [2, 3, 16]],42.0,[mrs, franklin, had, 58, valentines, mrs, franklin, gave, some, to, her, students, now, she, has, 16, mrs, franklin, give, to, her, students],[np, np, vb, cd, np, np, np, vb, dt, in, prp, np, rb, prp, vb, cd, np, np, vb, in, prp, np]): tensor(0.4943, grad_fn=&lt;MulBackward0&gt;)}]</text:p>
      <text:p text:style-name="Standard">Result:</text:p>
      <text:p text:style-name="Standard">[wap([[mrs, franklin, had, 58, valentines], [mrs, franklin, gave, some, to, her, students], [now, she, has, 16], [mrs, franklin, give, to, her, students]],[[np, np, vb, cd, np], [np, np, vb, dt, in, prp, np], [rb, prp, vb, cd], [np, np, vb, in, prp, np]],[[0, 3, 58], [2, 3, 16]],42.0,[mrs, franklin, had, 58, valentines, mrs, franklin, gave, some, to, her, students, now, she, has, 16, mrs, franklin, give, to, her, students],[np, np, vb, cd, np, np, np, vb, dt, in, prp, np, rb, prp, vb, cd, np, np, vb, in, prp, np])]</text:p>
      <text:p text:style-name="Standard">Res</text:p>
      <text:p text:style-name="Standard">Iteration: <text:s/>98 <text:tab/>s:0.8768 <text:tab/>Average Loss: <text:s/>0.7045191526412964</text:p>
      <text:p text:style-name="Standard">Found_Sol:</text:p>
      <text:p text:style-name="Standard">Container:</text:p>
      <text:p text:style-name="Standard">farmer</text:p>
      <text:p text:style-name="Standard">Entity:</text:p>
      <text:p text:style-name="Standard">apples</text:p>
      <text:p text:style-name="Standard">39.0</text:p>
      <text:p text:style-name="Standard">Evaluation time::</text:p>
      <text:p text:style-name="Standard">0.004802703857421875</text:p>
      <text:p text:style-name="Standard">Result..</text:p>
      <text:p text:style-name="Standard">[{wap([[the, farmer, had, 127, apples], [he, gave, 88, apples, to, his, neighbor], [does, he, have, now]],[[dt, np, vb, cd, np], [prp, vb, cd, np, in, prp, np], [vb, prp, vb, rb]],[[0, 3, 127], [1, 2, 88]],39.0,[the, farmer, had, 127, apples, he, gave, 88, apples, to, his, neighbor, does, he, have, now],[dt, np, vb, cd, np, prp, vb, cd, np, in, prp, np, vb, prp, vb, rb]): tensor(0.4787, grad_fn=&lt;MulBackward0&gt;)}]</text:p>
      <text:p text:style-name="Standard">Result:</text:p>
      <text:p text:style-name="Standard">[wap([[the, farmer, had, 127, apples], [he, gave, 88, apples, to, his, neighbor], [does, he, have, now]],[[dt, np, vb, cd, np], [prp, vb, cd, np, in, prp, np], [vb, prp, vb, rb]],[[0, 3, 127], [1, 2, 88]],39.0,[the, farmer, had, 127, apples, he, gave, 88, apples, to, his, neighbor, does, he, have, now],[dt, np, vb, cd, np, prp, vb, cd, np, in, prp, np, vb, prp, vb, rb])]</text:p>
      <text:p text:style-name="Standard">Res</text:p>
      <text:p text:style-name="Standard">Iteration: <text:s/>99 <text:tab/>s:0.9215 <text:tab/>Average Loss: <text:s/>0.7367839217185974</text:p>
      <text:p text:style-name="Standard">Found_Sol:</text:p>
      <text:p text:style-name="Standard">Container:</text:p>
      <text:p text:style-name="Standard">willie</text:p>
      <text:p text:style-name="Standard">Entity:</text:p>
      <text:p text:style-name="Standard">stickers</text:p>
      <text:p text:style-name="Standard">29.0</text:p>
      <text:p text:style-name="Standard">Evaluation time::</text:p>
      <text:p text:style-name="Standard">0.004543781280517578</text:p>
      <text:p text:style-name="Standard">Result..</text:p>
      <text:p text:style-name="Standard"><text:soft-page-break/>[{wap([[willie, starts, with, 36, stickers], [he, gives, 7, to, emily], [does, willie, end, with]],[[np, vb, in, cd, np], [prp, vb, cd, in, np], [vb, np, vb, in]],[[0, 3, 36], [1, 2, 7]],29.0,[willie, starts, with, 36, stickers, he, gives, 7, to, emily, does, willie, end, with],[np, vb, in, cd, np, prp, vb, cd, in, np, vb, np, vb, in]): tensor(0.8973, grad_fn=&lt;MulBackward0&gt;)}]</text:p>
      <text:p text:style-name="Standard">Result:</text:p>
      <text:p text:style-name="Standard">[wap([[willie, starts, with, 36, stickers], [he, gives, 7, to, emily], [does, willie, end, with]],[[np, vb, in, cd, np], [prp, vb, cd, in, np], [vb, np, vb, in]],[[0, 3, 36], [1, 2, 7]],29.0,[willie, starts, with, 36, stickers, he, gives, 7, to, emily, does, willie, end, with],[np, vb, in, cd, np, prp, vb, cd, in, np, vb, np, vb, in])]</text:p>
      <text:p text:style-name="Standard">Res</text:p>
      <text:p text:style-name="Standard">Iteration: <text:s/>100 <text:tab/>s:1.0387 <text:tab/>Average Loss: <text:s/>0.1083572506904602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crayons</text:p>
      <text:p text:style-name="Standard">13.0</text:p>
      <text:p text:style-name="Standard">Evaluation time::</text:p>
      <text:p text:style-name="Standard">0.005659818649291992</text:p>
      <text:p text:style-name="Standard">Result..</text:p>
      <text:p text:style-name="Standard">[{wap([[there, are, 7, crayons, in, a, box], [gerald, puts, 6, more, crayons, inside], [crayons, are, in, the, box]],[[ex, vb, cd, np, in, dt, np], [np, vb, cd, jjr, np, rb], [np, vb, in, dt, np]],[[0, 2, 7], [1, 2, 6]],13.0,[there, are, 7, crayons, in, a, box, gerald, puts, 6, more, crayons, inside, crayons, are, in, the, box],[ex, vb, cd, np, in, dt, np, np, vb, cd, jjr, np, rb, np, vb, in, dt, np]): tensor(0.3354, grad_fn=&lt;MulBackward0&gt;)}]</text:p>
      <text:p text:style-name="Standard">Result:</text:p>
      <text:p text:style-name="Standard">[wap([[there, are, 7, crayons, in, a, box], [gerald, puts, 6, more, crayons, inside], [crayons, are, in, the, box]],[[ex, vb, cd, np, in, dt, np], [np, vb, cd, jjr, np, rb], [np, vb, in, dt, np]],[[0, 2, 7], [1, 2, 6]],13.0,[there, are, 7, crayons, in, a, box, gerald, puts, 6, more, crayons, inside, crayons, are, in, the, box],[ex, vb, cd, np, in, dt, np, np, vb, cd, jjr, np, rb, np, vb, in, dt, np])]</text:p>
      <text:p text:style-name="Standard">Res</text:p>
      <text:p text:style-name="Standard">Iteration: <text:s/>101 <text:tab/>s:2.3085 <text:tab/>Average Loss: <text:s/>1.0925161838531494</text:p>
      <text:p text:style-name="P5"/>
      <text:p text:style-name="Standard"/>
      <text:p text:style-name="Standard">tina</text:p>
      <text:p text:style-name="Standard">Entity:</text:p>
      <text:p text:style-name="Standard">bananas</text:p>
      <text:p text:style-name="Standard">85.0</text:p>
      <text:p text:style-name="Standard">Evaluation time::</text:p>
      <text:p text:style-name="Standard">0.004736661911010742</text:p>
      <text:p text:style-name="Standard">Result..</text:p>
      <text:p text:style-name="Standard">[{wap([[tina, has, 82, bananas], [she, gets, 3, more, from, joyce], [does, tina, have, in, all]],[[np, vb, cd, np], [prp, vb, cd, jjr, in, np], [vb, np, vb, in, dt]],[[0, 2, 82], [1, 2, 3]],85.0,[tina, has, 82, bananas, she, gets, 3, more, from, joyce, does, tina, have, in, all],[np, vb, cd, np, prp, vb, cd, jjr, in, np, vb, np, vb, in, dt]): tensor(0.7181, grad_fn=&lt;MulBackward0&gt;)}]</text:p>
      <text:p text:style-name="Standard">Result:</text:p>
      <text:p text:style-name="Standard">[wap([[tina, has, 82, bananas], [she, gets, 3, more, from, joyce], [does, tina, have, in, all]],[[np, vb, cd, np], [prp, vb, cd, jjr, in, np], [vb, np, vb, in, dt]],[[0, 2, 82], [1, 2, 3]],85.0,[tina, has, 82, bananas, she, gets, 3, more, from, joyce, does, tina, have, in, all],[np, vb, cd, np, prp, vb, cd, jjr, in, np, vb, np, vb, in, dt])]</text:p>
      <text:p text:style-name="Standard"><text:soft-page-break/>Res</text:p>
      <text:p text:style-name="Standard">Iteration: <text:s/>65 <text:tab/>s:0.5122 <text:tab/>Average Loss: <text:s/>0.3310958743095398</text:p>
      <text:p text:style-name="Standard">Evaluation time::</text:p>
      <text:p text:style-name="Standard">6.151199340820312e-05</text:p>
      <text:p text:style-name="Standard">Result..</text:p>
      <text:p text:style-name="Standard">[{}]</text:p>
      <text:p text:style-name="Standard">Iteration: <text:s/>66 <text:tab/>s:0.3729 <text:tab/>Average Loss: <text:s/>0.0</text:p>
      <text:p text:style-name="Standard">Found_Sol:</text:p>
      <text:p text:style-name="Standard">Container:</text:p>
      <text:p text:style-name="Standard">sam</text:p>
      <text:p text:style-name="Standard">Entity:</text:p>
      <text:p text:style-name="Standard">dimes</text:p>
      <text:p text:style-name="Standard">16.0</text:p>
      <text:p text:style-name="Standard">Evaluation time::</text:p>
      <text:p text:style-name="Standard">0.0047571659088134766</text:p>
      <text:p text:style-name="Standard">Result..</text:p>
      <text:p text:style-name="Standard">[{wap([[sam, had, 9, dimes, in, his, bank], [his, dad, gave, him, 7, dimes], [does, sam, have, now]],[[np, vb, cd, np, in, prp, np], [prp, np, vb, prp, cd, np], [vb, np, vb, rb]],[[0, 2, 9], [1, 4, 7]],16.0,[sam, had, 9, dimes, in, his, bank, his, dad, gave, him, 7, dimes, does, sam, have, now],[np, vb, cd, np, in, prp, np, prp, np, vb, prp, cd, np, vb, np, vb, rb]): tensor(0.0124, grad_fn=&lt;MulBackward0&gt;)}]</text:p>
      <text:p text:style-name="Standard">Result:</text:p>
      <text:p text:style-name="Standard">[wap([[sam, had, 9, dimes, in, his, bank], [his, dad, gave, him, 7, dimes], [does, sam, have, now]],[[np, vb, cd, np, in, prp, np], [prp, np, vb, prp, cd, np], [vb, np, vb, rb]],[[0, 2, 9], [1, 4, 7]],16.0,[sam, had, 9, dimes, in, his, bank, his, dad, gave, him, 7, dimes, does, sam, have, now],[np, vb, cd, np, in, prp, np, prp, np, vb, prp, cd, np, vb, np, vb, rb])]</text:p>
      <text:p text:style-name="Standard">Res</text:p>
      <text:p text:style-name="Standard">Iteration: <text:s/>67 <text:tab/>s:3.6546 <text:tab/>Average Loss: <text:s/>4.388190746307373</text:p>
      <text:p text:style-name="Standard">Found_Sol:</text:p>
      <text:p text:style-name="Standard">Container:</text:p>
      <text:p text:style-name="Standard">charles</text:p>
      <text:p text:style-name="Standard">Entity:</text:p>
      <text:p text:style-name="Standard">skittles</text:p>
      <text:p text:style-name="Standard">18.0</text:p>
      <text:p text:style-name="Standard">Evaluation time::</text:p>
      <text:p text:style-name="Standard">0.004049062728881836</text:p>
      <text:p text:style-name="Standard">Result..</text:p>
      <text:p text:style-name="Standard">[{wap([[charles, has, 25, skittles], [diana, takes, 7, away], [will, charles, have]],[[np, vb, cd, np], [np, vb, cd, rb], [md, np, vb]],[[0, 2, 25], [1, 2, 7]],18.0,[charles, has, 25, skittles, diana, takes, 7, away, will, charles, have],[np, vb, cd, np, np, vb, cd, rb, md, np, vb]): tensor(0.2755, grad_fn=&lt;MulBackward0&gt;)}]</text:p>
      <text:p text:style-name="Standard">Result:</text:p>
      <text:p text:style-name="Standard">[wap([[charles, has, 25, skittles], [diana, takes, 7, away], [will, charles, have]],[[np, vb, cd, np], [np, vb, cd, rb], [md, np, vb]],[[0, 2, 25], [1, 2, 7]],18.0,[charles, has, 25, skittles, diana, takes, 7, away, will, charles, have],[np, vb, cd, np, np, vb, cd, rb, md, np, vb])]</text:p>
      <text:p text:style-name="Standard">Res</text:p>
      <text:p text:style-name="Standard">Iteration: <text:s/>68 <text:tab/>s:0.7774 <text:tab/>Average Loss: <text:s/>1.2891603708267212</text:p>
      <text:p text:style-name="Standard">Found_Sol:</text:p>
      <text:p text:style-name="Standard">Container:</text:p>
      <text:p text:style-name="Standard">ralph</text:p>
      <text:p text:style-name="Standard">Entity:</text:p>
      <text:p text:style-name="Standard"><text:soft-page-break/>cards</text:p>
      <text:p text:style-name="Standard">12.0</text:p>
      <text:p text:style-name="Standard">Evaluation time::</text:p>
      <text:p text:style-name="Standard">0.005026817321777344</text:p>
      <text:p text:style-name="Standard">Result..</text:p>
      <text:p text:style-name="Standard">[{wap([[ralph, collects, 4, cards], [ralph, ss, father, gives, ralph, 8, more], [does, ralph, have, now]],[[np, vb, cd, np], [np, pos1, np, vb, np, cd, jjr], [vb, np, vb, rb]],[[0, 2, 4], [1, 5, 8]],12.0,[ralph, collects, 4, cards, ralph, ss, father, gives, ralph, 8, more, does, ralph, have, now],[np, vb, cd, np, np, pos1, np, vb, np, cd, jjr, vb, np, vb, rb]): tensor(0.4354, grad_fn=&lt;MulBackward0&gt;)}]</text:p>
      <text:p text:style-name="Standard">Result:</text:p>
      <text:p text:style-name="Standard">[wap([[ralph, collects, 4, cards], [ralph, ss, father, gives, ralph, 8, more], [does, ralph, have, now]],[[np, vb, cd, np], [np, pos1, np, vb, np, cd, jjr], [vb, np, vb, rb]],[[0, 2, 4], [1, 5, 8]],12.0,[ralph, collects, 4, cards, ralph, ss, father, gives, ralph, 8, more, does, ralph, have, now],[np, vb, cd, np, np, pos1, np, vb, np, cd, jjr, vb, np, vb, rb])]</text:p>
      <text:p text:style-name="Standard">Res</text:p>
      <text:p text:style-name="Standard">Iteration: <text:s/>69 <text:tab/>s:1.4564 <text:tab/>Average Loss: <text:s/>0.8315167427062988</text:p>
      <text:p text:style-name="Standard">Found_Sol:</text:p>
      <text:p text:style-name="Standard">Container:</text:p>
      <text:p text:style-name="Standard">tom</text:p>
      <text:p text:style-name="Standard">Entity:</text:p>
      <text:p text:style-name="Standard">violet</text:p>
      <text:p text:style-name="Standard">14.0</text:p>
      <text:p text:style-name="Standard">Evaluation time::</text:p>
      <text:p text:style-name="Standard">0.005057096481323242</text:p>
      <text:p text:style-name="Standard">Result..</text:p>
      <text:p text:style-name="Standard">[{wap([[tom, has, 30, violet, balloons], [he, gave, fred, 16, of, the, balloons], [violet, balloons, does, he, now, have]],[[np, vb, cd, np, np], [prp, vb, np, cd, in, dt, np], [np, np, vb, prp, rb, vb]],[[0, 2, 30], [1, 3, 16]],14.0,[tom, has, 30, violet, balloons, he, gave, fred, 16, of, the, balloons, violet, balloons, does, he, now, have],[np, vb, cd, np, np, prp, vb, np, cd, in, dt, np, np, np, vb, prp, rb, vb]): tensor(0.1226, grad_fn=&lt;MulBackward0&gt;)}]</text:p>
      <text:p text:style-name="Standard">Result:</text:p>
      <text:p text:style-name="Standard">[wap([[tom, has, 30, violet, balloons], [he, gave, fred, 16, of, the, balloons], [violet, balloons, does, he, now, have]],[[np, vb, cd, np, np], [prp, vb, np, cd, in, dt, np], [np, np, vb, prp, rb, vb]],[[0, 2, 30], [1, 3, 16]],14.0,[tom, has, 30, violet, balloons, he, gave, fred, 16, of, the, balloons, violet, balloons, does, he, now, have],[np, vb, cd, np, np, prp, vb, np, cd, in, dt, np, np, np, vb, prp, rb, vb])]</text:p>
      <text:p text:style-name="Standard">Res</text:p>
      <text:p text:style-name="Standard">Iteration: <text:s/>70 <text:tab/>s:2.3775 <text:tab/>Average Loss: <text:s/>2.0985803604125977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birds</text:p>
      <text:p text:style-name="Standard">6.0</text:p>
      <text:p text:style-name="Standard">Evaluation time::</text:p>
      <text:p text:style-name="Standard">0.006025552749633789</text:p>
      <text:p text:style-name="Standard">Result..</text:p>
      <text:p text:style-name="Standard">[{wap([[2, birds, were, sitting, on, the, fence], [4, more, birds, came, to, joined, them], [birds, are, sitting, on, the, fence, now]],[[cd, np, vb, vb, in, dt, np], [cd, jjr, np, vb, to, vb, prp], [np, vb, vb, in, dt, np, rb]],[[0, 0, 2], [1, 0, 4]],6.0,[2, birds, were, sitting, on, the, fence, 4, more, birds, came, to, joined, <text:soft-page-break/>them, birds, are, sitting, on, the, fence, now],[cd, np, vb, vb, in, dt, np, cd, jjr, np, vb, to, vb, prp, np, vb, vb, in, dt, np, rb]): tensor(0.5208, grad_fn=&lt;MulBackward0&gt;)}]</text:p>
      <text:p text:style-name="Standard">Result:</text:p>
      <text:p text:style-name="Standard">[wap([[2, birds, were, sitting, on, the, fence], [4, more, birds, came, to, joined, them], [birds, are, sitting, on, the, fence, now]],[[cd, np, vb, vb, in, dt, np], [cd, jjr, np, vb, to, vb, prp], [np, vb, vb, in, dt, np, rb]],[[0, 0, 2], [1, 0, 4]],6.0,[2, birds, were, sitting, on, the, fence, 4, more, birds, came, to, joined, them, birds, are, sitting, on, the, fence, now],[cd, np, vb, vb, in, dt, np, cd, jjr, np, vb, to, vb, prp, np, vb, vb, in, dt, np, rb])]</text:p>
      <text:p text:style-name="Standard">Res</text:p>
      <text:p text:style-name="Standard">Iteration: <text:s/>71 <text:tab/>s:1.6948 <text:tab/>Average Loss: <text:s/>0.6523041725158691</text:p>
      <text:p text:style-name="Standard">Found_Sol:</text:p>
      <text:p text:style-name="Standard">Container:</text:p>
      <text:p text:style-name="Standard">angela</text:p>
      <text:p text:style-name="Standard">Entity:</text:p>
      <text:p text:style-name="Standard">annie</text:p>
      <text:p text:style-name="Standard">15.0</text:p>
      <text:p text:style-name="Standard">Evaluation time::</text:p>
      <text:p text:style-name="Standard">0.004864931106567383</text:p>
      <text:p text:style-name="Standard">Result..</text:p>
      <text:p text:style-name="Standard">[{wap([[angela, has, 11, tickets], [annie, gives, angela, 4, more], [does, angela, have, in, all]],[[np, vb, cd, np], [np, vb, np, cd, jjr], [vb, np, vb, in, dt]],[[0, 2, 11], [1, 3, 4]],15.0,[angela, has, 11, tickets, annie, gives, angela, 4, more, does, angela, have, in, all],[np, vb, cd, np, np, vb, np, cd, jjr, vb, np, vb, in, dt]): tensor(0.7339, grad_fn=&lt;MulBackward0&gt;)}]</text:p>
      <text:p text:style-name="Standard">Result:</text:p>
      <text:p text:style-name="Standard">[wap([[angela, has, 11, tickets], [annie, gives, angela, 4, more], [does, angela, have, in, all]],[[np, vb, cd, np], [np, vb, np, cd, jjr], [vb, np, vb, in, dt]],[[0, 2, 11], [1, 3, 4]],15.0,[angela, has, 11, tickets, annie, gives, angela, 4, more, does, angela, have, in, all],[np, vb, cd, np, np, vb, np, cd, jjr, vb, np, vb, in, dt])]</text:p>
      <text:p text:style-name="Standard">Res</text:p>
      <text:p text:style-name="Standard">Iteration: <text:s/>72 <text:tab/>s:0.5735 <text:tab/>Average Loss: <text:s/>0.30936503410339355</text:p>
      <text:p text:style-name="Standard">Found_Sol:</text:p>
      <text:p text:style-name="Standard">Container:</text:p>
      <text:p text:style-name="Standard">alyssa</text:p>
      <text:p text:style-name="Standard">Entity:</text:p>
      <text:p text:style-name="Standard">roses</text:p>
      <text:p text:style-name="Standard">11.0</text:p>
      <text:p text:style-name="Standard">Evaluation time::</text:p>
      <text:p text:style-name="Standard">0.0050907135009765625</text:p>
      <text:p text:style-name="Standard">Result..</text:p>
      <text:p text:style-name="Standard">[{wap([[there, were, 3, roses, in, the, vase], [alyssa, cut, some, roses, from, her, flower, garden], [there, are, now, 14, roses, in, the, vase], [did, she, cut]],[[ex, vb, cd, np, in, dt, np], [np, vb, dt, np, in, prp, np, np], [ex, vb, rb, cd, np, in, dt, np], [vb, prp, vb]],[[0, 2, 3], [2, 3, 14]],11.0,[there, were, 3, roses, in, the, vase, alyssa, cut, some, roses, from, her, flower, garden, there, are, now, 14, roses, in, the, vase, did, she, cut],[ex, vb, cd, np, in, dt, np, np, vb, dt, np, in, prp, np, np, ex, vb, rb, cd, np, in, dt, np, vb, prp, vb]): tensor(0.0337, grad_fn=&lt;MulBackward0&gt;)}]</text:p>
      <text:p text:style-name="Standard">Result:</text:p>
      <text:p text:style-name="Standard">[wap([[there, were, 3, roses, in, the, vase], [alyssa, cut, some, roses, from, her, flower, garden], [there, are, now, 14, roses, in, the, vase], [did, she, cut]],[[ex, vb, cd, np, in, dt, np], [np, vb, dt, np, in, prp, np, np], [ex, vb, rb, cd, np, in, dt, np], [vb, prp, vb]],[[0, 2, 3], [2, 3, 14]],11.0,[there, were, 3, roses, in, the, <text:soft-page-break/>vase, alyssa, cut, some, roses, from, her, flower, garden, there, are, now, 14, roses, in, the, vase, did, she, cut],[ex, vb, cd, np, in, dt, np, np, vb, dt, np, in, prp, np, np, ex, vb, rb, cd, np, in, dt, np, vb, prp, vb])]</text:p>
      <text:p text:style-name="Standard">Res</text:p>
      <text:p text:style-name="Standard">Iteration: <text:s/>73 <text:tab/>s:15.8863 <text:tab/>Average Loss: <text:s/>3.391427755355835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crayons</text:p>
      <text:p text:style-name="Standard">4.0</text:p>
      <text:p text:style-name="Standard">Evaluation time::</text:p>
      <text:p text:style-name="Standard">0.005484342575073242</text:p>
      <text:p text:style-name="Standard">Result..</text:p>
      <text:p text:style-name="Standard">[{wap([[there, are, 7, crayons, in, the, drawer], [mary, took, 3, crayons, out, of, the, drawer], [crayons, are, there, now]],[[ex, vb, cd, np, in, dt, np], [np, vb, cd, np, in, in, dt, np], [np, vb, rb, rb]],[[0, 2, 7], [1, 2, 3]],4.0,[there, are, 7, crayons, in, the, drawer, mary, took, 3, crayons, out, of, the, drawer, crayons, are, there, now],[ex, vb, cd, np, in, dt, np, np, vb, cd, np, in, in, dt, np, np, vb, rb, rb]): tensor(0.1361, grad_fn=&lt;MulBackward0&gt;)}]</text:p>
      <text:p text:style-name="Standard">Result:</text:p>
      <text:p text:style-name="Standard">[wap([[there, are, 7, crayons, in, the, drawer], [mary, took, 3, crayons, out, of, the, drawer], [crayons, are, there, now]],[[ex, vb, cd, np, in, dt, np], [np, vb, cd, np, in, in, dt, np], [np, vb, rb, rb]],[[0, 2, 7], [1, 2, 3]],4.0,[there, are, 7, crayons, in, the, drawer, mary, took, 3, crayons, out, of, the, drawer, crayons, are, there, now],[ex, vb, cd, np, in, dt, np, np, vb, cd, np, in, in, dt, np, np, vb, rb, rb])]</text:p>
      <text:p text:style-name="Standard">Res</text:p>
      <text:p text:style-name="Standard">Iteration: <text:s/>74 <text:tab/>s:4.2993 <text:tab/>Average Loss: <text:s/>1.9942512512207031</text:p>
      <text:p text:style-name="Standard">Found_Sol:</text:p>
      <text:p text:style-name="Standard">Container:</text:p>
      <text:p text:style-name="Standard">janet</text:p>
      <text:p text:style-name="Standard">Entity:</text:p>
      <text:p text:style-name="Standard">apples</text:p>
      <text:p text:style-name="Standard">152.0</text:p>
      <text:p text:style-name="Standard">Evaluation time::</text:p>
      <text:p text:style-name="Standard">0.0043375492095947266</text:p>
      <text:p text:style-name="Standard">Result..</text:p>
      <text:p text:style-name="Standard">[{wap([[janet, has, 57, apples], [she, finds, another, 95], [does, janet, have, in, all]],[[np, vb, cd, np], [prp, vb, dt, cd], [vb, np, vb, in, dt]],[[0, 2, 57], [1, 3, 95]],152.0,[janet, has, 57, apples, she, finds, another, 95, does, janet, have, in, all],[np, vb, cd, np, prp, vb, dt, cd, vb, np, vb, in, dt]): tensor(0.1979, grad_fn=&lt;MulBackward0&gt;)}]</text:p>
      <text:p text:style-name="Standard">Result:</text:p>
      <text:p text:style-name="Standard">[wap([[janet, has, 57, apples], [she, finds, another, 95], [does, janet, have, in, all]],[[np, vb, cd, np], [prp, vb, dt, cd], [vb, np, vb, in, dt]],[[0, 2, 57], [1, 3, 95]],152.0,[janet, has, 57, apples, she, finds, another, 95, does, janet, have, in, all],[np, vb, cd, np, prp, vb, dt, cd, vb, np, vb, in, dt])]</text:p>
      <text:p text:style-name="Standard">Res</text:p>
      <text:p text:style-name="Standard">Iteration: <text:s/>75 <text:tab/>s:0.6223 <text:tab/>Average Loss: <text:s/>1.6201910972595215</text:p>
      <text:p text:style-name="Standard">Found_Sol:</text:p>
      <text:p text:style-name="Standard">Container:</text:p>
      <text:p text:style-name="Standard">janet</text:p>
      <text:p text:style-name="Standard">Entity:</text:p>
      <text:p text:style-name="Standard"><text:soft-page-break/>stickers</text:p>
      <text:p text:style-name="Standard">56.0</text:p>
      <text:p text:style-name="Standard">Evaluation time::</text:p>
      <text:p text:style-name="Standard">0.004663944244384766</text:p>
      <text:p text:style-name="Standard">Result..</text:p>
      <text:p text:style-name="Standard">[{wap([[janet, has, 3, stickers], [she, gets, 53, more, from, ruth], [does, janet, have, in, all]],[[np, vb, cd, np], [prp, vb, cd, jjr, in, np], [vb, np, vb, in, dt]],[[0, 2, 3], [1, 2, 53]],56.0,[janet, has, 3, stickers, she, gets, 53, more, from, ruth, does, janet, have, in, all],[np, vb, cd, np, prp, vb, cd, jjr, in, np, vb, np, vb, in, dt]): tensor(0.5861, grad_fn=&lt;MulBackward0&gt;)}]</text:p>
      <text:p text:style-name="Standard">Result:</text:p>
      <text:p text:style-name="Standard">[wap([[janet, has, 3, stickers], [she, gets, 53, more, from, ruth], [does, janet, have, in, all]],[[np, vb, cd, np], [prp, vb, cd, jjr, in, np], [vb, np, vb, in, dt]],[[0, 2, 3], [1, 2, 53]],56.0,[janet, has, 3, stickers, she, gets, 53, more, from, ruth, does, janet, have, in, all],[np, vb, cd, np, prp, vb, cd, jjr, in, np, vb, np, vb, in, dt])]</text:p>
      <text:p text:style-name="Standard">Res</text:p>
      <text:p text:style-name="Standard">Iteration: <text:s/>76 <text:tab/>s:0.4443 <text:tab/>Average Loss: <text:s/>0.5342444181442261</text:p>
      <text:p text:style-name="Standard">Found_Sol:</text:p>
      <text:p text:style-name="Standard">Container:</text:p>
      <text:p text:style-name="Standard">barbara</text:p>
      <text:p text:style-name="Standard">Entity:</text:p>
      <text:p text:style-name="Standard">candies</text:p>
      <text:p text:style-name="Standard">27.0</text:p>
      <text:p text:style-name="Standard">Evaluation time::</text:p>
      <text:p text:style-name="Standard">0.004523515701293945</text:p>
      <text:p text:style-name="Standard">Result..</text:p>
      <text:p text:style-name="Standard">[{wap([[barbara, has, 9, candies], [she, buys, 18, more], [does, barbara, have, in, all]],[[np, vb, cd, np], [prp, vb, cd, jjr], [vb, np, vb, in, dt]],[[0, 2, 9], [1, 2, 18]],27.0,[barbara, has, 9, candies, she, buys, 18, more, does, barbara, have, in, all],[np, vb, cd, np, prp, vb, cd, jjr, vb, np, vb, in, dt]): tensor(0.5470, grad_fn=&lt;MulBackward0&gt;)}]</text:p>
      <text:p text:style-name="Standard">Result:</text:p>
      <text:p text:style-name="Standard">[wap([[barbara, has, 9, candies], [she, buys, 18, more], [does, barbara, have, in, all]],[[np, vb, cd, np], [prp, vb, cd, jjr], [vb, np, vb, in, dt]],[[0, 2, 9], [1, 2, 18]],27.0,[barbara, has, 9, candies, she, buys, 18, more, does, barbara, have, in, all],[np, vb, cd, np, prp, vb, cd, jjr, vb, np, vb, in, dt])]</text:p>
      <text:p text:style-name="Standard">Res</text:p>
      <text:p text:style-name="Standard">Iteration: <text:s/>77 <text:tab/>s:0.7072 <text:tab/>Average Loss: <text:s/>0.6033185720443726</text:p>
      <text:p text:style-name="Standard">Found_Sol:</text:p>
      <text:p text:style-name="Standard">Container:</text:p>
      <text:p text:style-name="Standard">lucy</text:p>
      <text:p text:style-name="Standard">Entity:</text:p>
      <text:p text:style-name="Standard">fish</text:p>
      <text:p text:style-name="Standard">68.0</text:p>
      <text:p text:style-name="Standard">Evaluation time::</text:p>
      <text:p text:style-name="Standard">0.005148887634277344</text:p>
      <text:p text:style-name="Standard">Result..</text:p>
      <text:p text:style-name="Standard">[{wap([[lucy, has, 212, fish], [does, she, need, to, buy], [to, have, 280, fish], [does, she, need, to, buy]],[[np, vb, cd, np], [vb, prp, vb, to, vb], [to, vb, cd, np], [vb, prp, vb, to, vb]],[[0, 2, 212], [2, 2, 280]],68.0,[lucy, has, 212, fish, does, she, need, to, buy, to, have, 280, fish, does, she, need, to, buy],[np, vb, cd, np, vb, prp, vb, to, vb, to, vb, cd, np, vb, prp, vb, to, vb]): tensor(0.0964, grad_fn=&lt;MulBackward0&gt;)}]</text:p>
      <text:p text:style-name="Standard"><text:soft-page-break/>Result:</text:p>
      <text:p text:style-name="Standard">[wap([[lucy, has, 212, fish], [does, she, need, to, buy], [to, have, 280, fish], [does, she, need, to, buy]],[[np, vb, cd, np], [vb, prp, vb, to, vb], [to, vb, cd, np], [vb, prp, vb, to, vb]],[[0, 2, 212], [2, 2, 280]],68.0,[lucy, has, 212, fish, does, she, need, to, buy, to, have, 280, fish, does, she, need, to, buy],[np, vb, cd, np, vb, prp, vb, to, vb, to, vb, cd, np, vb, prp, vb, to, vb])]</text:p>
      <text:p text:style-name="Standard">Res</text:p>
      <text:p text:style-name="Standard">Iteration: <text:s/>78 <text:tab/>s:1.5081 <text:tab/>Average Loss: <text:s/>2.3393731117248535</text:p>
      <text:p text:style-name="Standard">Found_Sol:</text:p>
      <text:p text:style-name="Standard">Container:</text:p>
      <text:p text:style-name="Standard">teresa</text:p>
      <text:p text:style-name="Standard">Entity:</text:p>
      <text:p text:style-name="Standard">bananas</text:p>
      <text:p text:style-name="Standard">54.0</text:p>
      <text:p text:style-name="Standard">Evaluation time::</text:p>
      <text:p text:style-name="Standard">0.004677295684814453</text:p>
      <text:p text:style-name="Standard">Result..</text:p>
      <text:p text:style-name="Standard">[{wap([[teresa, starts, with, 52, bananas], [she, gets, 2, more, from, rachel], [does, teresa, end, with]],[[np, vb, in, cd, np], [prp, vb, cd, jjr, in, np], [vb, np, vb, in]],[[0, 3, 52], [1, 2, 2]],54.0,[teresa, starts, with, 52, bananas, she, gets, 2, more, from, rachel, does, teresa, end, with],[np, vb, in, cd, np, prp, vb, cd, jjr, in, np, vb, np, vb, in]): tensor(0.6238, grad_fn=&lt;MulBackward0&gt;)}]</text:p>
      <text:p text:style-name="Standard">Result:</text:p>
      <text:p text:style-name="Standard">[wap([[teresa, starts, with, 52, bananas], [she, gets, 2, more, from, rachel], [does, teresa, end, with]],[[np, vb, in, cd, np], [prp, vb, cd, jjr, in, np], [vb, np, vb, in]],[[0, 3, 52], [1, 2, 2]],54.0,[teresa, starts, with, 52, bananas, she, gets, 2, more, from, rachel, does, teresa, end, with],[np, vb, in, cd, np, prp, vb, cd, jjr, in, np, vb, np, vb, in])]</text:p>
      <text:p text:style-name="Standard">Res</text:p>
      <text:p text:style-name="Standard">Iteration: <text:s/>79 <text:tab/>s:1.1163 <text:tab/>Average Loss: <text:s/>0.4719012379646301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dimes</text:p>
      <text:p text:style-name="Standard">4.0</text:p>
      <text:p text:style-name="Standard">Evaluation time::</text:p>
      <text:p text:style-name="Standard">0.0056383609771728516</text:p>
      <text:p text:style-name="Standard">Result..</text:p>
      <text:p text:style-name="Standard">[{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: tensor(0.3296, grad_fn=&lt;MulBackward0&gt;)}]</text:p>
      <text:p text:style-name="Standard">Result:</text:p>
      <text:p text:style-name="Standard">[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]</text:p>
      <text:p text:style-name="Standard">Res</text:p>
      <text:p text:style-name="Standard">Iteration: <text:s/>80 <text:tab/>s:2.4617 <text:tab/>Average Loss: <text:s/>1.1098999977111816</text:p>
      <text:p text:style-name="Standard">Found_Sol:</text:p>
      <text:p text:style-name="Standard"><text:soft-page-break/>Container:</text:p>
      <text:p text:style-name="Standard">marta</text:p>
      <text:p text:style-name="Standard">Entity:</text:p>
      <text:p text:style-name="Standard">books</text:p>
      <text:p text:style-name="Standard">48.0</text:p>
      <text:p text:style-name="Standard">Evaluation time::</text:p>
      <text:p text:style-name="Standard">0.005518913269042969</text:p>
      <text:p text:style-name="Standard">Result..</text:p>
      <text:p text:style-name="Standard">[{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: tensor(0.4928, grad_fn=&lt;MulBackward0&gt;)}]</text:p>
      <text:p text:style-name="Standard">Result:</text:p>
      <text:p text:style-name="Standard">[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]</text:p>
      <text:p text:style-name="Standard">Res</text:p>
      <text:p text:style-name="Standard">Iteration: <text:s/>81 <text:tab/>s:2.5072 <text:tab/>Average Loss: <text:s/>0.7075933814048767</text:p>
      <text:p text:style-name="Standard">Found_Sol:</text:p>
      <text:p text:style-name="Standard">Container:</text:p>
      <text:p text:style-name="Standard">virginia</text:p>
      <text:p text:style-name="Standard">Entity:</text:p>
      <text:p text:style-name="Standard">amy</text:p>
      <text:p text:style-name="Standard">93.0</text:p>
      <text:p text:style-name="Standard">Evaluation time::</text:p>
      <text:p text:style-name="Standard">0.004362821578979492</text:p>
      <text:p text:style-name="Standard">Result..</text:p>
      <text:p text:style-name="Standard">[{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: tensor(0.6139, grad_fn=&lt;MulBackward0&gt;)}]</text:p>
      <text:p text:style-name="Standard">Result:</text:p>
      <text:p text:style-name="Standard">[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]</text:p>
      <text:p text:style-name="Standard">Res</text:p>
      <text:p text:style-name="Standard">Iteration: <text:s/>82 <text:tab/>s:1.0597 <text:tab/>Average Loss: <text:s/>0.4878535270690918</text:p>
      <text:p text:style-name="Standard">Found_Sol:</text:p>
      <text:p text:style-name="Standard">Container:</text:p>
      <text:p text:style-name="Standard">gary</text:p>
      <text:p text:style-name="Standard">Entity:</text:p>
      <text:p text:style-name="Standard">dollars</text:p>
      <text:p text:style-name="Standard">18.0</text:p>
      <text:p text:style-name="Standard">Evaluation time::</text:p>
      <text:p text:style-name="Standard">0.00415802001953125</text:p>
      <text:p text:style-name="Standard">Result..</text:p>
      <text:p text:style-name="Standard"><text:soft-page-break/>[{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: tensor(0.2003, grad_fn=&lt;MulBackward0&gt;)}]</text:p>
      <text:p text:style-name="Standard">Result:</text:p>
      <text:p text:style-name="Standard">[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]</text:p>
      <text:p text:style-name="Standard">Res</text:p>
      <text:p text:style-name="Standard">Iteration: <text:s/>83 <text:tab/>s:1.2490 <text:tab/>Average Loss: <text:s/>1.60783052444458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13.0</text:p>
      <text:p text:style-name="Standard">Evaluation time::</text:p>
      <text:p text:style-name="Standard">0.006452083587646484</text:p>
      <text:p text:style-name="Standard">Result..</text:p>
      <text:p text:style-name="Standard">[{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: tensor(0.0652, grad_fn=&lt;MulBackward0&gt;)}]</text:p>
      <text:p text:style-name="Standard">Result:</text:p>
      <text:p text:style-name="Standard">[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]</text:p>
      <text:p text:style-name="Standard">Res</text:p>
      <text:p text:style-name="Standard">Iteration: <text:s/>84 <text:tab/>s:19.5651 <text:tab/>Average Loss: <text:s/>2.7302329540252686</text:p>
      <text:p text:style-name="Standard">Evaluation time::</text:p>
      <text:p text:style-name="Standard">6.270408630371094e-05</text:p>
      <text:p text:style-name="Standard">Result..</text:p>
      <text:p text:style-name="Standard">[{}]</text:p>
      <text:p text:style-name="Standard">Iteration: <text:s/>85 <text:tab/>s:42.5178 <text:tab/>Average Loss: <text:s/>0.0</text:p>
      <text:p text:style-name="Standard">Found_Sol:</text:p>
      <text:p text:style-name="Standard">Container:</text:p>
      <text:p text:style-name="Standard">carla</text:p>
      <text:p text:style-name="Standard">Entity:</text:p>
      <text:p text:style-name="Standard">marbles</text:p>
      <text:p text:style-name="Standard">2289.0</text:p>
      <text:p text:style-name="Standard">Evaluation time::</text:p>
      <text:p text:style-name="Standard">0.00448918342590332</text:p>
      <text:p text:style-name="Standard">Result..</text:p>
      <text:p text:style-name="Standard">[{wap([[carla, has, some, marbles], [she, bought, 489, marbles], [now, she, has, 2778, marbles, all, together], [did, she, start, with]],[[np, vb, dt, np], [prp, vb, cd, np], [rb, prp, vb, cd, np, dt, rb], [vb, prp, <text:soft-page-break/>vb, in]],[[1, 2, 489], [2, 3, 2778]],2289.0,[carla, has, some, marbles, she, bought, 489, marbles, now, she, has, 2778, marbles, all, together, did, she, start, with],[np, vb, dt, np, prp, vb, cd, np, rb, prp, vb, cd, np, dt, rb, vb, prp, vb, in]): tensor(0.0841, grad_fn=&lt;MulBackward0&gt;)}]</text:p>
      <text:p text:style-name="Standard">Result:</text:p>
      <text:p text:style-name="Standard">[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]</text:p>
      <text:p text:style-name="Standard">Res</text:p>
      <text:p text:style-name="Standard">Iteration: <text:s/>86 <text:tab/>s:1.3178 <text:tab/>Average Loss: <text:s/>2.476060152053833</text:p>
      <text:p text:style-name="Standard">Evaluation time::</text:p>
      <text:p text:style-name="Standard">6.389617919921875e-05</text:p>
      <text:p text:style-name="Standard">Result..</text:p>
      <text:p text:style-name="Standard">[{}]</text:p>
      <text:p text:style-name="Standard">Iteration: <text:s/>87 <text:tab/>s:42.6681 <text:tab/>Average Loss: <text:s/>0.0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88 <text:tab/>s:30.9575 <text:tab/>Average Loss: <text:s/>0.0</text:p>
      <text:p text:style-name="Standard">Found_Sol:</text:p>
      <text:p text:style-name="Standard">Container:</text:p>
      <text:p text:style-name="Standard">plate</text:p>
      <text:p text:style-name="Standard">Entity:</text:p>
      <text:p text:style-name="Standard">meatballs</text:p>
      <text:p text:style-name="Standard">14.0</text:p>
      <text:p text:style-name="Standard">Evaluation time::</text:p>
      <text:p text:style-name="Standard">0.0050811767578125</text:p>
      <text:p text:style-name="Standard">Result..</text:p>
      <text:p text:style-name="Standard">[{wap([[hayley, had, 25, meatballs, on, her, plate], [kirsten, stole, some, of, her, meatballs], [now, she, has, 11, meatballs, on, her, plate], [did, kirsten, steal]],[[np, vb, cd, np, in, prp, np], [np, vb, dt, in, prp, np], [rb, prp, vb, cd, np, in, prp, np], [vb, np, vb]],[[0, 2, 25], [2, 3, 11]],14.0,[hayley, had, 25, meatballs, on, her, plate, kirsten, stole, some, of, her, meatballs, now, she, has, 11, meatballs, on, her, plate, did, kirsten, steal],[np, vb, cd, np, in, prp, np, np, vb, dt, in, prp, np, rb, prp, vb, cd, np, in, prp, np, vb, np, vb]): tensor(0.0619, grad_fn=&lt;MulBackward0&gt;)}]</text:p>
      <text:p text:style-name="Standard">Result:</text:p>
      <text:p text:style-name="Standard">[wap([[hayley, had, 25, meatballs, on, her, plate], [kirsten, stole, some, of, her, meatballs], [now, she, has, 11, meatballs, on, her, plate], [did, kirsten, steal]],[[np, vb, cd, np, in, prp, np], [np, vb, dt, in, prp, np], [rb, prp, vb, cd, np, in, prp, np], [vb, np, vb]],[[0, 2, 25], [2, 3, 11]],14.0,[hayley, had, 25, meatballs, on, her, plate, kirsten, stole, some, of, her, meatballs, now, she, has, 11, meatballs, on, her, plate, did, kirsten, steal],[np, vb, cd, np, in, prp, np, np, vb, dt, in, prp, np, rb, prp, vb, cd, np, in, prp, np, vb, np, vb])]</text:p>
      <text:p text:style-name="Standard">Res</text:p>
      <text:p text:style-name="Standard">Iteration: <text:s/>89 <text:tab/>s:1.1276 <text:tab/>Average Loss: <text:s/>2.7827632427215576</text:p>
      <text:p text:style-name="Standard">Found_Sol:</text:p>
      <text:p text:style-name="Standard">Container:</text:p>
      <text:p text:style-name="Standard">evelyn</text:p>
      <text:p text:style-name="Standard">Entity:</text:p>
      <text:p text:style-name="Standard"><text:soft-page-break/>bottle</text:p>
      <text:p text:style-name="Standard">81.0</text:p>
      <text:p text:style-name="Standard">Evaluation time::</text:p>
      <text:p text:style-name="Standard">0.004494905471801758</text:p>
      <text:p text:style-name="Standard">Result..</text:p>
      <text:p text:style-name="Standard">[{wap([[evelyn, starts, with, 18, bottle, caps], [she, finds, another, 63], [does, evelyn, end, with]],[[np, vb, in, cd, np, np], [prp, vb, dt, cd], [vb, np, vb, in]],[[0, 3, 18], [1, 3, 63]],81.0,[evelyn, starts, with, 18, bottle, caps, she, finds, another, 63, does, evelyn, end, with],[np, vb, in, cd, np, np, prp, vb, dt, cd, vb, np, vb, in]): tensor(0.0609, grad_fn=&lt;MulBackward0&gt;)}]</text:p>
      <text:p text:style-name="Standard">Result:</text:p>
      <text:p text:style-name="Standard">[wap([[evelyn, starts, with, 18, bottle, caps], [she, finds, another, 63], [does, evelyn, end, with]],[[np, vb, in, cd, np, np], [prp, vb, dt, cd], [vb, np, vb, in]],[[0, 3, 18], [1, 3, 63]],81.0,[evelyn, starts, with, 18, bottle, caps, she, finds, another, 63, does, evelyn, end, with],[np, vb, in, cd, np, np, prp, vb, dt, cd, vb, np, vb, in])]</text:p>
      <text:p text:style-name="Standard">Res</text:p>
      <text:p text:style-name="Standard">Iteration: <text:s/>90 <text:tab/>s:0.7423 <text:tab/>Average Loss: <text:s/>2.7993369102478027</text:p>
      <text:p text:style-name="Standard">Found_Sol:</text:p>
      <text:p text:style-name="Standard">Container:</text:p>
      <text:p text:style-name="Standard">peter</text:p>
      <text:p text:style-name="Standard">Entity:</text:p>
      <text:p text:style-name="Standard">bridget</text:p>
      <text:p text:style-name="Standard">11.0</text:p>
      <text:p text:style-name="Standard">Evaluation time::</text:p>
      <text:p text:style-name="Standard">0.004342317581176758</text:p>
      <text:p text:style-name="Standard">Result..</text:p>
      <text:p text:style-name="Standard">[{wap([[peter, starts, with, 8, erasers], [bridget, gives, peter, 3, more], [peter, end, with]],[[np, vb, in, cd, np], [np, vb, np, cd, jjr], [np, vb, in]],[[0, 3, 8], [1, 3, 3]],11.0,[peter, starts, with, 8, erasers, bridget, gives, peter, 3, more, peter, end, with],[np, vb, in, cd, np, np, vb, np, cd, jjr, np, vb, in]): tensor(0.9087, grad_fn=&lt;MulBackward0&gt;)}]</text:p>
      <text:p text:style-name="Standard">Result:</text:p>
      <text:p text:style-name="Standard">[wap([[peter, starts, with, 8, erasers], [bridget, gives, peter, 3, more], [peter, end, with]],[[np, vb, in, cd, np], [np, vb, np, cd, jjr], [np, vb, in]],[[0, 3, 8], [1, 3, 3]],11.0,[peter, starts, with, 8, erasers, bridget, gives, peter, 3, more, peter, end, with],[np, vb, in, cd, np, np, vb, np, cd, jjr, np, vb, in])]</text:p>
      <text:p text:style-name="Standard">Res</text:p>
      <text:p text:style-name="Standard">Iteration: <text:s/>91 <text:tab/>s:0.4496 <text:tab/>Average Loss: <text:s/>0.09576645493507385</text:p>
      <text:p text:style-name="Standard">Found_Sol:</text:p>
      <text:p text:style-name="Standard">Container:</text:p>
      <text:p text:style-name="Standard">mildred</text:p>
      <text:p text:style-name="Standard">Entity:</text:p>
      <text:p text:style-name="Standard">oranges</text:p>
      <text:p text:style-name="Standard">79.0</text:p>
      <text:p text:style-name="Standard">Evaluation time::</text:p>
      <text:p text:style-name="Standard">0.004883766174316406</text:p>
      <text:p text:style-name="Standard">Result..</text:p>
      <text:p text:style-name="Standard">[{wap([[mildred, collects, 77, oranges], [mildred, ss, father, gives, mildred, 2, more], [does, mildred, have, now]],[[np, vb, cd, np], [np, pos1, np, vb, np, cd, jjr], [vb, np, vb, rb]],[[0, 2, 77], [1, 5, 2]],79.0,[mildred, collects, 77, oranges, mildred, ss, father, gives, mildred, 2, more, does, mildred, have, now],[np, vb, cd, np, np, pos1, np, vb, np, cd, jjr, vb, np, vb, rb]): tensor(0.9829, grad_fn=&lt;MulBackward0&gt;)}]</text:p>
      <text:p text:style-name="Standard"><text:soft-page-break/>Result:</text:p>
      <text:p text:style-name="Standard">[wap([[mildred, collects, 77, oranges], [mildred, ss, father, gives, mildred, 2, more], [does, mildred, have, now]],[[np, vb, cd, np], [np, pos1, np, vb, np, cd, jjr], [vb, np, vb, rb]],[[0, 2, 77], [1, 5, 2]],79.0,[mildred, collects, 77, oranges, mildred, ss, father, gives, mildred, 2, more, does, mildred, have, now],[np, vb, cd, np, np, pos1, np, vb, np, cd, jjr, vb, np, vb, rb])]</text:p>
      <text:p text:style-name="Standard">Res</text:p>
      <text:p text:style-name="Standard">Iteration: <text:s/>92 <text:tab/>s:0.5794 <text:tab/>Average Loss: <text:s/>0.017197659239172935</text:p>
      <text:p text:style-name="Standard">Found_Sol:</text:p>
      <text:p text:style-name="Standard">Container:</text:p>
      <text:p text:style-name="Standard">sarah</text:p>
      <text:p text:style-name="Standard">Entity:</text:p>
      <text:p text:style-name="Standard">jeff</text:p>
      <text:p text:style-name="Standard">51.0</text:p>
      <text:p text:style-name="Standard">Evaluation time::</text:p>
      <text:p text:style-name="Standard">0.005700588226318359</text:p>
      <text:p text:style-name="Standard">Result..</text:p>
      <text:p text:style-name="Standard">[{wap([[sarah, had, some, trucks], [she, gave, 13, to, jeff], [now, she, has, 38, trucks, left], [did, sarah, have, to, start, with]],[[np, vb, dt, np], [prp, vb, cd, in, np], [rb, prp, vb, cd, np, vb], [vb, np, vb, to, vb, in]],[[1, 2, 13], [2, 3, 38]],51.0,[sarah, had, some, trucks, she, gave, 13, to, jeff, now, she, has, 38, trucks, left, did, sarah, have, to, start, with],[np, vb, dt, np, prp, vb, cd, in, np, rb, prp, vb, cd, np, vb, vb, np, vb, to, vb, in]): tensor(0.7817, grad_fn=&lt;MulBackward0&gt;)}]</text:p>
      <text:p text:style-name="Standard">Result:</text:p>
      <text:p text:style-name="Standard">[wap([[sarah, had, some, trucks], [she, gave, 13, to, jeff], [now, she, has, 38, trucks, left], [did, sarah, have, to, start, with]],[[np, vb, dt, np], [prp, vb, cd, in, np], [rb, prp, vb, cd, np, vb], [vb, np, vb, to, vb, in]],[[1, 2, 13], [2, 3, 38]],51.0,[sarah, had, some, trucks, she, gave, 13, to, jeff, now, she, has, 38, trucks, left, did, sarah, have, to, start, with],[np, vb, dt, np, prp, vb, cd, in, np, rb, prp, vb, cd, np, vb, vb, np, vb, to, vb, in])]</text:p>
      <text:p text:style-name="Standard">Res</text:p>
      <text:p text:style-name="Standard">Iteration: <text:s/>93 <text:tab/>s:1.9859 <text:tab/>Average Loss: <text:s/>0.2463325709104538</text:p>
      <text:p text:style-name="Standard">Found_Sol:</text:p>
      <text:p text:style-name="Standard">Container:</text:p>
      <text:p text:style-name="Standard">wong</text:p>
      <text:p text:style-name="Standard">Entity:</text:p>
      <text:p text:style-name="Standard">valentines</text:p>
      <text:p text:style-name="Standard">22.0</text:p>
      <text:p text:style-name="Standard">Evaluation time::</text:p>
      <text:p text:style-name="Standard">0.004778385162353516</text:p>
      <text:p text:style-name="Standard">Result..</text:p>
      <text:p text:style-name="Standard">[{wap([[mrs, wong, had, 30, valentines], [she, gave, 8, valentines, to, her, children], [does, she, have, left]],[[np, np, vb, cd, np], [prp, vb, cd, np, in, prp, np], [vb, prp, vb, vb]],[[0, 3, 30], [1, 2, 8]],22.0,[mrs, wong, had, 30, valentines, she, gave, 8, valentines, to, her, children, does, she, have, left],[np, np, vb, cd, np, prp, vb, cd, np, in, prp, np, vb, prp, vb, vb]): tensor(0.7148, grad_fn=&lt;MulBackward0&gt;)}]</text:p>
      <text:p text:style-name="Standard">Result:</text:p>
      <text:p text:style-name="Standard">[wap([[mrs, wong, had, 30, valentines], [she, gave, 8, valentines, to, her, children], [does, she, have, left]],[[np, np, vb, cd, np], [prp, vb, cd, np, in, prp, np], [vb, prp, vb, vb]],[[0, 3, 30], [1, 2, 8]],22.0,[mrs, wong, had, 30, valentines, she, gave, 8, valentines, to, her, children, does, she, have, left],[np, np, vb, cd, np, prp, vb, cd, np, in, prp, np, vb, prp, vb, vb])]</text:p>
      <text:p text:style-name="Standard">Res</text:p>
      <text:p text:style-name="Standard">Iteration: <text:s/>94 <text:tab/>s:1.1312 <text:tab/>Average Loss: <text:s/>0.33581945300102234</text:p>
      <text:p text:style-name="Standard"><text:soft-page-break/>Found_Sol:</text:p>
      <text:p text:style-name="Standard">Container:</text:p>
      <text:p text:style-name="Standard">beach</text:p>
      <text:p text:style-name="Standard">Entity:</text:p>
      <text:p text:style-name="Standard">seashells</text:p>
      <text:p text:style-name="Standard">34.0</text:p>
      <text:p text:style-name="Standard">Evaluation time::</text:p>
      <text:p text:style-name="Standard">0.005721569061279297</text:p>
      <text:p text:style-name="Standard">Result..</text:p>
      <text:p text:style-name="Standard">[{wap([[dan, found, 56, seashells, on, the, beach], [he, gave, jessica, some, of, his, seashells], [he, has, 22, seashell], [did, he, give, to, jessica]],[[np, vb, cd, np, in, dt, np], [prp, vb, np, dt, in, prp, np], [prp, vb, cd, np], [vb, prp, vb, in, np]],[[0, 2, 56], [2, 2, 22]],34.0,[dan, found, 56, seashells, on, the, beach, he, gave, jessica, some, of, his, seashells, he, has, 22, seashell, did, he, give, to, jessica],[np, vb, cd, np, in, dt, np, prp, vb, np, dt, in, prp, np, prp, vb, cd, np, vb, prp, vb, in, np]): tensor(0.0035, grad_fn=&lt;MulBackward0&gt;)}]</text:p>
      <text:p text:style-name="Standard">Result:</text:p>
      <text:p text:style-name="Standard">[wap([[dan, found, 56, seashells, on, the, beach], [he, gave, jessica, some, of, his, seashells], [he, has, 22, seashell], [did, he, give, to, jessica]],[[np, vb, cd, np, in, dt, np], [prp, vb, np, dt, in, prp, np], [prp, vb, cd, np], [vb, prp, vb, in, np]],[[0, 2, 56], [2, 2, 22]],34.0,[dan, found, 56, seashells, on, the, beach, he, gave, jessica, some, of, his, seashells, he, has, 22, seashell, did, he, give, to, jessica],[np, vb, cd, np, in, dt, np, prp, vb, np, dt, in, prp, np, prp, vb, cd, np, vb, prp, vb, in, np])]</text:p>
      <text:p text:style-name="Standard">Res</text:p>
      <text:p text:style-name="Standard">Iteration: <text:s/>95 <text:tab/>s:4.7843 <text:tab/>Average Loss: <text:s/>5.6662421226501465</text:p>
      <text:p text:style-name="Standard">Found_Sol:</text:p>
      <text:p text:style-name="Standard">Container:</text:p>
      <text:p text:style-name="Standard">josh</text:p>
      <text:p text:style-name="Standard">Entity:</text:p>
      <text:p text:style-name="Standard">pencils</text:p>
      <text:p text:style-name="Standard">111.0</text:p>
      <text:p text:style-name="Standard">Evaluation time::</text:p>
      <text:p text:style-name="Standard">0.004594564437866211</text:p>
      <text:p text:style-name="Standard">Result..</text:p>
      <text:p text:style-name="Standard">[{wap([[josh, had, 142, pencils], [he, gave, 31, pencils, to, dorothy], [does, josh, have, left]],[[np, vb, cd, np], [prp, vb, cd, np, in, np], [vb, np, vb, vb]],[[0, 2, 142], [1, 2, 31]],111.0,[josh, had, 142, pencils, he, gave, 31, pencils, to, dorothy, does, josh, have, left],[np, vb, cd, np, prp, vb, cd, np, in, np, vb, np, vb, vb]): tensor(0.6265, grad_fn=&lt;MulBackward0&gt;)}]</text:p>
      <text:p text:style-name="Standard">Result:</text:p>
      <text:p text:style-name="Standard">[wap([[josh, had, 142, pencils], [he, gave, 31, pencils, to, dorothy], [does, josh, have, left]],[[np, vb, cd, np], [prp, vb, cd, np, in, np], [vb, np, vb, vb]],[[0, 2, 142], [1, 2, 31]],111.0,[josh, had, 142, pencils, he, gave, 31, pencils, to, dorothy, does, josh, have, left],[np, vb, cd, np, prp, vb, cd, np, in, np, vb, np, vb, vb])]</text:p>
      <text:p text:style-name="Standard">Res</text:p>
      <text:p text:style-name="Standard">Iteration: <text:s/>96 <text:tab/>s:0.9419 <text:tab/>Average Loss: <text:s/>0.467609167098999</text:p>
      <text:p text:style-name="Standard">Found_Sol:</text:p>
      <text:p text:style-name="Standard">Container:</text:p>
      <text:p text:style-name="Standard">dan</text:p>
      <text:p text:style-name="Standard">Entity:</text:p>
      <text:p text:style-name="Standard">limes</text:p>
      <text:p text:style-name="Standard">5.0</text:p>
      <text:p text:style-name="Standard"><text:soft-page-break/>Evaluation time::</text:p>
      <text:p text:style-name="Standard">0.0047986507415771484</text:p>
      <text:p text:style-name="Standard">Result..</text:p>
      <text:p text:style-name="Standard">[{wap([[dan, picked, 9, limes], [he, gave, sara, 4, of, the, limes], [does, dan, have, now]],[[np, vb, cd, np], [prp, vb, np, cd, in, dt, np], [vb, np, vb, rb]],[[0, 2, 9], [1, 3, 4]],5.0,[dan, picked, 9, limes, he, gave, sara, 4, of, the, limes, does, dan, have, now],[np, vb, cd, np, prp, vb, np, cd, in, dt, np, vb, np, vb, rb]): tensor(0.8334, grad_fn=&lt;MulBackward0&gt;)}]</text:p>
      <text:p text:style-name="Standard">Result:</text:p>
      <text:p text:style-name="Standard">[wap([[dan, picked, 9, limes], [he, gave, sara, 4, of, the, limes], [does, dan, have, now]],[[np, vb, cd, np], [prp, vb, np, cd, in, dt, np], [vb, np, vb, rb]],[[0, 2, 9], [1, 3, 4]],5.0,[dan, picked, 9, limes, he, gave, sara, 4, of, the, limes, does, dan, have, now],[np, vb, cd, np, prp, vb, np, cd, in, dt, np, vb, np, vb, rb])]</text:p>
      <text:p text:style-name="Standard">Res</text:p>
      <text:p text:style-name="Standard">Iteration: <text:s/>97 <text:tab/>s:1.3285 <text:tab/>Average Loss: <text:s/>0.18228724598884583</text:p>
      <text:p text:style-name="Standard">Found_Sol:</text:p>
      <text:p text:style-name="Standard">Container:</text:p>
      <text:p text:style-name="Standard">franklin</text:p>
      <text:p text:style-name="Standard">Entity:</text:p>
      <text:p text:style-name="Standard">mrs</text:p>
      <text:p text:style-name="Standard">42.0</text:p>
      <text:p text:style-name="Standard">Evaluation time::</text:p>
      <text:p text:style-name="Standard">0.005705595016479492</text:p>
      <text:p text:style-name="Standard">Result..</text:p>
      <text:p text:style-name="Standard">[{wap([[mrs, franklin, had, 58, valentines], [mrs, franklin, gave, some, to, her, students], [now, she, has, 16], [mrs, franklin, give, to, her, students]],[[np, np, vb, cd, np], [np, np, vb, dt, in, prp, np], [rb, prp, vb, cd], [np, np, vb, in, prp, np]],[[0, 3, 58], [2, 3, 16]],42.0,[mrs, franklin, had, 58, valentines, mrs, franklin, gave, some, to, her, students, now, she, has, 16, mrs, franklin, give, to, her, students],[np, np, vb, cd, np, np, np, vb, dt, in, prp, np, rb, prp, vb, cd, np, np, vb, in, prp, np]): tensor(0.4943, grad_fn=&lt;MulBackward0&gt;)}]</text:p>
      <text:p text:style-name="Standard">Result:</text:p>
      <text:p text:style-name="Standard">[wap([[mrs, franklin, had, 58, valentines], [mrs, franklin, gave, some, to, her, students], [now, she, has, 16], [mrs, franklin, give, to, her, students]],[[np, np, vb, cd, np], [np, np, vb, dt, in, prp, np], [rb, prp, vb, cd], [np, np, vb, in, prp, np]],[[0, 3, 58], [2, 3, 16]],42.0,[mrs, franklin, had, 58, valentines, mrs, franklin, gave, some, to, her, students, now, she, has, 16, mrs, franklin, give, to, her, students],[np, np, vb, cd, np, np, np, vb, dt, in, prp, np, rb, prp, vb, cd, np, np, vb, in, prp, np])]</text:p>
      <text:p text:style-name="Standard">Res</text:p>
      <text:p text:style-name="Standard">Iteration: <text:s/>98 <text:tab/>s:0.8768 <text:tab/>Average Loss: <text:s/>0.7045191526412964</text:p>
      <text:p text:style-name="Standard">Found_Sol:</text:p>
      <text:p text:style-name="Standard">Container:</text:p>
      <text:p text:style-name="Standard">farmer</text:p>
      <text:p text:style-name="Standard">Entity:</text:p>
      <text:p text:style-name="Standard">apples</text:p>
      <text:p text:style-name="Standard">39.0</text:p>
      <text:p text:style-name="Standard">Evaluation time::</text:p>
      <text:p text:style-name="Standard">0.004802703857421875</text:p>
      <text:p text:style-name="Standard">Result..</text:p>
      <text:p text:style-name="Standard">[{wap([[the, farmer, had, 127, apples], [he, gave, 88, apples, to, his, neighbor], [does, he, have, now]],[[dt, np, vb, cd, np], [prp, vb, cd, np, in, prp, np], [vb, prp, vb, rb]],[[0, 3, 127], [1, 2, 88]],39.0,[the, farmer, had, 127, apples, he, gave, 88, apples, to, his, neighbor, does, he, have, now],[dt, np, vb, cd, np, prp, vb, cd, np, in, prp, np, vb, prp, vb, rb]): tensor(0.4787, grad_fn=&lt;MulBackward0&gt;)}]</text:p>
      <text:p text:style-name="Standard"><text:soft-page-break/>Result:</text:p>
      <text:p text:style-name="Standard">[wap([[the, farmer, had, 127, apples], [he, gave, 88, apples, to, his, neighbor], [does, he, have, now]],[[dt, np, vb, cd, np], [prp, vb, cd, np, in, prp, np], [vb, prp, vb, rb]],[[0, 3, 127], [1, 2, 88]],39.0,[the, farmer, had, 127, apples, he, gave, 88, apples, to, his, neighbor, does, he, have, now],[dt, np, vb, cd, np, prp, vb, cd, np, in, prp, np, vb, prp, vb, rb])]</text:p>
      <text:p text:style-name="Standard">Res</text:p>
      <text:p text:style-name="Standard">Iteration: <text:s/>99 <text:tab/>s:0.9215 <text:tab/>Average Loss: <text:s/>0.7367839217185974</text:p>
      <text:p text:style-name="Standard">Found_Sol:</text:p>
      <text:p text:style-name="Standard">Container:</text:p>
      <text:p text:style-name="Standard">willie</text:p>
      <text:p text:style-name="Standard">Entity:</text:p>
      <text:p text:style-name="Standard">stickers</text:p>
      <text:p text:style-name="Standard">29.0</text:p>
      <text:p text:style-name="Standard">Evaluation time::</text:p>
      <text:p text:style-name="Standard">0.004543781280517578</text:p>
      <text:p text:style-name="Standard">Result..</text:p>
      <text:p text:style-name="Standard">[{wap([[willie, starts, with, 36, stickers], [he, gives, 7, to, emily], [does, willie, end, with]],[[np, vb, in, cd, np], [prp, vb, cd, in, np], [vb, np, vb, in]],[[0, 3, 36], [1, 2, 7]],29.0,[willie, starts, with, 36, stickers, he, gives, 7, to, emily, does, willie, end, with],[np, vb, in, cd, np, prp, vb, cd, in, np, vb, np, vb, in]): tensor(0.8973, grad_fn=&lt;MulBackward0&gt;)}]</text:p>
      <text:p text:style-name="Standard">Result:</text:p>
      <text:p text:style-name="Standard">[wap([[willie, starts, with, 36, stickers], [he, gives, 7, to, emily], [does, willie, end, with]],[[np, vb, in, cd, np], [prp, vb, cd, in, np], [vb, np, vb, in]],[[0, 3, 36], [1, 2, 7]],29.0,[willie, starts, with, 36, stickers, he, gives, 7, to, emily, does, willie, end, with],[np, vb, in, cd, np, prp, vb, cd, in, np, vb, np, vb, in])]</text:p>
      <text:p text:style-name="Standard">Res</text:p>
      <text:p text:style-name="Standard">Iteration: <text:s/>100 <text:tab/>s:1.0387 <text:tab/>Average Loss: <text:s/>0.1083572506904602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crayons</text:p>
      <text:p text:style-name="Standard">13.0</text:p>
      <text:p text:style-name="Standard">Evaluation time::</text:p>
      <text:p text:style-name="Standard">0.005659818649291992</text:p>
      <text:p text:style-name="Standard">Result..</text:p>
      <text:p text:style-name="Standard">[{wap([[there, are, 7, crayons, in, a, box], [gerald, puts, 6, more, crayons, inside], [crayons, are, in, the, box]],[[ex, vb, cd, np, in, dt, np], [np, vb, cd, jjr, np, rb], [np, vb, in, dt, np]],[[0, 2, 7], [1, 2, 6]],13.0,[there, are, 7, crayons, in, a, box, gerald, puts, 6, more, crayons, inside, crayons, are, in, the, box],[ex, vb, cd, np, in, dt, np, np, vb, cd, jjr, np, rb, np, vb, in, dt, np]): tensor(0.3354, grad_fn=&lt;MulBackward0&gt;)}]</text:p>
      <text:p text:style-name="Standard">Result:</text:p>
      <text:p text:style-name="Standard">[wap([[there, are, 7, crayons, in, a, box], [gerald, puts, 6, more, crayons, inside], [crayons, are, in, the, box]],[[ex, vb, cd, np, in, dt, np], [np, vb, cd, jjr, np, rb], [np, vb, in, dt, np]],[[0, 2, 7], [1, 2, 6]],13.0,[there, are, 7, crayons, in, a, box, gerald, puts, 6, more, crayons, inside, crayons, are, in, the, box],[ex, vb, cd, np, in, dt, np, np, vb, cd, jjr, np, rb, np, vb, in, dt, np])]</text:p>
      <text:p text:style-name="Standard">Res</text:p>
      <text:p text:style-name="Standard">Iteration: <text:s/>101 <text:tab/>s:2.3085 <text:tab/>Average Loss: <text:s/>1.0925161838531494</text:p>
      <text:p text:style-name="Standard">Evaluation time::</text:p>
      <text:p text:style-name="Standard">6.151199340820312e-05</text:p>
      <text:p text:style-name="Standard"><text:soft-page-break/>Result..</text:p>
      <text:p text:style-name="Standard">[{}]</text:p>
      <text:p text:style-name="Standard">Iteration: <text:s/>102 <text:tab/>s:436.5042 <text:tab/>Average Loss: <text:s/>0.0</text:p>
      <text:p text:style-name="Standard">Found_Sol:</text:p>
      <text:p text:style-name="Standard">Container:</text:p>
      <text:p text:style-name="Standard">mike</text:p>
      <text:p text:style-name="Standard">Entity:</text:p>
      <text:p text:style-name="Standard">marbles</text:p>
      <text:p text:style-name="Standard">4.0</text:p>
      <text:p text:style-name="Standard">Evaluation time::</text:p>
      <text:p text:style-name="Standard">0.004755496978759766</text:p>
      <text:p text:style-name="Standard">Result..</text:p>
      <text:p text:style-name="Standard">[{wap([[mike, has, 8, orange, marbles], [he, gave, sam, 4, of, the, marbles], [he, now, have]],[[np, vb, cd, jj, np], [prp, vb, np, cd, in, dt, np], [prp, rb, vb]],[[0, 2, 8], [1, 3, 4]],4.0,[mike, has, 8, orange, marbles, he, gave, sam, 4, of, the, marbles, he, now, have],[np, vb, cd, jj, np, prp, vb, np, cd, in, dt, np, prp, rb, vb]): tensor(0.7667, grad_fn=&lt;MulBackward0&gt;)}]</text:p>
      <text:p text:style-name="Standard">Result:</text:p>
      <text:p text:style-name="Standard">[wap([[mike, has, 8, orange, marbles], [he, gave, sam, 4, of, the, marbles], [he, now, have]],[[np, vb, cd, jj, np], [prp, vb, np, cd, in, dt, np], [prp, rb, vb]],[[0, 2, 8], [1, 3, 4]],4.0,[mike, has, 8, orange, marbles, he, gave, sam, 4, of, the, marbles, he, now, have],[np, vb, cd, jj, np, prp, vb, np, cd, in, dt, np, prp, rb, vb])]</text:p>
      <text:p text:style-name="Standard">Res</text:p>
      <text:p text:style-name="Standard">Iteration: <text:s/>103 <text:tab/>s:1.0879 <text:tab/>Average Loss: <text:s/>0.26569968461990356</text:p>
      <text:p text:style-name="P5"/>
      <text:p text:style-name="Standard"/>
      <text:p text:style-name="Standard"/>
      <text:p text:style-name="Standard">Res</text:p>
      <text:p text:style-name="Standard">Iteration: <text:s/>79 <text:tab/>s:1.1163 <text:tab/>Average Loss: <text:s/>0.4719012379646301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dimes</text:p>
      <text:p text:style-name="Standard">4.0</text:p>
      <text:p text:style-name="Standard">Evaluation time::</text:p>
      <text:p text:style-name="Standard">0.0056383609771728516</text:p>
      <text:p text:style-name="Standard">Result..</text:p>
      <text:p text:style-name="Standard">[{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: tensor(0.3296, grad_fn=&lt;MulBackward0&gt;)}]</text:p>
      <text:p text:style-name="Standard">Result:</text:p>
      <text:p text:style-name="Standard">[wap([[fred, had, 7, dimes, in, his, bank], [his, sister, borrowed, 3, of, his, dimes], [does, fred, have, now]],[[np, vb, cd, np, in, prp, np], [prp, np, vb, cd, in, prp, np], [vb, np, vb, rb]],[[0, 2, 7], [1, 3, 3]],4.0,[fred, had, 7, dimes, in, his, bank, his, sister, borrowed, 3, of, his, dimes, does, fred, have, now],[np, vb, cd, np, in, prp, np, prp, np, vb, cd, in, prp, np, vb, np, vb, rb])]</text:p>
      <text:p text:style-name="Standard">Res</text:p>
      <text:p text:style-name="Standard">Iteration: <text:s/>80 <text:tab/>s:2.4617 <text:tab/>Average Loss: <text:s/>1.1098999977111816</text:p>
      <text:p text:style-name="Standard"><text:soft-page-break/>Found_Sol:</text:p>
      <text:p text:style-name="Standard">Container:</text:p>
      <text:p text:style-name="Standard">marta</text:p>
      <text:p text:style-name="Standard">Entity:</text:p>
      <text:p text:style-name="Standard">books</text:p>
      <text:p text:style-name="Standard">48.0</text:p>
      <text:p text:style-name="Standard">Evaluation time::</text:p>
      <text:p text:style-name="Standard">0.005518913269042969</text:p>
      <text:p text:style-name="Standard">Result..</text:p>
      <text:p text:style-name="Standard">[{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: tensor(0.4928, grad_fn=&lt;MulBackward0&gt;)}]</text:p>
      <text:p text:style-name="Standard">Result:</text:p>
      <text:p text:style-name="Standard">[wap([[there, are, 38, books, on, the, shelf], [marta, put, 10, more, books, on, the, shelf], [books, are, on, the, shelf, now]],[[ex, vb, cd, np, in, dt, np], [np, vb, cd, jjr, np, in, dt, np], [np, vb, in, dt, np, rb]],[[0, 2, 38], [1, 2, 10]],48.0,[there, are, 38, books, on, the, shelf, marta, put, 10, more, books, on, the, shelf, books, are, on, the, shelf, now],[ex, vb, cd, np, in, dt, np, np, vb, cd, jjr, np, in, dt, np, np, vb, in, dt, np, rb])]</text:p>
      <text:p text:style-name="Standard">Res</text:p>
      <text:p text:style-name="Standard">Iteration: <text:s/>81 <text:tab/>s:2.5072 <text:tab/>Average Loss: <text:s/>0.7075933814048767</text:p>
      <text:p text:style-name="Standard">Found_Sol:</text:p>
      <text:p text:style-name="Standard">Container:</text:p>
      <text:p text:style-name="Standard">virginia</text:p>
      <text:p text:style-name="Standard">Entity:</text:p>
      <text:p text:style-name="Standard">amy</text:p>
      <text:p text:style-name="Standard">93.0</text:p>
      <text:p text:style-name="Standard">Evaluation time::</text:p>
      <text:p text:style-name="Standard">0.004362821578979492</text:p>
      <text:p text:style-name="Standard">Result..</text:p>
      <text:p text:style-name="Standard">[{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: tensor(0.6139, grad_fn=&lt;MulBackward0&gt;)}]</text:p>
      <text:p text:style-name="Standard">Result:</text:p>
      <text:p text:style-name="Standard">[wap([[virginia, starts, with, 96, eggs], [amy, takes, 3, away], [does, virginia, end, with]],[[np, vb, in, cd, np], [np, vb, cd, rb], [vb, np, vb, in]],[[0, 3, 96], [1, 2, 3]],93.0,[virginia, starts, with, 96, eggs, amy, takes, 3, away, does, virginia, end, with],[np, vb, in, cd, np, np, vb, cd, rb, vb, np, vb, in])]</text:p>
      <text:p text:style-name="Standard">Res</text:p>
      <text:p text:style-name="Standard">Iteration: <text:s/>82 <text:tab/>s:1.0597 <text:tab/>Average Loss: <text:s/>0.4878535270690918</text:p>
      <text:p text:style-name="Standard">Found_Sol:</text:p>
      <text:p text:style-name="Standard">Container:</text:p>
      <text:p text:style-name="Standard">gary</text:p>
      <text:p text:style-name="Standard">Entity:</text:p>
      <text:p text:style-name="Standard">dollars</text:p>
      <text:p text:style-name="Standard">18.0</text:p>
      <text:p text:style-name="Standard">Evaluation time::</text:p>
      <text:p text:style-name="Standard">0.00415802001953125</text:p>
      <text:p text:style-name="Standard"><text:soft-page-break/>Result..</text:p>
      <text:p text:style-name="Standard">[{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: tensor(0.2003, grad_fn=&lt;MulBackward0&gt;)}]</text:p>
      <text:p text:style-name="Standard">Result:</text:p>
      <text:p text:style-name="Standard">[wap([[gary, had, 73, dollars], [he, spent, 55, dollars, on, a, pet, snake], [did, gary, have, left]],[[np, vb, cd, np], [prp, vb, cd, np, in, dt, np, np], [vb, np, vb, vb]],[[0, 2, 73], [1, 2, 55]],18.0,[gary, had, 73, dollars, he, spent, 55, dollars, on, a, pet, snake, did, gary, have, left],[np, vb, cd, np, prp, vb, cd, np, in, dt, np, np, vb, np, vb, vb])]</text:p>
      <text:p text:style-name="Standard">Res</text:p>
      <text:p text:style-name="Standard">Iteration: <text:s/>83 <text:tab/>s:1.2490 <text:tab/>Average Loss: <text:s/>1.60783052444458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13.0</text:p>
      <text:p text:style-name="Standard">Evaluation time::</text:p>
      <text:p text:style-name="Standard">0.006452083587646484</text:p>
      <text:p text:style-name="Standard">Result..</text:p>
      <text:p text:style-name="Standard">[{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: tensor(0.0652, grad_fn=&lt;MulBackward0&gt;)}]</text:p>
      <text:p text:style-name="Standard">Result:</text:p>
      <text:p text:style-name="Standard">[wap([[29, birds, were, sitting, in, a, tree], [flew, up, to, the, tree], [then, there, were, 42, birds, in, the, tree], [flew, up, to, the, tree]],[[cd, np, vb, vb, in, dt, np], [vb, rb, in, dt, np], [rb, ex, vb, cd, np, in, dt, np], [vb, rb, in, dt, np]],[[0, 0, 29], [2, 3, 42]],13.0,[29, birds, were, sitting, in, a, tree, flew, up, to, the, tree, then, there, were, 42, birds, in, the, tree, flew, up, to, the, tree],[cd, np, vb, vb, in, dt, np, vb, rb, in, dt, np, rb, ex, vb, cd, np, in, dt, np, vb, rb, in, dt, np])]</text:p>
      <text:p text:style-name="Standard">Res</text:p>
      <text:p text:style-name="Standard">Iteration: <text:s/>84 <text:tab/>s:19.5651 <text:tab/>Average Loss: <text:s/>2.7302329540252686</text:p>
      <text:p text:style-name="Standard">Evaluation time::</text:p>
      <text:p text:style-name="Standard">6.270408630371094e-05</text:p>
      <text:p text:style-name="Standard">Result..</text:p>
      <text:p text:style-name="Standard">[{}]</text:p>
      <text:p text:style-name="Standard">Iteration: <text:s/>85 <text:tab/>s:42.5178 <text:tab/>Average Loss: <text:s/>0.0</text:p>
      <text:p text:style-name="Standard">Found_Sol:</text:p>
      <text:p text:style-name="Standard">Container:</text:p>
      <text:p text:style-name="Standard">carla</text:p>
      <text:p text:style-name="Standard">Entity:</text:p>
      <text:p text:style-name="Standard">marbles</text:p>
      <text:p text:style-name="Standard">2289.0</text:p>
      <text:p text:style-name="Standard">Evaluation time::</text:p>
      <text:p text:style-name="Standard">0.00448918342590332</text:p>
      <text:p text:style-name="Standard">Result..</text:p>
      <text:p text:style-name="Standard"><text:soft-page-break/>[{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: tensor(0.0841, grad_fn=&lt;MulBackward0&gt;)}]</text:p>
      <text:p text:style-name="Standard">Result:</text:p>
      <text:p text:style-name="Standard">[wap([[carla, has, some, marbles], [she, bought, 489, marbles], [now, she, has, 2778, marbles, all, together], [did, she, start, with]],[[np, vb, dt, np], [prp, vb, cd, np], [rb, prp, vb, cd, np, dt, rb], [vb, prp, vb, in]],[[1, 2, 489], [2, 3, 2778]],2289.0,[carla, has, some, marbles, she, bought, 489, marbles, now, she, has, 2778, marbles, all, together, did, she, start, with],[np, vb, dt, np, prp, vb, cd, np, rb, prp, vb, cd, np, dt, rb, vb, prp, vb, in])]</text:p>
      <text:p text:style-name="Standard">Res</text:p>
      <text:p text:style-name="Standard">Iteration: <text:s/>86 <text:tab/>s:1.3178 <text:tab/>Average Loss: <text:s/>2.476060152053833</text:p>
      <text:p text:style-name="Standard">Evaluation time::</text:p>
      <text:p text:style-name="Standard">6.389617919921875e-05</text:p>
      <text:p text:style-name="Standard">Result..</text:p>
      <text:p text:style-name="Standard">[{}]</text:p>
      <text:p text:style-name="Standard">Iteration: <text:s/>87 <text:tab/>s:42.6681 <text:tab/>Average Loss: <text:s/>0.0</text:p>
      <text:p text:style-name="Standard">Evaluation time::</text:p>
      <text:p text:style-name="Standard">6.246566772460938e-05</text:p>
      <text:p text:style-name="Standard">Result..</text:p>
      <text:p text:style-name="Standard">[{}]</text:p>
      <text:p text:style-name="Standard">Iteration: <text:s/>88 <text:tab/>s:30.9575 <text:tab/>Average Loss: <text:s/>0.0</text:p>
      <text:p text:style-name="Standard">Found_Sol:</text:p>
      <text:p text:style-name="Standard">Container:</text:p>
      <text:p text:style-name="Standard">plate</text:p>
      <text:p text:style-name="Standard">Entity:</text:p>
      <text:p text:style-name="Standard">meatballs</text:p>
      <text:p text:style-name="Standard">14.0</text:p>
      <text:p text:style-name="Standard">Evaluation time::</text:p>
      <text:p text:style-name="Standard">0.0050811767578125</text:p>
      <text:p text:style-name="Standard">Result..</text:p>
      <text:p text:style-name="Standard">[{wap([[hayley, had, 25, meatballs, on, her, plate], [kirsten, stole, some, of, her, meatballs], [now, she, has, 11, meatballs, on, her, plate], [did, kirsten, steal]],[[np, vb, cd, np, in, prp, np], [np, vb, dt, in, prp, np], [rb, prp, vb, cd, np, in, prp, np], [vb, np, vb]],[[0, 2, 25], [2, 3, 11]],14.0,[hayley, had, 25, meatballs, on, her, plate, kirsten, stole, some, of, her, meatballs, now, she, has, 11, meatballs, on, her, plate, did, kirsten, steal],[np, vb, cd, np, in, prp, np, np, vb, dt, in, prp, np, rb, prp, vb, cd, np, in, prp, np, vb, np, vb]): tensor(0.0619, grad_fn=&lt;MulBackward0&gt;)}]</text:p>
      <text:p text:style-name="Standard">Result:</text:p>
      <text:p text:style-name="Standard">[wap([[hayley, had, 25, meatballs, on, her, plate], [kirsten, stole, some, of, her, meatballs], [now, she, has, 11, meatballs, on, her, plate], [did, kirsten, steal]],[[np, vb, cd, np, in, prp, np], [np, vb, dt, in, prp, np], [rb, prp, vb, cd, np, in, prp, np], [vb, np, vb]],[[0, 2, 25], [2, 3, 11]],14.0,[hayley, had, 25, meatballs, on, her, plate, kirsten, stole, some, of, her, meatballs, now, she, has, 11, meatballs, on, her, plate, did, kirsten, steal],[np, vb, cd, np, in, prp, np, np, vb, dt, in, prp, np, rb, prp, vb, cd, np, in, prp, np, vb, np, vb])]</text:p>
      <text:p text:style-name="Standard">Res</text:p>
      <text:p text:style-name="Standard">Iteration: <text:s/>89 <text:tab/>s:1.1276 <text:tab/>Average Loss: <text:s/>2.7827632427215576</text:p>
      <text:p text:style-name="Standard">Found_Sol:</text:p>
      <text:p text:style-name="Standard">Container:</text:p>
      <text:p text:style-name="Standard"><text:soft-page-break/>evelyn</text:p>
      <text:p text:style-name="Standard">Entity:</text:p>
      <text:p text:style-name="Standard">bottle</text:p>
      <text:p text:style-name="Standard">81.0</text:p>
      <text:p text:style-name="Standard">Evaluation time::</text:p>
      <text:p text:style-name="Standard">0.004494905471801758</text:p>
      <text:p text:style-name="Standard">Result..</text:p>
      <text:p text:style-name="Standard">[{wap([[evelyn, starts, with, 18, bottle, caps], [she, finds, another, 63], [does, evelyn, end, with]],[[np, vb, in, cd, np, np], [prp, vb, dt, cd], [vb, np, vb, in]],[[0, 3, 18], [1, 3, 63]],81.0,[evelyn, starts, with, 18, bottle, caps, she, finds, another, 63, does, evelyn, end, with],[np, vb, in, cd, np, np, prp, vb, dt, cd, vb, np, vb, in]): tensor(0.0609, grad_fn=&lt;MulBackward0&gt;)}]</text:p>
      <text:p text:style-name="Standard">Result:</text:p>
      <text:p text:style-name="Standard">[wap([[evelyn, starts, with, 18, bottle, caps], [she, finds, another, 63], [does, evelyn, end, with]],[[np, vb, in, cd, np, np], [prp, vb, dt, cd], [vb, np, vb, in]],[[0, 3, 18], [1, 3, 63]],81.0,[evelyn, starts, with, 18, bottle, caps, she, finds, another, 63, does, evelyn, end, with],[np, vb, in, cd, np, np, prp, vb, dt, cd, vb, np, vb, in])]</text:p>
      <text:p text:style-name="Standard">Res</text:p>
      <text:p text:style-name="Standard">Iteration: <text:s/>90 <text:tab/>s:0.7423 <text:tab/>Average Loss: <text:s/>2.7993369102478027</text:p>
      <text:p text:style-name="Standard">Found_Sol:</text:p>
      <text:p text:style-name="Standard">Container:</text:p>
      <text:p text:style-name="Standard">peter</text:p>
      <text:p text:style-name="Standard">Entity:</text:p>
      <text:p text:style-name="Standard">bridget</text:p>
      <text:p text:style-name="Standard">11.0</text:p>
      <text:p text:style-name="Standard">Evaluation time::</text:p>
      <text:p text:style-name="Standard">0.004342317581176758</text:p>
      <text:p text:style-name="Standard">Result..</text:p>
      <text:p text:style-name="Standard">[{wap([[peter, starts, with, 8, erasers], [bridget, gives, peter, 3, more], [peter, end, with]],[[np, vb, in, cd, np], [np, vb, np, cd, jjr], [np, vb, in]],[[0, 3, 8], [1, 3, 3]],11.0,[peter, starts, with, 8, erasers, bridget, gives, peter, 3, more, peter, end, with],[np, vb, in, cd, np, np, vb, np, cd, jjr, np, vb, in]): tensor(0.9087, grad_fn=&lt;MulBackward0&gt;)}]</text:p>
      <text:p text:style-name="Standard">Result:</text:p>
      <text:p text:style-name="Standard">[wap([[peter, starts, with, 8, erasers], [bridget, gives, peter, 3, more], [peter, end, with]],[[np, vb, in, cd, np], [np, vb, np, cd, jjr], [np, vb, in]],[[0, 3, 8], [1, 3, 3]],11.0,[peter, starts, with, 8, erasers, bridget, gives, peter, 3, more, peter, end, with],[np, vb, in, cd, np, np, vb, np, cd, jjr, np, vb, in])]</text:p>
      <text:p text:style-name="Standard">Res</text:p>
      <text:p text:style-name="Standard">Iteration: <text:s/>91 <text:tab/>s:0.4496 <text:tab/>Average Loss: <text:s/>0.09576645493507385</text:p>
      <text:p text:style-name="Standard">Found_Sol:</text:p>
      <text:p text:style-name="Standard">Container:</text:p>
      <text:p text:style-name="Standard">mildred</text:p>
      <text:p text:style-name="Standard">Entity:</text:p>
      <text:p text:style-name="Standard">oranges</text:p>
      <text:p text:style-name="Standard">79.0</text:p>
      <text:p text:style-name="Standard">Evaluation time::</text:p>
      <text:p text:style-name="Standard">0.004883766174316406</text:p>
      <text:p text:style-name="Standard">Result..</text:p>
      <text:p text:style-name="Standard">[{wap([[mildred, collects, 77, oranges], [mildred, ss, father, gives, mildred, 2, more], [does, mildred, have, now]],[[np, vb, cd, np], [np, pos1, np, vb, np, cd, jjr], [vb, np, vb, rb]],[[0, 2, 77], [1, 5, 2]],79.0,[mildred, collects, 77, oranges, mildred, ss, father, gives, mildred, 2, more, does, mildred, have, now],<text:soft-page-break/>[np, vb, cd, np, np, pos1, np, vb, np, cd, jjr, vb, np, vb, rb]): tensor(0.9829, grad_fn=&lt;MulBackward0&gt;)}]</text:p>
      <text:p text:style-name="Standard">Result:</text:p>
      <text:p text:style-name="Standard">[wap([[mildred, collects, 77, oranges], [mildred, ss, father, gives, mildred, 2, more], [does, mildred, have, now]],[[np, vb, cd, np], [np, pos1, np, vb, np, cd, jjr], [vb, np, vb, rb]],[[0, 2, 77], [1, 5, 2]],79.0,[mildred, collects, 77, oranges, mildred, ss, father, gives, mildred, 2, more, does, mildred, have, now],[np, vb, cd, np, np, pos1, np, vb, np, cd, jjr, vb, np, vb, rb])]</text:p>
      <text:p text:style-name="Standard">Res</text:p>
      <text:p text:style-name="Standard">Iteration: <text:s/>92 <text:tab/>s:0.5794 <text:tab/>Average Loss: <text:s/>0.017197659239172935</text:p>
      <text:p text:style-name="Standard">Found_Sol:</text:p>
      <text:p text:style-name="Standard">Container:</text:p>
      <text:p text:style-name="Standard">sarah</text:p>
      <text:p text:style-name="Standard">Entity:</text:p>
      <text:p text:style-name="Standard">jeff</text:p>
      <text:p text:style-name="Standard">51.0</text:p>
      <text:p text:style-name="Standard">Evaluation time::</text:p>
      <text:p text:style-name="Standard">0.005700588226318359</text:p>
      <text:p text:style-name="Standard">Result..</text:p>
      <text:p text:style-name="Standard">[{wap([[sarah, had, some, trucks], [she, gave, 13, to, jeff], [now, she, has, 38, trucks, left], [did, sarah, have, to, start, with]],[[np, vb, dt, np], [prp, vb, cd, in, np], [rb, prp, vb, cd, np, vb], [vb, np, vb, to, vb, in]],[[1, 2, 13], [2, 3, 38]],51.0,[sarah, had, some, trucks, she, gave, 13, to, jeff, now, she, has, 38, trucks, left, did, sarah, have, to, start, with],[np, vb, dt, np, prp, vb, cd, in, np, rb, prp, vb, cd, np, vb, vb, np, vb, to, vb, in]): tensor(0.7817, grad_fn=&lt;MulBackward0&gt;)}]</text:p>
      <text:p text:style-name="Standard">Result:</text:p>
      <text:p text:style-name="Standard">[wap([[sarah, had, some, trucks], [she, gave, 13, to, jeff], [now, she, has, 38, trucks, left], [did, sarah, have, to, start, with]],[[np, vb, dt, np], [prp, vb, cd, in, np], [rb, prp, vb, cd, np, vb], [vb, np, vb, to, vb, in]],[[1, 2, 13], [2, 3, 38]],51.0,[sarah, had, some, trucks, she, gave, 13, to, jeff, now, she, has, 38, trucks, left, did, sarah, have, to, start, with],[np, vb, dt, np, prp, vb, cd, in, np, rb, prp, vb, cd, np, vb, vb, np, vb, to, vb, in])]</text:p>
      <text:p text:style-name="Standard">Res</text:p>
      <text:p text:style-name="Standard">Iteration: <text:s/>93 <text:tab/>s:1.9859 <text:tab/>Average Loss: <text:s/>0.2463325709104538</text:p>
      <text:p text:style-name="Standard">Found_Sol:</text:p>
      <text:p text:style-name="Standard">Container:</text:p>
      <text:p text:style-name="Standard">wong</text:p>
      <text:p text:style-name="Standard">Entity:</text:p>
      <text:p text:style-name="Standard">valentines</text:p>
      <text:p text:style-name="Standard">22.0</text:p>
      <text:p text:style-name="Standard">Evaluation time::</text:p>
      <text:p text:style-name="Standard">0.004778385162353516</text:p>
      <text:p text:style-name="Standard">Result..</text:p>
      <text:p text:style-name="Standard">[{wap([[mrs, wong, had, 30, valentines], [she, gave, 8, valentines, to, her, children], [does, she, have, left]],[[np, np, vb, cd, np], [prp, vb, cd, np, in, prp, np], [vb, prp, vb, vb]],[[0, 3, 30], [1, 2, 8]],22.0,[mrs, wong, had, 30, valentines, she, gave, 8, valentines, to, her, children, does, she, have, left],[np, np, vb, cd, np, prp, vb, cd, np, in, prp, np, vb, prp, vb, vb]): tensor(0.7148, grad_fn=&lt;MulBackward0&gt;)}]</text:p>
      <text:p text:style-name="Standard">Result:</text:p>
      <text:p text:style-name="Standard">[wap([[mrs, wong, had, 30, valentines], [she, gave, 8, valentines, to, her, children], [does, she, have, left]],[[np, np, vb, cd, np], [prp, vb, cd, np, in, prp, np], [vb, prp, vb, vb]],[[0, 3, 30], [1, 2, 8]],22.0,[mrs, wong, had, 30, valentines, she, gave, 8, valentines, to, her, children, does, she, have, left],[np, np, vb, cd, np, prp, vb, cd, np, in, prp, np, vb, prp, vb, vb])]</text:p>
      <text:p text:style-name="Standard"><text:soft-page-break/>Res</text:p>
      <text:p text:style-name="Standard">Iteration: <text:s/>94 <text:tab/>s:1.1312 <text:tab/>Average Loss: <text:s/>0.33581945300102234</text:p>
      <text:p text:style-name="Standard">Found_Sol:</text:p>
      <text:p text:style-name="Standard">Container:</text:p>
      <text:p text:style-name="Standard">beach</text:p>
      <text:p text:style-name="Standard">Entity:</text:p>
      <text:p text:style-name="Standard">seashells</text:p>
      <text:p text:style-name="Standard">34.0</text:p>
      <text:p text:style-name="Standard">Evaluation time::</text:p>
      <text:p text:style-name="Standard">0.005721569061279297</text:p>
      <text:p text:style-name="Standard">Result..</text:p>
      <text:p text:style-name="Standard">[{wap([[dan, found, 56, seashells, on, the, beach], [he, gave, jessica, some, of, his, seashells], [he, has, 22, seashell], [did, he, give, to, jessica]],[[np, vb, cd, np, in, dt, np], [prp, vb, np, dt, in, prp, np], [prp, vb, cd, np], [vb, prp, vb, in, np]],[[0, 2, 56], [2, 2, 22]],34.0,[dan, found, 56, seashells, on, the, beach, he, gave, jessica, some, of, his, seashells, he, has, 22, seashell, did, he, give, to, jessica],[np, vb, cd, np, in, dt, np, prp, vb, np, dt, in, prp, np, prp, vb, cd, np, vb, prp, vb, in, np]): tensor(0.0035, grad_fn=&lt;MulBackward0&gt;)}]</text:p>
      <text:p text:style-name="Standard">Result:</text:p>
      <text:p text:style-name="Standard">[wap([[dan, found, 56, seashells, on, the, beach], [he, gave, jessica, some, of, his, seashells], [he, has, 22, seashell], [did, he, give, to, jessica]],[[np, vb, cd, np, in, dt, np], [prp, vb, np, dt, in, prp, np], [prp, vb, cd, np], [vb, prp, vb, in, np]],[[0, 2, 56], [2, 2, 22]],34.0,[dan, found, 56, seashells, on, the, beach, he, gave, jessica, some, of, his, seashells, he, has, 22, seashell, did, he, give, to, jessica],[np, vb, cd, np, in, dt, np, prp, vb, np, dt, in, prp, np, prp, vb, cd, np, vb, prp, vb, in, np])]</text:p>
      <text:p text:style-name="Standard">Res</text:p>
      <text:p text:style-name="Standard">Iteration: <text:s/>95 <text:tab/>s:4.7843 <text:tab/>Average Loss: <text:s/>5.6662421226501465</text:p>
      <text:p text:style-name="Standard">Found_Sol:</text:p>
      <text:p text:style-name="Standard">Container:</text:p>
      <text:p text:style-name="Standard">josh</text:p>
      <text:p text:style-name="Standard">Entity:</text:p>
      <text:p text:style-name="Standard">pencils</text:p>
      <text:p text:style-name="Standard">111.0</text:p>
      <text:p text:style-name="Standard">Evaluation time::</text:p>
      <text:p text:style-name="Standard">0.004594564437866211</text:p>
      <text:p text:style-name="Standard">Result..</text:p>
      <text:p text:style-name="Standard">[{wap([[josh, had, 142, pencils], [he, gave, 31, pencils, to, dorothy], [does, josh, have, left]],[[np, vb, cd, np], [prp, vb, cd, np, in, np], [vb, np, vb, vb]],[[0, 2, 142], [1, 2, 31]],111.0,[josh, had, 142, pencils, he, gave, 31, pencils, to, dorothy, does, josh, have, left],[np, vb, cd, np, prp, vb, cd, np, in, np, vb, np, vb, vb]): tensor(0.6265, grad_fn=&lt;MulBackward0&gt;)}]</text:p>
      <text:p text:style-name="Standard">Result:</text:p>
      <text:p text:style-name="Standard">[wap([[josh, had, 142, pencils], [he, gave, 31, pencils, to, dorothy], [does, josh, have, left]],[[np, vb, cd, np], [prp, vb, cd, np, in, np], [vb, np, vb, vb]],[[0, 2, 142], [1, 2, 31]],111.0,[josh, had, 142, pencils, he, gave, 31, pencils, to, dorothy, does, josh, have, left],[np, vb, cd, np, prp, vb, cd, np, in, np, vb, np, vb, vb])]</text:p>
      <text:p text:style-name="Standard">Res</text:p>
      <text:p text:style-name="Standard">Iteration: <text:s/>96 <text:tab/>s:0.9419 <text:tab/>Average Loss: <text:s/>0.467609167098999</text:p>
      <text:p text:style-name="Standard">Found_Sol:</text:p>
      <text:p text:style-name="Standard">Container:</text:p>
      <text:p text:style-name="Standard">dan</text:p>
      <text:p text:style-name="Standard">Entity:</text:p>
      <text:p text:style-name="Standard"><text:soft-page-break/>limes</text:p>
      <text:p text:style-name="Standard">5.0</text:p>
      <text:p text:style-name="Standard">Evaluation time::</text:p>
      <text:p text:style-name="Standard">0.0047986507415771484</text:p>
      <text:p text:style-name="Standard">Result..</text:p>
      <text:p text:style-name="Standard">[{wap([[dan, picked, 9, limes], [he, gave, sara, 4, of, the, limes], [does, dan, have, now]],[[np, vb, cd, np], [prp, vb, np, cd, in, dt, np], [vb, np, vb, rb]],[[0, 2, 9], [1, 3, 4]],5.0,[dan, picked, 9, limes, he, gave, sara, 4, of, the, limes, does, dan, have, now],[np, vb, cd, np, prp, vb, np, cd, in, dt, np, vb, np, vb, rb]): tensor(0.8334, grad_fn=&lt;MulBackward0&gt;)}]</text:p>
      <text:p text:style-name="Standard">Result:</text:p>
      <text:p text:style-name="Standard">[wap([[dan, picked, 9, limes], [he, gave, sara, 4, of, the, limes], [does, dan, have, now]],[[np, vb, cd, np], [prp, vb, np, cd, in, dt, np], [vb, np, vb, rb]],[[0, 2, 9], [1, 3, 4]],5.0,[dan, picked, 9, limes, he, gave, sara, 4, of, the, limes, does, dan, have, now],[np, vb, cd, np, prp, vb, np, cd, in, dt, np, vb, np, vb, rb])]</text:p>
      <text:p text:style-name="Standard">Res</text:p>
      <text:p text:style-name="Standard">Iteration: <text:s/>97 <text:tab/>s:1.3285 <text:tab/>Average Loss: <text:s/>0.18228724598884583</text:p>
      <text:p text:style-name="Standard">Found_Sol:</text:p>
      <text:p text:style-name="Standard">Container:</text:p>
      <text:p text:style-name="Standard">franklin</text:p>
      <text:p text:style-name="Standard">Entity:</text:p>
      <text:p text:style-name="Standard">mrs</text:p>
      <text:p text:style-name="Standard">42.0</text:p>
      <text:p text:style-name="Standard">Evaluation time::</text:p>
      <text:p text:style-name="Standard">0.005705595016479492</text:p>
      <text:p text:style-name="Standard">Result..</text:p>
      <text:p text:style-name="Standard">[{wap([[mrs, franklin, had, 58, valentines], [mrs, franklin, gave, some, to, her, students], [now, she, has, 16], [mrs, franklin, give, to, her, students]],[[np, np, vb, cd, np], [np, np, vb, dt, in, prp, np], [rb, prp, vb, cd], [np, np, vb, in, prp, np]],[[0, 3, 58], [2, 3, 16]],42.0,[mrs, franklin, had, 58, valentines, mrs, franklin, gave, some, to, her, students, now, she, has, 16, mrs, franklin, give, to, her, students],[np, np, vb, cd, np, np, np, vb, dt, in, prp, np, rb, prp, vb, cd, np, np, vb, in, prp, np]): tensor(0.4943, grad_fn=&lt;MulBackward0&gt;)}]</text:p>
      <text:p text:style-name="Standard">Result:</text:p>
      <text:p text:style-name="Standard">[wap([[mrs, franklin, had, 58, valentines], [mrs, franklin, gave, some, to, her, students], [now, she, has, 16], [mrs, franklin, give, to, her, students]],[[np, np, vb, cd, np], [np, np, vb, dt, in, prp, np], [rb, prp, vb, cd], [np, np, vb, in, prp, np]],[[0, 3, 58], [2, 3, 16]],42.0,[mrs, franklin, had, 58, valentines, mrs, franklin, gave, some, to, her, students, now, she, has, 16, mrs, franklin, give, to, her, students],[np, np, vb, cd, np, np, np, vb, dt, in, prp, np, rb, prp, vb, cd, np, np, vb, in, prp, np])]</text:p>
      <text:p text:style-name="Standard">Res</text:p>
      <text:p text:style-name="Standard">Iteration: <text:s/>98 <text:tab/>s:0.8768 <text:tab/>Average Loss: <text:s/>0.7045191526412964</text:p>
      <text:p text:style-name="Standard">Found_Sol:</text:p>
      <text:p text:style-name="Standard">Container:</text:p>
      <text:p text:style-name="Standard">farmer</text:p>
      <text:p text:style-name="Standard">Entity:</text:p>
      <text:p text:style-name="Standard">apples</text:p>
      <text:p text:style-name="Standard">39.0</text:p>
      <text:p text:style-name="Standard">Evaluation time::</text:p>
      <text:p text:style-name="Standard">0.004802703857421875</text:p>
      <text:p text:style-name="Standard">Result..</text:p>
      <text:p text:style-name="Standard">[{wap([[the, farmer, had, 127, apples], [he, gave, 88, apples, to, his, neighbor], [does, he, have, now]],[[dt, np, vb, cd, np], [prp, vb, cd, np, in, prp, np], [vb, prp, vb, rb]],[[0, 3, 127], [1, 2, 88]],39.0,[the, <text:soft-page-break/>farmer, had, 127, apples, he, gave, 88, apples, to, his, neighbor, does, he, have, now],[dt, np, vb, cd, np, prp, vb, cd, np, in, prp, np, vb, prp, vb, rb]): tensor(0.4787, grad_fn=&lt;MulBackward0&gt;)}]</text:p>
      <text:p text:style-name="Standard">Result:</text:p>
      <text:p text:style-name="Standard">[wap([[the, farmer, had, 127, apples], [he, gave, 88, apples, to, his, neighbor], [does, he, have, now]],[[dt, np, vb, cd, np], [prp, vb, cd, np, in, prp, np], [vb, prp, vb, rb]],[[0, 3, 127], [1, 2, 88]],39.0,[the, farmer, had, 127, apples, he, gave, 88, apples, to, his, neighbor, does, he, have, now],[dt, np, vb, cd, np, prp, vb, cd, np, in, prp, np, vb, prp, vb, rb])]</text:p>
      <text:p text:style-name="Standard">Res</text:p>
      <text:p text:style-name="Standard">Iteration: <text:s/>99 <text:tab/>s:0.9215 <text:tab/>Average Loss: <text:s/>0.7367839217185974</text:p>
      <text:p text:style-name="Standard">Found_Sol:</text:p>
      <text:p text:style-name="Standard">Container:</text:p>
      <text:p text:style-name="Standard">willie</text:p>
      <text:p text:style-name="Standard">Entity:</text:p>
      <text:p text:style-name="Standard">stickers</text:p>
      <text:p text:style-name="Standard">29.0</text:p>
      <text:p text:style-name="Standard">Evaluation time::</text:p>
      <text:p text:style-name="Standard">0.004543781280517578</text:p>
      <text:p text:style-name="Standard">Result..</text:p>
      <text:p text:style-name="Standard">[{wap([[willie, starts, with, 36, stickers], [he, gives, 7, to, emily], [does, willie, end, with]],[[np, vb, in, cd, np], [prp, vb, cd, in, np], [vb, np, vb, in]],[[0, 3, 36], [1, 2, 7]],29.0,[willie, starts, with, 36, stickers, he, gives, 7, to, emily, does, willie, end, with],[np, vb, in, cd, np, prp, vb, cd, in, np, vb, np, vb, in]): tensor(0.8973, grad_fn=&lt;MulBackward0&gt;)}]</text:p>
      <text:p text:style-name="Standard">Result:</text:p>
      <text:p text:style-name="Standard">[wap([[willie, starts, with, 36, stickers], [he, gives, 7, to, emily], [does, willie, end, with]],[[np, vb, in, cd, np], [prp, vb, cd, in, np], [vb, np, vb, in]],[[0, 3, 36], [1, 2, 7]],29.0,[willie, starts, with, 36, stickers, he, gives, 7, to, emily, does, willie, end, with],[np, vb, in, cd, np, prp, vb, cd, in, np, vb, np, vb, in])]</text:p>
      <text:p text:style-name="Standard">Res</text:p>
      <text:p text:style-name="Standard">Iteration: <text:s/>100 <text:tab/>s:1.0387 <text:tab/>Average Loss: <text:s/>0.1083572506904602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crayons</text:p>
      <text:p text:style-name="Standard">13.0</text:p>
      <text:p text:style-name="Standard">Evaluation time::</text:p>
      <text:p text:style-name="Standard">0.005659818649291992</text:p>
      <text:p text:style-name="Standard">Result..</text:p>
      <text:p text:style-name="Standard">[{wap([[there, are, 7, crayons, in, a, box], [gerald, puts, 6, more, crayons, inside], [crayons, are, in, the, box]],[[ex, vb, cd, np, in, dt, np], [np, vb, cd, jjr, np, rb], [np, vb, in, dt, np]],[[0, 2, 7], [1, 2, 6]],13.0,[there, are, 7, crayons, in, a, box, gerald, puts, 6, more, crayons, inside, crayons, are, in, the, box],[ex, vb, cd, np, in, dt, np, np, vb, cd, jjr, np, rb, np, vb, in, dt, np]): tensor(0.3354, grad_fn=&lt;MulBackward0&gt;)}]</text:p>
      <text:p text:style-name="Standard">Result:</text:p>
      <text:p text:style-name="Standard">[wap([[there, are, 7, crayons, in, a, box], [gerald, puts, 6, more, crayons, inside], [crayons, are, in, the, box]],[[ex, vb, cd, np, in, dt, np], [np, vb, cd, jjr, np, rb], [np, vb, in, dt, np]],[[0, 2, 7], [1, 2, 6]],13.0,[there, are, 7, crayons, in, a, box, gerald, puts, 6, more, crayons, inside, crayons, are, in, the, box],[ex, vb, cd, np, in, dt, np, np, vb, cd, jjr, np, rb, np, vb, in, dt, np])]</text:p>
      <text:p text:style-name="Standard">Res</text:p>
      <text:p text:style-name="Standard">Iteration: <text:s/>101 <text:tab/>s:2.3085 <text:tab/>Average Loss: <text:s/>1.0925161838531494</text:p>
      <text:p text:style-name="Standard"><text:soft-page-break/>Evaluation time::</text:p>
      <text:p text:style-name="Standard">6.151199340820312e-05</text:p>
      <text:p text:style-name="Standard">Result..</text:p>
      <text:p text:style-name="Standard">[{}]</text:p>
      <text:p text:style-name="Standard">Iteration: <text:s/>102 <text:tab/>s:436.5042 <text:tab/>Average Loss: <text:s/>0.0</text:p>
      <text:p text:style-name="Standard">Found_Sol:</text:p>
      <text:p text:style-name="Standard">Container:</text:p>
      <text:p text:style-name="Standard">mike</text:p>
      <text:p text:style-name="Standard">Entity:</text:p>
      <text:p text:style-name="Standard">marbles</text:p>
      <text:p text:style-name="Standard">4.0</text:p>
      <text:p text:style-name="Standard">Evaluation time::</text:p>
      <text:p text:style-name="Standard">0.004755496978759766</text:p>
      <text:p text:style-name="Standard">Result..</text:p>
      <text:p text:style-name="Standard">[{wap([[mike, has, 8, orange, marbles], [he, gave, sam, 4, of, the, marbles], [he, now, have]],[[np, vb, cd, jj, np], [prp, vb, np, cd, in, dt, np], [prp, rb, vb]],[[0, 2, 8], [1, 3, 4]],4.0,[mike, has, 8, orange, marbles, he, gave, sam, 4, of, the, marbles, he, now, have],[np, vb, cd, jj, np, prp, vb, np, cd, in, dt, np, prp, rb, vb]): tensor(0.7667, grad_fn=&lt;MulBackward0&gt;)}]</text:p>
      <text:p text:style-name="Standard">Result:</text:p>
      <text:p text:style-name="Standard">[wap([[mike, has, 8, orange, marbles], [he, gave, sam, 4, of, the, marbles], [he, now, have]],[[np, vb, cd, jj, np], [prp, vb, np, cd, in, dt, np], [prp, rb, vb]],[[0, 2, 8], [1, 3, 4]],4.0,[mike, has, 8, orange, marbles, he, gave, sam, 4, of, the, marbles, he, now, have],[np, vb, cd, jj, np, prp, vb, np, cd, in, dt, np, prp, rb, vb])]</text:p>
      <text:p text:style-name="Standard">Res</text:p>
      <text:p text:style-name="Standard">Iteration: <text:s/>103 <text:tab/>s:1.0879 <text:tab/>Average Loss: <text:s/>0.26569968461990356</text:p>
      <text:p text:style-name="Standard">Evaluation time::</text:p>
      <text:p text:style-name="Standard">6.127357482910156e-05</text:p>
      <text:p text:style-name="Standard">Result..</text:p>
      <text:p text:style-name="Standard">[{}]</text:p>
      <text:p text:style-name="Standard">Iteration: <text:s/>104 <text:tab/>s:203.1685 <text:tab/>Average Loss: <text:s/>0.0</text:p>
      <text:p text:style-name="Standard">Found_Sol:</text:p>
      <text:p text:style-name="Standard">Container:</text:p>
      <text:p text:style-name="Standard">steve</text:p>
      <text:p text:style-name="Standard">Entity:</text:p>
      <text:p text:style-name="Standard">oranges</text:p>
      <text:p text:style-name="Standard">42.0</text:p>
      <text:p text:style-name="Standard">Evaluation time::</text:p>
      <text:p text:style-name="Standard">0.003752470016479492</text:p>
      <text:p text:style-name="Standard">Result..</text:p>
      <text:p text:style-name="Standard">[{wap([[steve, has, 46, oranges], [he, shares, 4, with, patrick], [will, steve, have, now]],[[np, vb, cd, np], [prp, vb, cd, in, np], [md, np, vb, rb]],[[0, 2, 46], [1, 2, 4]],42.0,[steve, has, 46, oranges, he, shares, 4, with, patrick, will, steve, have, now],[np, vb, cd, np, prp, vb, cd, in, np, md, np, vb, rb]): tensor(0.0314, grad_fn=&lt;MulBackward0&gt;)}]</text:p>
      <text:p text:style-name="Standard">Result:</text:p>
      <text:p text:style-name="Standard">[wap([[steve, has, 46, oranges], [he, shares, 4, with, patrick], [will, steve, have, now]],[[np, vb, cd, np], [prp, vb, cd, in, np], [md, np, vb, rb]],[[0, 2, 46], [1, 2, 4]],42.0,[steve, has, 46, oranges, he, shares, 4, with, patrick, will, steve, have, now],[np, vb, cd, np, prp, vb, cd, in, np, md, np, vb, rb])]</text:p>
      <text:p text:style-name="Standard">Res</text:p>
      <text:p text:style-name="Standard">Iteration: <text:s/>105 <text:tab/>s:0.9660 <text:tab/>Average Loss: <text:s/>3.4620676040649414</text:p>
      <text:p text:style-name="Standard"><text:soft-page-break/>Found_Sol:</text:p>
      <text:p text:style-name="Standard">Container:</text:p>
      <text:p text:style-name="Standard">sean</text:p>
      <text:p text:style-name="Standard">Entity:</text:p>
      <text:p text:style-name="Standard">apples</text:p>
      <text:p text:style-name="Standard">17.0</text:p>
      <text:p text:style-name="Standard">Evaluation time::</text:p>
      <text:p text:style-name="Standard">0.007216215133666992</text:p>
      <text:p text:style-name="Standard">Result..</text:p>
      <text:p text:style-name="Standard">[{wap([[sean, has, 9, apples], [susan, gives, sean, 8, more], [later, sean, buys, 18, tickets, at, the, store], [does, sean, have, in, all]],[[np, vb, cd, np], [np, vb, np, cd, jjr], [rb, np, vb, cd, np, in, dt, np], [vb, np, vb, in, dt]],[[0, 2, 9], [1, 3, 8], [2, 4, 18]],17.0,[sean, has, 9, apples, susan, gives, sean, 8, more, later, sean, buys, 18, tickets, at, the, store, does, sean, have, in, all],[np, vb, cd, np, np, vb, np, cd, jjr, rb, np, vb, cd, np, in, dt, np, vb, np, vb, in, dt]): tensor(6.4801e-08, grad_fn=&lt;MulBackward0&gt;)}]</text:p>
      <text:p text:style-name="Standard">Result:</text:p>
      <text:p text:style-name="Standard">[wap([[sean, has, 9, apples], [susan, gives, sean, 8, more], [later, sean, buys, 18, tickets, at, the, store], [does, sean, have, in, all]],[[np, vb, cd, np], [np, vb, np, cd, jjr], [rb, np, vb, cd, np, in, dt, np], [vb, np, vb, in, dt]],[[0, 2, 9], [1, 3, 8], [2, 4, 18]],17.0,[sean, has, 9, apples, susan, gives, sean, 8, more, later, sean, buys, 18, tickets, at, the, store, does, sean, have, in, all],[np, vb, cd, np, np, vb, np, cd, jjr, rb, np, vb, cd, np, in, dt, np, vb, np, vb, in, dt])]</text:p>
      <text:p text:style-name="Standard">Res</text:p>
      <text:p text:style-name="Standard">Iteration: <text:s/>106 <text:tab/>s:48.2108 <text:tab/>Average Loss: <text:s/>16.551944732666016</text:p>
      <text:p text:style-name="Standard">Evaluation time::</text:p>
      <text:p text:style-name="Standard">7.05718994140625e-05</text:p>
      <text:p text:style-name="Standard">Result..</text:p>
      <text:p text:style-name="Standard">[{}]</text:p>
      <text:p text:style-name="Standard">Iteration: <text:s/>107 <text:tab/>s:0.5623 <text:tab/>Average Loss: <text:s/>0.0</text:p>
      <text:p text:style-name="Standard">Found_Sol:</text:p>
      <text:p text:style-name="Standard">Container:</text:p>
      <text:p text:style-name="Standard">james</text:p>
      <text:p text:style-name="Standard">Entity:</text:p>
      <text:p text:style-name="Standard">stickers</text:p>
      <text:p text:style-name="Standard">22.0</text:p>
      <text:p text:style-name="Standard">Evaluation time::</text:p>
      <text:p text:style-name="Standard">0.004935503005981445</text:p>
      <text:p text:style-name="Standard">Result..</text:p>
      <text:p text:style-name="Standard">[{wap([[james, had, 39, stickers], [he, got, some, more, stickers, forr, his, birthday], [then, he, had, 61, stickers], [did, james, get, forr, his, birthday]],[[np, vb, cd, np], [prp, vb, dt, jjr, np, in, prp, np], [rb, prp, vb, cd, np], [vb, np, vb, in, prp, np]],[[0, 2, 39], [2, 3, 61]],22.0,[james, had, 39, stickers, he, got, some, more, stickers, forr, his, birthday, then, he, had, 61, stickers, did, james, get, forr, his, birthday],[np, vb, cd, np, prp, vb, dt, jjr, np, in, prp, np, rb, prp, vb, cd, np, vb, np, vb, in, prp, np]): tensor(0.1515, grad_fn=&lt;MulBackward0&gt;)}]</text:p>
      <text:p text:style-name="Standard">Result:</text:p>
      <text:p text:style-name="Standard">[wap([[james, had, 39, stickers], [he, got, some, more, stickers, forr, his, birthday], [then, he, had, 61, stickers], [did, james, get, forr, his, birthday]],[[np, vb, cd, np], [prp, vb, dt, jjr, np, in, prp, np], [rb, prp, vb, cd, np], [vb, np, vb, in, prp, np]],[[0, 2, 39], [2, 3, 61]],22.0,[james, had, 39, stickers, he, got, some, more, stickers, forr, his, birthday, then, he, had, 61, stickers, did, james, get, forr, his, birthday],[np, vb, cd, np, prp, vb, dt, jjr, np, in, prp, np, rb, prp, vb, cd, np, vb, np, vb, in, prp, np])]</text:p>
      <text:p text:style-name="Standard">Res</text:p>
      <text:p text:style-name="Standard"><text:soft-page-break/>Iteration: <text:s/>108 <text:tab/>s:1.6194 <text:tab/>Average Loss: <text:s/>1.8869141340255737</text:p>
      <text:p text:style-name="Standard">Found_Sol:</text:p>
      <text:p text:style-name="Standard">Container:</text:p>
      <text:p text:style-name="Standard">marie</text:p>
      <text:p text:style-name="Standard">Entity:</text:p>
      <text:p text:style-name="Standard">erasers</text:p>
      <text:p text:style-name="Standard">53.0</text:p>
      <text:p text:style-name="Standard">Evaluation time::</text:p>
      <text:p text:style-name="Standard">0.004185199737548828</text:p>
      <text:p text:style-name="Standard">Result..</text:p>
      <text:p text:style-name="Standard">[{wap([[marie, starts, with, 95, erasers], [she, loses, 42], [marie, end, with]],[[np, vb, in, cd, np], [prp, vb, cd], [np, vb, in]],[[0, 3, 95], [1, 2, 42]],53.0,[marie, starts, with, 95, erasers, she, loses, 42, marie, end, with],[np, vb, in, cd, np, prp, vb, cd, np, vb, in]): tensor(0.3700, grad_fn=&lt;MulBackward0&gt;)}]</text:p>
      <text:p text:style-name="Standard">Result:</text:p>
      <text:p text:style-name="Standard">[wap([[marie, starts, with, 95, erasers], [she, loses, 42], [marie, end, with]],[[np, vb, in, cd, np], [prp, vb, cd], [np, vb, in]],[[0, 3, 95], [1, 2, 42]],53.0,[marie, starts, with, 95, erasers, she, loses, 42, marie, end, with],[np, vb, in, cd, np, prp, vb, cd, np, vb, in])]</text:p>
      <text:p text:style-name="Standard">Res</text:p>
      <text:p text:style-name="Standard">Iteration: <text:s/>109 <text:tab/>s:0.6115 <text:tab/>Average Loss: <text:s/>0.994356095790863</text:p>
      <text:p text:style-name="Standard">Found_Sol:</text:p>
      <text:p text:style-name="Standard">Container:</text:p>
      <text:p text:style-name="Standard">mark</text:p>
      <text:p text:style-name="Standard">Entity:</text:p>
      <text:p text:style-name="Standard">trees</text:p>
      <text:p text:style-name="Standard">25.0</text:p>
      <text:p text:style-name="Standard">Evaluation time::</text:p>
      <text:p text:style-name="Standard">0.00439906120300293</text:p>
      <text:p text:style-name="Standard">Result..</text:p>
      <text:p text:style-name="Standard">[{wap([[mark, has, 13, trees, in, his, backyard], [he, plants, 12, more], [will, he, have]],[[np, vb, cd, np, in, prp, np], [prp, vb, cd, jjr], [md, prp, vb]],[[0, 2, 13], [1, 2, 12]],25.0,[mark, has, 13, trees, in, his, backyard, he, plants, 12, more, will, he, have],[np, vb, cd, np, in, prp, np, prp, vb, cd, jjr, md, prp, vb]): tensor(0.4517, grad_fn=&lt;MulBackward0&gt;)}]</text:p>
      <text:p text:style-name="Standard">Result:</text:p>
      <text:p text:style-name="Standard">[wap([[mark, has, 13, trees, in, his, backyard], [he, plants, 12, more], [will, he, have]],[[np, vb, cd, np, in, prp, np], [prp, vb, cd, jjr], [md, prp, vb]],[[0, 2, 13], [1, 2, 12]],25.0,[mark, has, 13, trees, in, his, backyard, he, plants, 12, more, will, he, have],[np, vb, cd, np, in, prp, np, prp, vb, cd, jjr, md, prp, vb])]</text:p>
      <text:p text:style-name="Standard">Res</text:p>
      <text:p text:style-name="Standard">Iteration: <text:s/>110 <text:tab/>s:0.6776 <text:tab/>Average Loss: <text:s/>0.7947367429733276</text:p>
      <text:p text:style-name="Standard">Found_Sol:</text:p>
      <text:p text:style-name="Standard">Container:</text:p>
      <text:p text:style-name="Standard">aaron</text:p>
      <text:p text:style-name="Standard">Entity:</text:p>
      <text:p text:style-name="Standard">erasers</text:p>
      <text:p text:style-name="Standard">47.0</text:p>
      <text:p text:style-name="Standard">Evaluation time::</text:p>
      <text:p text:style-name="Standard">0.004441022872924805</text:p>
      <text:p text:style-name="Standard">Result..</text:p>
      <text:p text:style-name="Standard">[{wap([[aaron, starts, with, 81, erasers], [he, gives, 34, to, doris], [aaron, end, with]],[[np, vb, in, cd, np], [prp, vb, cd, in, np], [np, vb, in]],[[0, 3, 81], [1, 2, 34]],47.0,[aaron, starts, with, 81, erasers, he, <text:soft-page-break/>gives, 34, to, doris, aaron, end, with],[np, vb, in, cd, np, prp, vb, cd, in, np, np, vb, in]): tensor(0.9651, grad_fn=&lt;MulBackward0&gt;)}]</text:p>
      <text:p text:style-name="Standard">Result:</text:p>
      <text:p text:style-name="Standard">[wap([[aaron, starts, with, 81, erasers], [he, gives, 34, to, doris], [aaron, end, with]],[[np, vb, in, cd, np], [prp, vb, cd, in, np], [np, vb, in]],[[0, 3, 81], [1, 2, 34]],47.0,[aaron, starts, with, 81, erasers, he, gives, 34, to, doris, aaron, end, with],[np, vb, in, cd, np, prp, vb, cd, in, np, np, vb, in])]</text:p>
      <text:p text:style-name="Standard">Res</text:p>
      <text:p text:style-name="Standard">Iteration: <text:s/>111 <text:tab/>s:0.6215 <text:tab/>Average Loss: <text:s/>0.03551016375422478</text:p>
      <text:p text:style-name="Standard">Found_Sol:</text:p>
      <text:p text:style-name="Standard">Container:</text:p>
      <text:p text:style-name="Standard">wanda</text:p>
      <text:p text:style-name="Standard">Entity:</text:p>
      <text:p text:style-name="Standard">blocks</text:p>
      <text:p text:style-name="Standard">83.0</text:p>
      <text:p text:style-name="Standard">Evaluation time::</text:p>
      <text:p text:style-name="Standard">0.004148960113525391</text:p>
      <text:p text:style-name="Standard">Result..</text:p>
      <text:p text:style-name="Standard">[{wap([[wanda, has, 4, blocks], [theresa, gives, wanda, 79, more], [does, wanda, have, in, all]],[[np, vb, cd, np], [np, vb, np, cd, jjr], [vb, np, vb, in, dt]],[[0, 2, 4], [1, 3, 79]],83.0,[wanda, has, 4, blocks, theresa, gives, wanda, 79, more, does, wanda, have, in, all],[np, vb, cd, np, np, vb, np, cd, jjr, vb, np, vb, in, dt]): tensor(0.2356, grad_fn=&lt;MulBackward0&gt;)}]</text:p>
      <text:p text:style-name="Standard">Result:</text:p>
      <text:p text:style-name="Standard">[wap([[wanda, has, 4, blocks], [theresa, gives, wanda, 79, more], [does, wanda, have, in, all]],[[np, vb, cd, np], [np, vb, np, cd, jjr], [vb, np, vb, in, dt]],[[0, 2, 4], [1, 3, 79]],83.0,[wanda, has, 4, blocks, theresa, gives, wanda, 79, more, does, wanda, have, in, all],[np, vb, cd, np, np, vb, np, cd, jjr, vb, np, vb, in, dt])]</text:p>
      <text:p text:style-name="Standard">Res</text:p>
      <text:p text:style-name="Standard">Iteration: <text:s/>112 <text:tab/>s:1.8592 <text:tab/>Average Loss: <text:s/>1.44548499584198</text:p>
      <text:p text:style-name="Standard">Evaluation time::</text:p>
      <text:p text:style-name="Standard">7.843971252441406e-05</text:p>
      <text:p text:style-name="Standard">Result..</text:p>
      <text:p text:style-name="Standard">[{}]</text:p>
      <text:p text:style-name="Standard">Iteration: <text:s/>113 <text:tab/>s:469.5741 <text:tab/>Average Loss: <text:s/>0.0</text:p>
      <text:p text:style-name="Standard">Found_Sol:</text:p>
      <text:p text:style-name="Standard">Container:</text:p>
      <text:p text:style-name="Standard">jar</text:p>
      <text:p text:style-name="Standard">Entity:</text:p>
      <text:p text:style-name="Standard">bananas</text:p>
      <text:p text:style-name="Standard">41.0</text:p>
      <text:p text:style-name="Standard">Evaluation time::</text:p>
      <text:p text:style-name="Standard">0.0055637359619140625</text:p>
      <text:p text:style-name="Standard">Result..</text:p>
      <text:p text:style-name="Standard">[{wap([[there, were, originally, 46, bananas, in, the, jar], [denise, removes, 5, bananas, from, a, jar], [are, left, in, the, jar]],[[ex, vb, rb, cd, np, in, dt, np], [np, vb, cd, np, in, dt, np], [vb, vb, in, dt, np]],[[0, 3, 46], [1, 2, 5]],41.0,[there, were, originally, 46, bananas, in, the, jar, denise, removes, 5, bananas, from, a, jar, are, left, in, the, jar],[ex, vb, rb, cd, np, in, dt, np, np, vb, cd, np, in, dt, np, vb, vb, in, dt, np]): tensor(0.8733, grad_fn=&lt;MulBackward0&gt;)}]</text:p>
      <text:p text:style-name="Standard">Result:</text:p>
      <text:p text:style-name="Standard"><text:soft-page-break/>[wap([[there, were, originally, 46, bananas, in, the, jar], [denise, removes, 5, bananas, from, a, jar], [are, left, in, the, jar]],[[ex, vb, rb, cd, np, in, dt, np], [np, vb, cd, np, in, dt, np], [vb, vb, in, dt, np]],[[0, 3, 46], [1, 2, 5]],41.0,[there, were, originally, 46, bananas, in, the, jar, denise, removes, 5, bananas, from, a, jar, are, left, in, the, jar],[ex, vb, rb, cd, np, in, dt, np, np, vb, cd, np, in, dt, np, vb, vb, in, dt, np])]</text:p>
      <text:p text:style-name="Standard">Res</text:p>
      <text:p text:style-name="Standard">Iteration: <text:s/>114 <text:tab/>s:2.3318 <text:tab/>Average Loss: <text:s/>0.13549011945724487</text:p>
      <text:p text:style-name="Standard">Found_Sol:</text:p>
      <text:p text:style-name="Standard">Container:</text:p>
      <text:p text:style-name="Standard">larry</text:p>
      <text:p text:style-name="Standard">Entity:</text:p>
      <text:p text:style-name="Standard">cards</text:p>
      <text:p text:style-name="Standard">58.0</text:p>
      <text:p text:style-name="Standard">Evaluation time::</text:p>
      <text:p text:style-name="Standard">0.004428863525390625</text:p>
      <text:p text:style-name="Standard">Result..</text:p>
      <text:p text:style-name="Standard">[{wap([[larry, has, 67, cards], [dennis, takes, 9, away], [will, larry, have]],[[np, vb, cd, np], [np, vb, cd, rb], [md, np, vb]],[[0, 2, 67], [1, 2, 9]],58.0,[larry, has, 67, cards, dennis, takes, 9, away, will, larry, have],[np, vb, cd, np, np, vb, cd, rb, md, np, vb]): tensor(0.3997, grad_fn=&lt;MulBackward0&gt;)}]</text:p>
      <text:p text:style-name="Standard">Result:</text:p>
      <text:p text:style-name="Standard">[wap([[larry, has, 67, cards], [dennis, takes, 9, away], [will, larry, have]],[[np, vb, cd, np], [np, vb, cd, rb], [md, np, vb]],[[0, 2, 67], [1, 2, 9]],58.0,[larry, has, 67, cards, dennis, takes, 9, away, will, larry, have],[np, vb, cd, np, np, vb, cd, rb, md, np, vb])]</text:p>
      <text:p text:style-name="Standard">Res</text:p>
      <text:p text:style-name="Standard">Iteration: <text:s/>115 <text:tab/>s:0.8895 <text:tab/>Average Loss: <text:s/>0.9170548319816589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eggs</text:p>
      <text:p text:style-name="Standard">42.0</text:p>
      <text:p text:style-name="Standard">Evaluation time::</text:p>
      <text:p text:style-name="Standard">0.004612445831298828</text:p>
      <text:p text:style-name="Standard">Result..</text:p>
      <text:p text:style-name="Standard">[{wap([[there, are, 47, eggs, in, a, box], [harry, takes, 5, eggs], [are, left]],[[ex, vb, cd, np, in, dt, np], [np, vb, cd, np], [vb, vb]],[[0, 2, 47], [1, 2, 5]],42.0,[there, are, 47, eggs, in, a, box, harry, takes, 5, eggs, are, left],[ex, vb, cd, np, in, dt, np, np, vb, cd, np, vb, vb]): tensor(0.0798, grad_fn=&lt;MulBackward0&gt;)}]</text:p>
      <text:p text:style-name="Standard">Result:</text:p>
      <text:p text:style-name="Standard">[wap([[there, are, 47, eggs, in, a, box], [harry, takes, 5, eggs], [are, left]],[[ex, vb, cd, np, in, dt, np], [np, vb, cd, np], [vb, vb]],[[0, 2, 47], [1, 2, 5]],42.0,[there, are, 47, eggs, in, a, box, harry, takes, 5, eggs, are, left],[ex, vb, cd, np, in, dt, np, np, vb, cd, np, vb, vb])]</text:p>
      <text:p text:style-name="Standard">Res</text:p>
      <text:p text:style-name="Standard">Iteration: <text:s/>116 <text:tab/>s:1.1776 <text:tab/>Average Loss: <text:s/>2.527985095977783</text:p>
      <text:p text:style-name="Standard">Found_Sol:</text:p>
      <text:p text:style-name="Standard">Container:</text:p>
      <text:p text:style-name="Standard">sam</text:p>
      <text:p text:style-name="Standard">Entity:</text:p>
      <text:p text:style-name="Standard">watermelons</text:p>
      <text:p text:style-name="Standard">1.0</text:p>
      <text:p text:style-name="Standard"><text:soft-page-break/>Evaluation time::</text:p>
      <text:p text:style-name="Standard">0.00475001335144043</text:p>
      <text:p text:style-name="Standard">Result..</text:p>
      <text:p text:style-name="Standard">[{wap([[sam, grew, 4, watermelons], [the, rabbits, ate, 3, watermelons], [does, sam, have]],[[np, vb, cd, np], [dt, np, vb, cd, np], [vb, np, vb]],[[0, 2, 4], [1, 3, 3]],1.0,[sam, grew, 4, watermelons, the, rabbits, ate, 3, watermelons, does, sam, have],[np, vb, cd, np, dt, np, vb, cd, np, vb, np, vb]): tensor(0.0662, grad_fn=&lt;MulBackward0&gt;)}]</text:p>
      <text:p text:style-name="Standard">Result:</text:p>
      <text:p text:style-name="Standard">[wap([[sam, grew, 4, watermelons], [the, rabbits, ate, 3, watermelons], [does, sam, have]],[[np, vb, cd, np], [dt, np, vb, cd, np], [vb, np, vb]],[[0, 2, 4], [1, 3, 3]],1.0,[sam, grew, 4, watermelons, the, rabbits, ate, 3, watermelons, does, sam, have],[np, vb, cd, np, dt, np, vb, cd, np, vb, np, vb])]</text:p>
      <text:p text:style-name="Standard">Res</text:p>
      <text:p text:style-name="Standard">Iteration: <text:s/>117 <text:tab/>s:1.3982 <text:tab/>Average Loss: <text:s/>2.715005397796631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211.0</text:p>
      <text:p text:style-name="Standard">Evaluation time::</text:p>
      <text:p text:style-name="Standard">0.005831718444824219</text:p>
      <text:p text:style-name="Standard">Result..</text:p>
      <text:p text:style-name="Standard">[{wap([[there, are, 107, walnut, trees, currently, in, the, park], [park, workers, will, plant, 104, walnut, trees, today], [will, the, park, have]],[[ex, vb, cd, np, np, rb, in, dt, np], [np, np, md, vb, cd, np, np, np], [md, dt, np, vb]],[[0, 2, 107], [1, 4, 104]],211.0,[there, are, 107, walnut, trees, currently, in, the, park, park, workers, will, plant, 104, walnut, trees, today, will, the, park, have],[ex, vb, cd, np, np, rb, in, dt, np, np, np, md, vb, cd, np, np, np, md, dt, np, vb]): tensor(0.8887, grad_fn=&lt;MulBackward0&gt;)}]</text:p>
      <text:p text:style-name="Standard">Result:</text:p>
      <text:p text:style-name="Standard">[wap([[there, are, 107, walnut, trees, currently, in, the, park], [park, workers, will, plant, 104, walnut, trees, today], [will, the, park, have]],[[ex, vb, cd, np, np, rb, in, dt, np], [np, np, md, vb, cd, np, np, np], [md, dt, np, vb]],[[0, 2, 107], [1, 4, 104]],211.0,[there, are, 107, walnut, trees, currently, in, the, park, park, workers, will, plant, 104, walnut, trees, today, will, the, park, have],[ex, vb, cd, np, np, rb, in, dt, np, np, np, md, vb, cd, np, np, np, md, dt, np, vb])]</text:p>
      <text:p text:style-name="Standard">Res</text:p>
      <text:p text:style-name="Standard">Iteration: <text:s/>118 <text:tab/>s:3.4567 <text:tab/>Average Loss: <text:s/>0.11795201897621155</text:p>
      <text:p text:style-name="Standard">Found_Sol:</text:p>
      <text:p text:style-name="Standard">Container:</text:p>
      <text:p text:style-name="Standard">carol</text:p>
      <text:p text:style-name="Standard">Entity:</text:p>
      <text:p text:style-name="Standard">peanuts</text:p>
      <text:p text:style-name="Standard">7.0</text:p>
      <text:p text:style-name="Standard">Evaluation time::</text:p>
      <text:p text:style-name="Standard">0.005211591720581055</text:p>
      <text:p text:style-name="Standard">Result..</text:p>
      <text:p text:style-name="Standard">[{wap([[carol, collects, 2, peanuts], [carol, ss, father, gives, carol, 5, more], [does, carol, have, now]],[[np, vb, cd, np], [np, pos1, np, vb, np, cd, jjr], [vb, np, vb, rb]],[[0, 2, 2], [1, 5, 5]],7.0,[carol, collects, 2, peanuts, carol, ss, father, gives, carol, 5, more, does, carol, have, now],[np, vb, cd, np, np, pos1, np, vb, np, cd, jjr, vb, np, vb, rb]): tensor(0.6341, grad_fn=&lt;MulBackward0&gt;)}]</text:p>
      <text:p text:style-name="Standard">Result:</text:p>
      <text:p text:style-name="Standard"><text:soft-page-break/>[wap([[carol, collects, 2, peanuts], [carol, ss, father, gives, carol, 5, more], [does, carol, have, now]],[[np, vb, cd, np], [np, pos1, np, vb, np, cd, jjr], [vb, np, vb, rb]],[[0, 2, 2], [1, 5, 5]],7.0,[carol, collects, 2, peanuts, carol, ss, father, gives, carol, 5, more, does, carol, have, now],[np, vb, cd, np, np, pos1, np, vb, np, cd, jjr, vb, np, vb, rb])]</text:p>
      <text:p text:style-name="Standard">Res</text:p>
      <text:p text:style-name="Standard">Iteration: <text:s/>119 <text:tab/>s:1.4778 <text:tab/>Average Loss: <text:s/>0.4556105136871338</text:p>
      <text:p text:style-name="P5"/>
      <text:p text:style-name="Standard"/>
      <text:p text:style-name="Standard">Result:</text:p>
      <text:p text:style-name="Standard">[wap([[sam, found, 35, seashells, on, the, beach], [he, gave, joan, 18, of, the, seashells], [he, now, have]],[[np, vb, cd, np, in, dt, np], [prp, vb, np, cd, in, dt, np], [prp, rb, vb]],[[0, 2, 35], [1, 3, 18]],17.0,[sam, found, 35, seashells, on, the, beach, he, gave, joan, 18, of, the, seashells, he, now, have],[np, vb, cd, np, in, dt, np, prp, vb, np, cd, in, dt, np, prp, rb, vb])]</text:p>
      <text:p text:style-name="Standard">Res</text:p>
      <text:p text:style-name="Standard">Iteration: <text:s/>133 <text:tab/>s:1.8653 <text:tab/>Average Loss: <text:s/>0.23463553190231323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10.0</text:p>
      <text:p text:style-name="Standard">Evaluation time::</text:p>
      <text:p text:style-name="Standard">0.005855560302734375</text:p>
      <text:p text:style-name="Standard">Result..</text:p>
      <text:p text:style-name="Standard">[{wap([[there, are, 4, walnut, trees, currently, in, the, park], [park, workers, will, plant, 6, walnut, trees, today], [will, the, park, have]],[[ex, vb, cd, np, np, rb, in, dt, np], [np, np, md, vb, cd, np, np, np], [md, dt, np, vb]],[[0, 2, 4], [1, 4, 6]],10.0,[there, are, 4, walnut, trees, currently, in, the, park, park, workers, will, plant, 6, walnut, trees, today, will, the, park, have],[ex, vb, cd, np, np, rb, in, dt, np, np, np, md, vb, cd, np, np, np, md, dt, np, vb]): tensor(0.9422, grad_fn=&lt;MulBackward0&gt;)}]</text:p>
      <text:p text:style-name="Standard">Result:</text:p>
      <text:p text:style-name="Standard">[wap([[there, are, 4, walnut, trees, currently, in, the, park], [park, workers, will, plant, 6, walnut, trees, today], [will, the, park, have]],[[ex, vb, cd, np, np, rb, in, dt, np], [np, np, md, vb, cd, np, np, np], [md, dt, np, vb]],[[0, 2, 4], [1, 4, 6]],10.0,[there, are, 4, walnut, trees, currently, in, the, park, park, workers, will, plant, 6, walnut, trees, today, will, the, park, have],[ex, vb, cd, np, np, rb, in, dt, np, np, np, md, vb, cd, np, np, np, md, dt, np, vb])]</text:p>
      <text:p text:style-name="Standard">Res</text:p>
      <text:p text:style-name="Standard">Iteration: <text:s/>134 <text:tab/>s:0.9277 <text:tab/>Average Loss: <text:s/>0.059549156576395035</text:p>
      <text:p text:style-name="Standard">Found_Sol:</text:p>
      <text:p text:style-name="Standard">Container:</text:p>
      <text:p text:style-name="Standard">box</text:p>
      <text:p text:style-name="Standard">Entity:</text:p>
      <text:p text:style-name="Standard">oranges</text:p>
      <text:p text:style-name="Standard">51.0</text:p>
      <text:p text:style-name="Standard">Evaluation time::</text:p>
      <text:p text:style-name="Standard">0.004567384719848633</text:p>
      <text:p text:style-name="Standard">Result..</text:p>
      <text:p text:style-name="Standard">[{wap([[there, are, 96, oranges, in, a, box], [jonathan, takes, 45, oranges], [are, left]],[[ex, vb, cd, np, in, dt, np], [np, vb, cd, np], [vb, vb]],[[0, 2, 96], [1, 2, 45]],51.0,[there, are, 96, oranges, in, a, box, <text:soft-page-break/>jonathan, takes, 45, oranges, are, left],[ex, vb, cd, np, in, dt, np, np, vb, cd, np, vb, vb]): tensor(0.5697, grad_fn=&lt;MulBackward0&gt;)}]</text:p>
      <text:p text:style-name="Standard">Result:</text:p>
      <text:p text:style-name="Standard">[wap([[there, are, 96, oranges, in, a, box], [jonathan, takes, 45, oranges], [are, left]],[[ex, vb, cd, np, in, dt, np], [np, vb, cd, np], [vb, vb]],[[0, 2, 96], [1, 2, 45]],51.0,[there, are, 96, oranges, in, a, box, jonathan, takes, 45, oranges, are, left],[ex, vb, cd, np, in, dt, np, np, vb, cd, np, vb, vb])]</text:p>
      <text:p text:style-name="Standard">Res</text:p>
      <text:p text:style-name="Standard">Iteration: <text:s/>135 <text:tab/>s:1.4224 <text:tab/>Average Loss: <text:s/>0.5626523494720459</text:p>
      <text:p text:style-name="Standard">Found_Sol:</text:p>
      <text:p text:style-name="Standard">Container:</text:p>
      <text:p text:style-name="Standard">jorge</text:p>
      <text:p text:style-name="Standard">Entity:</text:p>
      <text:p text:style-name="Standard">goals</text:p>
      <text:p text:style-name="Standard">343.0</text:p>
      <text:p text:style-name="Standard">Evaluation time::</text:p>
      <text:p text:style-name="Standard">0.006161689758300781</text:p>
      <text:p text:style-name="Standard">Result..</text:p>
      <text:p text:style-name="Standard">[{wap([[jorge, scored, 156, goals], [playing, soccer, previous, season], [this, season, he, scored, 187, goals], [is, the, total, number, of, goals, jorge, scored]],[[np, vb, cd, np], [vb, np, jj, np], [dt, np, prp, vb, cd, np], [vb, dt, jj, np, in, np, np, vb]],[[0, 2, 156], [2, 4, 187]],343.0,[jorge, scored, 156, goals, playing, soccer, previous, season, this, season, he, scored, 187, goals, is, the, total, number, of, goals, jorge, scored],[np, vb, cd, np, vb, np, jj, np, dt, np, prp, vb, cd, np, vb, dt, jj, np, in, np, np, vb]): tensor(0.0432, grad_fn=&lt;MulBackward0&gt;)}]</text:p>
      <text:p text:style-name="Standard">Result:</text:p>
      <text:p text:style-name="Standard">[wap([[jorge, scored, 156, goals], [playing, soccer, previous, season], [this, season, he, scored, 187, goals], [is, the, total, number, of, goals, jorge, scored]],[[np, vb, cd, np], [vb, np, jj, np], [dt, np, prp, vb, cd, np], [vb, dt, jj, np, in, np, np, vb]],[[0, 2, 156], [2, 4, 187]],343.0,[jorge, scored, 156, goals, playing, soccer, previous, season, this, season, he, scored, 187, goals, is, the, total, number, of, goals, jorge, scored],[np, vb, cd, np, vb, np, jj, np, dt, np, prp, vb, cd, np, vb, dt, jj, np, in, np, np, vb])]</text:p>
      <text:p text:style-name="Standard">Res</text:p>
      <text:p text:style-name="Standard">Iteration: <text:s/>136 <text:tab/>s:3.4323 <text:tab/>Average Loss: <text:s/>3.1420540809631348</text:p>
      <text:p text:style-name="Standard">Found_Sol:</text:p>
      <text:p text:style-name="Standard">Container:</text:p>
      <text:p text:style-name="Standard">joan</text:p>
      <text:p text:style-name="Standard">Entity:</text:p>
      <text:p text:style-name="Standard">balloons</text:p>
      <text:p text:style-name="Standard">7.0</text:p>
      <text:p text:style-name="Standard">Evaluation time::</text:p>
      <text:p text:style-name="Standard">0.0046863555908203125</text:p>
      <text:p text:style-name="Standard">Result..</text:p>
      <text:p text:style-name="Standard">[{wap([[joan, has, 9, blue, balloons], [she, lost, 2, of, them], [does, joan, have, now]],[[np, vb, cd, jj, np], [prp, vb, cd, in, prp], [vb, np, vb, rb]],[[0, 2, 9], [1, 2, 2]],7.0,[joan, has, 9, blue, balloons, she, lost, 2, of, them, does, joan, have, now],[np, vb, cd, jj, np, prp, vb, cd, in, prp, vb, np, vb, rb]): tensor(0.2774, grad_fn=&lt;MulBackward0&gt;)}]</text:p>
      <text:p text:style-name="Standard">Result:</text:p>
      <text:p text:style-name="Standard">[wap([[joan, has, 9, blue, balloons], [she, lost, 2, of, them], [does, joan, have, now]],[[np, vb, cd, jj, np], [prp, vb, cd, in, prp], [vb, np, vb, rb]],[[0, 2, 9], [1, 2, 2]],7.0,[joan, has, 9, blue, balloons, she, lost, 2, of, them, does, joan, have, now],[np, vb, cd, jj, np, prp, vb, cd, in, prp, vb, np, vb, rb])]</text:p>
      <text:p text:style-name="Standard">Res</text:p>
      <text:p text:style-name="Standard"><text:soft-page-break/>Iteration: <text:s/>137 <text:tab/>s:0.8776 <text:tab/>Average Loss: <text:s/>1.2824420928955078</text:p>
      <text:p text:style-name="Standard">Found_Sol:</text:p>
      <text:p text:style-name="Standard">Container:</text:p>
      <text:p text:style-name="Standard">megan</text:p>
      <text:p text:style-name="Standard">Entity:</text:p>
      <text:p text:style-name="Standard">seashells</text:p>
      <text:p text:style-name="Standard">6.0</text:p>
      <text:p text:style-name="Standard">Evaluation time::</text:p>
      <text:p text:style-name="Standard">0.0058498382568359375</text:p>
      <text:p text:style-name="Standard">Result..</text:p>
      <text:p text:style-name="Standard">[{wap([[megan, has, 19, seashells], [does, she, need, to, find], [to, have, 25, seashells, in, her, collection], [does, she, need, to, find]],[[np, vb, cd, np], [vb, prp, vb, to, vb], [to, vb, cd, np, in, prp, np], [vb, prp, vb, to, vb]],[[0, 2, 19], [2, 2, 25]],6.0,[megan, has, 19, seashells, does, she, need, to, find, to, have, 25, seashells, in, her, collection, does, she, need, to, find],[np, vb, cd, np, vb, prp, vb, to, vb, to, vb, cd, np, in, prp, np, vb, prp, vb, to, vb]): tensor(0.0181, grad_fn=&lt;MulBackward0&gt;)}]</text:p>
      <text:p text:style-name="Standard">Result:</text:p>
      <text:p text:style-name="Standard">[wap([[megan, has, 19, seashells], [does, she, need, to, find], [to, have, 25, seashells, in, her, collection], [does, she, need, to, find]],[[np, vb, cd, np], [vb, prp, vb, to, vb], [to, vb, cd, np, in, prp, np], [vb, prp, vb, to, vb]],[[0, 2, 19], [2, 2, 25]],6.0,[megan, has, 19, seashells, does, she, need, to, find, to, have, 25, seashells, in, her, collection, does, she, need, to, find],[np, vb, cd, np, vb, prp, vb, to, vb, to, vb, cd, np, in, prp, np, vb, prp, vb, to, vb])]</text:p>
      <text:p text:style-name="Standard">Res</text:p>
      <text:p text:style-name="Standard">Iteration: <text:s/>138 <text:tab/>s:3.1649 <text:tab/>Average Loss: <text:s/>4.00983190536499</text:p>
      <text:p text:style-name="Standard">Found_Sol:</text:p>
      <text:p text:style-name="Standard">Container:</text:p>
      <text:p text:style-name="Standard">william</text:p>
      <text:p text:style-name="Standard">Entity:</text:p>
      <text:p text:style-name="Standard">marbles</text:p>
      <text:p text:style-name="Standard">7.0</text:p>
      <text:p text:style-name="Standard">Evaluation time::</text:p>
      <text:p text:style-name="Standard">0.00423121452331543</text:p>
      <text:p text:style-name="Standard">Result..</text:p>
      <text:p text:style-name="Standard">[{wap([[william, has, 10, marbles], [he, shares, 3, with, theresa], [will, william, have]],[[np, vb, cd, np], [prp, vb, cd, in, np], [md, np, vb]],[[0, 2, 10], [1, 2, 3]],7.0,[william, has, 10, marbles, he, shares, 3, with, theresa, will, william, have],[np, vb, cd, np, prp, vb, cd, in, np, md, np, vb]): tensor(0.6690, grad_fn=&lt;MulBackward0&gt;)}]</text:p>
      <text:p text:style-name="Standard">Result:</text:p>
      <text:p text:style-name="Standard">[wap([[william, has, 10, marbles], [he, shares, 3, with, theresa], [will, william, have]],[[np, vb, cd, np], [prp, vb, cd, in, np], [md, np, vb]],[[0, 2, 10], [1, 2, 3]],7.0,[william, has, 10, marbles, he, shares, 3, with, theresa, will, william, have],[np, vb, cd, np, prp, vb, cd, in, np, md, np, vb])]</text:p>
      <text:p text:style-name="Standard">Res</text:p>
      <text:p text:style-name="Standard">Iteration: <text:s/>139 <text:tab/>s:0.7545 <text:tab/>Average Loss: <text:s/>0.40191584825515747</text:p>
      <text:p text:style-name="Standard">Found_Sol:</text:p>
      <text:p text:style-name="Standard">Container:</text:p>
      <text:p text:style-name="Standard">larry</text:p>
      <text:p text:style-name="Standard">Entity:</text:p>
      <text:p text:style-name="Standard">stickers</text:p>
      <text:p text:style-name="Standard">87.0</text:p>
      <text:p text:style-name="Standard">Evaluation time::</text:p>
      <text:p text:style-name="Standard"><text:soft-page-break/>0.005784511566162109</text:p>
      <text:p text:style-name="Standard">Result..</text:p>
      <text:p text:style-name="Standard">[{wap([[larry, starts, with, 93, stickers], [he, loses, 6], [does, larry, end, with]],[[np, vb, in, cd, np], [prp, vb, cd], [vb, np, vb, in]],[[0, 3, 93], [1, 2, 6]],87.0,[larry, starts, with, 93, stickers, he, loses, 6, does, larry, end, with],[np, vb, in, cd, np, prp, vb, cd, vb, np, vb, in]): tensor(0.9351, grad_fn=&lt;MulBackward0&gt;)}]</text:p>
      <text:p text:style-name="Standard">Result:</text:p>
      <text:p text:style-name="Standard">[wap([[larry, starts, with, 93, stickers], [he, loses, 6], [does, larry, end, with]],[[np, vb, in, cd, np], [prp, vb, cd], [vb, np, vb, in]],[[0, 3, 93], [1, 2, 6]],87.0,[larry, starts, with, 93, stickers, he, loses, 6, does, larry, end, with],[np, vb, in, cd, np, prp, vb, cd, vb, np, vb, in])]</text:p>
      <text:p text:style-name="Standard">Res</text:p>
      <text:p text:style-name="Standard">Iteration: <text:s/>140 <text:tab/>s:0.8173 <text:tab/>Average Loss: <text:s/>0.06714124232530594</text:p>
      <text:p text:style-name="Standard">Found_Sol:</text:p>
      <text:p text:style-name="Standard">Container:</text:p>
      <text:p text:style-name="Standard">benny</text:p>
      <text:p text:style-name="Standard">Entity:</text:p>
      <text:p text:style-name="Standard">pokemon</text:p>
      <text:p text:style-name="Standard">1.0</text:p>
      <text:p text:style-name="Standard">Evaluation time::</text:p>
      <text:p text:style-name="Standard">0.004988670349121094</text:p>
      <text:p text:style-name="Standard">Result..</text:p>
      <text:p text:style-name="Standard">[{wap([[jason, has, 3, pokemon, cards], [benny, bought, 2, of, jason, ss, pokemon, cards], [does, jason, have, now]],[[np, vb, cd, np, np], [np, vb, cd, in, np, pos1, np, np], [vb, np, vb, rb]],[[0, 2, 3], [1, 2, 2]],1.0,[jason, has, 3, pokemon, cards, benny, bought, 2, of, jason, ss, pokemon, cards, does, jason, have, now],[np, vb, cd, np, np, np, vb, cd, in, np, pos1, np, np, vb, np, vb, rb]): tensor(0.3299, grad_fn=&lt;MulBackward0&gt;)}]</text:p>
      <text:p text:style-name="Standard">Result:</text:p>
      <text:p text:style-name="Standard">[wap([[jason, has, 3, pokemon, cards], [benny, bought, 2, of, jason, ss, pokemon, cards], [does, jason, have, now]],[[np, vb, cd, np, np], [np, vb, cd, in, np, pos1, np, np], [vb, np, vb, rb]],[[0, 2, 3], [1, 2, 2]],1.0,[jason, has, 3, pokemon, cards, benny, bought, 2, of, jason, ss, pokemon, cards, does, jason, have, now],[np, vb, cd, np, np, np, vb, cd, in, np, pos1, np, np, vb, np, vb, rb])]</text:p>
      <text:p text:style-name="Standard">Res</text:p>
      <text:p text:style-name="Standard">Iteration: <text:s/>141 <text:tab/>s:2.6661 <text:tab/>Average Loss: <text:s/>1.1090974807739258</text:p>
      <text:p text:style-name="Standard">Found_Sol:</text:p>
      <text:p text:style-name="Standard">Container:</text:p>
      <text:p text:style-name="Standard">heather</text:p>
      <text:p text:style-name="Standard">Entity:</text:p>
      <text:p text:style-name="Standard">blocks</text:p>
      <text:p text:style-name="Standard">45.0</text:p>
      <text:p text:style-name="Standard">Evaluation time::</text:p>
      <text:p text:style-name="Standard">0.005033016204833984</text:p>
      <text:p text:style-name="Standard">Result..</text:p>
      <text:p text:style-name="Standard">[{wap([[heather, starts, with, 86, blocks], [she, shares, 41, with, jose], [does, heather, end, with]],[[np, vb, in, cd, np], [prp, vb, cd, in, np], [vb, np, vb, in]],[[0, 3, 86], [1, 2, 41]],45.0,[heather, starts, with, 86, blocks, she, shares, 41, with, jose, does, heather, end, with],[np, vb, in, cd, np, prp, vb, cd, in, np, vb, np, vb, in]): tensor(0.8107, grad_fn=&lt;MulBackward0&gt;)}]</text:p>
      <text:p text:style-name="Standard">Result:</text:p>
      <text:p text:style-name="Standard">[wap([[heather, starts, with, 86, blocks], [she, shares, 41, with, jose], [does, heather, end, with]],[[np, vb, in, cd, np], [prp, vb, cd, in, np], [vb, np, vb, in]],[[0, 3, 86], [1, 2, 41]],45.0,[heather, starts, with, 86, <text:soft-page-break/>blocks, she, shares, 41, with, jose, does, heather, end, with],[np, vb, in, cd, np, prp, vb, cd, in, np, vb, np, vb, in])]</text:p>
      <text:p text:style-name="Standard">Res</text:p>
      <text:p text:style-name="Standard">Iteration: <text:s/>142 <text:tab/>s:1.0735 <text:tab/>Average Loss: <text:s/>0.20989470183849335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toucans</text:p>
      <text:p text:style-name="Standard">3.0</text:p>
      <text:p text:style-name="Standard">Evaluation time::</text:p>
      <text:p text:style-name="Standard">0.005055904388427734</text:p>
      <text:p text:style-name="Standard">Result..</text:p>
      <text:p text:style-name="Standard">[{wap([[2, toucans, are, sitting, on, a, tree, limb], [1, more, toucan, joins, them], [toucans, in, all]],[[cd, np, vb, vb, in, dt, np, np], [cd, jjr, np, vb, prp], [np, in, dt]],[[0, 0, 2], [1, 0, 1]],3.0,[2, toucans, are, sitting, on, a, tree, limb, 1, more, toucan, joins, them, toucans, in, all],[cd, np, vb, vb, in, dt, np, np, cd, jjr, np, vb, prp, np, in, dt]): tensor(0.8431, grad_fn=&lt;MulBackward0&gt;)}]</text:p>
      <text:p text:style-name="Standard">Result:</text:p>
      <text:p text:style-name="Standard">[wap([[2, toucans, are, sitting, on, a, tree, limb], [1, more, toucan, joins, them], [toucans, in, all]],[[cd, np, vb, vb, in, dt, np, np], [cd, jjr, np, vb, prp], [np, in, dt]],[[0, 0, 2], [1, 0, 1]],3.0,[2, toucans, are, sitting, on, a, tree, limb, 1, more, toucan, joins, them, toucans, in, all],[cd, np, vb, vb, in, dt, np, np, cd, jjr, np, vb, prp, np, in, dt])]</text:p>
      <text:p text:style-name="Standard">Res</text:p>
      <text:p text:style-name="Standard">Iteration: <text:s/>143 <text:tab/>s:1.0580 <text:tab/>Average Loss: <text:s/>0.1706409901380539</text:p>
      <text:p text:style-name="Standard">Found_Sol:</text:p>
      <text:p text:style-name="Standard">Container:</text:p>
      <text:p text:style-name="Standard">dog</text:p>
      <text:p text:style-name="Standard">Entity:</text:p>
      <text:p text:style-name="Standard">bones</text:p>
      <text:p text:style-name="Standard">493.0</text:p>
      <text:p text:style-name="Standard">Evaluation time::</text:p>
      <text:p text:style-name="Standard">0.007143974304199219</text:p>
      <text:p text:style-name="Standard">Result..</text:p>
      <text:p text:style-name="Standard">[{wap([[mine, dog, had, some, bones], [then, he, dug, up, 367, bones], [now, he, has, 860, bones], [did, he, start, with]],[[prp, np, vb, dt, np], [rb, prp, vb, rp, cd, np], [rb, prp, vb, cd, np], [vb, prp, vb, in]],[[1, 5, 367], [2, 3, 860]],493.0,[mine, dog, had, some, bones, then, he, dug, up, 367, bones, now, he, has, 860, bones, did, he, start, with],[prp, np, vb, dt, np, rb, prp, vb, rp, cd, np, rb, prp, vb, cd, np, vb, prp, vb, in]): tensor(0.0216, grad_fn=&lt;MulBackward0&gt;)}]</text:p>
      <text:p text:style-name="Standard">Result:</text:p>
      <text:p text:style-name="Standard">[wap([[mine, dog, had, some, bones], [then, he, dug, up, 367, bones], [now, he, has, 860, bones], [did, he, start, with]],[[prp, np, vb, dt, np], [rb, prp, vb, rp, cd, np], [rb, prp, vb, cd, np], [vb, prp, vb, in]],[[1, 5, 367], [2, 3, 860]],493.0,[mine, dog, had, some, bones, then, he, dug, up, 367, bones, now, he, has, 860, bones, did, he, start, with],[prp, np, vb, dt, np, rb, prp, vb, rp, cd, np, rb, prp, vb, cd, np, vb, prp, vb, in])]</text:p>
      <text:p text:style-name="Standard">Res</text:p>
      <text:p text:style-name="Standard">Iteration: <text:s/>144 <text:tab/>s:3.5323 <text:tab/>Average Loss: <text:s/>3.835245370864868</text:p>
      <text:p text:style-name="Standard">Found_Sol:</text:p>
      <text:p text:style-name="Standard">Container:</text:p>
      <text:p text:style-name="Standard">tree</text:p>
      <text:p text:style-name="Standard"><text:soft-page-break/>Entity:</text:p>
      <text:p text:style-name="Standard">birds</text:p>
      <text:p text:style-name="Standard">81.0</text:p>
      <text:p text:style-name="Standard">Evaluation time::</text:p>
      <text:p text:style-name="Standard">0.006154537200927734</text:p>
      <text:p text:style-name="Standard">Result..</text:p>
      <text:p text:style-name="Standard">[{wap([[231, birds, were, sitting, in, a, tree], [then, there, were, 312, birds, in, the, tree], [more, fly, up, to, the, tree]],[[cd, np, vb, vb, in, dt, np], [rb, ex, vb, cd, np, in, dt, np], [jjr, vb, rb, in, dt, np]],[[0, 0, 231], [1, 3, 312]],81.0,[231, birds, were, sitting, in, a, tree, then, there, were, 312, birds, in, the, tree, more, fly, up, to, the, tree],[cd, np, vb, vb, in, dt, np, rb, ex, vb, cd, np, in, dt, np, jjr, vb, rb, in, dt, np]): tensor(0.2224, grad_fn=&lt;MulBackward0&gt;)}]</text:p>
      <text:p text:style-name="Standard">Result:</text:p>
      <text:p text:style-name="Standard">[wap([[231, birds, were, sitting, in, a, tree], [then, there, were, 312, birds, in, the, tree], [more, fly, up, to, the, tree]],[[cd, np, vb, vb, in, dt, np], [rb, ex, vb, cd, np, in, dt, np], [jjr, vb, rb, in, dt, np]],[[0, 0, 231], [1, 3, 312]],81.0,[231, birds, were, sitting, in, a, tree, then, there, were, 312, birds, in, the, tree, more, fly, up, to, the, tree],[cd, np, vb, vb, in, dt, np, rb, ex, vb, cd, np, in, dt, np, jjr, vb, rb, in, dt, np])]</text:p>
      <text:p text:style-name="Standard">Res</text:p>
      <text:p text:style-name="Standard">Iteration: <text:s/>145 <text:tab/>s:3.6479 <text:tab/>Average Loss: <text:s/>1.503203272819519</text:p>
      <text:p text:style-name="Standard">Found_Sol:</text:p>
      <text:p text:style-name="Standard">Container:</text:p>
      <text:p text:style-name="Standard">sam</text:p>
      <text:p text:style-name="Standard">Entity:</text:p>
      <text:p text:style-name="Standard">pennies</text:p>
      <text:p text:style-name="Standard">5.0</text:p>
      <text:p text:style-name="Standard">Evaluation time::</text:p>
      <text:p text:style-name="Standard">0.00492548942565918</text:p>
      <text:p text:style-name="Standard">Result..</text:p>
      <text:p text:style-name="Standard">[{wap([[sam, had, 98, pennies, in, his, bank], [he, spent, 93, of, his, pennies], [does, he, have, now]],[[np, vb, cd, np, in, prp, np], [prp, vb, cd, in, prp, np], [vb, prp, vb, rb]],[[0, 2, 98], [1, 2, 93]],5.0,[sam, had, 98, pennies, in, his, bank, he, spent, 93, of, his, pennies, does, he, have, now],[np, vb, cd, np, in, prp, np, prp, vb, cd, in, prp, np, vb, prp, vb, rb]): tensor(0.9919, grad_fn=&lt;MulBackward0&gt;)}]</text:p>
      <text:p text:style-name="Standard">Result:</text:p>
      <text:p text:style-name="Standard">[wap([[sam, had, 98, pennies, in, his, bank], [he, spent, 93, of, his, pennies], [does, he, have, now]],[[np, vb, cd, np, in, prp, np], [prp, vb, cd, in, prp, np], [vb, prp, vb, rb]],[[0, 2, 98], [1, 2, 93]],5.0,[sam, had, 98, pennies, in, his, bank, he, spent, 93, of, his, pennies, does, he, have, now],[np, vb, cd, np, in, prp, np, prp, vb, cd, in, prp, np, vb, prp, vb, rb])]</text:p>
      <text:p text:style-name="Standard">Res</text:p>
      <text:p text:style-name="Standard">Iteration: <text:s/>146 <text:tab/>s:1.3504 <text:tab/>Average Loss: <text:s/>0.008136682212352753</text:p>
      <text:p text:style-name="Standard">Found_Sol:</text:p>
      <text:p text:style-name="Standard">Container:</text:p>
      <text:p text:style-name="Standard">marbles</text:p>
      <text:p text:style-name="Standard">Entity:</text:p>
      <text:p text:style-name="Standard">juan</text:p>
      <text:p text:style-name="Standard">776.0</text:p>
      <text:p text:style-name="Standard">Evaluation time::</text:p>
      <text:p text:style-name="Standard">0.005930185317993164</text:p>
      <text:p text:style-name="Standard">Result..</text:p>
      <text:p text:style-name="Standard">[{wap([[connie, had, some, marbles], [she, gave, 183, to, juan], [now, she, has, 593, marbles, left], [did, she, have], [to, start, with], [did, she, have]],[[np, vb, dt, np], [prp, vb, cd, in, np], [rb, prp, vb, cd, np, <text:soft-page-break/>vb], [vb, prp, vb], [to, vb, in], [vb, prp, vb]],[[1, 2, 183], [2, 3, 593]],776.0,[connie, had, some, marbles, she, gave, 183, to, juan, now, she, has, 593, marbles, left, did, she, have, to, start, with, did, she, have],[np, vb, dt, np, prp, vb, cd, in, np, rb, prp, vb, cd, np, vb, vb, prp, vb, to, vb, in, vb, prp, vb]): tensor(0.9483, grad_fn=&lt;MulBackward0&gt;)}]</text:p>
      <text:p text:style-name="Standard">Result:</text:p>
      <text:p text:style-name="Standard">[wap([[connie, had, some, marbles], [she, gave, 183, to, juan], [now, she, has, 593, marbles, left], [did, she, have], [to, start, with], [did, she, have]],[[np, vb, dt, np], [prp, vb, cd, in, np], [rb, prp, vb, cd, np, vb], [vb, prp, vb], [to, vb, in], [vb, prp, vb]],[[1, 2, 183], [2, 3, 593]],776.0,[connie, had, some, marbles, she, gave, 183, to, juan, now, she, has, 593, marbles, left, did, she, have, to, start, with, did, she, have],[np, vb, dt, np, prp, vb, cd, in, np, rb, prp, vb, cd, np, vb, vb, prp, vb, to, vb, in, vb, prp, vb])]</text:p>
      <text:p text:style-name="Standard">Res</text:p>
      <text:p text:style-name="Standard">Iteration: <text:s/>147 <text:tab/>s:0.8063 <text:tab/>Average Loss: <text:s/>0.05312013253569603</text:p>
      <text:p text:style-name="Standard">Found_Sol:</text:p>
      <text:p text:style-name="Standard">Container:</text:p>
      <text:p text:style-name="Standard">bobby</text:p>
      <text:p text:style-name="Standard">Entity:</text:p>
      <text:p text:style-name="Standard">blocks</text:p>
      <text:p text:style-name="Standard">8.0</text:p>
      <text:p text:style-name="Standard">Evaluation time::</text:p>
      <text:p text:style-name="Standard">0.005193233489990234</text:p>
      <text:p text:style-name="Standard">Result..</text:p>
      <text:p text:style-name="Standard">[{wap([[bobby, collects, 2, blocks], [bobby, ss, father, gives, bobby, 6, more], [does, bobby, have, now]],[[np, vb, cd, np], [np, pos1, np, vb, np, cd, jjr], [vb, np, vb, rb]],[[0, 2, 2], [1, 5, 6]],8.0,[bobby, collects, 2, blocks, bobby, ss, father, gives, bobby, 6, more, does, bobby, have, now],[np, vb, cd, np, np, pos1, np, vb, np, cd, jjr, vb, np, vb, rb]): tensor(0.7704, grad_fn=&lt;MulBackward0&gt;)}]</text:p>
      <text:p text:style-name="Standard">Result:</text:p>
      <text:p text:style-name="Standard">[wap([[bobby, collects, 2, blocks], [bobby, ss, father, gives, bobby, 6, more], [does, bobby, have, now]],[[np, vb, cd, np], [np, pos1, np, vb, np, cd, jjr], [vb, np, vb, rb]],[[0, 2, 2], [1, 5, 6]],8.0,[bobby, collects, 2, blocks, bobby, ss, father, gives, bobby, 6, more, does, bobby, have, now],[np, vb, cd, np, np, pos1, np, vb, np, cd, jjr, vb, np, vb, rb])]</text:p>
      <text:p text:style-name="Standard">Res</text:p>
      <text:p text:style-name="Standard">Iteration: <text:s/>148 <text:tab/>s:1.4252 <text:tab/>Average Loss: <text:s/>0.26084789633750916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pencils</text:p>
      <text:p text:style-name="Standard">71.0</text:p>
      <text:p text:style-name="Standard">Evaluation time::</text:p>
      <text:p text:style-name="Standard">0.0056858062744140625</text:p>
      <text:p text:style-name="Standard">Result..</text:p>
      <text:p text:style-name="Standard">[{wap([[there, are, 41, pencils, in, the, drawer], [mike, placed, 30, pencils, in, the, drawer], [pencils, are, now, there, in, total]],[[ex, vb, cd, np, in, dt, np], [np, vb, cd, np, in, dt, np], [np, vb, rb, rb, in, jj]],[[0, 2, 41], [1, 2, 30]],71.0,[there, are, 41, pencils, in, the, drawer, mike, placed, 30, pencils, in, the, drawer, pencils, are, now, there, in, total],[ex, vb, cd, np, in, dt, np, np, vb, cd, np, in, dt, np, np, vb, rb, rb, in, jj]): tensor(0.2133, grad_fn=&lt;MulBackward0&gt;)}]</text:p>
      <text:p text:style-name="Standard">Result:</text:p>
      <text:p text:style-name="Standard">[wap([[there, are, 41, pencils, in, the, drawer], [mike, placed, 30, pencils, in, the, drawer], [pencils, are, now, there, in, total]],[[ex, vb, cd, np, in, dt, np], [np, vb, cd, np, in, dt, np], [np, vb, rb, rb, in, jj]],[[0, 2, <text:soft-page-break/>41], [1, 2, 30]],71.0,[there, are, 41, pencils, in, the, drawer, mike, placed, 30, pencils, in, the, drawer, pencils, are, now, there, in, total],[ex, vb, cd, np, in, dt, np, np, vb, cd, np, in, dt, np, np, vb, rb, rb, in, jj])]</text:p>
      <text:p text:style-name="Standard">Res</text:p>
      <text:p text:style-name="Standard">Iteration: <text:s/>149 <text:tab/>s:4.8161 <text:tab/>Average Loss: <text:s/>1.5451164245605469</text:p>
      <text:p text:style-name="Standard">Found_Sol:</text:p>
      <text:p text:style-name="Standard">Container:</text:p>
      <text:p text:style-name="Standard">ernest</text:p>
      <text:p text:style-name="Standard">Entity:</text:p>
      <text:p text:style-name="Standard">crayons</text:p>
      <text:p text:style-name="Standard">11.0</text:p>
      <text:p text:style-name="Standard">Evaluation time::</text:p>
      <text:p text:style-name="Standard">0.004492282867431641</text:p>
      <text:p text:style-name="Standard">Result..</text:p>
      <text:p text:style-name="Standard">[{wap([[ernest, starts, with, 17, crayons], [jennifer, takes, 6, away], [ernest, end, with]],[[np, vb, in, cd, np], [np, vb, cd, rb], [np, vb, in]],[[0, 3, 17], [1, 2, 6]],11.0,[ernest, starts, with, 17, crayons, jennifer, takes, 6, away, ernest, end, with],[np, vb, in, cd, np, np, vb, cd, rb, np, vb, in]): tensor(0.9436, grad_fn=&lt;MulBackward0&gt;)}]</text:p>
      <text:p text:style-name="Standard">Result:</text:p>
      <text:p text:style-name="Standard">[wap([[ernest, starts, with, 17, crayons], [jennifer, takes, 6, away], [ernest, end, with]],[[np, vb, in, cd, np], [np, vb, cd, rb], [np, vb, in]],[[0, 3, 17], [1, 2, 6]],11.0,[ernest, starts, with, 17, crayons, jennifer, takes, 6, away, ernest, end, with],[np, vb, in, cd, np, np, vb, cd, rb, np, vb, in])]</text:p>
      <text:p text:style-name="Standard">Res</text:p>
      <text:p text:style-name="Standard">Iteration: <text:s/>150 <text:tab/>s:0.6314 <text:tab/>Average Loss: <text:s/>0.058036573231220245</text:p>
      <text:p text:style-name="Standard">Found_Sol:</text:p>
      <text:p text:style-name="Standard">Container:</text:p>
      <text:p text:style-name="Standard">home</text:p>
      <text:p text:style-name="Standard">Entity:</text:p>
      <text:p text:style-name="Standard">beavers</text:p>
      <text:p text:style-name="Standard">1.0</text:p>
      <text:p text:style-name="Standard">Evaluation time::</text:p>
      <text:p text:style-name="Standard">0.005212068557739258</text:p>
      <text:p text:style-name="Standard">Result..</text:p>
      <text:p text:style-name="Standard">[{wap([[2, beavers, were, working, on, their, home], [1, went, forr, a, swim], [are, now, working, on, their, home]],[[cd, np, vb, vb, in, prp, np], [cd, vb, in, dt, np], [vb, rb, vb, in, prp, np]],[[0, 0, 2], [1, 0, 1]],1.0,[2, beavers, were, working, on, their, home, 1, went, forr, a, swim, are, now, working, on, their, home],[cd, np, vb, vb, in, prp, np, cd, vb, in, dt, np, vb, rb, vb, in, prp, np]): tensor(0.0927, grad_fn=&lt;MulBackward0&gt;)}]</text:p>
      <text:p text:style-name="Standard">Result:</text:p>
      <text:p text:style-name="Standard">[wap([[2, beavers, were, working, on, their, home], [1, went, forr, a, swim], [are, now, working, on, their, home]],[[cd, np, vb, vb, in, prp, np], [cd, vb, in, dt, np], [vb, rb, vb, in, prp, np]],[[0, 0, 2], [1, 0, 1]],1.0,[2, beavers, were, working, on, their, home, 1, went, forr, a, swim, are, now, working, on, their, home],[cd, np, vb, vb, in, prp, np, cd, vb, in, dt, np, vb, rb, vb, in, prp, np])]</text:p>
      <text:p text:style-name="Standard">Res</text:p>
      <text:p text:style-name="Standard">Iteration: <text:s/>151 <text:tab/>s:2.0264 <text:tab/>Average Loss: <text:s/>2.37882924079895</text:p>
      <text:p text:style-name="Standard">Found_Sol:</text:p>
      <text:p text:style-name="Standard">Container:</text:p>
      <text:p text:style-name="Standard">bus</text:p>
      <text:p text:style-name="Standard">Entity:</text:p>
      <text:p text:style-name="Standard"><text:soft-page-break/>children</text:p>
      <text:p text:style-name="Standard">7.0</text:p>
      <text:p text:style-name="Standard">Evaluation time::</text:p>
      <text:p text:style-name="Standard">0.008001327514648438</text:p>
      <text:p text:style-name="Standard">Result..</text:p>
      <text:p text:style-name="Standard">[{wap([[18, children, were, riding, on, the, bus], [at, the, bus, stop, some, more, children, got, on, the, bus], [then, there, were, 25, children, altogether, on, the, bus], [got, on, the, bus, at, the, bus, stop]],[[cd, np, vb, vb, in, dt, np], [in, dt, np, np, dt, jjr, np, vb, in, dt, np], [rb, ex, vb, cd, np, rb, in, dt, np], [vb, in, dt, np, in, dt, np, vb]],[[0, 0, 18], [2, 3, 25]],7.0,[18, children, were, riding, on, the, bus, at, the, bus, stop, some, more, children, got, on, the, bus, then, there, were, 25, children, altogether, on, the, bus, got, on, the, bus, at, the, bus, stop],[cd, np, vb, vb, in, dt, np, in, dt, np, np, dt, jjr, np, vb, in, dt, np, rb, ex, vb, cd, np, rb, in, dt, np, vb, in, dt, np, in, dt, np, vb]): tensor(0.3268, grad_fn=&lt;MulBackward0&gt;)}]</text:p>
      <text:p text:style-name="Standard">Result:</text:p>
      <text:p text:style-name="Standard">[wap([[18, children, were, riding, on, the, bus], [at, the, bus, stop, some, more, children, got, on, the, bus], [then, there, were, 25, children, altogether, on, the, bus], [got, on, the, bus, at, the, bus, stop]],[[cd, np, vb, vb, in, dt, np], [in, dt, np, np, dt, jjr, np, vb, in, dt, np], [rb, ex, vb, cd, np, rb, in, dt, np], [vb, in, dt, np, in, dt, np, vb]],[[0, 0, 18], [2, 3, 25]],7.0,[18, children, were, riding, on, the, bus, at, the, bus, stop, some, more, children, got, on, the, bus, then, there, were, 25, children, altogether, on, the, bus, got, on, the, bus, at, the, bus, stop],[cd, np, vb, vb, in, dt, np, in, dt, np, np, dt, jjr, np, vb, in, dt, np, rb, ex, vb, cd, np, rb, in, dt, np, vb, in, dt, np, in, dt, np, vb])]</text:p>
      <text:p text:style-name="Standard">Res</text:p>
      <text:p text:style-name="Standard">Iteration: <text:s/>152 <text:tab/>s:3.8386 <text:tab/>Average Loss: <text:s/>1.118418574333191</text:p>
      <text:p text:style-name="Standard">Found_Sol:</text:p>
      <text:p text:style-name="Standard">Container:</text:p>
      <text:p text:style-name="Standard">today</text:p>
      <text:p text:style-name="Standard">Entity:</text:p>
      <text:p text:style-name="Standard">gold</text:p>
      <text:p text:style-name="Standard">7.0</text:p>
      <text:p text:style-name="Standard">Evaluation time::</text:p>
      <text:p text:style-name="Standard">0.006664276123046875</text:p>
      <text:p text:style-name="Standard">Result..</text:p>
      <text:p text:style-name="Standard">[{wap([[shelby, ss, teacher, gives, out, gold, stars, forr, great, math, work], [yesterday, shelby, earned, 4, gold, stars], [today, she, earned, 3, more], [did, shelby, earn, in, all]],[[np, pos1, np, vb, rp, np, np, in, jj, np, np], [np, np, vb, cd, np, np], [np, prp, vb, cd, jjr], [vb, np, vb, in, dt]],[[1, 4, 4], [2, 4, 3]],7.0,[shelby, ss, teacher, gives, out, gold, stars, forr, great, math, work, yesterday, shelby, earned, 4, gold, stars, today, she, earned, 3, more, did, shelby, earn, in, all],[np, pos1, np, vb, rp, np, np, in, jj, np, np, np, np, vb, cd, np, np, np, prp, vb, cd, jjr, vb, np, vb, in, dt]): tensor(0.6594, grad_fn=&lt;MulBackward0&gt;)}]</text:p>
      <text:p text:style-name="Standard">Result:</text:p>
      <text:p text:style-name="Standard">[wap([[shelby, ss, teacher, gives, out, gold, stars, forr, great, math, work], [yesterday, shelby, earned, 4, gold, stars], [today, she, earned, 3, more], [did, shelby, earn, in, all]],[[np, pos1, np, vb, rp, np, np, in, jj, np, np], [np, np, vb, cd, np, np], [np, prp, vb, cd, jjr], [vb, np, vb, in, dt]],[[1, 4, 4], [2, 4, 3]],7.0,[shelby, ss, teacher, gives, out, gold, stars, forr, great, math, work, yesterday, shelby, earned, 4, gold, stars, today, she, earned, 3, more, did, shelby, earn, in, all],[np, pos1, np, vb, rp, np, np, in, jj, np, np, np, np, vb, cd, np, np, np, prp, vb, cd, jjr, vb, np, vb, in, dt])]</text:p>
      <text:p text:style-name="Standard">Res</text:p>
      <text:p text:style-name="Standard">Iteration: <text:s/>153 <text:tab/>s:7.5135 <text:tab/>Average Loss: <text:s/>0.41645172238349915</text:p>
      <text:p text:style-name="Standard">Evaluation time::</text:p>
      <text:p text:style-name="Standard">6.866455078125e-05</text:p>
      <text:p text:style-name="Standard"><text:soft-page-break/>Result..</text:p>
      <text:p text:style-name="Standard">[{}]</text:p>
      <text:p text:style-name="Standard">Iteration: <text:s/>154 <text:tab/>s:0.3920 <text:tab/>Average Loss: <text:s/>0.0</text:p>
      <text:p text:style-name="Standard">Found_Sol:</text:p>
      <text:p text:style-name="Standard">Container:</text:p>
      <text:p text:style-name="Standard">jar</text:p>
      <text:p text:style-name="Standard">Entity:</text:p>
      <text:p text:style-name="Standard">apples</text:p>
      <text:p text:style-name="Standard">35.0</text:p>
      <text:p text:style-name="Standard">Evaluation time::</text:p>
      <text:p text:style-name="Standard">0.0059659481048583984</text:p>
      <text:p text:style-name="Standard">Result..</text:p>
      <text:p text:style-name="Standard">[{wap([[there, were, originally, 57, apples, in, the, jar], [debra, removes, 22, apples, from, a, jar], [apples, are, left, in, the, jar]],[[ex, vb, rb, cd, np, in, dt, np], [np, vb, cd, np, in, dt, np], [np, vb, vb, in, dt, np]],[[0, 3, 57], [1, 2, 22]],35.0,[there, were, originally, 57, apples, in, the, jar, debra, removes, 22, apples, from, a, jar, apples, are, left, in, the, jar],[ex, vb, rb, cd, np, in, dt, np, np, vb, cd, np, in, dt, np, np, vb, vb, in, dt, np]): tensor(0.8831, grad_fn=&lt;MulBackward0&gt;)}]</text:p>
      <text:p text:style-name="Standard">Result:</text:p>
      <text:p text:style-name="Standard">[wap([[there, were, originally, 57, apples, in, the, jar], [debra, removes, 22, apples, from, a, jar], [apples, are, left, in, the, jar]],[[ex, vb, rb, cd, np, in, dt, np], [np, vb, cd, np, in, dt, np], [np, vb, vb, in, dt, np]],[[0, 3, 57], [1, 2, 22]],35.0,[there, were, originally, 57, apples, in, the, jar, debra, removes, 22, apples, from, a, jar, apples, are, left, in, the, jar],[ex, vb, rb, cd, np, in, dt, np, np, vb, cd, np, in, dt, np, np, vb, vb, in, dt, np])]</text:p>
      <text:p text:style-name="Standard">Res</text:p>
      <text:p text:style-name="Standard">Iteration: <text:s/>155 <text:tab/>s:3.7599 <text:tab/>Average Loss: <text:s/>0.12431052327156067</text:p>
      <text:p text:style-name="Standard">Found_Sol:</text:p>
      <text:p text:style-name="Standard">Container:</text:p>
      <text:p text:style-name="Standard">sara</text:p>
      <text:p text:style-name="Standard">Entity:</text:p>
      <text:p text:style-name="Standard">pumpkins</text:p>
      <text:p text:style-name="Standard">20.0</text:p>
      <text:p text:style-name="Standard">Evaluation time::</text:p>
      <text:p text:style-name="Standard">0.0048427581787109375</text:p>
      <text:p text:style-name="Standard">Result..</text:p>
      <text:p text:style-name="Standard">[{wap([[sara, grew, 43, pumpkins], [the, rabbits, ate, 23, pumpkins], [does, sara, have, now]],[[np, vb, cd, np], [dt, np, vb, cd, np], [vb, np, vb, rb]],[[0, 2, 43], [1, 3, 23]],20.0,[sara, grew, 43, pumpkins, the, rabbits, ate, 23, pumpkins, does, sara, have, now],[np, vb, cd, np, dt, np, vb, cd, np, vb, np, vb, rb]): tensor(0.6281, grad_fn=&lt;MulBackward0&gt;)}]</text:p>
      <text:p text:style-name="Standard">Result:</text:p>
      <text:p text:style-name="Standard">[wap([[sara, grew, 43, pumpkins], [the, rabbits, ate, 23, pumpkins], [does, sara, have, now]],[[np, vb, cd, np], [dt, np, vb, cd, np], [vb, np, vb, rb]],[[0, 2, 43], [1, 3, 23]],20.0,[sara, grew, 43, pumpkins, the, rabbits, ate, 23, pumpkins, does, sara, have, now],[np, vb, cd, np, dt, np, vb, cd, np, vb, np, vb, rb])]</text:p>
      <text:p text:style-name="Standard">Res</text:p>
      <text:p text:style-name="Standard">Iteration: <text:s/>156 <text:tab/>s:1.1992 <text:tab/>Average Loss: <text:s/>0.46509265899658203</text:p>
      <text:p text:style-name="Standard">Found_Sol:</text:p>
      <text:p text:style-name="Standard">Container:</text:p>
      <text:p text:style-name="Standard">martha</text:p>
      <text:p text:style-name="Standard">Entity:</text:p>
      <text:p text:style-name="Standard">cards</text:p>
      <text:p text:style-name="Standard"><text:soft-page-break/>79.0</text:p>
      <text:p text:style-name="Standard">Evaluation time::</text:p>
      <text:p text:style-name="Standard">0.004980325698852539</text:p>
      <text:p text:style-name="Standard">Result..</text:p>
      <text:p text:style-name="Standard">[{wap([[martha, starts, with, 3, cards], [she, gets, 76, more, from, emily], [does, martha, end, with]],[[np, vb, in, cd, np], [prp, vb, cd, jjr, in, np], [vb, np, vb, in]],[[0, 3, 3], [1, 2, 76]],79.0,[martha, starts, with, 3, cards, she, gets, 76, more, from, emily, does, martha, end, with],[np, vb, in, cd, np, prp, vb, cd, jjr, in, np, vb, np, vb, in]): tensor(0.0759, grad_fn=&lt;MulBackward0&gt;)}]</text:p>
      <text:p text:style-name="Standard">Result:</text:p>
      <text:p text:style-name="Standard">[wap([[martha, starts, with, 3, cards], [she, gets, 76, more, from, emily], [does, martha, end, with]],[[np, vb, in, cd, np], [prp, vb, cd, jjr, in, np], [vb, np, vb, in]],[[0, 3, 3], [1, 2, 76]],79.0,[martha, starts, with, 3, cards, she, gets, 76, more, from, emily, does, martha, end, with],[np, vb, in, cd, np, prp, vb, cd, jjr, in, np, vb, np, vb, in])]</text:p>
      <text:p text:style-name="Standard">Res</text:p>
      <text:p text:style-name="Standard">Iteration: <text:s/>157 <text:tab/>s:1.2736 <text:tab/>Average Loss: <text:s/>2.578788995742798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scissors</text:p>
      <text:p text:style-name="Standard">76.0</text:p>
      <text:p text:style-name="Standard">Evaluation time::</text:p>
      <text:p text:style-name="Standard">0.005553722381591797</text:p>
      <text:p text:style-name="Standard">Result..</text:p>
      <text:p text:style-name="Standard">[{wap([[there, are, 54, scissors, in, the, drawer], [keith, placed, 22, scissors, in, the, drawer], [are, now, there, in, all]],[[ex, vb, cd, np, in, dt, np], [np, vb, cd, np, in, dt, np], [vb, rb, rb, in, dt]],[[0, 2, 54], [1, 2, 22]],76.0,[there, are, 54, scissors, in, the, drawer, keith, placed, 22, scissors, in, the, drawer, are, now, there, in, all],[ex, vb, cd, np, in, dt, np, np, vb, cd, np, in, dt, np, vb, rb, rb, in, dt]): tensor(0.1096, grad_fn=&lt;MulBackward0&gt;)}]</text:p>
      <text:p text:style-name="Standard">Result:</text:p>
      <text:p text:style-name="Standard">[wap([[there, are, 54, scissors, in, the, drawer], [keith, placed, 22, scissors, in, the, drawer], [are, now, there, in, all]],[[ex, vb, cd, np, in, dt, np], [np, vb, cd, np, in, dt, np], [vb, rb, rb, in, dt]],[[0, 2, 54], [1, 2, 22]],76.0,[there, are, 54, scissors, in, the, drawer, keith, placed, 22, scissors, in, the, drawer, are, now, there, in, all],[ex, vb, cd, np, in, dt, np, np, vb, cd, np, in, dt, np, vb, rb, rb, in, dt])]</text:p>
      <text:p text:style-name="Standard">Res</text:p>
      <text:p text:style-name="Standard">Iteration: <text:s/>158 <text:tab/>s:2.4430 <text:tab/>Average Loss: <text:s/>2.2108893394470215</text:p>
      <text:p text:style-name="Standard">Found_Sol:</text:p>
      <text:p text:style-name="Standard">Container:</text:p>
      <text:p text:style-name="Standard">beach</text:p>
      <text:p text:style-name="Standard">Entity:</text:p>
      <text:p text:style-name="Standard">seashells</text:p>
      <text:p text:style-name="Standard">16.0</text:p>
      <text:p text:style-name="Standard">Evaluation time::</text:p>
      <text:p text:style-name="Standard">0.0051190853118896484</text:p>
      <text:p text:style-name="Standard">Result..</text:p>
      <text:p text:style-name="Standard">[{wap([[joan, found, 79, seashells, on, the, beach], [she, gave, mike, 63, of, the, seashells], [she, now, have]],[[np, vb, cd, np, in, dt, np], [prp, vb, np, cd, in, dt, np], [prp, rb, vb]],[[0, 2, 79], [1, 3, 63]],16.0,[joan, found, 79, seashells, on, the, beach, she, gave, mike, 63, of, the, seashells, she, now, have],[np, <text:soft-page-break/>vb, cd, np, in, dt, np, prp, vb, np, cd, in, dt, np, prp, rb, vb]): tensor(0.9662, grad_fn=&lt;MulBackward0&gt;)}]</text:p>
      <text:p text:style-name="Standard">Result:</text:p>
      <text:p text:style-name="Standard">[wap([[joan, found, 79, seashells, on, the, beach], [she, gave, mike, 63, of, the, seashells], [she, now, have]],[[np, vb, cd, np, in, dt, np], [prp, vb, np, cd, in, dt, np], [prp, rb, vb]],[[0, 2, 79], [1, 3, 63]],16.0,[joan, found, 79, seashells, on, the, beach, she, gave, mike, 63, of, the, seashells, she, now, have],[np, vb, cd, np, in, dt, np, prp, vb, np, cd, in, dt, np, prp, rb, vb])]</text:p>
      <text:p text:style-name="Standard">Res</text:p>
      <text:p text:style-name="Standard">Iteration: <text:s/>159 <text:tab/>s:1.9489 <text:tab/>Average Loss: <text:s/>0.0344097875058651</text:p>
      <text:p text:style-name="Standard">Found_Sol:</text:p>
      <text:p text:style-name="Standard">Container:</text:p>
      <text:p text:style-name="Standard">jason</text:p>
      <text:p text:style-name="Standard">Entity:</text:p>
      <text:p text:style-name="Standard">pokemon</text:p>
      <text:p text:style-name="Standard">452.0</text:p>
      <text:p text:style-name="Standard">Evaluation time::</text:p>
      <text:p text:style-name="Standard">0.005202770233154297</text:p>
      <text:p text:style-name="Standard">Result..</text:p>
      <text:p text:style-name="Standard">[{wap([[jason, has, 676, pokemon, cards], [alyssa, bought, 224, of, jason, ss, pokemon, cards], [does, jason, have, now]],[[np, vb, cd, np, np], [np, vb, cd, in, np, pos1, np, np], [vb, np, vb, rb]],[[0, 2, 676], [1, 2, 224]],452.0,[jason, has, 676, pokemon, cards, alyssa, bought, 224, of, jason, ss, pokemon, cards, does, jason, have, now],[np, vb, cd, np, np, np, vb, cd, in, np, pos1, np, np, vb, np, vb, rb]): tensor(0.7847, grad_fn=&lt;MulBackward0&gt;)}]</text:p>
      <text:p text:style-name="Standard">Result:</text:p>
      <text:p text:style-name="Standard">[wap([[jason, has, 676, pokemon, cards], [alyssa, bought, 224, of, jason, ss, pokemon, cards], [does, jason, have, now]],[[np, vb, cd, np, np], [np, vb, cd, in, np, pos1, np, np], [vb, np, vb, rb]],[[0, 2, 676], [1, 2, 224]],452.0,[jason, has, 676, pokemon, cards, alyssa, bought, 224, of, jason, ss, pokemon, cards, does, jason, have, now],[np, vb, cd, np, np, np, vb, cd, in, np, pos1, np, np, vb, np, vb, rb])]</text:p>
      <text:p text:style-name="Standard">Res</text:p>
      <text:p text:style-name="Standard">Iteration: <text:s/>160 <text:tab/>s:2.4004 <text:tab/>Average Loss: <text:s/>0.24244850873947144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rulers</text:p>
      <text:p text:style-name="Standard">21.0</text:p>
      <text:p text:style-name="Standard">Evaluation time::</text:p>
      <text:p text:style-name="Standard">0.005767822265625</text:p>
      <text:p text:style-name="Standard">Result..</text:p>
      <text:p text:style-name="Standard">[{wap([[there, are, 46, rulers, in, the, drawer], [tim, took, 25, rulers, from, the, drawer], [rulers, are, now, in, the, drawer]],[[ex, vb, cd, np, in, dt, np], [np, vb, cd, np, in, dt, np], [np, vb, rb, in, dt, np]],[[0, 2, 46], [1, 2, 25]],21.0,[there, are, 46, rulers, in, the, drawer, tim, took, 25, rulers, from, the, drawer, rulers, are, now, in, the, drawer],[ex, vb, cd, np, in, dt, np, np, vb, cd, np, in, dt, np, np, vb, rb, in, dt, np]): tensor(0.6445, grad_fn=&lt;MulBackward0&gt;)}]</text:p>
      <text:p text:style-name="Standard">Result:</text:p>
      <text:p text:style-name="Standard">[wap([[there, are, 46, rulers, in, the, drawer], [tim, took, 25, rulers, from, the, drawer], [rulers, are, now, in, the, drawer]],[[ex, vb, cd, np, in, dt, np], [np, vb, cd, np, in, dt, np], [np, vb, rb, in, dt, np]],[[0, 2, 46], [1, 2, 25]],21.0,[there, are, 46, rulers, in, the, drawer, tim, took, 25, rulers, from, the, drawer, rulers, are, now, in, the, drawer],[ex, vb, cd, np, in, dt, np, np, vb, cd, np, in, dt, np, np, vb, rb, in, dt, np])]</text:p>
      <text:p text:style-name="Standard"><text:soft-page-break/>Res</text:p>
      <text:p text:style-name="Standard">Iteration: <text:s/>161 <text:tab/>s:2.9029 <text:tab/>Average Loss: <text:s/>0.4392552673816681</text:p>
      <text:p text:style-name="Standard">Found_Sol:</text:p>
      <text:p text:style-name="Standard">Container:</text:p>
      <text:p text:style-name="Standard">pamela</text:p>
      <text:p text:style-name="Standard">Entity:</text:p>
      <text:p text:style-name="Standard">bottle</text:p>
      <text:p text:style-name="Standard">4.0</text:p>
      <text:p text:style-name="Standard">Evaluation time::</text:p>
      <text:p text:style-name="Standard">0.004891157150268555</text:p>
      <text:p text:style-name="Standard">Result..</text:p>
      <text:p text:style-name="Standard">[{wap([[pamela, starts, with, 30, bottle, caps], [jean, takes, 26, away], [does, pamela, end, with]],[[np, vb, in, cd, np, np], [np, vb, cd, rb], [vb, np, vb, in]],[[0, 3, 30], [1, 2, 26]],4.0,[pamela, starts, with, 30, bottle, caps, jean, takes, 26, away, does, pamela, end, with],[np, vb, in, cd, np, np, np, vb, cd, rb, vb, np, vb, in]): tensor(0.6123, grad_fn=&lt;MulBackward0&gt;)}]</text:p>
      <text:p text:style-name="Standard">Result:</text:p>
      <text:p text:style-name="Standard">[wap([[pamela, starts, with, 30, bottle, caps], [jean, takes, 26, away], [does, pamela, end, with]],[[np, vb, in, cd, np, np], [np, vb, cd, rb], [vb, np, vb, in]],[[0, 3, 30], [1, 2, 26]],4.0,[pamela, starts, with, 30, bottle, caps, jean, takes, 26, away, does, pamela, end, with],[np, vb, in, cd, np, np, np, vb, cd, rb, vb, np, vb, in])]</text:p>
      <text:p text:style-name="Standard">Res</text:p>
      <text:p text:style-name="Standard">Iteration: <text:s/>162 <text:tab/>s:1.2473 <text:tab/>Average Loss: <text:s/>0.4905141592025757</text:p>
      <text:p text:style-name="Standard">Found_Sol:</text:p>
      <text:p text:style-name="Standard">Container:</text:p>
      <text:p text:style-name="Standard">lisa</text:p>
      <text:p text:style-name="Standard">Entity:</text:p>
      <text:p text:style-name="Standard">bananas</text:p>
      <text:p text:style-name="Standard">99.0</text:p>
      <text:p text:style-name="Standard">Evaluation time::</text:p>
      <text:p text:style-name="Standard">0.004522085189819336</text:p>
      <text:p text:style-name="Standard">Result..</text:p>
      <text:p text:style-name="Standard">[{wap([[lisa, starts, with, 91, bananas], [maria, gives, lisa, 8, more], [does, lisa, end, with]],[[np, vb, in, cd, np], [np, vb, np, cd, jjr], [vb, np, vb, in]],[[0, 3, 91], [1, 3, 8]],99.0,[lisa, starts, with, 91, bananas, maria, gives, lisa, 8, more, does, lisa, end, with],[np, vb, in, cd, np, np, vb, np, cd, jjr, vb, np, vb, in]): tensor(0.5405, grad_fn=&lt;MulBackward0&gt;)}]</text:p>
      <text:p text:style-name="Standard">Result:</text:p>
      <text:p text:style-name="Standard">[wap([[lisa, starts, with, 91, bananas], [maria, gives, lisa, 8, more], [does, lisa, end, with]],[[np, vb, in, cd, np], [np, vb, np, cd, jjr], [vb, np, vb, in]],[[0, 3, 91], [1, 3, 8]],99.0,[lisa, starts, with, 91, bananas, maria, gives, lisa, 8, more, does, lisa, end, with],[np, vb, in, cd, np, np, vb, np, cd, jjr, vb, np, vb, in])]</text:p>
      <text:p text:style-name="Standard">Res</text:p>
      <text:p text:style-name="Standard">Iteration: <text:s/>163 <text:tab/>s:1.0609 <text:tab/>Average Loss: <text:s/>0.6152169704437256</text:p>
      <text:p text:style-name="Standard">Found_Sol:</text:p>
      <text:p text:style-name="Standard">Container:</text:p>
      <text:p text:style-name="Standard">dog</text:p>
      <text:p text:style-name="Standard">Entity:</text:p>
      <text:p text:style-name="Standard">puppies</text:p>
      <text:p text:style-name="Standard">12.0</text:p>
      <text:p text:style-name="Standard">Evaluation time::</text:p>
      <text:p text:style-name="Standard">0.005899190902709961</text:p>
      <text:p text:style-name="Standard"><text:soft-page-break/>Result..</text:p>
      <text:p text:style-name="Standard">[{wap([[alyssa, ss, dog, had, puppies], [she, gave, 7, to, her, friends], [she, now, has, 5, puppies], [did, she, have, to, start, with]],[[np, pos1, np, vb, np], [prp, vb, cd, in, prp, np], [prp, rb, vb, cd, np], [vb, prp, vb, to, vb, in]],[[1, 2, 7], [2, 3, 5]],12.0,[alyssa, ss, dog, had, puppies, she, gave, 7, to, her, friends, she, now, has, 5, puppies, did, she, have, to, start, with],[np, pos1, np, vb, np, prp, vb, cd, in, prp, np, prp, rb, vb, cd, np, vb, prp, vb, to, vb, in]): tensor(8.8031e-05, grad_fn=&lt;MulBackward0&gt;)}]</text:p>
      <text:p text:style-name="Standard">Result:</text:p>
      <text:p text:style-name="Standard">[wap([[alyssa, ss, dog, had, puppies], [she, gave, 7, to, her, friends], [she, now, has, 5, puppies], [did, she, have, to, start, with]],[[np, pos1, np, vb, np], [prp, vb, cd, in, prp, np], [prp, rb, vb, cd, np], [vb, prp, vb, to, vb, in]],[[1, 2, 7], [2, 3, 5]],12.0,[alyssa, ss, dog, had, puppies, she, gave, 7, to, her, friends, she, now, has, 5, puppies, did, she, have, to, start, with],[np, pos1, np, vb, np, prp, vb, cd, in, prp, np, prp, rb, vb, cd, np, vb, prp, vb, to, vb, in])]</text:p>
      <text:p text:style-name="Standard">Res</text:p>
      <text:p text:style-name="Standard">Iteration: <text:s/>164 <text:tab/>s:2.7767 <text:tab/>Average Loss: <text:s/>9.337824821472168</text:p>
      <text:p text:style-name="Standard">Found_Sol:</text:p>
      <text:p text:style-name="Standard">Container:</text:p>
      <text:p text:style-name="Standard">william</text:p>
      <text:p text:style-name="Standard">Entity:</text:p>
      <text:p text:style-name="Standard">bottle</text:p>
      <text:p text:style-name="Standard">43.0</text:p>
      <text:p text:style-name="Standard">Evaluation time::</text:p>
      <text:p text:style-name="Standard">0.00467228889465332</text:p>
      <text:p text:style-name="Standard">Result..</text:p>
      <text:p text:style-name="Standard">[{wap([[william, has, 2, bottle, caps], [he, buys, 41, more], [does, william, have, in, all]],[[np, vb, cd, np, np], [prp, vb, cd, jjr], [vb, np, vb, in, dt]],[[0, 2, 2], [1, 2, 41]],43.0,[william, has, 2, bottle, caps, he, buys, 41, more, does, william, have, in, all],[np, vb, cd, np, np, prp, vb, cd, jjr, vb, np, vb, in, dt]): tensor(0.8901, grad_fn=&lt;MulBackward0&gt;)}]</text:p>
      <text:p text:style-name="Standard">Result:</text:p>
      <text:p text:style-name="Standard">[wap([[william, has, 2, bottle, caps], [he, buys, 41, more], [does, william, have, in, all]],[[np, vb, cd, np, np], [prp, vb, cd, jjr], [vb, np, vb, in, dt]],[[0, 2, 2], [1, 2, 41]],43.0,[william, has, 2, bottle, caps, he, buys, 41, more, does, william, have, in, all],[np, vb, cd, np, np, prp, vb, cd, jjr, vb, np, vb, in, dt])]</text:p>
      <text:p text:style-name="Standard">Res</text:p>
      <text:p text:style-name="Standard">Iteration: <text:s/>165 <text:tab/>s:0.8847 <text:tab/>Average Loss: <text:s/>0.11640699207782745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maple</text:p>
      <text:p text:style-name="Standard">11.0</text:p>
      <text:p text:style-name="Standard">Evaluation time::</text:p>
      <text:p text:style-name="Standard">0.009002447128295898</text:p>
      <text:p text:style-name="Standard">Result..</text:p>
      <text:p text:style-name="Standard">[{wap([[there, are, 53, maple, trees, currently, in, the, park], [park, workers, will, plant, maple, trees, today], [will, be, 64, maple, trees], [maple, trees, did, the, workers, plant, today]],[[ex, vb, cd, np, np, rb, in, dt, np], [np, np, md, vb, np, np, np], [md, vb, cd, np, np], [np, np, vb, dt, np, np, np]],[[0, 2, 53], [2, 2, 64]],11.0,[there, are, 53, maple, trees, currently, in, the, park, park, workers, will, plant, maple, trees, today, will, be, 64, maple, trees, maple, trees, did, the, workers, plant, today],[ex, vb, cd, np, np, rb, in, dt, np, np, np, md, vb, np, np, np, md, vb, cd, np, np, np, np, vb, dt, np, np, np]): tensor(0.2756, grad_fn=&lt;MulBackward0&gt;)}]</text:p>
      <text:p text:style-name="Standard"><text:soft-page-break/>Result:</text:p>
      <text:p text:style-name="Standard">[wap([[there, are, 53, maple, trees, currently, in, the, park], [park, workers, will, plant, maple, trees, today], [will, be, 64, maple, trees], [maple, trees, did, the, workers, plant, today]],[[ex, vb, cd, np, np, rb, in, dt, np], [np, np, md, vb, np, np, np], [md, vb, cd, np, np], [np, np, vb, dt, np, np, np]],[[0, 2, 53], [2, 2, 64]],11.0,[there, are, 53, maple, trees, currently, in, the, park, park, workers, will, plant, maple, trees, today, will, be, 64, maple, trees, maple, trees, did, the, workers, plant, today],[ex, vb, cd, np, np, rb, in, dt, np, np, np, md, vb, np, np, np, md, vb, cd, np, np, np, np, vb, dt, np, np, np])]</text:p>
      <text:p text:style-name="Standard">Res</text:p>
      <text:p text:style-name="Standard">Iteration: <text:s/>166 <text:tab/>s:71.1496 <text:tab/>Average Loss: <text:s/>1.288806438446045</text:p>
      <text:p text:style-name="Standard">Found_Sol:</text:p>
      <text:p text:style-name="Standard">Container:</text:p>
      <text:p text:style-name="Standard">anna</text:p>
      <text:p text:style-name="Standard">Entity:</text:p>
      <text:p text:style-name="Standard">blocks</text:p>
      <text:p text:style-name="Standard">14.0</text:p>
      <text:p text:style-name="Standard">Evaluation time::</text:p>
      <text:p text:style-name="Standard">0.005578517913818359</text:p>
      <text:p text:style-name="Standard">Result..</text:p>
      <text:p text:style-name="Standard">[{wap([[anna, collects, 6, blocks], [anna, ss, father, gives, anna, 8, more], [does, anna, have, now]],[[np, vb, cd, np], [np, pos1, np, vb, np, cd, jjr], [vb, np, vb, rb]],[[0, 2, 6], [1, 5, 8]],14.0,[anna, collects, 6, blocks, anna, ss, father, gives, anna, 8, more, does, anna, have, now],[np, vb, cd, np, np, pos1, np, vb, np, cd, jjr, vb, np, vb, rb]): tensor(0.8949, grad_fn=&lt;MulBackward0&gt;)}]</text:p>
      <text:p text:style-name="Standard">Result:</text:p>
      <text:p text:style-name="Standard">[wap([[anna, collects, 6, blocks], [anna, ss, father, gives, anna, 8, more], [does, anna, have, now]],[[np, vb, cd, np], [np, pos1, np, vb, np, cd, jjr], [vb, np, vb, rb]],[[0, 2, 6], [1, 5, 8]],14.0,[anna, collects, 6, blocks, anna, ss, father, gives, anna, 8, more, does, anna, have, now],[np, vb, cd, np, np, pos1, np, vb, np, cd, jjr, vb, np, vb, rb])]</text:p>
      <text:p text:style-name="Standard">Res</text:p>
      <text:p text:style-name="Standard">Iteration: <text:s/>167 <text:tab/>s:1.4697 <text:tab/>Average Loss: <text:s/>0.11102122813463211</text:p>
      <text:p text:style-name="Standard">Found_Sol:</text:p>
      <text:p text:style-name="Standard">Container:</text:p>
      <text:p text:style-name="Standard">nicholas</text:p>
      <text:p text:style-name="Standard">Entity:</text:p>
      <text:p text:style-name="Standard">bottle</text:p>
      <text:p text:style-name="Standard">93.0</text:p>
      <text:p text:style-name="Standard">Evaluation time::</text:p>
      <text:p text:style-name="Standard">0.005981922149658203</text:p>
      <text:p text:style-name="Standard">Result..</text:p>
      <text:p text:style-name="Standard">[{wap([[nicholas, starts, with, 8, bottle, caps], [he, gets, 85, more, from, catherine], [does, nicholas, end, with]],[[np, vb, in, cd, np, np], [prp, vb, cd, jjr, in, np], [vb, np, vb, in]],[[0, 3, 8], [1, 2, 85]],93.0,[nicholas, starts, with, 8, bottle, caps, he, gets, 85, more, from, catherine, does, nicholas, end, with],[np, vb, in, cd, np, np, prp, vb, cd, jjr, in, np, vb, np, vb, in]): tensor(0.7544, grad_fn=&lt;MulBackward0&gt;)}]</text:p>
      <text:p text:style-name="Standard">Result:</text:p>
      <text:p text:style-name="Standard">[wap([[nicholas, starts, with, 8, bottle, caps], [he, gets, 85, more, from, catherine], [does, nicholas, end, with]],[[np, vb, in, cd, np, np], [prp, vb, cd, jjr, in, np], [vb, np, vb, in]],[[0, 3, 8], [1, 2, 85]],93.0,[nicholas, starts, with, 8, bottle, caps, he, gets, 85, more, from, catherine, does, nicholas, end, with],[np, vb, in, cd, np, np, prp, vb, cd, jjr, in, np, vb, np, vb, in])]</text:p>
      <text:p text:style-name="Standard">Res</text:p>
      <text:p text:style-name="Standard">Iteration: <text:s/>168 <text:tab/>s:1.8085 <text:tab/>Average Loss: <text:s/>0.2818065285682678</text:p>
      <text:p text:style-name="Standard"><text:soft-page-break/>Found_Sol:</text:p>
      <text:p text:style-name="Standard">Container:</text:p>
      <text:p text:style-name="Standard">bank</text:p>
      <text:p text:style-name="Standard">Entity:</text:p>
      <text:p text:style-name="Standard">quarters</text:p>
      <text:p text:style-name="Standard">5.0</text:p>
      <text:p text:style-name="Standard">Evaluation time::</text:p>
      <text:p text:style-name="Standard">0.0044782161712646484</text:p>
      <text:p text:style-name="Standard">Result..</text:p>
      <text:p text:style-name="Standard">[{wap([[jessica, had, 8, quarters, in, her, bank], [her, sister, borrowed, 3, of, her, quarters], [does, jessica, have, now]],[[np, vb, cd, np, in, prp, np], [prp, np, vb, cd, in, prp, np], [vb, np, vb, rb]],[[0, 2, 8], [1, 3, 3]],5.0,[jessica, had, 8, quarters, in, her, bank, her, sister, borrowed, 3, of, her, quarters, does, jessica, have, now],[np, vb, cd, np, in, prp, np, prp, np, vb, cd, in, prp, np, vb, np, vb, rb]): tensor(0.9916, grad_fn=&lt;MulBackward0&gt;)}]</text:p>
      <text:p text:style-name="Standard">Result:</text:p>
      <text:p text:style-name="Standard">[wap([[jessica, had, 8, quarters, in, her, bank], [her, sister, borrowed, 3, of, her, quarters], [does, jessica, have, now]],[[np, vb, cd, np, in, prp, np], [prp, np, vb, cd, in, prp, np], [vb, np, vb, rb]],[[0, 2, 8], [1, 3, 3]],5.0,[jessica, had, 8, quarters, in, her, bank, her, sister, borrowed, 3, of, her, quarters, does, jessica, have, now],[np, vb, cd, np, in, prp, np, prp, np, vb, cd, in, prp, np, vb, np, vb, rb])]</text:p>
      <text:p text:style-name="Standard">Res</text:p>
      <text:p text:style-name="Standard">Iteration: <text:s/>169 <text:tab/>s:1.7189 <text:tab/>Average Loss: <text:s/>0.008409534581005573</text:p>
      <text:p text:style-name="P5"/>
      <text:p text:style-name="Standard"/>
      <text:p text:style-name="Standard">[wap([[2, beavers, were, working, on, their, home], [1, went, forr, a, swim], [are, now, working, on, their, home]],[[cd, np, vb, vb, in, prp, np], [cd, vb, in, dt, np], [vb, rb, vb, in, prp, np]],[[0, 0, 2], [1, 0, 1]],1.0,[2, beavers, were, working, on, their, home, 1, went, forr, a, swim, are, now, working, on, their, home],[cd, np, vb, vb, in, prp, np, cd, vb, in, dt, np, vb, rb, vb, in, prp, np])]</text:p>
      <text:p text:style-name="Standard">Res</text:p>
      <text:p text:style-name="Standard">Iteration: <text:s/>151 <text:tab/>s:2.0264 <text:tab/>Average Loss: <text:s/>2.37882924079895</text:p>
      <text:p text:style-name="Standard">Found_Sol:</text:p>
      <text:p text:style-name="Standard">Container:</text:p>
      <text:p text:style-name="Standard">bus</text:p>
      <text:p text:style-name="Standard">Entity:</text:p>
      <text:p text:style-name="Standard">children</text:p>
      <text:p text:style-name="Standard">7.0</text:p>
      <text:p text:style-name="Standard">Evaluation time::</text:p>
      <text:p text:style-name="Standard">0.008001327514648438</text:p>
      <text:p text:style-name="Standard">Result..</text:p>
      <text:p text:style-name="Standard">[{wap([[18, children, were, riding, on, the, bus], [at, the, bus, stop, some, more, children, got, on, the, bus], [then, there, were, 25, children, altogether, on, the, bus], [got, on, the, bus, at, the, bus, stop]],[[cd, np, vb, vb, in, dt, np], [in, dt, np, np, dt, jjr, np, vb, in, dt, np], [rb, ex, vb, cd, np, rb, in, dt, np], [vb, in, dt, np, in, dt, np, vb]],[[0, 0, 18], [2, 3, 25]],7.0,[18, children, were, riding, on, the, bus, at, the, bus, stop, some, more, children, got, on, the, bus, then, there, were, 25, children, altogether, on, the, bus, got, on, the, bus, at, the, bus, stop],[cd, np, vb, vb, in, dt, np, in, dt, np, np, dt, jjr, np, vb, in, dt, np, rb, ex, vb, cd, np, rb, in, dt, np, vb, in, dt, np, in, dt, np, vb]): tensor(0.3268, grad_fn=&lt;MulBackward0&gt;)}]</text:p>
      <text:p text:style-name="Standard">Result:</text:p>
      <text:p text:style-name="Standard">[wap([[18, children, were, riding, on, the, bus], [at, the, bus, stop, some, more, children, got, on, the, bus], [then, there, were, 25, children, altogether, on, the, bus], [got, on, the, bus, at, the, bus, stop]],[[cd, np, vb, vb, in, dt, np], [in, dt, np, np, dt, jjr, np, vb, in, dt, np], [rb, ex, vb, cd, np, rb, in, dt, np], [vb, in, <text:soft-page-break/>dt, np, in, dt, np, vb]],[[0, 0, 18], [2, 3, 25]],7.0,[18, children, were, riding, on, the, bus, at, the, bus, stop, some, more, children, got, on, the, bus, then, there, were, 25, children, altogether, on, the, bus, got, on, the, bus, at, the, bus, stop],[cd, np, vb, vb, in, dt, np, in, dt, np, np, dt, jjr, np, vb, in, dt, np, rb, ex, vb, cd, np, rb, in, dt, np, vb, in, dt, np, in, dt, np, vb])]</text:p>
      <text:p text:style-name="Standard">Res</text:p>
      <text:p text:style-name="Standard">Iteration: <text:s/>152 <text:tab/>s:3.8386 <text:tab/>Average Loss: <text:s/>1.118418574333191</text:p>
      <text:p text:style-name="Standard">Found_Sol:</text:p>
      <text:p text:style-name="Standard">Container:</text:p>
      <text:p text:style-name="Standard">today</text:p>
      <text:p text:style-name="Standard">Entity:</text:p>
      <text:p text:style-name="Standard">gold</text:p>
      <text:p text:style-name="Standard">7.0</text:p>
      <text:p text:style-name="Standard">Evaluation time::</text:p>
      <text:p text:style-name="Standard">0.006664276123046875</text:p>
      <text:p text:style-name="Standard">Result..</text:p>
      <text:p text:style-name="Standard">[{wap([[shelby, ss, teacher, gives, out, gold, stars, forr, great, math, work], [yesterday, shelby, earned, 4, gold, stars], [today, she, earned, 3, more], [did, shelby, earn, in, all]],[[np, pos1, np, vb, rp, np, np, in, jj, np, np], [np, np, vb, cd, np, np], [np, prp, vb, cd, jjr], [vb, np, vb, in, dt]],[[1, 4, 4], [2, 4, 3]],7.0,[shelby, ss, teacher, gives, out, gold, stars, forr, great, math, work, yesterday, shelby, earned, 4, gold, stars, today, she, earned, 3, more, did, shelby, earn, in, all],[np, pos1, np, vb, rp, np, np, in, jj, np, np, np, np, vb, cd, np, np, np, prp, vb, cd, jjr, vb, np, vb, in, dt]): tensor(0.6594, grad_fn=&lt;MulBackward0&gt;)}]</text:p>
      <text:p text:style-name="Standard">Result:</text:p>
      <text:p text:style-name="Standard">[wap([[shelby, ss, teacher, gives, out, gold, stars, forr, great, math, work], [yesterday, shelby, earned, 4, gold, stars], [today, she, earned, 3, more], [did, shelby, earn, in, all]],[[np, pos1, np, vb, rp, np, np, in, jj, np, np], [np, np, vb, cd, np, np], [np, prp, vb, cd, jjr], [vb, np, vb, in, dt]],[[1, 4, 4], [2, 4, 3]],7.0,[shelby, ss, teacher, gives, out, gold, stars, forr, great, math, work, yesterday, shelby, earned, 4, gold, stars, today, she, earned, 3, more, did, shelby, earn, in, all],[np, pos1, np, vb, rp, np, np, in, jj, np, np, np, np, vb, cd, np, np, np, prp, vb, cd, jjr, vb, np, vb, in, dt])]</text:p>
      <text:p text:style-name="Standard">Res</text:p>
      <text:p text:style-name="Standard">Iteration: <text:s/>153 <text:tab/>s:7.5135 <text:tab/>Average Loss: <text:s/>0.41645172238349915</text:p>
      <text:p text:style-name="Standard">Evaluation time::</text:p>
      <text:p text:style-name="Standard">6.866455078125e-05</text:p>
      <text:p text:style-name="Standard">Result..</text:p>
      <text:p text:style-name="Standard">[{}]</text:p>
      <text:p text:style-name="Standard">Iteration: <text:s/>154 <text:tab/>s:0.3920 <text:tab/>Average Loss: <text:s/>0.0</text:p>
      <text:p text:style-name="Standard">Found_Sol:</text:p>
      <text:p text:style-name="Standard">Container:</text:p>
      <text:p text:style-name="Standard">jar</text:p>
      <text:p text:style-name="Standard">Entity:</text:p>
      <text:p text:style-name="Standard">apples</text:p>
      <text:p text:style-name="Standard">35.0</text:p>
      <text:p text:style-name="Standard">Evaluation time::</text:p>
      <text:p text:style-name="Standard">0.0059659481048583984</text:p>
      <text:p text:style-name="Standard">Result..</text:p>
      <text:p text:style-name="Standard">[{wap([[there, were, originally, 57, apples, in, the, jar], [debra, removes, 22, apples, from, a, jar], [apples, are, left, in, the, jar]],[[ex, vb, rb, cd, np, in, dt, np], [np, vb, cd, np, in, dt, np], [np, vb, vb, in, dt, np]],[[0, 3, 57], [1, 2, 22]],35.0,[there, were, originally, 57, apples, in, the, jar, debra, removes, 22, <text:soft-page-break/>apples, from, a, jar, apples, are, left, in, the, jar],[ex, vb, rb, cd, np, in, dt, np, np, vb, cd, np, in, dt, np, np, vb, vb, in, dt, np]): tensor(0.8831, grad_fn=&lt;MulBackward0&gt;)}]</text:p>
      <text:p text:style-name="Standard">Result:</text:p>
      <text:p text:style-name="Standard">[wap([[there, were, originally, 57, apples, in, the, jar], [debra, removes, 22, apples, from, a, jar], [apples, are, left, in, the, jar]],[[ex, vb, rb, cd, np, in, dt, np], [np, vb, cd, np, in, dt, np], [np, vb, vb, in, dt, np]],[[0, 3, 57], [1, 2, 22]],35.0,[there, were, originally, 57, apples, in, the, jar, debra, removes, 22, apples, from, a, jar, apples, are, left, in, the, jar],[ex, vb, rb, cd, np, in, dt, np, np, vb, cd, np, in, dt, np, np, vb, vb, in, dt, np])]</text:p>
      <text:p text:style-name="Standard">Res</text:p>
      <text:p text:style-name="Standard">Iteration: <text:s/>155 <text:tab/>s:3.7599 <text:tab/>Average Loss: <text:s/>0.12431052327156067</text:p>
      <text:p text:style-name="Standard">Found_Sol:</text:p>
      <text:p text:style-name="Standard">Container:</text:p>
      <text:p text:style-name="Standard">sara</text:p>
      <text:p text:style-name="Standard">Entity:</text:p>
      <text:p text:style-name="Standard">pumpkins</text:p>
      <text:p text:style-name="Standard">20.0</text:p>
      <text:p text:style-name="Standard">Evaluation time::</text:p>
      <text:p text:style-name="Standard">0.0048427581787109375</text:p>
      <text:p text:style-name="Standard">Result..</text:p>
      <text:p text:style-name="Standard">[{wap([[sara, grew, 43, pumpkins], [the, rabbits, ate, 23, pumpkins], [does, sara, have, now]],[[np, vb, cd, np], [dt, np, vb, cd, np], [vb, np, vb, rb]],[[0, 2, 43], [1, 3, 23]],20.0,[sara, grew, 43, pumpkins, the, rabbits, ate, 23, pumpkins, does, sara, have, now],[np, vb, cd, np, dt, np, vb, cd, np, vb, np, vb, rb]): tensor(0.6281, grad_fn=&lt;MulBackward0&gt;)}]</text:p>
      <text:p text:style-name="Standard">Result:</text:p>
      <text:p text:style-name="Standard">[wap([[sara, grew, 43, pumpkins], [the, rabbits, ate, 23, pumpkins], [does, sara, have, now]],[[np, vb, cd, np], [dt, np, vb, cd, np], [vb, np, vb, rb]],[[0, 2, 43], [1, 3, 23]],20.0,[sara, grew, 43, pumpkins, the, rabbits, ate, 23, pumpkins, does, sara, have, now],[np, vb, cd, np, dt, np, vb, cd, np, vb, np, vb, rb])]</text:p>
      <text:p text:style-name="Standard">Res</text:p>
      <text:p text:style-name="Standard">Iteration: <text:s/>156 <text:tab/>s:1.1992 <text:tab/>Average Loss: <text:s/>0.46509265899658203</text:p>
      <text:p text:style-name="Standard">Found_Sol:</text:p>
      <text:p text:style-name="Standard">Container:</text:p>
      <text:p text:style-name="Standard">martha</text:p>
      <text:p text:style-name="Standard">Entity:</text:p>
      <text:p text:style-name="Standard">cards</text:p>
      <text:p text:style-name="Standard">79.0</text:p>
      <text:p text:style-name="Standard">Evaluation time::</text:p>
      <text:p text:style-name="Standard">0.004980325698852539</text:p>
      <text:p text:style-name="Standard">Result..</text:p>
      <text:p text:style-name="Standard">[{wap([[martha, starts, with, 3, cards], [she, gets, 76, more, from, emily], [does, martha, end, with]],[[np, vb, in, cd, np], [prp, vb, cd, jjr, in, np], [vb, np, vb, in]],[[0, 3, 3], [1, 2, 76]],79.0,[martha, starts, with, 3, cards, she, gets, 76, more, from, emily, does, martha, end, with],[np, vb, in, cd, np, prp, vb, cd, jjr, in, np, vb, np, vb, in]): tensor(0.0759, grad_fn=&lt;MulBackward0&gt;)}]</text:p>
      <text:p text:style-name="Standard">Result:</text:p>
      <text:p text:style-name="Standard">[wap([[martha, starts, with, 3, cards], [she, gets, 76, more, from, emily], [does, martha, end, with]],[[np, vb, in, cd, np], [prp, vb, cd, jjr, in, np], [vb, np, vb, in]],[[0, 3, 3], [1, 2, 76]],79.0,[martha, starts, with, 3, cards, she, gets, 76, more, from, emily, does, martha, end, with],[np, vb, in, cd, np, prp, vb, cd, jjr, in, np, vb, np, vb, in])]</text:p>
      <text:p text:style-name="Standard">Res</text:p>
      <text:p text:style-name="Standard">Iteration: <text:s/>157 <text:tab/>s:1.2736 <text:tab/>Average Loss: <text:s/>2.578788995742798</text:p>
      <text:p text:style-name="Standard"><text:soft-page-break/>Found_Sol:</text:p>
      <text:p text:style-name="Standard">Container:</text:p>
      <text:p text:style-name="Standard">drawer</text:p>
      <text:p text:style-name="Standard">Entity:</text:p>
      <text:p text:style-name="Standard">scissors</text:p>
      <text:p text:style-name="Standard">76.0</text:p>
      <text:p text:style-name="Standard">Evaluation time::</text:p>
      <text:p text:style-name="Standard">0.005553722381591797</text:p>
      <text:p text:style-name="Standard">Result..</text:p>
      <text:p text:style-name="Standard">[{wap([[there, are, 54, scissors, in, the, drawer], [keith, placed, 22, scissors, in, the, drawer], [are, now, there, in, all]],[[ex, vb, cd, np, in, dt, np], [np, vb, cd, np, in, dt, np], [vb, rb, rb, in, dt]],[[0, 2, 54], [1, 2, 22]],76.0,[there, are, 54, scissors, in, the, drawer, keith, placed, 22, scissors, in, the, drawer, are, now, there, in, all],[ex, vb, cd, np, in, dt, np, np, vb, cd, np, in, dt, np, vb, rb, rb, in, dt]): tensor(0.1096, grad_fn=&lt;MulBackward0&gt;)}]</text:p>
      <text:p text:style-name="Standard">Result:</text:p>
      <text:p text:style-name="Standard">[wap([[there, are, 54, scissors, in, the, drawer], [keith, placed, 22, scissors, in, the, drawer], [are, now, there, in, all]],[[ex, vb, cd, np, in, dt, np], [np, vb, cd, np, in, dt, np], [vb, rb, rb, in, dt]],[[0, 2, 54], [1, 2, 22]],76.0,[there, are, 54, scissors, in, the, drawer, keith, placed, 22, scissors, in, the, drawer, are, now, there, in, all],[ex, vb, cd, np, in, dt, np, np, vb, cd, np, in, dt, np, vb, rb, rb, in, dt])]</text:p>
      <text:p text:style-name="Standard">Res</text:p>
      <text:p text:style-name="Standard">Iteration: <text:s/>158 <text:tab/>s:2.4430 <text:tab/>Average Loss: <text:s/>2.2108893394470215</text:p>
      <text:p text:style-name="Standard">Found_Sol:</text:p>
      <text:p text:style-name="Standard">Container:</text:p>
      <text:p text:style-name="Standard">beach</text:p>
      <text:p text:style-name="Standard">Entity:</text:p>
      <text:p text:style-name="Standard">seashells</text:p>
      <text:p text:style-name="Standard">16.0</text:p>
      <text:p text:style-name="Standard">Evaluation time::</text:p>
      <text:p text:style-name="Standard">0.0051190853118896484</text:p>
      <text:p text:style-name="Standard">Result..</text:p>
      <text:p text:style-name="Standard">[{wap([[joan, found, 79, seashells, on, the, beach], [she, gave, mike, 63, of, the, seashells], [she, now, have]],[[np, vb, cd, np, in, dt, np], [prp, vb, np, cd, in, dt, np], [prp, rb, vb]],[[0, 2, 79], [1, 3, 63]],16.0,[joan, found, 79, seashells, on, the, beach, she, gave, mike, 63, of, the, seashells, she, now, have],[np, vb, cd, np, in, dt, np, prp, vb, np, cd, in, dt, np, prp, rb, vb]): tensor(0.9662, grad_fn=&lt;MulBackward0&gt;)}]</text:p>
      <text:p text:style-name="Standard">Result:</text:p>
      <text:p text:style-name="Standard">[wap([[joan, found, 79, seashells, on, the, beach], [she, gave, mike, 63, of, the, seashells], [she, now, have]],[[np, vb, cd, np, in, dt, np], [prp, vb, np, cd, in, dt, np], [prp, rb, vb]],[[0, 2, 79], [1, 3, 63]],16.0,[joan, found, 79, seashells, on, the, beach, she, gave, mike, 63, of, the, seashells, she, now, have],[np, vb, cd, np, in, dt, np, prp, vb, np, cd, in, dt, np, prp, rb, vb])]</text:p>
      <text:p text:style-name="Standard">Res</text:p>
      <text:p text:style-name="Standard">Iteration: <text:s/>159 <text:tab/>s:1.9489 <text:tab/>Average Loss: <text:s/>0.0344097875058651</text:p>
      <text:p text:style-name="Standard">Found_Sol:</text:p>
      <text:p text:style-name="Standard">Container:</text:p>
      <text:p text:style-name="Standard">jason</text:p>
      <text:p text:style-name="Standard">Entity:</text:p>
      <text:p text:style-name="Standard">pokemon</text:p>
      <text:p text:style-name="Standard">452.0</text:p>
      <text:p text:style-name="Standard">Evaluation time::</text:p>
      <text:p text:style-name="Standard"><text:soft-page-break/>0.005202770233154297</text:p>
      <text:p text:style-name="Standard">Result..</text:p>
      <text:p text:style-name="Standard">[{wap([[jason, has, 676, pokemon, cards], [alyssa, bought, 224, of, jason, ss, pokemon, cards], [does, jason, have, now]],[[np, vb, cd, np, np], [np, vb, cd, in, np, pos1, np, np], [vb, np, vb, rb]],[[0, 2, 676], [1, 2, 224]],452.0,[jason, has, 676, pokemon, cards, alyssa, bought, 224, of, jason, ss, pokemon, cards, does, jason, have, now],[np, vb, cd, np, np, np, vb, cd, in, np, pos1, np, np, vb, np, vb, rb]): tensor(0.7847, grad_fn=&lt;MulBackward0&gt;)}]</text:p>
      <text:p text:style-name="Standard">Result:</text:p>
      <text:p text:style-name="Standard">[wap([[jason, has, 676, pokemon, cards], [alyssa, bought, 224, of, jason, ss, pokemon, cards], [does, jason, have, now]],[[np, vb, cd, np, np], [np, vb, cd, in, np, pos1, np, np], [vb, np, vb, rb]],[[0, 2, 676], [1, 2, 224]],452.0,[jason, has, 676, pokemon, cards, alyssa, bought, 224, of, jason, ss, pokemon, cards, does, jason, have, now],[np, vb, cd, np, np, np, vb, cd, in, np, pos1, np, np, vb, np, vb, rb])]</text:p>
      <text:p text:style-name="Standard">Res</text:p>
      <text:p text:style-name="Standard">Iteration: <text:s/>160 <text:tab/>s:2.4004 <text:tab/>Average Loss: <text:s/>0.24244850873947144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rulers</text:p>
      <text:p text:style-name="Standard">21.0</text:p>
      <text:p text:style-name="Standard">Evaluation time::</text:p>
      <text:p text:style-name="Standard">0.005767822265625</text:p>
      <text:p text:style-name="Standard">Result..</text:p>
      <text:p text:style-name="Standard">[{wap([[there, are, 46, rulers, in, the, drawer], [tim, took, 25, rulers, from, the, drawer], [rulers, are, now, in, the, drawer]],[[ex, vb, cd, np, in, dt, np], [np, vb, cd, np, in, dt, np], [np, vb, rb, in, dt, np]],[[0, 2, 46], [1, 2, 25]],21.0,[there, are, 46, rulers, in, the, drawer, tim, took, 25, rulers, from, the, drawer, rulers, are, now, in, the, drawer],[ex, vb, cd, np, in, dt, np, np, vb, cd, np, in, dt, np, np, vb, rb, in, dt, np]): tensor(0.6445, grad_fn=&lt;MulBackward0&gt;)}]</text:p>
      <text:p text:style-name="Standard">Result:</text:p>
      <text:p text:style-name="Standard">[wap([[there, are, 46, rulers, in, the, drawer], [tim, took, 25, rulers, from, the, drawer], [rulers, are, now, in, the, drawer]],[[ex, vb, cd, np, in, dt, np], [np, vb, cd, np, in, dt, np], [np, vb, rb, in, dt, np]],[[0, 2, 46], [1, 2, 25]],21.0,[there, are, 46, rulers, in, the, drawer, tim, took, 25, rulers, from, the, drawer, rulers, are, now, in, the, drawer],[ex, vb, cd, np, in, dt, np, np, vb, cd, np, in, dt, np, np, vb, rb, in, dt, np])]</text:p>
      <text:p text:style-name="Standard">Res</text:p>
      <text:p text:style-name="Standard">Iteration: <text:s/>161 <text:tab/>s:2.9029 <text:tab/>Average Loss: <text:s/>0.4392552673816681</text:p>
      <text:p text:style-name="Standard">Found_Sol:</text:p>
      <text:p text:style-name="Standard">Container:</text:p>
      <text:p text:style-name="Standard">pamela</text:p>
      <text:p text:style-name="Standard">Entity:</text:p>
      <text:p text:style-name="Standard">bottle</text:p>
      <text:p text:style-name="Standard">4.0</text:p>
      <text:p text:style-name="Standard">Evaluation time::</text:p>
      <text:p text:style-name="Standard">0.004891157150268555</text:p>
      <text:p text:style-name="Standard">Result..</text:p>
      <text:p text:style-name="Standard">[{wap([[pamela, starts, with, 30, bottle, caps], [jean, takes, 26, away], [does, pamela, end, with]],[[np, vb, in, cd, np, np], [np, vb, cd, rb], [vb, np, vb, in]],[[0, 3, 30], [1, 2, 26]],4.0,[pamela, starts, with, 30, bottle, caps, jean, takes, 26, away, does, pamela, end, with],[np, vb, in, cd, np, np, np, vb, cd, rb, vb, np, vb, in]): tensor(0.6123, grad_fn=&lt;MulBackward0&gt;)}]</text:p>
      <text:p text:style-name="Standard">Result:</text:p>
      <text:p text:style-name="Standard"><text:soft-page-break/>[wap([[pamela, starts, with, 30, bottle, caps], [jean, takes, 26, away], [does, pamela, end, with]],[[np, vb, in, cd, np, np], [np, vb, cd, rb], [vb, np, vb, in]],[[0, 3, 30], [1, 2, 26]],4.0,[pamela, starts, with, 30, bottle, caps, jean, takes, 26, away, does, pamela, end, with],[np, vb, in, cd, np, np, np, vb, cd, rb, vb, np, vb, in])]</text:p>
      <text:p text:style-name="Standard">Res</text:p>
      <text:p text:style-name="Standard">Iteration: <text:s/>162 <text:tab/>s:1.2473 <text:tab/>Average Loss: <text:s/>0.4905141592025757</text:p>
      <text:p text:style-name="Standard">Found_Sol:</text:p>
      <text:p text:style-name="Standard">Container:</text:p>
      <text:p text:style-name="Standard">lisa</text:p>
      <text:p text:style-name="Standard">Entity:</text:p>
      <text:p text:style-name="Standard">bananas</text:p>
      <text:p text:style-name="Standard">99.0</text:p>
      <text:p text:style-name="Standard">Evaluation time::</text:p>
      <text:p text:style-name="Standard">0.004522085189819336</text:p>
      <text:p text:style-name="Standard">Result..</text:p>
      <text:p text:style-name="Standard">[{wap([[lisa, starts, with, 91, bananas], [maria, gives, lisa, 8, more], [does, lisa, end, with]],[[np, vb, in, cd, np], [np, vb, np, cd, jjr], [vb, np, vb, in]],[[0, 3, 91], [1, 3, 8]],99.0,[lisa, starts, with, 91, bananas, maria, gives, lisa, 8, more, does, lisa, end, with],[np, vb, in, cd, np, np, vb, np, cd, jjr, vb, np, vb, in]): tensor(0.5405, grad_fn=&lt;MulBackward0&gt;)}]</text:p>
      <text:p text:style-name="Standard">Result:</text:p>
      <text:p text:style-name="Standard">[wap([[lisa, starts, with, 91, bananas], [maria, gives, lisa, 8, more], [does, lisa, end, with]],[[np, vb, in, cd, np], [np, vb, np, cd, jjr], [vb, np, vb, in]],[[0, 3, 91], [1, 3, 8]],99.0,[lisa, starts, with, 91, bananas, maria, gives, lisa, 8, more, does, lisa, end, with],[np, vb, in, cd, np, np, vb, np, cd, jjr, vb, np, vb, in])]</text:p>
      <text:p text:style-name="Standard">Res</text:p>
      <text:p text:style-name="Standard">Iteration: <text:s/>163 <text:tab/>s:1.0609 <text:tab/>Average Loss: <text:s/>0.6152169704437256</text:p>
      <text:p text:style-name="Standard">Found_Sol:</text:p>
      <text:p text:style-name="Standard">Container:</text:p>
      <text:p text:style-name="Standard">dog</text:p>
      <text:p text:style-name="Standard">Entity:</text:p>
      <text:p text:style-name="Standard">puppies</text:p>
      <text:p text:style-name="Standard">12.0</text:p>
      <text:p text:style-name="Standard">Evaluation time::</text:p>
      <text:p text:style-name="Standard">0.005899190902709961</text:p>
      <text:p text:style-name="Standard">Result..</text:p>
      <text:p text:style-name="Standard">[{wap([[alyssa, ss, dog, had, puppies], [she, gave, 7, to, her, friends], [she, now, has, 5, puppies], [did, she, have, to, start, with]],[[np, pos1, np, vb, np], [prp, vb, cd, in, prp, np], [prp, rb, vb, cd, np], [vb, prp, vb, to, vb, in]],[[1, 2, 7], [2, 3, 5]],12.0,[alyssa, ss, dog, had, puppies, she, gave, 7, to, her, friends, she, now, has, 5, puppies, did, she, have, to, start, with],[np, pos1, np, vb, np, prp, vb, cd, in, prp, np, prp, rb, vb, cd, np, vb, prp, vb, to, vb, in]): tensor(8.8031e-05, grad_fn=&lt;MulBackward0&gt;)}]</text:p>
      <text:p text:style-name="Standard">Result:</text:p>
      <text:p text:style-name="Standard">[wap([[alyssa, ss, dog, had, puppies], [she, gave, 7, to, her, friends], [she, now, has, 5, puppies], [did, she, have, to, start, with]],[[np, pos1, np, vb, np], [prp, vb, cd, in, prp, np], [prp, rb, vb, cd, np], [vb, prp, vb, to, vb, in]],[[1, 2, 7], [2, 3, 5]],12.0,[alyssa, ss, dog, had, puppies, she, gave, 7, to, her, friends, she, now, has, 5, puppies, did, she, have, to, start, with],[np, pos1, np, vb, np, prp, vb, cd, in, prp, np, prp, rb, vb, cd, np, vb, prp, vb, to, vb, in])]</text:p>
      <text:p text:style-name="Standard">Res</text:p>
      <text:p text:style-name="Standard">Iteration: <text:s/>164 <text:tab/>s:2.7767 <text:tab/>Average Loss: <text:s/>9.337824821472168</text:p>
      <text:p text:style-name="Standard">Found_Sol:</text:p>
      <text:p text:style-name="Standard">Container:</text:p>
      <text:p text:style-name="Standard"><text:soft-page-break/>william</text:p>
      <text:p text:style-name="Standard">Entity:</text:p>
      <text:p text:style-name="Standard">bottle</text:p>
      <text:p text:style-name="Standard">43.0</text:p>
      <text:p text:style-name="Standard">Evaluation time::</text:p>
      <text:p text:style-name="Standard">0.00467228889465332</text:p>
      <text:p text:style-name="Standard">Result..</text:p>
      <text:p text:style-name="Standard">[{wap([[william, has, 2, bottle, caps], [he, buys, 41, more], [does, william, have, in, all]],[[np, vb, cd, np, np], [prp, vb, cd, jjr], [vb, np, vb, in, dt]],[[0, 2, 2], [1, 2, 41]],43.0,[william, has, 2, bottle, caps, he, buys, 41, more, does, william, have, in, all],[np, vb, cd, np, np, prp, vb, cd, jjr, vb, np, vb, in, dt]): tensor(0.8901, grad_fn=&lt;MulBackward0&gt;)}]</text:p>
      <text:p text:style-name="Standard">Result:</text:p>
      <text:p text:style-name="Standard">[wap([[william, has, 2, bottle, caps], [he, buys, 41, more], [does, william, have, in, all]],[[np, vb, cd, np, np], [prp, vb, cd, jjr], [vb, np, vb, in, dt]],[[0, 2, 2], [1, 2, 41]],43.0,[william, has, 2, bottle, caps, he, buys, 41, more, does, william, have, in, all],[np, vb, cd, np, np, prp, vb, cd, jjr, vb, np, vb, in, dt])]</text:p>
      <text:p text:style-name="Standard">Res</text:p>
      <text:p text:style-name="Standard">Iteration: <text:s/>165 <text:tab/>s:0.8847 <text:tab/>Average Loss: <text:s/>0.11640699207782745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maple</text:p>
      <text:p text:style-name="Standard">11.0</text:p>
      <text:p text:style-name="Standard">Evaluation time::</text:p>
      <text:p text:style-name="Standard">0.009002447128295898</text:p>
      <text:p text:style-name="Standard">Result..</text:p>
      <text:p text:style-name="Standard">[{wap([[there, are, 53, maple, trees, currently, in, the, park], [park, workers, will, plant, maple, trees, today], [will, be, 64, maple, trees], [maple, trees, did, the, workers, plant, today]],[[ex, vb, cd, np, np, rb, in, dt, np], [np, np, md, vb, np, np, np], [md, vb, cd, np, np], [np, np, vb, dt, np, np, np]],[[0, 2, 53], [2, 2, 64]],11.0,[there, are, 53, maple, trees, currently, in, the, park, park, workers, will, plant, maple, trees, today, will, be, 64, maple, trees, maple, trees, did, the, workers, plant, today],[ex, vb, cd, np, np, rb, in, dt, np, np, np, md, vb, np, np, np, md, vb, cd, np, np, np, np, vb, dt, np, np, np]): tensor(0.2756, grad_fn=&lt;MulBackward0&gt;)}]</text:p>
      <text:p text:style-name="Standard">Result:</text:p>
      <text:p text:style-name="Standard">[wap([[there, are, 53, maple, trees, currently, in, the, park], [park, workers, will, plant, maple, trees, today], [will, be, 64, maple, trees], [maple, trees, did, the, workers, plant, today]],[[ex, vb, cd, np, np, rb, in, dt, np], [np, np, md, vb, np, np, np], [md, vb, cd, np, np], [np, np, vb, dt, np, np, np]],[[0, 2, 53], [2, 2, 64]],11.0,[there, are, 53, maple, trees, currently, in, the, park, park, workers, will, plant, maple, trees, today, will, be, 64, maple, trees, maple, trees, did, the, workers, plant, today],[ex, vb, cd, np, np, rb, in, dt, np, np, np, md, vb, np, np, np, md, vb, cd, np, np, np, np, vb, dt, np, np, np])]</text:p>
      <text:p text:style-name="Standard">Res</text:p>
      <text:p text:style-name="Standard">Iteration: <text:s/>166 <text:tab/>s:71.1496 <text:tab/>Average Loss: <text:s/>1.288806438446045</text:p>
      <text:p text:style-name="Standard">Found_Sol:</text:p>
      <text:p text:style-name="Standard">Container:</text:p>
      <text:p text:style-name="Standard">anna</text:p>
      <text:p text:style-name="Standard">Entity:</text:p>
      <text:p text:style-name="Standard">blocks</text:p>
      <text:p text:style-name="Standard">14.0</text:p>
      <text:p text:style-name="Standard">Evaluation time::</text:p>
      <text:p text:style-name="Standard"><text:soft-page-break/>0.005578517913818359</text:p>
      <text:p text:style-name="Standard">Result..</text:p>
      <text:p text:style-name="Standard">[{wap([[anna, collects, 6, blocks], [anna, ss, father, gives, anna, 8, more], [does, anna, have, now]],[[np, vb, cd, np], [np, pos1, np, vb, np, cd, jjr], [vb, np, vb, rb]],[[0, 2, 6], [1, 5, 8]],14.0,[anna, collects, 6, blocks, anna, ss, father, gives, anna, 8, more, does, anna, have, now],[np, vb, cd, np, np, pos1, np, vb, np, cd, jjr, vb, np, vb, rb]): tensor(0.8949, grad_fn=&lt;MulBackward0&gt;)}]</text:p>
      <text:p text:style-name="Standard">Result:</text:p>
      <text:p text:style-name="Standard">[wap([[anna, collects, 6, blocks], [anna, ss, father, gives, anna, 8, more], [does, anna, have, now]],[[np, vb, cd, np], [np, pos1, np, vb, np, cd, jjr], [vb, np, vb, rb]],[[0, 2, 6], [1, 5, 8]],14.0,[anna, collects, 6, blocks, anna, ss, father, gives, anna, 8, more, does, anna, have, now],[np, vb, cd, np, np, pos1, np, vb, np, cd, jjr, vb, np, vb, rb])]</text:p>
      <text:p text:style-name="Standard">Res</text:p>
      <text:p text:style-name="Standard">Iteration: <text:s/>167 <text:tab/>s:1.4697 <text:tab/>Average Loss: <text:s/>0.11102122813463211</text:p>
      <text:p text:style-name="Standard">Found_Sol:</text:p>
      <text:p text:style-name="Standard">Container:</text:p>
      <text:p text:style-name="Standard">nicholas</text:p>
      <text:p text:style-name="Standard">Entity:</text:p>
      <text:p text:style-name="Standard">bottle</text:p>
      <text:p text:style-name="Standard">93.0</text:p>
      <text:p text:style-name="Standard">Evaluation time::</text:p>
      <text:p text:style-name="Standard">0.005981922149658203</text:p>
      <text:p text:style-name="Standard">Result..</text:p>
      <text:p text:style-name="Standard">[{wap([[nicholas, starts, with, 8, bottle, caps], [he, gets, 85, more, from, catherine], [does, nicholas, end, with]],[[np, vb, in, cd, np, np], [prp, vb, cd, jjr, in, np], [vb, np, vb, in]],[[0, 3, 8], [1, 2, 85]],93.0,[nicholas, starts, with, 8, bottle, caps, he, gets, 85, more, from, catherine, does, nicholas, end, with],[np, vb, in, cd, np, np, prp, vb, cd, jjr, in, np, vb, np, vb, in]): tensor(0.7544, grad_fn=&lt;MulBackward0&gt;)}]</text:p>
      <text:p text:style-name="Standard">Result:</text:p>
      <text:p text:style-name="Standard">[wap([[nicholas, starts, with, 8, bottle, caps], [he, gets, 85, more, from, catherine], [does, nicholas, end, with]],[[np, vb, in, cd, np, np], [prp, vb, cd, jjr, in, np], [vb, np, vb, in]],[[0, 3, 8], [1, 2, 85]],93.0,[nicholas, starts, with, 8, bottle, caps, he, gets, 85, more, from, catherine, does, nicholas, end, with],[np, vb, in, cd, np, np, prp, vb, cd, jjr, in, np, vb, np, vb, in])]</text:p>
      <text:p text:style-name="Standard">Res</text:p>
      <text:p text:style-name="Standard">Iteration: <text:s/>168 <text:tab/>s:1.8085 <text:tab/>Average Loss: <text:s/>0.2818065285682678</text:p>
      <text:p text:style-name="Standard">Found_Sol:</text:p>
      <text:p text:style-name="Standard">Container:</text:p>
      <text:p text:style-name="Standard">bank</text:p>
      <text:p text:style-name="Standard">Entity:</text:p>
      <text:p text:style-name="Standard">quarters</text:p>
      <text:p text:style-name="Standard">5.0</text:p>
      <text:p text:style-name="Standard">Evaluation time::</text:p>
      <text:p text:style-name="Standard">0.0044782161712646484</text:p>
      <text:p text:style-name="Standard">Result..</text:p>
      <text:p text:style-name="Standard">[{wap([[jessica, had, 8, quarters, in, her, bank], [her, sister, borrowed, 3, of, her, quarters], [does, jessica, have, now]],[[np, vb, cd, np, in, prp, np], [prp, np, vb, cd, in, prp, np], [vb, np, vb, rb]],[[0, 2, 8], [1, 3, 3]],5.0,[jessica, had, 8, quarters, in, her, bank, her, sister, borrowed, 3, of, her, quarters, does, jessica, have, now],[np, vb, cd, np, in, prp, np, prp, np, vb, cd, in, prp, np, vb, np, vb, rb]): tensor(0.9916, grad_fn=&lt;MulBackward0&gt;)}]</text:p>
      <text:p text:style-name="Standard">Result:</text:p>
      <text:p text:style-name="Standard"><text:soft-page-break/>[wap([[jessica, had, 8, quarters, in, her, bank], [her, sister, borrowed, 3, of, her, quarters], [does, jessica, have, now]],[[np, vb, cd, np, in, prp, np], [prp, np, vb, cd, in, prp, np], [vb, np, vb, rb]],[[0, 2, 8], [1, 3, 3]],5.0,[jessica, had, 8, quarters, in, her, bank, her, sister, borrowed, 3, of, her, quarters, does, jessica, have, now],[np, vb, cd, np, in, prp, np, prp, np, vb, cd, in, prp, np, vb, np, vb, rb])]</text:p>
      <text:p text:style-name="Standard">Res</text:p>
      <text:p text:style-name="Standard">Iteration: <text:s/>169 <text:tab/>s:1.7189 <text:tab/>Average Loss: <text:s/>0.008409534581005573</text:p>
      <text:p text:style-name="Standard">Evaluation time::</text:p>
      <text:p text:style-name="Standard">7.2479248046875e-05</text:p>
      <text:p text:style-name="Standard">Result..</text:p>
      <text:p text:style-name="Standard">[{}]</text:p>
      <text:p text:style-name="Standard">Iteration: <text:s/>170 <text:tab/>s:111.0921 <text:tab/>Average Loss: <text:s/>0.0</text:p>
      <text:p text:style-name="Standard">Found_Sol:</text:p>
      <text:p text:style-name="Standard">Container:</text:p>
      <text:p text:style-name="Standard">ruby</text:p>
      <text:p text:style-name="Standard">Entity:</text:p>
      <text:p text:style-name="Standard">apples</text:p>
      <text:p text:style-name="Standard">8.0</text:p>
      <text:p text:style-name="Standard">Evaluation time::</text:p>
      <text:p text:style-name="Standard">0.004578113555908203</text:p>
      <text:p text:style-name="Standard">Result..</text:p>
      <text:p text:style-name="Standard">[{wap([[ruby, has, 63, apples], [emily, takes, 55, away], [will, ruby, have]],[[np, vb, cd, np], [np, vb, cd, rb], [md, np, vb]],[[0, 2, 63], [1, 2, 55]],8.0,[ruby, has, 63, apples, emily, takes, 55, away, will, ruby, have],[np, vb, cd, np, np, vb, cd, rb, md, np, vb]): tensor(0.8462, grad_fn=&lt;MulBackward0&gt;)}]</text:p>
      <text:p text:style-name="Standard">Result:</text:p>
      <text:p text:style-name="Standard">[wap([[ruby, has, 63, apples], [emily, takes, 55, away], [will, ruby, have]],[[np, vb, cd, np], [np, vb, cd, rb], [md, np, vb]],[[0, 2, 63], [1, 2, 55]],8.0,[ruby, has, 63, apples, emily, takes, 55, away, will, ruby, have],[np, vb, cd, np, np, vb, cd, rb, md, np, vb])]</text:p>
      <text:p text:style-name="Standard">Res</text:p>
      <text:p text:style-name="Standard">Iteration: <text:s/>171 <text:tab/>s:0.6556 <text:tab/>Average Loss: <text:s/>0.16705161333084106</text:p>
      <text:p text:style-name="Standard">Found_Sol:</text:p>
      <text:p text:style-name="Standard">Container:</text:p>
      <text:p text:style-name="Standard">larry</text:p>
      <text:p text:style-name="Standard">Entity:</text:p>
      <text:p text:style-name="Standard">cards</text:p>
      <text:p text:style-name="Standard">74.0</text:p>
      <text:p text:style-name="Standard">Evaluation time::</text:p>
      <text:p text:style-name="Standard">0.006735563278198242</text:p>
      <text:p text:style-name="Standard">Result..</text:p>
      <text:p text:style-name="Standard">[{wap([[larry, starts, with, 91, cards], [17, are, eaten, by, a, hippopotamus], [does, larry, end, with]],[[np, vb, in, cd, np], [cd, vb, vb, in, dt, np], [vb, np, vb, in]],[[0, 3, 91], [1, 0, 17]],74.0,[larry, starts, with, 91, cards, 17, are, eaten, by, a, hippopotamus, does, larry, end, with],[np, vb, in, cd, np, cd, vb, vb, in, dt, np, vb, np, vb, in]): tensor(0.9575, grad_fn=&lt;MulBackward0&gt;)}]</text:p>
      <text:p text:style-name="Standard">Result:</text:p>
      <text:p text:style-name="Standard">[wap([[larry, starts, with, 91, cards], [17, are, eaten, by, a, hippopotamus], [does, larry, end, with]],[[np, vb, in, cd, np], [cd, vb, vb, in, dt, np], [vb, np, vb, in]],[[0, 3, 91], [1, 0, 17]],74.0,[larry, starts, with, 91, cards, 17, are, eaten, by, a, hippopotamus, does, larry, end, with],[np, vb, in, cd, np, cd, vb, vb, in, dt, np, vb, np, vb, in])]</text:p>
      <text:p text:style-name="Standard">Res</text:p>
      <text:p text:style-name="Standard">Iteration: <text:s/>172 <text:tab/>s:1.2323 <text:tab/>Average Loss: <text:s/>0.043407853692770004</text:p>
      <text:p text:style-name="Standard"><text:soft-page-break/>Found_Sol:</text:p>
      <text:p text:style-name="Standard">Container:</text:p>
      <text:p text:style-name="Standard">elisa</text:p>
      <text:p text:style-name="Standard">Entity:</text:p>
      <text:p text:style-name="Standard">dollars</text:p>
      <text:p text:style-name="Standard">16.0</text:p>
      <text:p text:style-name="Standard">Evaluation time::</text:p>
      <text:p text:style-name="Standard">0.0058286190032958984</text:p>
      <text:p text:style-name="Standard">Result..</text:p>
      <text:p text:style-name="Standard">[{wap([[elisa, has, 37, dollars], [does, she, have, to, earn], [to, have, 53, dollars], [does, she, have, to, earn]],[[np, vb, cd, np], [vb, prp, vb, to, vb], [to, vb, cd, np], [vb, prp, vb, to, vb]],[[0, 2, 37], [2, 2, 53]],16.0,[elisa, has, 37, dollars, does, she, have, to, earn, to, have, 53, dollars, does, she, have, to, earn],[np, vb, cd, np, vb, prp, vb, to, vb, to, vb, cd, np, vb, prp, vb, to, vb]): tensor(0.6696, grad_fn=&lt;MulBackward0&gt;)}]</text:p>
      <text:p text:style-name="Standard">Result:</text:p>
      <text:p text:style-name="Standard">[wap([[elisa, has, 37, dollars], [does, she, have, to, earn], [to, have, 53, dollars], [does, she, have, to, earn]],[[np, vb, cd, np], [vb, prp, vb, to, vb], [to, vb, cd, np], [vb, prp, vb, to, vb]],[[0, 2, 37], [2, 2, 53]],16.0,[elisa, has, 37, dollars, does, she, have, to, earn, to, have, 53, dollars, does, she, have, to, earn],[np, vb, cd, np, vb, prp, vb, to, vb, to, vb, cd, np, vb, prp, vb, to, vb])]</text:p>
      <text:p text:style-name="Standard">Res</text:p>
      <text:p text:style-name="Standard">Iteration: <text:s/>173 <text:tab/>s:0.4731 <text:tab/>Average Loss: <text:s/>0.40113458037376404</text:p>
      <text:p text:style-name="Standard">Found_Sol:</text:p>
      <text:p text:style-name="Standard">Container:</text:p>
      <text:p text:style-name="Standard">party</text:p>
      <text:p text:style-name="Standard">Entity:</text:p>
      <text:p text:style-name="Standard">cake</text:p>
      <text:p text:style-name="Standard">0.375</text:p>
      <text:p text:style-name="Standard">Evaluation time::</text:p>
      <text:p text:style-name="Standard">0.006947517395019531</text:p>
      <text:p text:style-name="Standard">Result..</text:p>
      <text:p text:style-name="Standard">[{wap([[after, a, party, 0.625, of, the, cake, is, left, over], [that, night, big, brother, eats, 0.25, of, the, cake], [is, left, over, after, that]],[[in, dt, np, cd, in, dt, np, vb, vb, rp], [dt, np, jj, np, vb, cd, in, dt, np], [vb, vb, rp, in, dt]],[[0, 4, 0.625], [1, 6, 0.25]],0.375,[after, a, party, 0.625, of, the, cake, is, left, over, that, night, big, brother, eats, 0.25, of, the, cake, is, left, over, after, that],[in, dt, np, cd, in, dt, np, vb, vb, rp, dt, np, jj, np, vb, cd, in, dt, np, vb, vb, rp, in, dt]): tensor(0.0722, grad_fn=&lt;MulBackward0&gt;)}]</text:p>
      <text:p text:style-name="Standard">Result:</text:p>
      <text:p text:style-name="Standard">[wap([[after, a, party, 0.625, of, the, cake, is, left, over], [that, night, big, brother, eats, 0.25, of, the, cake], [is, left, over, after, that]],[[in, dt, np, cd, in, dt, np, vb, vb, rp], [dt, np, jj, np, vb, cd, in, dt, np], [vb, vb, rp, in, dt]],[[0, 4, 0.625], [1, 6, 0.25]],0.375,[after, a, party, 0.625, of, the, cake, is, left, over, that, night, big, brother, eats, 0.25, of, the, cake, is, left, over, after, that],[in, dt, np, cd, in, dt, np, vb, vb, rp, dt, np, jj, np, vb, cd, in, dt, np, vb, vb, rp, in, dt])]</text:p>
      <text:p text:style-name="Standard">Res</text:p>
      <text:p text:style-name="Standard">Iteration: <text:s/>174 <text:tab/>s:3.2839 <text:tab/>Average Loss: <text:s/>2.6284306049346924</text:p>
      <text:p text:style-name="Standard">Found_Sol:</text:p>
      <text:p text:style-name="Standard">Container:</text:p>
      <text:p text:style-name="Standard">jason</text:p>
      <text:p text:style-name="Standard">Entity:</text:p>
      <text:p text:style-name="Standard">quarters</text:p>
      <text:p text:style-name="Standard">74.0</text:p>
      <text:p text:style-name="Standard"><text:soft-page-break/>Evaluation time::</text:p>
      <text:p text:style-name="Standard">0.00552678108215332</text:p>
      <text:p text:style-name="Standard">Result..</text:p>
      <text:p text:style-name="Standard">[{wap([[jason, had, 49, quarters, in, his, bank], [his, dad, gave, him, 25, quarters], [does, he, have, now]],[[np, vb, cd, np, in, prp, np], [prp, np, vb, prp, cd, np], [vb, prp, vb, rb]],[[0, 2, 49], [1, 4, 25]],74.0,[jason, had, 49, quarters, in, his, bank, his, dad, gave, him, 25, quarters, does, he, have, now],[np, vb, cd, np, in, prp, np, prp, np, vb, prp, cd, np, vb, prp, vb, rb]): tensor(0.6167, grad_fn=&lt;MulBackward0&gt;)}]</text:p>
      <text:p text:style-name="Standard">Result:</text:p>
      <text:p text:style-name="Standard">[wap([[jason, had, 49, quarters, in, his, bank], [his, dad, gave, him, 25, quarters], [does, he, have, now]],[[np, vb, cd, np, in, prp, np], [prp, np, vb, prp, cd, np], [vb, prp, vb, rb]],[[0, 2, 49], [1, 4, 25]],74.0,[jason, had, 49, quarters, in, his, bank, his, dad, gave, him, 25, quarters, does, he, have, now],[np, vb, cd, np, in, prp, np, prp, np, vb, prp, cd, np, vb, prp, vb, rb])]</text:p>
      <text:p text:style-name="Standard">Res</text:p>
      <text:p text:style-name="Standard">Iteration: <text:s/>175 <text:tab/>s:1.3875 <text:tab/>Average Loss: <text:s/>0.48343706130981445</text:p>
      <text:p text:style-name="Standard">Found_Sol:</text:p>
      <text:p text:style-name="Standard">Container:</text:p>
      <text:p text:style-name="Standard">helen</text:p>
      <text:p text:style-name="Standard">Entity:</text:p>
      <text:p text:style-name="Standard">gary</text:p>
      <text:p text:style-name="Standard">73.0</text:p>
      <text:p text:style-name="Standard">Evaluation time::</text:p>
      <text:p text:style-name="Standard">0.004504680633544922</text:p>
      <text:p text:style-name="Standard">Result..</text:p>
      <text:p text:style-name="Standard">[{wap([[helen, starts, with, 82, cards], [gary, takes, 9, away], [does, helen, end, with]],[[np, vb, in, cd, np], [np, vb, cd, rb], [vb, np, vb, in]],[[0, 3, 82], [1, 2, 9]],73.0,[helen, starts, with, 82, cards, gary, takes, 9, away, does, helen, end, with],[np, vb, in, cd, np, np, vb, cd, rb, vb, np, vb, in]): tensor(0.8312, grad_fn=&lt;MulBackward0&gt;)}]</text:p>
      <text:p text:style-name="Standard">Result:</text:p>
      <text:p text:style-name="Standard">[wap([[helen, starts, with, 82, cards], [gary, takes, 9, away], [does, helen, end, with]],[[np, vb, in, cd, np], [np, vb, cd, rb], [vb, np, vb, in]],[[0, 3, 82], [1, 2, 9]],73.0,[helen, starts, with, 82, cards, gary, takes, 9, away, does, helen, end, with],[np, vb, in, cd, np, np, vb, cd, rb, vb, np, vb, in])]</text:p>
      <text:p text:style-name="Standard">Res</text:p>
      <text:p text:style-name="Standard">Iteration: <text:s/>176 <text:tab/>s:0.8249 <text:tab/>Average Loss: <text:s/>0.18492205440998077</text:p>
      <text:p text:style-name="Standard">Evaluation time::</text:p>
      <text:p text:style-name="Standard">7.605552673339844e-05</text:p>
      <text:p text:style-name="Standard">Result..</text:p>
      <text:p text:style-name="Standard">[{}]</text:p>
      <text:p text:style-name="Standard">Iteration: <text:s/>177 <text:tab/>s:0.9273 <text:tab/>Average Loss: <text:s/>0.0</text:p>
      <text:p text:style-name="Standard">Found_Sol:</text:p>
      <text:p text:style-name="Standard">Container:</text:p>
      <text:p text:style-name="Standard">misha</text:p>
      <text:p text:style-name="Standard">Entity:</text:p>
      <text:p text:style-name="Standard">dollars</text:p>
      <text:p text:style-name="Standard">13.0</text:p>
      <text:p text:style-name="Standard">Evaluation time::</text:p>
      <text:p text:style-name="Standard">0.0058629512786865234</text:p>
      <text:p text:style-name="Standard">Result..</text:p>
      <text:p text:style-name="Standard"><text:soft-page-break/>[{wap([[misha, has, 34, dollars], [does, she, have, to, earn], [to, have, 47, dollars], [does, she, have, to, earn]],[[np, vb, cd, np], [vb, prp, vb, to, vb], [to, vb, cd, np], [vb, prp, vb, to, vb]],[[0, 2, 34], [2, 2, 47]],13.0,[misha, has, 34, dollars, does, she, have, to, earn, to, have, 47, dollars, does, she, have, to, earn],[np, vb, cd, np, vb, prp, vb, to, vb, to, vb, cd, np, vb, prp, vb, to, vb]): tensor(0.7800, grad_fn=&lt;MulBackward0&gt;)}]</text:p>
      <text:p text:style-name="Standard">Result:</text:p>
      <text:p text:style-name="Standard">[wap([[misha, has, 34, dollars], [does, she, have, to, earn], [to, have, 47, dollars], [does, she, have, to, earn]],[[np, vb, cd, np], [vb, prp, vb, to, vb], [to, vb, cd, np], [vb, prp, vb, to, vb]],[[0, 2, 34], [2, 2, 47]],13.0,[misha, has, 34, dollars, does, she, have, to, earn, to, have, 47, dollars, does, she, have, to, earn],[np, vb, cd, np, vb, prp, vb, to, vb, to, vb, cd, np, vb, prp, vb, to, vb])]</text:p>
      <text:p text:style-name="Standard">Res</text:p>
      <text:p text:style-name="Standard">Iteration: <text:s/>178 <text:tab/>s:0.5911 <text:tab/>Average Loss: <text:s/>0.2484792023897171</text:p>
      <text:p text:style-name="Standard">Found_Sol:</text:p>
      <text:p text:style-name="Standard">Container:</text:p>
      <text:p text:style-name="Standard">craig</text:p>
      <text:p text:style-name="Standard">Entity:</text:p>
      <text:p text:style-name="Standard">skittles</text:p>
      <text:p text:style-name="Standard">3.0</text:p>
      <text:p text:style-name="Standard">Evaluation time::</text:p>
      <text:p text:style-name="Standard">0.004862785339355469</text:p>
      <text:p text:style-name="Standard">Result..</text:p>
      <text:p text:style-name="Standard">[{wap([[craig, starts, with, 5, skittles], [2, are, eaten, by, a, hippopotamus], [does, craig, end, with]],[[np, vb, in, cd, np], [cd, vb, vb, in, dt, np], [vb, np, vb, in]],[[0, 3, 5], [1, 0, 2]],3.0,[craig, starts, with, 5, skittles, 2, are, eaten, by, a, hippopotamus, does, craig, end, with],[np, vb, in, cd, np, cd, vb, vb, in, dt, np, vb, np, vb, in]): tensor(0.7521, grad_fn=&lt;MulBackward0&gt;)}]</text:p>
      <text:p text:style-name="Standard">Result:</text:p>
      <text:p text:style-name="Standard">[wap([[craig, starts, with, 5, skittles], [2, are, eaten, by, a, hippopotamus], [does, craig, end, with]],[[np, vb, in, cd, np], [cd, vb, vb, in, dt, np], [vb, np, vb, in]],[[0, 3, 5], [1, 0, 2]],3.0,[craig, starts, with, 5, skittles, 2, are, eaten, by, a, hippopotamus, does, craig, end, with],[np, vb, in, cd, np, cd, vb, vb, in, dt, np, vb, np, vb, in])]</text:p>
      <text:p text:style-name="Standard">Res</text:p>
      <text:p text:style-name="Standard">Iteration: <text:s/>179 <text:tab/>s:0.8456 <text:tab/>Average Loss: <text:s/>0.28485745191574097</text:p>
      <text:p text:style-name="Standard">Evaluation time::</text:p>
      <text:p text:style-name="Standard">8.082389831542969e-05</text:p>
      <text:p text:style-name="Standard">Result..</text:p>
      <text:p text:style-name="Standard">[{}]</text:p>
      <text:p text:style-name="Standard">Iteration: <text:s/>180 <text:tab/>s:143.4475 <text:tab/>Average Loss: <text:s/>0.0</text:p>
      <text:p text:style-name="Standard">Found_Sol:</text:p>
      <text:p text:style-name="Standard">Container:</text:p>
      <text:p text:style-name="Standard">joyce</text:p>
      <text:p text:style-name="Standard">Entity:</text:p>
      <text:p text:style-name="Standard">apples</text:p>
      <text:p text:style-name="Standard">23.0</text:p>
      <text:p text:style-name="Standard">Evaluation time::</text:p>
      <text:p text:style-name="Standard">0.0053708553314208984</text:p>
      <text:p text:style-name="Standard">Result..</text:p>
      <text:p text:style-name="Standard">[{wap([[joyce, starts, with, 75, apples], [she, gives, 52, to, larry], [does, joyce, end, with]],[[np, vb, in, cd, np], [prp, vb, cd, in, np], [vb, np, vb, in]],[[0, 3, 75], [1, 2, 52]],23.0,[joyce, starts, with, 75, apples, <text:soft-page-break/>she, gives, 52, to, larry, does, joyce, end, with],[np, vb, in, cd, np, prp, vb, cd, in, np, vb, np, vb, in]): tensor(0.9268, grad_fn=&lt;MulBackward0&gt;)}]</text:p>
      <text:p text:style-name="Standard">Result:</text:p>
      <text:p text:style-name="Standard">[wap([[joyce, starts, with, 75, apples], [she, gives, 52, to, larry], [does, joyce, end, with]],[[np, vb, in, cd, np], [prp, vb, cd, in, np], [vb, np, vb, in]],[[0, 3, 75], [1, 2, 52]],23.0,[joyce, starts, with, 75, apples, she, gives, 52, to, larry, does, joyce, end, with],[np, vb, in, cd, np, prp, vb, cd, in, np, vb, np, vb, in])]</text:p>
      <text:p text:style-name="Standard">Res</text:p>
      <text:p text:style-name="Standard">Iteration: <text:s/>181 <text:tab/>s:0.8688 <text:tab/>Average Loss: <text:s/>0.07606242597103119</text:p>
      <text:p text:style-name="Standard">Found_Sol:</text:p>
      <text:p text:style-name="Standard">Container:</text:p>
      <text:p text:style-name="Standard">paul</text:p>
      <text:p text:style-name="Standard">Entity:</text:p>
      <text:p text:style-name="Standard">strawberries</text:p>
      <text:p text:style-name="Standard">120.0</text:p>
      <text:p text:style-name="Standard">Evaluation time::</text:p>
      <text:p text:style-name="Standard">0.005209684371948242</text:p>
      <text:p text:style-name="Standard">Result..</text:p>
      <text:p text:style-name="Standard">[{wap([[paul, had, 42, strawberries, in, his, basket], [he, picked, 78, more, strawberries], [did, he, have, then]],[[np, vb, cd, np, in, prp, np], [prp, vb, cd, jjr, np], [vb, prp, vb, rb]],[[0, 2, 42], [1, 2, 78]],120.0,[paul, had, 42, strawberries, in, his, basket, he, picked, 78, more, strawberries, did, he, have, then],[np, vb, cd, np, in, prp, np, prp, vb, cd, jjr, np, vb, prp, vb, rb]): tensor(0.0316, grad_fn=&lt;MulBackward0&gt;)}]</text:p>
      <text:p text:style-name="Standard">Result:</text:p>
      <text:p text:style-name="Standard">[wap([[paul, had, 42, strawberries, in, his, basket], [he, picked, 78, more, strawberries], [did, he, have, then]],[[np, vb, cd, np, in, prp, np], [prp, vb, cd, jjr, np], [vb, prp, vb, rb]],[[0, 2, 42], [1, 2, 78]],120.0,[paul, had, 42, strawberries, in, his, basket, he, picked, 78, more, strawberries, did, he, have, then],[np, vb, cd, np, in, prp, np, prp, vb, cd, jjr, np, vb, prp, vb, rb])]</text:p>
      <text:p text:style-name="Standard">Res</text:p>
      <text:p text:style-name="Standard">Iteration: <text:s/>182 <text:tab/>s:0.8245 <text:tab/>Average Loss: <text:s/>3.453970432281494</text:p>
      <text:p text:style-name="Standard">Found_Sol:</text:p>
      <text:p text:style-name="Standard">Container:</text:p>
      <text:p text:style-name="Standard">fred</text:p>
      <text:p text:style-name="Standard">Entity:</text:p>
      <text:p text:style-name="Standard">baseball</text:p>
      <text:p text:style-name="Standard">18.0</text:p>
      <text:p text:style-name="Standard">Evaluation time::</text:p>
      <text:p text:style-name="Standard">0.005242109298706055</text:p>
      <text:p text:style-name="Standard">Result..</text:p>
      <text:p text:style-name="Standard">[{wap([[fred, has, 40, baseball, cards], [keith, bought, 22, of, fred, ss, baseball, cards], [does, fred, have, now]],[[np, vb, cd, np, np], [np, vb, cd, in, np, pos1, np, np], [vb, np, vb, rb]],[[0, 2, 40], [1, 2, 22]],18.0,[fred, has, 40, baseball, cards, keith, bought, 22, of, fred, ss, baseball, cards, does, fred, have, now],[np, vb, cd, np, np, np, vb, cd, in, np, pos1, np, np, vb, np, vb, rb]): tensor(0.9775, grad_fn=&lt;MulBackward0&gt;)}]</text:p>
      <text:p text:style-name="Standard">Result:</text:p>
      <text:p text:style-name="Standard">[wap([[fred, has, 40, baseball, cards], [keith, bought, 22, of, fred, ss, baseball, cards], [does, fred, have, now]],[[np, vb, cd, np, np], [np, vb, cd, in, np, pos1, np, np], [vb, np, vb, rb]],[[0, 2, 40], [1, 2, 22]],18.0,[fred, has, 40, baseball, cards, keith, bought, 22, of, fred, ss, baseball, cards, does, fred, have, now],[np, vb, cd, np, np, np, vb, cd, in, np, pos1, np, np, vb, np, vb, rb])]</text:p>
      <text:p text:style-name="Standard">Res</text:p>
      <text:p text:style-name="Standard"><text:soft-page-break/>Iteration: <text:s/>183 <text:tab/>s:1.5609 <text:tab/>Average Loss: <text:s/>0.022794893011450768</text:p>
      <text:p text:style-name="Standard">Found_Sol:</text:p>
      <text:p text:style-name="Standard">Container:</text:p>
      <text:p text:style-name="Standard">drawer</text:p>
      <text:p text:style-name="Standard">Entity:</text:p>
      <text:p text:style-name="Standard">pencils</text:p>
      <text:p text:style-name="Standard">72.0</text:p>
      <text:p text:style-name="Standard">Evaluation time::</text:p>
      <text:p text:style-name="Standard">0.006555080413818359</text:p>
      <text:p text:style-name="Standard">Result..</text:p>
      <text:p text:style-name="Standard">[{wap([[there, are, 27, pencils, in, the, drawer], [nancy, placed, 45, pencils, in, the, drawer], [pencils, are, now, there, in, total]],[[ex, vb, cd, np, in, dt, np], [np, vb, cd, np, in, dt, np], [np, vb, rb, rb, in, jj]],[[0, 2, 27], [1, 2, 45]],72.0,[there, are, 27, pencils, in, the, drawer, nancy, placed, 45, pencils, in, the, drawer, pencils, are, now, there, in, total],[ex, vb, cd, np, in, dt, np, np, vb, cd, np, in, dt, np, np, vb, rb, rb, in, jj]): tensor(0.0003, grad_fn=&lt;MulBackward0&gt;)}]</text:p>
      <text:p text:style-name="Standard">Result:</text:p>
      <text:p text:style-name="Standard">[wap([[there, are, 27, pencils, in, the, drawer], [nancy, placed, 45, pencils, in, the, drawer], [pencils, are, now, there, in, total]],[[ex, vb, cd, np, in, dt, np], [np, vb, cd, np, in, dt, np], [np, vb, rb, rb, in, jj]],[[0, 2, 27], [1, 2, 45]],72.0,[there, are, 27, pencils, in, the, drawer, nancy, placed, 45, pencils, in, the, drawer, pencils, are, now, there, in, total],[ex, vb, cd, np, in, dt, np, np, vb, cd, np, in, dt, np, np, vb, rb, rb, in, jj])]</text:p>
      <text:p text:style-name="Standard">Res</text:p>
      <text:p text:style-name="Standard">Iteration: <text:s/>184 <text:tab/>s:2.1916 <text:tab/>Average Loss: <text:s/>8.264244079589844</text:p>
      <text:p text:style-name="Standard">Found_Sol:</text:p>
      <text:p text:style-name="Standard">Container:</text:p>
      <text:p text:style-name="Standard">bobby</text:p>
      <text:p text:style-name="Standard">Entity:</text:p>
      <text:p text:style-name="Standard">candy</text:p>
      <text:p text:style-name="Standard">43.0</text:p>
      <text:p text:style-name="Standard">Evaluation time::</text:p>
      <text:p text:style-name="Standard">0.004656314849853516</text:p>
      <text:p text:style-name="Standard">Result..</text:p>
      <text:p text:style-name="Standard">[{wap([[bobby, ate, 26, pieces, of, candy], [then, he, ate, 17, more], [did, bobby, eat]],[[np, vb, cd, np, in, np], [rb, prp, vb, cd, jjr], [vb, np, vb]],[[0, 2, 26], [1, 4, 17]],43.0,[bobby, ate, 26, pieces, of, candy, then, he, ate, 17, more, did, bobby, eat],[np, vb, cd, np, in, np, rb, prp, vb, cd, jjr, vb, np, vb]): tensor(0.5942, grad_fn=&lt;MulBackward0&gt;)}]</text:p>
      <text:p text:style-name="Standard">Result:</text:p>
      <text:p text:style-name="Standard">[wap([[bobby, ate, 26, pieces, of, candy], [then, he, ate, 17, more], [did, bobby, eat]],[[np, vb, cd, np, in, np], [rb, prp, vb, cd, jjr], [vb, np, vb]],[[0, 2, 26], [1, 4, 17]],43.0,[bobby, ate, 26, pieces, of, candy, then, he, ate, 17, more, did, bobby, eat],[np, vb, cd, np, in, np, rb, prp, vb, cd, jjr, vb, np, vb])]</text:p>
      <text:p text:style-name="Standard">Res</text:p>
      <text:p text:style-name="Standard">Iteration: <text:s/>185 <text:tab/>s:0.6107 <text:tab/>Average Loss: <text:s/>0.5205636024475098</text:p>
      <text:p text:style-name="Standard">Found_Sol:</text:p>
      <text:p text:style-name="Standard">Container:</text:p>
      <text:p text:style-name="Standard">anthony</text:p>
      <text:p text:style-name="Standard">Entity:</text:p>
      <text:p text:style-name="Standard">pencils</text:p>
      <text:p text:style-name="Standard">65.0</text:p>
      <text:p text:style-name="Standard">Evaluation time::</text:p>
      <text:p text:style-name="Standard"><text:soft-page-break/>0.005045652389526367</text:p>
      <text:p text:style-name="Standard">Result..</text:p>
      <text:p text:style-name="Standard">[{wap([[anthony, has, 9, pencils], [kathryn, gives, anthony, 56, more], [does, anthony, have, in, all]],[[np, vb, cd, np], [np, vb, np, cd, jjr], [vb, np, vb, in, dt]],[[0, 2, 9], [1, 3, 56]],65.0,[anthony, has, 9, pencils, kathryn, gives, anthony, 56, more, does, anthony, have, in, all],[np, vb, cd, np, np, vb, np, cd, jjr, vb, np, vb, in, dt]): tensor(0.7670, grad_fn=&lt;MulBackward0&gt;)}]</text:p>
      <text:p text:style-name="Standard">Result:</text:p>
      <text:p text:style-name="Standard">[wap([[anthony, has, 9, pencils], [kathryn, gives, anthony, 56, more], [does, anthony, have, in, all]],[[np, vb, cd, np], [np, vb, np, cd, jjr], [vb, np, vb, in, dt]],[[0, 2, 9], [1, 3, 56]],65.0,[anthony, has, 9, pencils, kathryn, gives, anthony, 56, more, does, anthony, have, in, all],[np, vb, cd, np, np, vb, np, cd, jjr, vb, np, vb, in, dt])]</text:p>
      <text:p text:style-name="Standard">Res</text:p>
      <text:p text:style-name="Standard">Iteration: <text:s/>186 <text:tab/>s:0.7165 <text:tab/>Average Loss: <text:s/>0.2653127610683441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9.0</text:p>
      <text:p text:style-name="Standard">Evaluation time::</text:p>
      <text:p text:style-name="Standard">0.006495475769042969</text:p>
      <text:p text:style-name="Standard">Result..</text:p>
      <text:p text:style-name="Standard">[{wap([[there, are, 5, oak, trees, currently, in, the, park], [park, workers, will, plant, 4, oak, trees, today], [will, the, park, have]],[[ex, vb, cd, np, np, rb, in, dt, np], [np, np, md, vb, cd, np, np, np], [md, dt, np, vb]],[[0, 2, 5], [1, 4, 4]],9.0,[there, are, 5, oak, trees, currently, in, the, park, park, workers, will, plant, 4, oak, trees, today, will, the, park, have],[ex, vb, cd, np, np, rb, in, dt, np, np, np, md, vb, cd, np, np, np, md, dt, np, vb]): tensor(0.4055, grad_fn=&lt;MulBackward0&gt;)}]</text:p>
      <text:p text:style-name="Standard">Result:</text:p>
      <text:p text:style-name="Standard">[wap([[there, are, 5, oak, trees, currently, in, the, park], [park, workers, will, plant, 4, oak, trees, today], [will, the, park, have]],[[ex, vb, cd, np, np, rb, in, dt, np], [np, np, md, vb, cd, np, np, np], [md, dt, np, vb]],[[0, 2, 5], [1, 4, 4]],9.0,[there, are, 5, oak, trees, currently, in, the, park, park, workers, will, plant, 4, oak, trees, today, will, the, park, have],[ex, vb, cd, np, np, rb, in, dt, np, np, np, md, vb, cd, np, np, np, md, dt, np, vb])]</text:p>
      <text:p text:style-name="Standard">Res</text:p>
      <text:p text:style-name="Standard">Iteration: <text:s/>187 <text:tab/>s:10.3678 <text:tab/>Average Loss: <text:s/>0.9025527238845825</text:p>
      <text:p text:style-name="Standard">Found_Sol:</text:p>
      <text:p text:style-name="Standard">Container:</text:p>
      <text:p text:style-name="Standard">edward</text:p>
      <text:p text:style-name="Standard">Entity:</text:p>
      <text:p text:style-name="Standard">eggs</text:p>
      <text:p text:style-name="Standard">52.0</text:p>
      <text:p text:style-name="Standard">Evaluation time::</text:p>
      <text:p text:style-name="Standard">0.004627704620361328</text:p>
      <text:p text:style-name="Standard">Result..</text:p>
      <text:p text:style-name="Standard">[{wap([[edward, starts, with, 92, eggs], [he, gives, 40, to, phillip], [does, edward, end, with]],[[np, vb, in, cd, np], [prp, vb, cd, in, np], [vb, np, vb, in]],[[0, 3, 92], [1, 2, 40]],52.0,[edward, starts, with, 92, eggs, he, gives, 40, to, phillip, does, edward, end, with],[np, vb, in, cd, np, prp, vb, cd, in, np, vb, np, vb, in]): tensor(0.9330, grad_fn=&lt;MulBackward0&gt;)}]</text:p>
      <text:p text:style-name="Standard">Result:</text:p>
      <text:p text:style-name="Standard"><text:soft-page-break/>[wap([[edward, starts, with, 92, eggs], [he, gives, 40, to, phillip], [does, edward, end, with]],[[np, vb, in, cd, np], [prp, vb, cd, in, np], [vb, np, vb, in]],[[0, 3, 92], [1, 2, 40]],52.0,[edward, starts, with, 92, eggs, he, gives, 40, to, phillip, does, edward, end, with],[np, vb, in, cd, np, prp, vb, cd, in, np, vb, np, vb, in])]</text:p>
      <text:p text:style-name="Standard">Res</text:p>
      <text:p text:style-name="Standard">Iteration: <text:s/>188 <text:tab/>s:0.9876 <text:tab/>Average Loss: <text:s/>0.06930820643901825</text:p>
      <text:p text:style-name="Standard">Found_Sol:</text:p>
      <text:p text:style-name="Standard">Container:</text:p>
      <text:p text:style-name="Standard">tree</text:p>
      <text:p text:style-name="Standard">Entity:</text:p>
      <text:p text:style-name="Standard">birds</text:p>
      <text:p text:style-name="Standard">35.0</text:p>
      <text:p text:style-name="Standard">Evaluation time::</text:p>
      <text:p text:style-name="Standard">0.006208658218383789</text:p>
      <text:p text:style-name="Standard">Result..</text:p>
      <text:p text:style-name="Standard">[{wap([[14, birds, were, sitting, in, a, tree], [21, more, birds, flew, up, to, the, tree], [birds, were, there, altogether, in, the, tree]],[[cd, np, vb, vb, in, dt, np], [cd, jjr, np, vb, rp, in, dt, np], [np, vb, rb, rb, in, dt, np]],[[0, 0, 14], [1, 0, 21]],35.0,[14, birds, were, sitting, in, a, tree, 21, more, birds, flew, up, to, the, tree, birds, were, there, altogether, in, the, tree],[cd, np, vb, vb, in, dt, np, cd, jjr, np, vb, rp, in, dt, np, np, vb, rb, rb, in, dt, np]): tensor(0.0025, grad_fn=&lt;MulBackward0&gt;)}]</text:p>
      <text:p text:style-name="Standard">Result:</text:p>
      <text:p text:style-name="Standard">[wap([[14, birds, were, sitting, in, a, tree], [21, more, birds, flew, up, to, the, tree], [birds, were, there, altogether, in, the, tree]],[[cd, np, vb, vb, in, dt, np], [cd, jjr, np, vb, rp, in, dt, np], [np, vb, rb, rb, in, dt, np]],[[0, 0, 14], [1, 0, 21]],35.0,[14, birds, were, sitting, in, a, tree, 21, more, birds, flew, up, to, the, tree, birds, were, there, altogether, in, the, tree],[cd, np, vb, vb, in, dt, np, cd, jjr, np, vb, rp, in, dt, np, np, vb, rb, rb, in, dt, np])]</text:p>
      <text:p text:style-name="Standard">Res</text:p>
      <text:p text:style-name="Standard">Iteration: <text:s/>189 <text:tab/>s:4.8100 <text:tab/>Average Loss: <text:s/>6.0005950927734375</text:p>
      <text:p text:style-name="P5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EST SET PERFORMANCE – No of Epochs = 1</text:p>
      <text:p text:style-name="Standard"/>
      <text:p text:style-name="Standard"/>
      <text:p text:style-name="Standard">Test Set Performance..</text:p>
      <text:p text:style-name="Standard">Found_Sol:</text:p>
      <text:p text:style-name="Standard">Container:</text:p>
      <text:p text:style-name="Standard">andrew</text:p>
      <text:p text:style-name="Standard">Entity:</text:p>
      <text:p text:style-name="Standard">eggs</text:p>
      <text:p text:style-name="Standard">70.0</text:p>
      <text:p text:style-name="Standard">Evaluation time::</text:p>
      <text:p text:style-name="Standard">0.00374603271484375</text:p>
      <text:p text:style-name="Standard">Result..</text:p>
      <text:p text:style-name="Standard">[{wap([[andrew, starts, with, 8, eggs], [he, buys, 62, more], [does, andrew, end, with]],[[np, vb, in, cd, np], [prp, vb, cd, jjr], [vb, np, vb, in]],[[0, 3, 8], [1, 2, 62]],[andrew, starts, with, 8, eggs, he, buys, 62, more, does, andrew, end, with],[np, vb, in, cd, np, prp, vb, cd, jjr, vb, np, vb, in],70.0): tensor(0.9098, grad_fn=&lt;MulBackward0&gt;)}]</text:p>
      <text:p text:style-name="Standard">Found_Sol:</text:p>
      <text:p text:style-name="Standard">Container:</text:p>
      <text:p text:style-name="Standard">jason</text:p>
      <text:p text:style-name="Standard">Entity:</text:p>
      <text:p text:style-name="Standard">pokemon</text:p>
      <text:p text:style-name="Standard">13.0</text:p>
      <text:p text:style-name="Standard">Evaluation time::</text:p>
      <text:p text:style-name="Standard">0.007915973663330078</text:p>
      <text:p text:style-name="Standard">Result..</text:p>
      <text:p text:style-name="Standard">[{wap([[jason, had, pokemon, cards], [he, gave, 9, to, his, friends], [he, now, has, 4, pokemon, cards], [did, he, have, to, start, with]],[[np, vb, np, np], [prp, vb, cd, in, prp, np], [prp, rb, vb, cd, np, np], [vb, prp, vb, to, vb, in]],[[1, 2, 9], [2, 3, 4]],[jason, had, pokemon, cards, he, gave, 9, to, his, friends, he, now, has, 4, pokemon, cards, did, he, have, to, start, with],[np, vb, np, np, prp, vb, cd, in, prp, np, prp, rb, vb, cd, np, np, vb, prp, vb, to, vb, in],13.0): tensor(0.9405, grad_fn=&lt;MulBackward0&gt;)}]</text:p>
      <text:p text:style-name="Standard">Found_Sol:</text:p>
      <text:p text:style-name="Standard">Container:</text:p>
      <text:p text:style-name="Standard">joan</text:p>
      <text:p text:style-name="Standard">Entity:</text:p>
      <text:p text:style-name="Standard">seashells</text:p>
      <text:p text:style-name="Standard">43.0</text:p>
      <text:p text:style-name="Standard">Evaluation time::</text:p>
      <text:p text:style-name="Standard">0.006036996841430664</text:p>
      <text:p text:style-name="Standard">Result..</text:p>
      <text:p text:style-name="Standard">[{wap([[joan, found, 70, seashells, on, the, beach], [she, gave, sam, some, of, her, seashells], [she, has, 27, seashell], [did, she, give, to, sam]],[[np, vb, cd, np, in, dt, np], [prp, vb, np, dt, in, prp, np], [prp, vb, cd, np], [vb, prp, vb, in, np]],[[0, 2, 70], [2, 2, 27]],[joan, found, 70, seashells, on, the, beach, she, gave, sam, some, of, her, seashells, she, has, 27, seashell, did, she, give, to, sam],[np, vb, cd, np, in, dt, np, prp, vb, np, dt, in, prp, np, prp, vb, cd, np, vb, prp, vb, in, np],43.0): tensor(0.7676, grad_fn=&lt;MulBackward0&gt;)}]</text:p>
      <text:p text:style-name="Standard">Found_Sol:</text:p>
      <text:p text:style-name="Standard">Container:</text:p>
      <text:p text:style-name="Standard"><text:soft-page-break/>barn</text:p>
      <text:p text:style-name="Standard">Entity:</text:p>
      <text:p text:style-name="Standard">bales</text:p>
      <text:p text:style-name="Standard">82.0</text:p>
      <text:p text:style-name="Standard">Evaluation time::</text:p>
      <text:p text:style-name="Standard">0.007318258285522461</text:p>
      <text:p text:style-name="Standard">Result..</text:p>
      <text:p text:style-name="Standard">[{wap([[there, were, 28, bales, of, hay, in, the, barn], [tim, stacked, bales, in, the, barn, today], [there, are, now, 54, bales, of, hay, in, the, barn], [did, he, store, in, the, barn]],[[ex, vb, cd, np, in, np, in, dt, np], [np, vb, np, in, dt, np, np], [ex, vb, rb, cd, np, in, np, in, dt, np], [vb, prp, vb, in, dt, np]],[[0, 2, 28], [2, 3, 54]],[there, were, 28, bales, of, hay, in, the, barn, tim, stacked, bales, in, the, barn, today, there, are, now, 54, bales, of, hay, in, the, barn, did, he, store, in, the, barn],[ex, vb, cd, np, in, np, in, dt, np, np, vb, np, in, dt, np, np, ex, vb, rb, cd, np, in, np, in, dt, np, vb, prp, vb, in, dt, np],82.0): tensor(0.0206, grad_fn=&lt;MulBackward0&gt;)}]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33.0</text:p>
      <text:p text:style-name="Standard">Evaluation time::</text:p>
      <text:p text:style-name="Standard">0.006776332855224609</text:p>
      <text:p text:style-name="Standard">Result..</text:p>
      <text:p text:style-name="Standard">[{wap([[there, are, 22, walnut, trees, currently, in, the, park], [park, workers, will, plant, walnut, trees, today], [will, be, 55, walnut, trees], [walnut, trees, did, the, workers, plant, today]],[[ex, vb, cd, np, np, rb, in, dt, np], [np, np, md, vb, np, np, np], [md, vb, cd, np, np], [np, np, vb, dt, np, np, np]],[[0, 2, 22], [2, 2, 55]],[there, are, 22, walnut, trees, currently, in, the, park, park, workers, will, plant, walnut, trees, today, will, be, 55, walnut, trees, walnut, trees, did, the, workers, plant, today],[ex, vb, cd, np, np, rb, in, dt, np, np, np, md, vb, np, np, np, md, vb, cd, np, np, np, np, vb, dt, np, np, np],33.0): tensor(0.0288, grad_fn=&lt;MulBackward0&gt;)}]</text:p>
      <text:p text:style-name="Standard">Found_Sol:</text:p>
      <text:p text:style-name="Standard">Container:</text:p>
      <text:p text:style-name="Standard">mike</text:p>
      <text:p text:style-name="Standard">Entity:</text:p>
      <text:p text:style-name="Standard">peaches</text:p>
      <text:p text:style-name="Standard">52.0</text:p>
      <text:p text:style-name="Standard">Evaluation time::</text:p>
      <text:p text:style-name="Standard">0.006525754928588867</text:p>
      <text:p text:style-name="Standard">Result..</text:p>
      <text:p text:style-name="Standard">[{wap([[mike, had, 34, peaches, at, his, roadside, fruit, dish], [he, went, to, the, orchard, andd, picked, peaches, to, stock, up], [there, are, now, 86, peaches], [did, he, pick]],[[np, vb, cd, np, in, prp, np, np, np], [prp, vb, in, dt, np, cc, vb, np, in, np, rb], [ex, vb, rb, cd, np], [vb, prp, vb]],[[0, 2, 34], [2, 3, 86]],[mike, had, 34, peaches, at, his, roadside, fruit, dish, he, went, to, the, orchard, andd, picked, peaches, to, stock, up, there, are, now, 86, peaches, did, he, pick],[np, vb, cd, np, in, prp, np, np, np, prp, vb, in, dt, np, cc, vb, np, in, np, rb, ex, vb, rb, cd, np, vb, prp, vb],52.0): tensor(0.0755, grad_fn=&lt;MulBackward0&gt;)}]</text:p>
      <text:p text:style-name="Standard">Found_Sol:</text:p>
      <text:p text:style-name="Standard">Container:</text:p>
      <text:p text:style-name="Standard">mary</text:p>
      <text:p text:style-name="Standard"><text:soft-page-break/>Entity:</text:p>
      <text:p text:style-name="Standard">roses</text:p>
      <text:p text:style-name="Standard">10.0</text:p>
      <text:p text:style-name="Standard">Evaluation time::</text:p>
      <text:p text:style-name="Standard">0.006213665008544922</text:p>
      <text:p text:style-name="Standard">Result..</text:p>
      <text:p text:style-name="Standard">[{wap([[there, were, 6, roses, in, the, vase], [mary, cut, some, roses, from, her, flower, garden], [there, are, now, 16, roses, in, the, vase], [did, she, cut]],[[ex, vb, cd, np, in, dt, np], [np, vb, dt, np, in, prp, np, np], [ex, vb, rb, cd, np, in, dt, np], [vb, prp, vb]],[[0, 2, 6], [2, 3, 16]],[there, were, 6, roses, in, the, vase, mary, cut, some, roses, from, her, flower, garden, there, are, now, 16, roses, in, the, vase, did, she, cut],[ex, vb, cd, np, in, dt, np, np, vb, dt, np, in, prp, np, np, ex, vb, rb, cd, np, in, dt, np, vb, prp, vb],10.0): tensor(0.2434, grad_fn=&lt;MulBackward0&gt;)}]</text:p>
      <text:p text:style-name="Standard">Found_Sol:</text:p>
      <text:p text:style-name="Standard">Container:</text:p>
      <text:p text:style-name="Standard">diana</text:p>
      <text:p text:style-name="Standard">Entity:</text:p>
      <text:p text:style-name="Standard">bottle</text:p>
      <text:p text:style-name="Standard">61.0</text:p>
      <text:p text:style-name="Standard">Evaluation time::</text:p>
      <text:p text:style-name="Standard">0.0047588348388671875</text:p>
      <text:p text:style-name="Standard">Result..</text:p>
      <text:p text:style-name="Standard">[{wap([[diana, starts, with, 65, bottle, caps], [4, are, eaten, by, a, hippopotamus], [does, diana, end, with]],[[np, vb, in, cd, np, np], [cd, vb, vb, in, dt, np], [vb, np, vb, in]],[[0, 3, 65], [1, 0, 4]],[diana, starts, with, 65, bottle, caps, 4, are, eaten, by, a, hippopotamus, does, diana, end, with],[np, vb, in, cd, np, np, cd, vb, vb, in, dt, np, vb, np, vb, in],61.0): tensor(0.9480, grad_fn=&lt;MulBackward0&gt;)}]</text:p>
      <text:p text:style-name="Standard">Found_Sol:</text:p>
      <text:p text:style-name="Standard">Container:</text:p>
      <text:p text:style-name="Standard">lillian</text:p>
      <text:p text:style-name="Standard">Entity:</text:p>
      <text:p text:style-name="Standard">candies</text:p>
      <text:p text:style-name="Standard">93.0</text:p>
      <text:p text:style-name="Standard">Evaluation time::</text:p>
      <text:p text:style-name="Standard">0.004688739776611328</text:p>
      <text:p text:style-name="Standard">Result..</text:p>
      <text:p text:style-name="Standard">[{wap([[lillian, collects, 88, candies], [lillian, ss, father, gives, lillian, 5, more], [does, lillian, have, now]],[[np, vb, cd, np], [np, pos1, np, vb, np, cd, jjr], [vb, np, vb, rb]],[[0, 2, 88], [1, 5, 5]],[lillian, collects, 88, candies, lillian, ss, father, gives, lillian, 5, more, does, lillian, have, now],[np, vb, cd, np, np, pos1, np, vb, np, cd, jjr, vb, np, vb, rb],93.0): tensor(0.9534, grad_fn=&lt;MulBackward0&gt;)}]</text:p>
      <text:p text:style-name="Standard">Found_Sol:</text:p>
      <text:p text:style-name="Standard">Container:</text:p>
      <text:p text:style-name="Standard">adam</text:p>
      <text:p text:style-name="Standard">Entity:</text:p>
      <text:p text:style-name="Standard">blocks</text:p>
      <text:p text:style-name="Standard">66.0</text:p>
      <text:p text:style-name="Standard">Evaluation time::</text:p>
      <text:p text:style-name="Standard">0.006059169769287109</text:p>
      <text:p text:style-name="Standard">Result..</text:p>
      <text:p text:style-name="Standard">[{wap([[adam, has, 13, blocks], [ann, has, with, 9, blocks], [ann, finds, another, 44], [does, ann, end, with]],[[np, vb, cd, np], [np, vb, in, cd, np], [np, vb, dt, cd], [vb, np, vb, in]],[[0, 2, 13], [1, 3, 9], [2, 3, <text:soft-page-break/>44]],[adam, has, 13, blocks, ann, has, with, 9, blocks, ann, finds, another, 44, does, ann, end, with],[np, vb, cd, np, np, vb, in, cd, np, np, vb, dt, cd, vb, np, vb, in],66.0): tensor(0.0456, grad_fn=&lt;MulBackward0&gt;)}]</text:p>
      <text:p text:style-name="Standard">Found_Sol:</text:p>
      <text:p text:style-name="Standard">Container:</text:p>
      <text:p text:style-name="Standard">helen</text:p>
      <text:p text:style-name="Standard">Entity:</text:p>
      <text:p text:style-name="Standard">oranges</text:p>
      <text:p text:style-name="Standard">38.0</text:p>
      <text:p text:style-name="Standard">Evaluation time::</text:p>
      <text:p text:style-name="Standard">0.00464940071105957</text:p>
      <text:p text:style-name="Standard">Result..</text:p>
      <text:p text:style-name="Standard">[{wap([[helen, starts, with, 9, oranges], [she, gets, 29, more, from, ann], [does, helen, end, with]],[[np, vb, in, cd, np], [prp, vb, cd, jjr, in, np], [vb, np, vb, in]],[[0, 3, 9], [1, 2, 29]],[helen, starts, with, 9, oranges, she, gets, 29, more, from, ann, does, helen, end, with],[np, vb, in, cd, np, prp, vb, cd, jjr, in, np, vb, np, vb, in],38.0): tensor(0.7332, grad_fn=&lt;MulBackward0&gt;)}]</text:p>
      <text:p text:style-name="Standard">Found_Sol:</text:p>
      <text:p text:style-name="Standard">Container:</text:p>
      <text:p text:style-name="Standard">ralph</text:p>
      <text:p text:style-name="Standard">Entity:</text:p>
      <text:p text:style-name="Standard">peanuts</text:p>
      <text:p text:style-name="Standard">15.0</text:p>
      <text:p text:style-name="Standard">Evaluation time::</text:p>
      <text:p text:style-name="Standard">0.004076242446899414</text:p>
      <text:p text:style-name="Standard">Result..</text:p>
      <text:p text:style-name="Standard">[{wap([[ralph, starts, with, 74, peanuts], [he, loses, 59], [does, ralph, end, with]],[[np, vb, in, cd, np], [prp, vb, cd], [vb, np, vb, in]],[[0, 3, 74], [1, 2, 59]],[ralph, starts, with, 74, peanuts, he, loses, 59, does, ralph, end, with],[np, vb, in, cd, np, prp, vb, cd, vb, np, vb, in],15.0): tensor(0.3734, grad_fn=&lt;MulBackward0&gt;)}]</text:p>
      <text:p text:style-name="Standard">Found_Sol:</text:p>
      <text:p text:style-name="Standard">Container:</text:p>
      <text:p text:style-name="Standard">brenda</text:p>
      <text:p text:style-name="Standard">Entity:</text:p>
      <text:p text:style-name="Standard">skittles</text:p>
      <text:p text:style-name="Standard">15.0</text:p>
      <text:p text:style-name="Standard">Evaluation time::</text:p>
      <text:p text:style-name="Standard">0.004462718963623047</text:p>
      <text:p text:style-name="Standard">Result..</text:p>
      <text:p text:style-name="Standard">[{wap([[brenda, starts, with, 7, skittles], [she, buys, 8, more], [does, brenda, end, with]],[[np, vb, in, cd, np], [prp, vb, cd, jjr], [vb, np, vb, in]],[[0, 3, 7], [1, 2, 8]],[brenda, starts, with, 7, skittles, she, buys, 8, more, does, brenda, end, with],[np, vb, in, cd, np, prp, vb, cd, jjr, vb, np, vb, in],15.0): tensor(0.9250, grad_fn=&lt;MulBackward0&gt;)}]</text:p>
      <text:p text:style-name="Standard">Found_Sol:</text:p>
      <text:p text:style-name="Standard">Container:</text:p>
      <text:p text:style-name="Standard">shirley</text:p>
      <text:p text:style-name="Standard">Entity:</text:p>
      <text:p text:style-name="Standard">eggs</text:p>
      <text:p text:style-name="Standard">106.0</text:p>
      <text:p text:style-name="Standard">Evaluation time::</text:p>
      <text:p text:style-name="Standard"><text:soft-page-break/>0.004388093948364258</text:p>
      <text:p text:style-name="Standard">Result..</text:p>
      <text:p text:style-name="Standard">[{wap([[shirley, starts, with, 98, eggs], [she, buys, 8, more], [does, shirley, end, with]],[[np, vb, in, cd, np], [prp, vb, cd, jjr], [vb, np, vb, in]],[[0, 3, 98], [1, 2, 8]],[shirley, starts, with, 98, eggs, she, buys, 8, more, does, shirley, end, with],[np, vb, in, cd, np, prp, vb, cd, jjr, vb, np, vb, in],106.0): tensor(0.2691, grad_fn=&lt;MulBackward0&gt;)}]</text:p>
      <text:p text:style-name="Standard">Found_Sol:</text:p>
      <text:p text:style-name="Standard">Container:</text:p>
      <text:p text:style-name="Standard">sara</text:p>
      <text:p text:style-name="Standard">Entity:</text:p>
      <text:p text:style-name="Standard">marbles</text:p>
      <text:p text:style-name="Standard">3.0</text:p>
      <text:p text:style-name="Standard">Evaluation time::</text:p>
      <text:p text:style-name="Standard">0.0040035247802734375</text:p>
      <text:p text:style-name="Standard">Result..</text:p>
      <text:p text:style-name="Standard">[{wap([[sara, has, 10, marbles], [she, loses, 7], [will, sara, have, now]],[[np, vb, cd, np], [prp, vb, cd], [md, np, vb, rb]],[[0, 2, 10], [1, 2, 7]],[sara, has, 10, marbles, she, loses, 7, will, sara, have, now],[np, vb, cd, np, prp, vb, cd, md, np, vb, rb],3.0): tensor(0.9908, grad_fn=&lt;MulBackward0&gt;)}]</text:p>
      <text:p text:style-name="Standard">Found_Sol:</text:p>
      <text:p text:style-name="Standard">Container:</text:p>
      <text:p text:style-name="Standard">jack</text:p>
      <text:p text:style-name="Standard">Entity:</text:p>
      <text:p text:style-name="Standard">marbles</text:p>
      <text:p text:style-name="Standard">29.0</text:p>
      <text:p text:style-name="Standard">Evaluation time::</text:p>
      <text:p text:style-name="Standard">0.0044176578521728516</text:p>
      <text:p text:style-name="Standard">Result..</text:p>
      <text:p text:style-name="Standard">[{wap([[jack, starts, with, 62, marbles], [he, shares, 33, with, rebecca], [does, jack, end, with]],[[np, vb, in, cd, np], [prp, vb, cd, in, np], [vb, np, vb, in]],[[0, 3, 62], [1, 2, 33]],[jack, starts, with, 62, marbles, he, shares, 33, with, rebecca, does, jack, end, with],[np, vb, in, cd, np, prp, vb, cd, in, np, vb, np, vb, in],29.0): tensor(0.5819, grad_fn=&lt;MulBackward0&gt;)}]</text:p>
      <text:p text:style-name="Standard">Found_Sol:</text:p>
      <text:p text:style-name="Standard">Container:</text:p>
      <text:p text:style-name="Standard">fence</text:p>
      <text:p text:style-name="Standard">Entity:</text:p>
      <text:p text:style-name="Standard">owls</text:p>
      <text:p text:style-name="Standard">5.0</text:p>
      <text:p text:style-name="Standard">Evaluation time::</text:p>
      <text:p text:style-name="Standard">0.005418062210083008</text:p>
      <text:p text:style-name="Standard">Result..</text:p>
      <text:p text:style-name="Standard">[{wap([[3, owls, were, sitting, on, the, fence], [2, more, owls, joined, them], [are, on, the, fence, now]],[[cd, np, vb, vb, in, dt, np], [cd, jjr, np, vb, prp], [vb, in, dt, np, rb]],[[0, 0, 3], [1, 0, 2]],[3, owls, were, sitting, on, the, fence, 2, more, owls, joined, them, are, on, the, fence, now],[cd, np, vb, vb, in, dt, np, cd, jjr, np, vb, prp, vb, in, dt, np, rb],5.0): tensor(0.7169, grad_fn=&lt;MulBackward0&gt;)}]</text:p>
      <text:p text:style-name="Standard">Found_Sol:</text:p>
      <text:p text:style-name="Standard">Container:</text:p>
      <text:p text:style-name="Standard">michael</text:p>
      <text:p text:style-name="Standard">Entity:</text:p>
      <text:p text:style-name="Standard">fish</text:p>
      <text:p text:style-name="Standard"><text:soft-page-break/>31.0</text:p>
      <text:p text:style-name="Standard">Evaluation time::</text:p>
      <text:p text:style-name="Standard">0.005909919738769531</text:p>
      <text:p text:style-name="Standard">Result..</text:p>
      <text:p text:style-name="Standard">[{wap([[michael, has, some, fish, in, his, fish, tank], [ben, gave, him, 18, more, fish], [now, he, has, 49], [did, he, have, to, begin, with]],[[np, vb, dt, np, in, prp, np, np], [np, vb, prp, cd, jjr, np], [rb, prp, vb, cd], [vb, prp, vb, to, vb, in]],[[1, 3, 18], [2, 3, 49]],[michael, has, some, fish, in, his, fish, tank, ben, gave, him, 18, more, fish, now, he, has, 49, did, he, have, to, begin, with],[np, vb, dt, np, in, prp, np, np, np, vb, prp, cd, jjr, np, rb, prp, vb, cd, vb, prp, vb, to, vb, in],31.0): tensor(0.1207, grad_fn=&lt;MulBackward0&gt;)}]</text:p>
      <text:p text:style-name="Standard">Found_Sol:</text:p>
      <text:p text:style-name="Standard">Container:</text:p>
      <text:p text:style-name="Standard">bus</text:p>
      <text:p text:style-name="Standard">Entity:</text:p>
      <text:p text:style-name="Standard">students</text:p>
      <text:p text:style-name="Standard">7.0</text:p>
      <text:p text:style-name="Standard">Evaluation time::</text:p>
      <text:p text:style-name="Standard">0.006955623626708984</text:p>
      <text:p text:style-name="Standard">Result..</text:p>
      <text:p text:style-name="Standard">[{wap([[there, were, 10, students, riding, on, the, school, bus], [at, the, first, stop, 3, students, got, off, of, the, bus], [are, left, on, the, bus]],[[ex, vb, cd, np, vb, in, dt, np, np], [in, dt, jj, np, cd, np, vb, in, in, dt, np], [vb, vb, in, dt, np]],[[0, 2, 10], [1, 5, 3]],[there, were, 10, students, riding, on, the, school, bus, at, the, first, stop, 3, students, got, off, of, the, bus, are, left, on, the, bus],[ex, vb, cd, np, vb, in, dt, np, np, in, dt, jj, np, cd, np, vb, in, in, dt, np, vb, vb, in, dt, np],7.0): tensor(0.2793, grad_fn=&lt;MulBackward0&gt;)}]</text:p>
      <text:p text:style-name="Standard">Found_Sol:</text:p>
      <text:p text:style-name="Standard">Container:</text:p>
      <text:p text:style-name="Standard">donald</text:p>
      <text:p text:style-name="Standard">Entity:</text:p>
      <text:p text:style-name="Standard">oranges</text:p>
      <text:p text:style-name="Standard">9.0</text:p>
      <text:p text:style-name="Standard">Evaluation time::</text:p>
      <text:p text:style-name="Standard">0.00420832633972168</text:p>
      <text:p text:style-name="Standard">Result..</text:p>
      <text:p text:style-name="Standard">[{wap([[donald, has, 4, oranges], [he, finds, another, 5], [does, donald, have, in, all]],[[np, vb, cd, np], [prp, vb, dt, cd], [vb, np, vb, in, dt]],[[0, 2, 4], [1, 3, 5]],[donald, has, 4, oranges, he, finds, another, 5, does, donald, have, in, all],[np, vb, cd, np, prp, vb, dt, cd, vb, np, vb, in, dt],9.0): tensor(0.8996, grad_fn=&lt;MulBackward0&gt;)}]</text:p>
      <text:p text:style-name="Standard">Found_Sol:</text:p>
      <text:p text:style-name="Standard">Container:</text:p>
      <text:p text:style-name="Standard">mary</text:p>
      <text:p text:style-name="Standard">Entity:</text:p>
      <text:p text:style-name="Standard">potatoes</text:p>
      <text:p text:style-name="Standard">5.0</text:p>
      <text:p text:style-name="Standard">Evaluation time::</text:p>
      <text:p text:style-name="Standard">0.005124330520629883</text:p>
      <text:p text:style-name="Standard">Result..</text:p>
      <text:p text:style-name="Standard">[{wap([[mary, had, 8, potatoes, in, the, garden], [the, rabbits, ate, 3, of, the, potatoes], [does, mary, now, have]],[[np, vb, cd, np, in, dt, np], [dt, np, vb, cd, in, dt, np], [vb, np, rb, vb]],[[0, 2, 8], [1, 3, 3]],[mary, <text:soft-page-break/>had, 8, potatoes, in, the, garden, the, rabbits, ate, 3, of, the, potatoes, does, mary, now, have],[np, vb, cd, np, in, dt, np, dt, np, vb, cd, in, dt, np, vb, np, rb, vb],5.0): tensor(0.7432, grad_fn=&lt;MulBackward0&gt;)}]</text:p>
      <text:p text:style-name="Standard">Found_Sol:</text:p>
      <text:p text:style-name="Standard">Container:</text:p>
      <text:p text:style-name="Standard">dan</text:p>
      <text:p text:style-name="Standard">Entity:</text:p>
      <text:p text:style-name="Standard">marbles</text:p>
      <text:p text:style-name="Standard">50.0</text:p>
      <text:p text:style-name="Standard">Evaluation time::</text:p>
      <text:p text:style-name="Standard">0.005115032196044922</text:p>
      <text:p text:style-name="Standard">Result..</text:p>
      <text:p text:style-name="Standard">[{wap([[dan, has, 64, violet, marbles], [he, gave, mary, 14, of, the, marbles], [violet, marbles, does, he, now, have]],[[np, vb, cd, np, np], [prp, vb, np, cd, in, dt, np], [np, np, vb, prp, rb, vb]],[[0, 2, 64], [1, 3, 14]],[dan, has, 64, violet, marbles, he, gave, mary, 14, of, the, marbles, violet, marbles, does, he, now, have],[np, vb, cd, np, np, prp, vb, np, cd, in, dt, np, np, np, vb, prp, rb, vb],50.0): tensor(0.9483, grad_fn=&lt;MulBackward0&gt;)}]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98.0</text:p>
      <text:p text:style-name="Standard">Evaluation time::</text:p>
      <text:p text:style-name="Standard">0.005599260330200195</text:p>
      <text:p text:style-name="Standard">Result..</text:p>
      <text:p text:style-name="Standard">[{wap([[there, are, 25, popular, trees, currently, in, the, park], [park, workers, will, plant, 73, popular, trees, today], [will, the, park, have]],[[ex, vb, cd, jj, np, rb, in, dt, np], [np, np, md, vb, cd, jj, np, np], [md, dt, np, vb]],[[0, 2, 25], [1, 4, 73]],[there, are, 25, popular, trees, currently, in, the, park, park, workers, will, plant, 73, popular, trees, today, will, the, park, have],[ex, vb, cd, jj, np, rb, in, dt, np, np, np, md, vb, cd, jj, np, np, md, dt, np, vb],98.0): tensor(0.5814, grad_fn=&lt;MulBackward0&gt;)}]</text:p>
      <text:p text:style-name="Standard">Found_Sol:</text:p>
      <text:p text:style-name="Standard">Container:</text:p>
      <text:p text:style-name="Standard">cat</text:p>
      <text:p text:style-name="Standard">Entity:</text:p>
      <text:p text:style-name="Standard">kittens</text:p>
      <text:p text:style-name="Standard">18.0</text:p>
      <text:p text:style-name="Standard">Evaluation time::</text:p>
      <text:p text:style-name="Standard">0.007850885391235352</text:p>
      <text:p text:style-name="Standard">Result..</text:p>
      <text:p text:style-name="Standard">[{wap([[tim, ss, cat, had, kittens], [he, gave, 3, to, jessica], [he, gave, 6, to, sara], [he, now, has, 9, kittens], [did, he, have, to, start, with]],[[np, pos1, np, vb, np], [prp, vb, cd, in, np], [prp, vb, cd, in, np], [prp, rb, vb, cd, np], [vb, prp, vb, to, vb, in]],[[1, 2, 3], [2, 2, 6], [3, 3, 9]],[tim, ss, cat, had, kittens, he, gave, 3, to, jessica, he, gave, 6, to, sara, he, now, has, 9, kittens, did, he, have, to, start, with],[np, pos1, np, vb, np, prp, vb, cd, in, np, prp, vb, cd, in, np, prp, rb, vb, cd, np, vb, prp, vb, to, vb, in],18.0): tensor(0.4481, grad_fn=&lt;MulBackward0&gt;)}]</text:p>
      <text:p text:style-name="Standard">Found_Sol:</text:p>
      <text:p text:style-name="Standard">Container:</text:p>
      <text:p text:style-name="Standard">melanie</text:p>
      <text:p text:style-name="Standard"><text:soft-page-break/>Entity:</text:p>
      <text:p text:style-name="Standard">dimes</text:p>
      <text:p text:style-name="Standard">-5.0</text:p>
      <text:p text:style-name="Standard">Evaluation time::</text:p>
      <text:p text:style-name="Standard">0.007387876510620117</text:p>
      <text:p text:style-name="Standard">Result..</text:p>
      <text:p text:style-name="Standard">[{wap([[melanie, had, 7, dimes, in, her, bank], [her, dad, gave, her, 8, dimes], [her, mother, gave, her, 4, dimes], [does, melanie, have, now]],[[np, vb, cd, np, in, prp, np], [prp, np, vb, prp, cd, np], [prp, np, vb, prp, cd, np], [vb, np, vb, rb]],[[0, 2, 7], [1, 4, 8], [2, 4, 4]],[melanie, had, 7, dimes, in, her, bank, her, dad, gave, her, 8, dimes, her, mother, gave, her, 4, dimes, does, melanie, have, now],[np, vb, cd, np, in, prp, np, prp, np, vb, prp, cd, np, prp, np, vb, prp, cd, np, vb, np, vb, rb],-5.0): tensor(0.1055, grad_fn=&lt;MulBackward0&gt;)}]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8.0</text:p>
      <text:p text:style-name="Standard">Evaluation time::</text:p>
      <text:p text:style-name="Standard">0.008453845977783203</text:p>
      <text:p text:style-name="Standard">Result..</text:p>
      <text:p text:style-name="Standard">[{wap([[there, are, 7, dogwood, trees, currently, in, the, park], [park, workers, will, plant, 3, dogwood, trees, today], [the, workers, will, plant, 2, dogwood, trees, tomorrow], [will, the, park, have]],[[ex, vb, cd, np, np, rb, in, dt, np], [np, np, md, vb, cd, np, np, np], [dt, np, md, vb, cd, np, np, np], [md, dt, np, vb]],[[0, 2, 7], [1, 4, 3], [2, 4, 2]],[there, are, 7, dogwood, trees, currently, in, the, park, park, workers, will, plant, 3, dogwood, trees, today, the, workers, will, plant, 2, dogwood, trees, tomorrow, will, the, park, have],[ex, vb, cd, np, np, rb, in, dt, np, np, np, md, vb, cd, np, np, np, dt, np, md, vb, cd, np, np, np, md, dt, np, vb],8.0): tensor(0.1102, grad_fn=&lt;MulBackward0&gt;)}]</text:p>
      <text:p text:style-name="Standard">Found_Sol:</text:p>
      <text:p text:style-name="Standard">Container:</text:p>
      <text:p text:style-name="Standard">park</text:p>
      <text:p text:style-name="Standard">Entity:</text:p>
      <text:p text:style-name="Standard">trees</text:p>
      <text:p text:style-name="Standard">100.0</text:p>
      <text:p text:style-name="Standard">Evaluation time::</text:p>
      <text:p text:style-name="Standard">0.008173227310180664</text:p>
      <text:p text:style-name="Standard">Result..</text:p>
      <text:p text:style-name="Standard">[{wap([[there, are, 39, dogwood, trees, currently, in, the, park], [park, workers, will, plant, 41, dogwood, trees, today], [workers, will, plant, 20, dogwood, trees, tomorrow], [will, the, park, have]],[[ex, vb, cd, np, np, rb, in, dt, np], [np, np, md, vb, cd, np, np, np], [np, md, vb, cd, np, np, np], [md, dt, np, vb]],[[0, 2, 39], [1, 4, 41], [2, 3, 20]],[there, are, 39, dogwood, trees, currently, in, the, park, park, workers, will, plant, 41, dogwood, trees, today, workers, will, plant, 20, dogwood, trees, tomorrow, will, the, park, have],[ex, vb, cd, np, np, rb, in, dt, np, np, np, md, vb, cd, np, np, np, np, md, vb, cd, np, np, np, md, dt, np, vb],100.0): tensor(0.1251, grad_fn=&lt;MulBackward0&gt;)}]</text:p>
      <text:p text:style-name="Standard">Found_Sol:</text:p>
      <text:p text:style-name="Standard">Container:</text:p>
      <text:p text:style-name="Standard">melanie</text:p>
      <text:p text:style-name="Standard">Entity:</text:p>
      <text:p text:style-name="Standard">dimes</text:p>
      <text:p text:style-name="Standard"><text:soft-page-break/>-45.0</text:p>
      <text:p text:style-name="Standard">Evaluation time::</text:p>
      <text:p text:style-name="Standard">0.007360696792602539</text:p>
      <text:p text:style-name="Standard">Result..</text:p>
      <text:p text:style-name="Standard">[{wap([[melanie, had, 19, dimes, in, her, bank], [her, dad, gave, her, 39, dimes], [her, mother, gave, her, 25, dimes], [does, melanie, have, now]],[[np, vb, cd, np, in, prp, np], [prp, np, vb, prp, cd, np], [prp, np, vb, prp, cd, np], [vb, np, vb, rb]],[[0, 2, 19], [1, 4, 39], [2, 4, 25]],[melanie, had, 19, dimes, in, her, bank, her, dad, gave, her, 39, dimes, her, mother, gave, her, 25, dimes, does, melanie, have, now],[np, vb, cd, np, in, prp, np, prp, np, vb, prp, cd, np, prp, np, vb, prp, cd, np, vb, np, vb, rb],-45.0): tensor(0.1055, grad_fn=&lt;MulBackward0&gt;)}]</text:p>
      <text:p text:style-name="Standard">Found_Sol:</text:p>
      <text:p text:style-name="Standard">Container:</text:p>
      <text:p text:style-name="Standard">sally</text:p>
      <text:p text:style-name="Standard">Entity:</text:p>
      <text:p text:style-name="Standard">pokemon</text:p>
      <text:p text:style-name="Standard">-34.0</text:p>
      <text:p text:style-name="Standard">Evaluation time::</text:p>
      <text:p text:style-name="Standard">0.006949901580810547</text:p>
      <text:p text:style-name="Standard">Result..</text:p>
      <text:p text:style-name="Standard">[{wap([[sally, had, 27, pokemon, cards], [dan, gave, her, 41, other, pokemon, cards], [sally, bought, 20, pokemon, cards], [does, sally, have, now]],[[np, vb, cd, np, np], [np, vb, prp, cd, jj, np, np], [np, vb, cd, np, np], [vb, np, vb, rb]],[[0, 2, 27], [1, 3, 41], [2, 2, 20]],[sally, had, 27, pokemon, cards, dan, gave, her, 41, other, pokemon, cards, sally, bought, 20, pokemon, cards, does, sally, have, now],[np, vb, cd, np, np, np, vb, prp, cd, jj, np, np, np, vb, cd, np, np, vb, np, vb, rb],-34.0): tensor(0.0183, grad_fn=&lt;MulBackward0&gt;)}]</text:p>
      <text:p text:style-name="Standard"/>
      <text:p text:style-name="Standard">Accuracy: <text:s/><text:span text:style-name="T1">0.7931034482758621</text:span></text:p>
      <text:p text:style-name="P5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Test_n Performance – No. of epochs = 20</text:p>
      <text:p text:style-name="P2"/>
      <text:p text:style-name="P3">Found_Sol:</text:p>
      <text:p text:style-name="P3">Container:</text:p>
      <text:p text:style-name="P3">andrew</text:p>
      <text:p text:style-name="P3">Entity:</text:p>
      <text:p text:style-name="P3">eggs</text:p>
      <text:p text:style-name="P3">70.0</text:p>
      <text:p text:style-name="P3">Evaluation time::</text:p>
      <text:p text:style-name="P3">0.0036814212799072266</text:p>
      <text:p text:style-name="P3">Result..</text:p>
      <text:p text:style-name="P3">[{wap([[andrew, starts, with, 8, eggs], [he, buys, 62, more], [does, andrew, end, with]],[[np, vb, in, cd, np], [prp, vb, cd, jjr], [vb, np, vb, in]],[[0, 3, 8], [1, 2, 62]],[andrew, starts, with, 8, eggs, he, buys, 62, more, does, andrew, end, with],[np, vb, in, cd, np, prp, vb, cd, jjr, vb, np, vb, in],70.0): tensor(1.0000, grad_fn=&lt;MulBackward0&gt;)}]</text:p>
      <text:p text:style-name="P3">Found_Sol:</text:p>
      <text:p text:style-name="P3">Container:</text:p>
      <text:p text:style-name="P3">friends</text:p>
      <text:p text:style-name="P3">Entity:</text:p>
      <text:p text:style-name="P3">pokemon</text:p>
      <text:p text:style-name="P3">13.0</text:p>
      <text:p text:style-name="P3">Evaluation time::</text:p>
      <text:p text:style-name="P3">0.006005048751831055</text:p>
      <text:p text:style-name="P3">Result..</text:p>
      <text:p text:style-name="P3">[{wap([[jason, had, pokemon, cards], [he, gave, 9, to, his, friends], [he, now, has, 4, pokemon, cards], [did, he, have, to, start, with]],[[np, vb, np, np], [prp, vb, cd, in, prp, np], [prp, rb, vb, cd, np, np], [vb, prp, vb, to, vb, in]],[[1, 2, 9], [2, 3, 4]],[jason, had, pokemon, cards, he, gave, 9, to, his, friends, he, now, has, 4, pokemon, cards, did, he, have, to, start, with],[np, vb, np, np, prp, vb, cd, in, prp, np, prp, rb, vb, cd, np, np, vb, prp, vb, to, vb, in],13.0): tensor(0.9975, grad_fn=&lt;MulBackward0&gt;)}]</text:p>
      <text:p text:style-name="P3">Found_Sol:</text:p>
      <text:p text:style-name="P3">Container:</text:p>
      <text:p text:style-name="P3">joan</text:p>
      <text:p text:style-name="P3">Entity:</text:p>
      <text:p text:style-name="P3">seashells</text:p>
      <text:p text:style-name="P3">43.0</text:p>
      <text:p text:style-name="P3">Evaluation time::</text:p>
      <text:p text:style-name="P3">0.00563502311706543</text:p>
      <text:p text:style-name="P3">Result..</text:p>
      <text:p text:style-name="P3">[{wap([[joan, found, 70, seashells, on, the, beach], [she, gave, sam, some, of, her, seashells], [she, has, 27, seashell], [did, she, give, to, sam]],[[np, vb, cd, np, in, dt, np], [prp, vb, np, dt, in, prp, np], [prp, vb, cd, np], [vb, prp, vb, in, np]],[[0, 2, 70], [2, 2, 27]],[joan, found, 70, seashells, on, the, beach, she, gave, sam, some, of, her, seashells, she, has, 27, seashell, did, she, give, to, sam],[np, vb, cd, np, in, dt, np, prp, vb, np, dt, in, prp, np, prp, vb, cd, np, vb, prp, vb, in, np],43.0): tensor(0.8010, grad_fn=&lt;MulBackward0&gt;)}]</text:p>
      <text:p text:style-name="P3">Found_Sol:</text:p>
      <text:p text:style-name="P3">Container:</text:p>
      <text:p text:style-name="P3">barn</text:p>
      <text:p text:style-name="P3"><text:soft-page-break/>Entity:</text:p>
      <text:p text:style-name="P3">bales</text:p>
      <text:p text:style-name="P3">26.0</text:p>
      <text:p text:style-name="P3">Evaluation time::</text:p>
      <text:p text:style-name="P3">0.006264686584472656</text:p>
      <text:p text:style-name="P3">Result..</text:p>
      <text:p text:style-name="P3">[{wap([[there, were, 28, bales, of, hay, in, the, barn], [tim, stacked, bales, in, the, barn, today], [there, are, now, 54, bales, of, hay, in, the, barn], [did, he, store, in, the, barn]],[[ex, vb, cd, np, in, np, in, dt, np], [np, vb, np, in, dt, np, np], [ex, vb, rb, cd, np, in, np, in, dt, np], [vb, prp, vb, in, dt, np]],[[0, 2, 28], [2, 3, 54]],[there, were, 28, bales, of, hay, in, the, barn, tim, stacked, bales, in, the, barn, today, there, are, now, 54, bales, of, hay, in, the, barn, did, he, store, in, the, barn],[ex, vb, cd, np, in, np, in, dt, np, np, vb, np, in, dt, np, np, ex, vb, rb, cd, np, in, np, in, dt, np, vb, prp, vb, in, dt, np],26.0): tensor(0.9967, grad_fn=&lt;MulBackward0&gt;)}]</text:p>
      <text:p text:style-name="P3">Found_Sol:</text:p>
      <text:p text:style-name="P3">Container:</text:p>
      <text:p text:style-name="P3">park</text:p>
      <text:p text:style-name="P3">Entity:</text:p>
      <text:p text:style-name="P3">trees</text:p>
      <text:p text:style-name="P3">33.0</text:p>
      <text:p text:style-name="P3">Evaluation time::</text:p>
      <text:p text:style-name="P3">0.007536888122558594</text:p>
      <text:p text:style-name="P3">Result..</text:p>
      <text:p text:style-name="P3">[{wap([[there, are, 22, walnut, trees, currently, in, the, park], [park, workers, will, plant, walnut, trees, today], [will, be, 55, walnut, trees], [walnut, trees, did, the, workers, plant, today]],[[ex, vb, cd, np, np, rb, in, dt, np], [np, np, md, vb, np, np, np], [md, vb, cd, np, np], [np, np, vb, dt, np, np, np]],[[0, 2, 22], [2, 2, 55]],[there, are, 22, walnut, trees, currently, in, the, park, park, workers, will, plant, walnut, trees, today, will, be, 55, walnut, trees, walnut, trees, did, the, workers, plant, today],[ex, vb, cd, np, np, rb, in, dt, np, np, np, md, vb, np, np, np, md, vb, cd, np, np, np, np, vb, dt, np, np, np],33.0): tensor(0.9997, grad_fn=&lt;MulBackward0&gt;)}]</text:p>
      <text:p text:style-name="P3">Found_Sol:</text:p>
      <text:p text:style-name="P3">Container:</text:p>
      <text:p text:style-name="P3">mike</text:p>
      <text:p text:style-name="P3">Entity:</text:p>
      <text:p text:style-name="P3">peaches</text:p>
      <text:p text:style-name="P3">52.0</text:p>
      <text:p text:style-name="P3">Evaluation time::</text:p>
      <text:p text:style-name="P3">0.006579875946044922</text:p>
      <text:p text:style-name="P3">Result..</text:p>
      <text:p text:style-name="P3">[{wap([[mike, had, 34, peaches, at, his, roadside, fruit, dish], [he, went, to, the, orchard, andd, picked, peaches, to, stock, up], [there, are, now, 86, peaches], [did, he, pick]],[[np, vb, cd, np, in, prp, np, np, np], [prp, vb, in, dt, np, cc, vb, np, in, np, rb], [ex, vb, rb, cd, np], [vb, prp, vb]],[[0, 2, 34], [2, 3, 86]],[mike, had, 34, peaches, at, his, roadside, fruit, dish, he, went, to, the, orchard, andd, picked, peaches, to, stock, up, there, are, now, 86, peaches, did, he, pick],[np, vb, cd, np, in, prp, np, np, np, prp, vb, in, dt, np, cc, vb, np, in, np, rb, ex, vb, rb, cd, np, vb, prp, vb],52.0): tensor(0.9909, grad_fn=&lt;MulBackward0&gt;)}]</text:p>
      <text:p text:style-name="P3">Found_Sol:</text:p>
      <text:p text:style-name="P3">Container:</text:p>
      <text:p text:style-name="P3">mary</text:p>
      <text:p text:style-name="P3">Entity:</text:p>
      <text:p text:style-name="P3"><text:soft-page-break/>roses</text:p>
      <text:p text:style-name="P3">10.0</text:p>
      <text:p text:style-name="P3">Evaluation time::</text:p>
      <text:p text:style-name="P3">0.005646944046020508</text:p>
      <text:p text:style-name="P3">Result..</text:p>
      <text:p text:style-name="P3">[{wap([[there, were, 6, roses, in, the, vase], [mary, cut, some, roses, from, her, flower, garden], [there, are, now, 16, roses, in, the, vase], [did, she, cut]],[[ex, vb, cd, np, in, dt, np], [np, vb, dt, np, in, prp, np, np], [ex, vb, rb, cd, np, in, dt, np], [vb, prp, vb]],[[0, 2, 6], [2, 3, 16]],[there, were, 6, roses, in, the, vase, mary, cut, some, roses, from, her, flower, garden, there, are, now, 16, roses, in, the, vase, did, she, cut],[ex, vb, cd, np, in, dt, np, np, vb, dt, np, in, prp, np, np, ex, vb, rb, cd, np, in, dt, np, vb, prp, vb],10.0): tensor(0.9989, grad_fn=&lt;MulBackward0&gt;)}]</text:p>
      <text:p text:style-name="P3">Found_Sol:</text:p>
      <text:p text:style-name="P3">Container:</text:p>
      <text:p text:style-name="P3">diana</text:p>
      <text:p text:style-name="P3">Entity:</text:p>
      <text:p text:style-name="P3">bottle</text:p>
      <text:p text:style-name="P3">61.0</text:p>
      <text:p text:style-name="P3">Evaluation time::</text:p>
      <text:p text:style-name="P3">0.0048999786376953125</text:p>
      <text:p text:style-name="P3">Result..</text:p>
      <text:p text:style-name="P3">[{wap([[diana, starts, with, 65, bottle, caps], [4, are, eaten, by, a, hippopotamus], [does, diana, end, with]],[[np, vb, in, cd, np, np], [cd, vb, vb, in, dt, np], [vb, np, vb, in]],[[0, 3, 65], [1, 0, 4]],[diana, starts, with, 65, bottle, caps, 4, are, eaten, by, a, hippopotamus, does, diana, end, with],[np, vb, in, cd, np, np, cd, vb, vb, in, dt, np, vb, np, vb, in],61.0): tensor(0.9999, grad_fn=&lt;MulBackward0&gt;)}]</text:p>
      <text:p text:style-name="P3">Found_Sol:</text:p>
      <text:p text:style-name="P3">Container:</text:p>
      <text:p text:style-name="P3">lillian</text:p>
      <text:p text:style-name="P3">Entity:</text:p>
      <text:p text:style-name="P3">candies</text:p>
      <text:p text:style-name="P3">93.0</text:p>
      <text:p text:style-name="P3">Evaluation time::</text:p>
      <text:p text:style-name="P3">0.004910469055175781</text:p>
      <text:p text:style-name="P3">Result..</text:p>
      <text:p text:style-name="P3">[{wap([[lillian, collects, 88, candies], [lillian, ss, father, gives, lillian, 5, more], [does, lillian, have, now]],[[np, vb, cd, np], [np, pos1, np, vb, np, cd, jjr], [vb, np, vb, rb]],[[0, 2, 88], [1, 5, 5]],[lillian, collects, 88, candies, lillian, ss, father, gives, lillian, 5, more, does, lillian, have, now],[np, vb, cd, np, np, pos1, np, vb, np, cd, jjr, vb, np, vb, rb],93.0): tensor(0.9996, grad_fn=&lt;MulBackward0&gt;)}]</text:p>
      <text:p text:style-name="P3">Found_Sol:</text:p>
      <text:p text:style-name="P3">Container:</text:p>
      <text:p text:style-name="P3">adam</text:p>
      <text:p text:style-name="P3">Entity:</text:p>
      <text:p text:style-name="P3">blocks</text:p>
      <text:p text:style-name="P3">66.0</text:p>
      <text:p text:style-name="P3">Evaluation time::</text:p>
      <text:p text:style-name="P3">0.006138801574707031</text:p>
      <text:p text:style-name="P3">Result..</text:p>
      <text:p text:style-name="P3">[{wap([[adam, has, 13, blocks], [ann, has, with, 9, blocks], [ann, finds, another, 44], [does, ann, end, with]],[[np, vb, cd, np], [np, vb, in, cd, np], [np, vb, dt, cd], [vb, np, vb, in]],[[0, 2, 13], [1, 3, 9], [2, 3, 44]],[adam, has, 13, blocks, ann, has, with, 9, blocks, ann, finds, another, 44, does, ann, end, with],[np, <text:soft-page-break/>vb, cd, np, np, vb, in, cd, np, np, vb, dt, cd, vb, np, vb, in],66.0): tensor(1.2128e-05, grad_fn=&lt;MulBackward0&gt;)}]</text:p>
      <text:p text:style-name="P3">Found_Sol:</text:p>
      <text:p text:style-name="P3">Container:</text:p>
      <text:p text:style-name="P3">helen</text:p>
      <text:p text:style-name="P3">Entity:</text:p>
      <text:p text:style-name="P3">oranges</text:p>
      <text:p text:style-name="P3">38.0</text:p>
      <text:p text:style-name="P3">Evaluation time::</text:p>
      <text:p text:style-name="P3">0.0043909549713134766</text:p>
      <text:p text:style-name="P3">Result..</text:p>
      <text:p text:style-name="P3">[{wap([[helen, starts, with, 9, oranges], [she, gets, 29, more, from, ann], [does, helen, end, with]],[[np, vb, in, cd, np], [prp, vb, cd, jjr, in, np], [vb, np, vb, in]],[[0, 3, 9], [1, 2, 29]],[helen, starts, with, 9, oranges, she, gets, 29, more, from, ann, does, helen, end, with],[np, vb, in, cd, np, prp, vb, cd, jjr, in, np, vb, np, vb, in],38.0): tensor(0.9999, grad_fn=&lt;SelectBackward&gt;)}]</text:p>
      <text:p text:style-name="P3">Found_Sol:</text:p>
      <text:p text:style-name="P3">Container:</text:p>
      <text:p text:style-name="P3">ralph</text:p>
      <text:p text:style-name="P3">Entity:</text:p>
      <text:p text:style-name="P3">peanuts</text:p>
      <text:p text:style-name="P3">15.0</text:p>
      <text:p text:style-name="P3">Evaluation time::</text:p>
      <text:p text:style-name="P3">0.004006385803222656</text:p>
      <text:p text:style-name="P3">Result..</text:p>
      <text:p text:style-name="P3">[{wap([[ralph, starts, with, 74, peanuts], [he, loses, 59], [does, ralph, end, with]],[[np, vb, in, cd, np], [prp, vb, cd], [vb, np, vb, in]],[[0, 3, 74], [1, 2, 59]],[ralph, starts, with, 74, peanuts, he, loses, 59, does, ralph, end, with],[np, vb, in, cd, np, prp, vb, cd, vb, np, vb, in],15.0): tensor(0.9998, grad_fn=&lt;SelectBackward&gt;)}]</text:p>
      <text:p text:style-name="P3">Found_Sol:</text:p>
      <text:p text:style-name="P3">Container:</text:p>
      <text:p text:style-name="P3">brenda</text:p>
      <text:p text:style-name="P3">Entity:</text:p>
      <text:p text:style-name="P3">skittles</text:p>
      <text:p text:style-name="P3">15.0</text:p>
      <text:p text:style-name="P3">Evaluation time::</text:p>
      <text:p text:style-name="P3">0.004103422164916992</text:p>
      <text:p text:style-name="P3">Result..</text:p>
      <text:p text:style-name="P3">[{wap([[brenda, starts, with, 7, skittles], [she, buys, 8, more], [does, brenda, end, with]],[[np, vb, in, cd, np], [prp, vb, cd, jjr], [vb, np, vb, in]],[[0, 3, 7], [1, 2, 8]],[brenda, starts, with, 7, skittles, she, buys, 8, more, does, brenda, end, with],[np, vb, in, cd, np, prp, vb, cd, jjr, vb, np, vb, in],15.0): tensor(1.0000, grad_fn=&lt;SelectBackward&gt;)}]</text:p>
      <text:p text:style-name="P3">Found_Sol:</text:p>
      <text:p text:style-name="P3">Container:</text:p>
      <text:p text:style-name="P3">shirley</text:p>
      <text:p text:style-name="P3">Entity:</text:p>
      <text:p text:style-name="P3">eggs</text:p>
      <text:p text:style-name="P3">106.0</text:p>
      <text:p text:style-name="P3">Evaluation time::</text:p>
      <text:p text:style-name="P3">0.004105091094970703</text:p>
      <text:p text:style-name="P3"><text:soft-page-break/>Result..</text:p>
      <text:p text:style-name="P3">[{wap([[shirley, starts, with, 98, eggs], [she, buys, 8, more], [does, shirley, end, with]],[[np, vb, in, cd, np], [prp, vb, cd, jjr], [vb, np, vb, in]],[[0, 3, 98], [1, 2, 8]],[shirley, starts, with, 98, eggs, she, buys, 8, more, does, shirley, end, with],[np, vb, in, cd, np, prp, vb, cd, jjr, vb, np, vb, in],106.0): 1.0}]</text:p>
      <text:p text:style-name="P3">Found_Sol:</text:p>
      <text:p text:style-name="P3">Container:</text:p>
      <text:p text:style-name="P3">sara</text:p>
      <text:p text:style-name="P3">Entity:</text:p>
      <text:p text:style-name="P3">marbles</text:p>
      <text:p text:style-name="P3">3.0</text:p>
      <text:p text:style-name="P3">Evaluation time::</text:p>
      <text:p text:style-name="P3">0.005377769470214844</text:p>
      <text:p text:style-name="P3">Result..</text:p>
      <text:p text:style-name="P3">[{wap([[sara, has, 10, marbles], [she, loses, 7], [will, sara, have, now]],[[np, vb, cd, np], [prp, vb, cd], [md, np, vb, rb]],[[0, 2, 10], [1, 2, 7]],[sara, has, 10, marbles, she, loses, 7, will, sara, have, now],[np, vb, cd, np, prp, vb, cd, md, np, vb, rb],3.0): tensor(0.9998, grad_fn=&lt;MulBackward0&gt;)}]</text:p>
      <text:p text:style-name="P3">Found_Sol:</text:p>
      <text:p text:style-name="P3">Container:</text:p>
      <text:p text:style-name="P3">jack</text:p>
      <text:p text:style-name="P3">Entity:</text:p>
      <text:p text:style-name="P3">marbles</text:p>
      <text:p text:style-name="P3">29.0</text:p>
      <text:p text:style-name="P3">Evaluation time::</text:p>
      <text:p text:style-name="P3">0.004480838775634766</text:p>
      <text:p text:style-name="P3">Result..</text:p>
      <text:p text:style-name="P3">[{wap([[jack, starts, with, 62, marbles], [he, shares, 33, with, rebecca], [does, jack, end, with]],[[np, vb, in, cd, np], [prp, vb, cd, in, np], [vb, np, vb, in]],[[0, 3, 62], [1, 2, 33]],[jack, starts, with, 62, marbles, he, shares, 33, with, rebecca, does, jack, end, with],[np, vb, in, cd, np, prp, vb, cd, in, np, vb, np, vb, in],29.0): tensor(0.9999, grad_fn=&lt;MulBackward0&gt;)}]</text:p>
      <text:p text:style-name="P3">Found_Sol:</text:p>
      <text:p text:style-name="P3">Container:</text:p>
      <text:p text:style-name="P3">fence</text:p>
      <text:p text:style-name="P3">Entity:</text:p>
      <text:p text:style-name="P3">owls</text:p>
      <text:p text:style-name="P3">5.0</text:p>
      <text:p text:style-name="P3">Evaluation time::</text:p>
      <text:p text:style-name="P3">0.004855155944824219</text:p>
      <text:p text:style-name="P3">Result..</text:p>
      <text:p text:style-name="P3">[{wap([[3, owls, were, sitting, on, the, fence], [2, more, owls, joined, them], [are, on, the, fence, now]],[[cd, np, vb, vb, in, dt, np], [cd, jjr, np, vb, prp], [vb, in, dt, np, rb]],[[0, 0, 3], [1, 0, 2]],[3, owls, were, sitting, on, the, fence, 2, more, owls, joined, them, are, on, the, fence, now],[cd, np, vb, vb, in, dt, np, cd, jjr, np, vb, prp, vb, in, dt, np, rb],5.0): tensor(0.9999, grad_fn=&lt;MulBackward0&gt;)}]</text:p>
      <text:p text:style-name="P3">Found_Sol:</text:p>
      <text:p text:style-name="P3">Container:</text:p>
      <text:p text:style-name="P3">ben</text:p>
      <text:p text:style-name="P3">Entity:</text:p>
      <text:p text:style-name="P3">fish</text:p>
      <text:p text:style-name="P3">31.0</text:p>
      <text:p text:style-name="P3">Evaluation time::</text:p>
      <text:p text:style-name="P3"><text:soft-page-break/>0.00480198860168457</text:p>
      <text:p text:style-name="P3">Result..</text:p>
      <text:p text:style-name="P3">[{wap([[michael, has, some, fish, in, his, fish, tank], [ben, gave, him, 18, more, fish], [now, he, has, 49], [did, he, have, to, begin, with]],[[np, vb, dt, np, in, prp, np, np], [np, vb, prp, cd, jjr, np], [rb, prp, vb, cd], [vb, prp, vb, to, vb, in]],[[1, 3, 18], [2, 3, 49]],[michael, has, some, fish, in, his, fish, tank, ben, gave, him, 18, more, fish, now, he, has, 49, did, he, have, to, begin, with],[np, vb, dt, np, in, prp, np, np, np, vb, prp, cd, jjr, np, rb, prp, vb, cd, vb, prp, vb, to, vb, in],31.0): tensor(0.9266, grad_fn=&lt;MulBackward0&gt;)}]</text:p>
      <text:p text:style-name="P3">Found_Sol:</text:p>
      <text:p text:style-name="P3">Container:</text:p>
      <text:p text:style-name="P3">bus</text:p>
      <text:p text:style-name="P3">Entity:</text:p>
      <text:p text:style-name="P3">students</text:p>
      <text:p text:style-name="P3">13.0</text:p>
      <text:p text:style-name="P3">Evaluation time::</text:p>
      <text:p text:style-name="P3">0.006947517395019531</text:p>
      <text:p text:style-name="P3">Result..</text:p>
      <text:p text:style-name="P3">[{wap([[there, were, 10, students, riding, on, the, school, bus], [at, the, first, stop, 3, students, got, off, of, the, bus], [are, left, on, the, bus]],[[ex, vb, cd, np, vb, in, dt, np, np], [in, dt, jj, np, cd, np, vb, in, in, dt, np], [vb, vb, in, dt, np]],[[0, 2, 10], [1, 5, 3]],[there, were, 10, students, riding, on, the, school, bus, at, the, first, stop, 3, students, got, off, of, the, bus, are, left, on, the, bus],[ex, vb, cd, np, vb, in, dt, np, np, in, dt, jj, np, cd, np, vb, in, in, dt, np, vb, vb, in, dt, np],13.0): tensor(0.0053, grad_fn=&lt;MulBackward0&gt;)}]</text:p>
      <text:p text:style-name="P3">Found_Sol:</text:p>
      <text:p text:style-name="P3">Container:</text:p>
      <text:p text:style-name="P3">donald</text:p>
      <text:p text:style-name="P3">Entity:</text:p>
      <text:p text:style-name="P3">oranges</text:p>
      <text:p text:style-name="P3">9.0</text:p>
      <text:p text:style-name="P3">Evaluation time::</text:p>
      <text:p text:style-name="P3">0.0048656463623046875</text:p>
      <text:p text:style-name="P3">Result..</text:p>
      <text:p text:style-name="P3">[{wap([[donald, has, 4, oranges], [he, finds, another, 5], [does, donald, have, in, all]],[[np, vb, cd, np], [prp, vb, dt, cd], [vb, np, vb, in, dt]],[[0, 2, 4], [1, 3, 5]],[donald, has, 4, oranges, he, finds, another, 5, does, donald, have, in, all],[np, vb, cd, np, prp, vb, dt, cd, vb, np, vb, in, dt],9.0): tensor(1.0000, grad_fn=&lt;SelectBackward&gt;)}]</text:p>
      <text:p text:style-name="P3">Found_Sol:</text:p>
      <text:p text:style-name="P3">Container:</text:p>
      <text:p text:style-name="P3">mary</text:p>
      <text:p text:style-name="P3">Entity:</text:p>
      <text:p text:style-name="P3">potatoes</text:p>
      <text:p text:style-name="P3">5.0</text:p>
      <text:p text:style-name="P3">Evaluation time::</text:p>
      <text:p text:style-name="P3">0.005188465118408203</text:p>
      <text:p text:style-name="P3">Result..</text:p>
      <text:p text:style-name="P3">[{wap([[mary, had, 8, potatoes, in, the, garden], [the, rabbits, ate, 3, of, the, potatoes], [does, mary, now, have]],[[np, vb, cd, np, in, dt, np], [dt, np, vb, cd, in, dt, np], [vb, np, rb, vb]],[[0, 2, 8], [1, 3, 3]],[mary, had, 8, potatoes, in, the, garden, the, rabbits, ate, 3, of, the, potatoes, does, mary, now, have],[np, vb, cd, <text:soft-page-break/>np, in, dt, np, dt, np, vb, cd, in, dt, np, vb, np, rb, vb],5.0): tensor(0.9916, grad_fn=&lt;MulBackward0&gt;)}]</text:p>
      <text:p text:style-name="P3">Found_Sol:</text:p>
      <text:p text:style-name="P3">Container:</text:p>
      <text:p text:style-name="P3">dan</text:p>
      <text:p text:style-name="P3">Entity:</text:p>
      <text:p text:style-name="P3">violet</text:p>
      <text:p text:style-name="P3">50.0</text:p>
      <text:p text:style-name="P3">Evaluation time::</text:p>
      <text:p text:style-name="P3">0.00510096549987793</text:p>
      <text:p text:style-name="P3">Result..</text:p>
      <text:p text:style-name="P3">[{wap([[dan, has, 64, violet, marbles], [he, gave, mary, 14, of, the, marbles], [violet, marbles, does, he, now, have]],[[np, vb, cd, np, np], [prp, vb, np, cd, in, dt, np], [np, np, vb, prp, rb, vb]],[[0, 2, 64], [1, 3, 14]],[dan, has, 64, violet, marbles, he, gave, mary, 14, of, the, marbles, violet, marbles, does, he, now, have],[np, vb, cd, np, np, prp, vb, np, cd, in, dt, np, np, np, vb, prp, rb, vb],50.0): tensor(1.0000, grad_fn=&lt;MulBackward0&gt;)}]</text:p>
      <text:p text:style-name="P3">Found_Sol:</text:p>
      <text:p text:style-name="P3">Container:</text:p>
      <text:p text:style-name="P3">park</text:p>
      <text:p text:style-name="P3">Entity:</text:p>
      <text:p text:style-name="P3">trees</text:p>
      <text:p text:style-name="P3">98.0</text:p>
      <text:p text:style-name="P3">Evaluation time::</text:p>
      <text:p text:style-name="P3">0.0054531097412109375</text:p>
      <text:p text:style-name="P3">Result..</text:p>
      <text:p text:style-name="P3">[{wap([[there, are, 25, popular, trees, currently, in, the, park], [park, workers, will, plant, 73, popular, trees, today], [will, the, park, have]],[[ex, vb, cd, jj, np, rb, in, dt, np], [np, np, md, vb, cd, jj, np, np], [md, dt, np, vb]],[[0, 2, 25], [1, 4, 73]],[there, are, 25, popular, trees, currently, in, the, park, park, workers, will, plant, 73, popular, trees, today, will, the, park, have],[ex, vb, cd, jj, np, rb, in, dt, np, np, np, md, vb, cd, jj, np, np, md, dt, np, vb],98.0): tensor(1.0000, grad_fn=&lt;SelectBackward&gt;)}]</text:p>
      <text:p text:style-name="P3">Found_Sol:</text:p>
      <text:p text:style-name="P3">Container:</text:p>
      <text:p text:style-name="P3">rina</text:p>
      <text:p text:style-name="P3">Entity:</text:p>
      <text:p text:style-name="P3">oranges</text:p>
      <text:p text:style-name="P3">85.0</text:p>
      <text:p text:style-name="P3">Evaluation time::</text:p>
      <text:p text:style-name="P3">0.00405573844909668</text:p>
      <text:p text:style-name="P3">Result..</text:p>
      <text:p text:style-name="P3">[{wap([[rina, has, 50, oranges], [russell, gives, 35, more], [will, rina, have]],[[np, vb, cd, np], [np, vb, cd, jjr], [md, np, vb]],[[0, 2, 50], [1, 2, 35]],[rina, has, 50, oranges, russell, gives, 35, more, will, rina, have],[np, vb, cd, np, np, vb, cd, jjr, md, np, vb],85.0): tensor(0.9995, grad_fn=&lt;MulBackward0&gt;)}]</text:p>
      <text:p text:style-name="P3">Found_Sol:</text:p>
      <text:p text:style-name="P3">Container:</text:p>
      <text:p text:style-name="P3">cat</text:p>
      <text:p text:style-name="P3">Entity:</text:p>
      <text:p text:style-name="P3">kittens</text:p>
      <text:p text:style-name="P3">12.0</text:p>
      <text:p text:style-name="P3">Evaluation time::</text:p>
      <text:p text:style-name="P3"><text:soft-page-break/>0.0055904388427734375</text:p>
      <text:p text:style-name="P3">Result..</text:p>
      <text:p text:style-name="P3">[{wap([[tim, ss, cat, had, kittens], [he, gave, 3, to, jessica], [he, now, has, 9, kittens], [did, he, have, to, start, with]],[[np, pos1, np, vb, np], [prp, vb, cd, in, np], [prp, rb, vb, cd, np], [vb, prp, vb, to, vb, in]],[[1, 2, 3], [2, 3, 9]],[tim, ss, cat, had, kittens, he, gave, 3, to, jessica, he, now, has, 9, kittens, did, he, have, to, start, with],[np, poss, np, vb, np, prp, vb, cd, in, np, prp, rb, vb, cd, np, vb, prp, vb, to, vb, in],12.0): tensor(0.3462, grad_fn=&lt;MulBackward0&gt;)}]</text:p>
      <text:p text:style-name="P3">Found_Sol:</text:p>
      <text:p text:style-name="P3">Container:</text:p>
      <text:p text:style-name="P3">melanie</text:p>
      <text:p text:style-name="P3">Entity:</text:p>
      <text:p text:style-name="P3">dimes</text:p>
      <text:p text:style-name="P3">15.0</text:p>
      <text:p text:style-name="P3">Evaluation time::</text:p>
      <text:p text:style-name="P3">0.0049402713775634766</text:p>
      <text:p text:style-name="P3">Result..</text:p>
      <text:p text:style-name="P3">[{wap([[melanie, had, 7, dimes, in, her, bank], [her, dad, gave, her, 8, dimes], [does, melanie, have, now]],[[np, vb, cd, np, in, prp, np], [prp, np, vb, prp, cd, np], [vb, np, vb, rb]],[[0, 2, 7], [1, 4, 8]],[melanie, had, 7, dimes, in, her, bank, her, dad, gave, her, 8, dimes, does, melanie, have, now],[np, vb, cd, np, in, prp, np, prp, np, vb, prp, cd, np, vb, np, vb, rb],15.0): tensor(0.9990, grad_fn=&lt;MulBackward0&gt;)}]</text:p>
      <text:p text:style-name="P3">Found_Sol:</text:p>
      <text:p text:style-name="P3">Container:</text:p>
      <text:p text:style-name="P3">park</text:p>
      <text:p text:style-name="P3">Entity:</text:p>
      <text:p text:style-name="P3">dogwood</text:p>
      <text:p text:style-name="P3">10.0</text:p>
      <text:p text:style-name="P3">Evaluation time::</text:p>
      <text:p text:style-name="P3">0.005624294281005859</text:p>
      <text:p text:style-name="P3">Result..</text:p>
      <text:p text:style-name="P3">[{wap([[there, are, 7, dogwood, trees, currently, in, the, park], [park, workers, will, plant, 3, dogwood, trees, today], [will, the, park, have]],[[ex, vb, cd, np, np, rb, in, dt, np], [np, np, md, vb, cd, np, np, np], [md, dt, np, vb]],[[0, 2, 7], [1, 4, 3]],[there, are, 7, dogwood, trees, currently, in, the, park, park, workers, will, plant, 3, dogwood, trees, today, will, the, park, have],[ex, vb, cd, np, np, rb, in, dt, np, np, np, md, vb, cd, np, np, np, md, dt, np, vb],10.0): tensor(1.0000, grad_fn=&lt;SelectBackward&gt;)}]</text:p>
      <text:p text:style-name="P3">Found_Sol:</text:p>
      <text:p text:style-name="P3">Container:</text:p>
      <text:p text:style-name="P3">park</text:p>
      <text:p text:style-name="P3">Entity:</text:p>
      <text:p text:style-name="P3">dogwood</text:p>
      <text:p text:style-name="P3">59.0</text:p>
      <text:p text:style-name="P3">Evaluation time::</text:p>
      <text:p text:style-name="P3">0.0053026676177978516</text:p>
      <text:p text:style-name="P3">Result..</text:p>
      <text:p text:style-name="P3">[{wap([[there, are, 39, dogwood, trees, currently, in, the, park], [workers, will, plant, 20, dogwood, trees, tomorrow], [will, the, park, have]],[[ex, vb, cd, np, np, rb, in, dt, np], [np, md, vb, cd, np, np, np], [md, dt, np, vb]],[[0, 2, 39], [1, 3, 20]],[there, are, 39, dogwood, trees, currently, in, the, park, workers, will, plant, 20, dogwood, trees, tomorrow, will, the, park, have],[ex, vb, cd, np, np, rb, in, dt, np, np, md, vb, cd, np, np, np, md, dt, np, vb],59.0): tensor(0.9704, grad_fn=&lt;SelectBackward&gt;)}]</text:p>
      <text:p text:style-name="P3"><text:soft-page-break/>Found_Sol:</text:p>
      <text:p text:style-name="P3">Container:</text:p>
      <text:p text:style-name="P3">melanie</text:p>
      <text:p text:style-name="P3">Entity:</text:p>
      <text:p text:style-name="P3">dimes</text:p>
      <text:p text:style-name="P3">-6.0</text:p>
      <text:p text:style-name="P3">Evaluation time::</text:p>
      <text:p text:style-name="P3">0.004946470260620117</text:p>
      <text:p text:style-name="P3">Result..</text:p>
      <text:p text:style-name="P3">[{wap([[melanie, had, 19, dimes, in, her, bank], [her, mother, gave, her, 25, dimes], [does, melanie, have, now]],[[np, vb, cd, np, in, prp, np], [prp, np, vb, prp, cd, np], [vb, np, vb, rb]],[[0, 2, 19], [1, 4, 25]],[melanie, had, 19, dimes, in, her, bank, her, mother, gave, her, 25, dimes, does, melanie, have, now],[np, vb, cd, np, in, prp, np, prp, np, vb, prp, cd, np, vb, np, vb, rb],-6.0): tensor(0.9422, grad_fn=&lt;MulBackward0&gt;)}]</text:p>
      <text:p text:style-name="P3">Found_Sol:</text:p>
      <text:p text:style-name="P3">Container:</text:p>
      <text:p text:style-name="P3">sally</text:p>
      <text:p text:style-name="P3">Entity:</text:p>
      <text:p text:style-name="P3">pokemon</text:p>
      <text:p text:style-name="P3">-14.0</text:p>
      <text:p text:style-name="P3">Evaluation time::</text:p>
      <text:p text:style-name="P3">0.004631757736206055</text:p>
      <text:p text:style-name="P3">Result..</text:p>
      <text:p text:style-name="P3">[{wap([[sally, had, 27, pokemon, cards], [dan, gave, her, 41, other, pokemon, cards], [does, sally, have, now]],[[np, vb, cd, np, np], [np, vb, prp, cd, jj, np, np], [vb, np, vb, rb]],[[0, 2, 27], [1, 3, 41]],[sally, had, 27, pokemon, cards, dan, gave, her, 41, other, pokemon, cards, does, sally, have, now],[np, vb, cd, np, np, np, vb, prp, cd, jj, np, np, vb, np, vb, rb],-14.0): tensor(0.8771, grad_fn=&lt;SelectBackward&gt;)}]</text:p>
      <text:p text:style-name="P3"/>
      <text:p text:style-name="P2">Accuracy: <text:s/>0.8666666666666667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est_c Performance – No. of epochs = 20</text:p>
      <text:p text:style-name="P2"/>
      <text:p text:style-name="P4">Found_Sol:</text:p>
      <text:p text:style-name="P4">Container:</text:p>
      <text:p text:style-name="P4">cat</text:p>
      <text:p text:style-name="P4">Entity:</text:p>
      <text:p text:style-name="P4">kittens</text:p>
      <text:p text:style-name="P4">18.0</text:p>
      <text:p text:style-name="P4">Evaluation time::</text:p>
      <text:p text:style-name="P4">0.006537199020385742</text:p>
      <text:p text:style-name="P4">Result..</text:p>
      <text:p text:style-name="P4">[{wap([[tim, ss, cat, had, kittens], [he, gave, 3, to, jessica], [he, gave, 6, to, sara], [he, now, has, 9, kittens], [did, he, have, to, start, with]],[[np, pos1, np, vb, np], [prp, vb, cd, in, np], [prp, vb, cd, in, np], [prp, rb, vb, cd, np], [vb, prp, vb, to, vb, in]],[[1, 2, 3], [2, 2, 6], [3, 3, 9]],[tim, ss, cat, had, kittens, he, gave, 3, to, jessica, he, gave, 6, to, sara, he, now, has, 9, kittens, did, he, have, to, start, with],[np, pos1, np, vb, np, prp, vb, cd, in, np, prp, vb, cd, in, np, prp, rb, vb, cd, np, vb, prp, vb, to, vb, in],18.0): tensor(0.0524, grad_fn=&lt;MulBackward0&gt;)}]</text:p>
      <text:p text:style-name="P4">Found_Sol:</text:p>
      <text:p text:style-name="P4">Container:</text:p>
      <text:p text:style-name="P4">melanie</text:p>
      <text:p text:style-name="P4">Entity:</text:p>
      <text:p text:style-name="P4">dimes</text:p>
      <text:p text:style-name="P4">11.0</text:p>
      <text:p text:style-name="P4">Evaluation time::</text:p>
      <text:p text:style-name="P4">0.007296562194824219</text:p>
      <text:p text:style-name="P4">Result..</text:p>
      <text:p text:style-name="P4">[{wap([[melanie, had, 7, dimes, in, her, bank], [her, dad, gave, her, 8, dimes], [her, mother, gave, her, 4, dimes], [does, melanie, have, now]],[[np, vb, cd, np, in, prp, np], [prp, np, vb, prp, cd, np], [prp, np, vb, prp, cd, np], [vb, np, vb, rb]],[[0, 2, 7], [1, 4, 8], [2, 4, 4]],[melanie, had, 7, dimes, in, her, bank, her, dad, gave, her, 8, dimes, her, mother, gave, her, 4, dimes, does, melanie, have, now],[np, vb, cd, np, in, prp, np, prp, np, vb, prp, cd, np, prp, np, vb, prp, cd, np, vb, np, vb, rb],11.0): tensor(0.8129, grad_fn=&lt;MulBackward0&gt;)}]</text:p>
      <text:p text:style-name="P4">Found_Sol:</text:p>
      <text:p text:style-name="P4">Container:</text:p>
      <text:p text:style-name="P4">park</text:p>
      <text:p text:style-name="P4">Entity:</text:p>
      <text:p text:style-name="P4">dogwood</text:p>
      <text:p text:style-name="P4">12.0</text:p>
      <text:p text:style-name="P4">Evaluation time::</text:p>
      <text:p text:style-name="P4">0.008223772048950195</text:p>
      <text:p text:style-name="P4">Result..</text:p>
      <text:p text:style-name="P4">[{wap([[there, are, 7, dogwood, trees, currently, in, the, park], [park, workers, will, plant, 3, dogwood, trees, today], [the, workers, will, plant, 2, dogwood, trees, tomorrow], [will, the, park, have]],[[ex, vb, cd, np, np, rb, in, dt, np], [np, np, md, vb, cd, np, np, np], [dt, np, md, vb, cd, np, np, np], [md, dt, np, vb]],[[0, 2, 7], [1, 4, 3], [2, 4, 2]],[there, are, 7, dogwood, trees, currently, in, the, park, park, workers, will, plant, 3, dogwood, trees, today, the, workers, will, plant, 2, dogwood, trees, tomorrow, will, the, park, have],[ex, vb, cd, np, np, rb, in, dt, np, np, np, md, vb, cd, np, np, np, dt, np, md, vb, cd, np, np, np, md, dt, np, vb],12.0): tensor(0.9993, grad_fn=&lt;MulBackward0&gt;)}]</text:p>
      <text:p text:style-name="P4"><text:soft-page-break/>Found_Sol:</text:p>
      <text:p text:style-name="P4">Container:</text:p>
      <text:p text:style-name="P4">park</text:p>
      <text:p text:style-name="P4">Entity:</text:p>
      <text:p text:style-name="P4">dogwood</text:p>
      <text:p text:style-name="P4">100.0</text:p>
      <text:p text:style-name="P4">Evaluation time::</text:p>
      <text:p text:style-name="P4">0.006933689117431641</text:p>
      <text:p text:style-name="P4">Result..</text:p>
      <text:p text:style-name="P4">[{wap([[there, are, 39, dogwood, trees, currently, in, the, park], [park, workers, will, plant, 41, dogwood, trees, today], [workers, will, plant, 20, dogwood, trees, tomorrow], [will, the, park, have]],[[ex, vb, cd, np, np, rb, in, dt, np], [np, np, md, vb, cd, np, np, np], [np, md, vb, cd, np, np, np], [md, dt, np, vb]],[[0, 2, 39], [1, 4, 41], [2, 3, 20]],[there, are, 39, dogwood, trees, currently, in, the, park, park, workers, will, plant, 41, dogwood, trees, today, workers, will, plant, 20, dogwood, trees, tomorrow, will, the, park, have],[ex, vb, cd, np, np, rb, in, dt, np, np, np, md, vb, cd, np, np, np, np, md, vb, cd, np, np, np, md, dt, np, vb],100.0): tensor(0.9787, grad_fn=&lt;MulBackward0&gt;)}]</text:p>
      <text:p text:style-name="P4">Found_Sol:</text:p>
      <text:p text:style-name="P4">Container:</text:p>
      <text:p text:style-name="P4">melanie</text:p>
      <text:p text:style-name="P4">Entity:</text:p>
      <text:p text:style-name="P4">dimes</text:p>
      <text:p text:style-name="P4">33.0</text:p>
      <text:p text:style-name="P4">Evaluation time::</text:p>
      <text:p text:style-name="P4">0.00742650032043457</text:p>
      <text:p text:style-name="P4">Result..</text:p>
      <text:p text:style-name="P4">[{wap([[melanie, had, 19, dimes, in, her, bank], [her, dad, gave, her, 39, dimes], [her, mother, gave, her, 25, dimes], [does, melanie, have, now]],[[np, vb, cd, np, in, prp, np], [prp, np, vb, prp, cd, np], [prp, np, vb, prp, cd, np], [vb, np, vb, rb]],[[0, 2, 19], [1, 4, 39], [2, 4, 25]],[melanie, had, 19, dimes, in, her, bank, her, dad, gave, her, 39, dimes, her, mother, gave, her, 25, dimes, does, melanie, have, now],[np, vb, cd, np, in, prp, np, prp, np, vb, prp, cd, np, prp, np, vb, prp, cd, np, vb, np, vb, rb],33.0): tensor(0.8129, grad_fn=&lt;MulBackward0&gt;)}]</text:p>
      <text:p text:style-name="P4">Found_Sol:</text:p>
      <text:p text:style-name="P4">Container:</text:p>
      <text:p text:style-name="P4">sally</text:p>
      <text:p text:style-name="P4">Entity:</text:p>
      <text:p text:style-name="P4">pokemon</text:p>
      <text:p text:style-name="P4">-34.0</text:p>
      <text:p text:style-name="P4">Evaluation time::</text:p>
      <text:p text:style-name="P4">0.007185220718383789</text:p>
      <text:p text:style-name="P4">Result..</text:p>
      <text:p text:style-name="P4">[{wap([[sally, had, 27, pokemon, cards], [dan, gave, her, 41, other, pokemon, cards], [sally, bought, 20, pokemon, cards], [does, sally, have, now]],[[np, vb, cd, np, np], [np, vb, prp, cd, jj, np, np], [np, vb, cd, np, np], [vb, np, vb, rb]],[[0, 2, 27], [1, 3, 41], [2, 2, 20]],[sally, had, 27, pokemon, cards, dan, gave, her, 41, other, pokemon, cards, sally, bought, 20, pokemon, cards, does, sally, have, now],[np, vb, cd, np, np, np, vb, prp, cd, jj, np, np, np, vb, cd, np, np, vb, np, vb, rb],-34.0): tensor(0.0105, grad_fn=&lt;MulBackward0&gt;)}]</text:p>
      <text:p text:style-name="P4">Found_Sol:</text:p>
      <text:p text:style-name="P4">Container:</text:p>
      <text:p text:style-name="P4">andrew</text:p>
      <text:p text:style-name="P4"><text:soft-page-break/>Entity:</text:p>
      <text:p text:style-name="P4">eggs</text:p>
      <text:p text:style-name="P4">75.0</text:p>
      <text:p text:style-name="P4">Evaluation time::</text:p>
      <text:p text:style-name="P4">0.006257772445678711</text:p>
      <text:p text:style-name="P4">Result..</text:p>
      <text:p text:style-name="P4">[{wap([[andrew, starts, with, 8, eggs], [he, buys, 62, more], [john, gave, him, 5, more], [does, andrew, end, with]],[[np, vb, in, cd, np], [prp, vb, cd, jjr], [np, vb, prp, cd, jjr], [vb, np, vb, in]],[[0, 3, 8], [1, 2, 62], [2, 3, 5]],[andrew, starts, with, 8, eggs, he, buys, 62, more, john, gave, him, 5, more, does, andrew, end, with],[np, vb, in, cd, np, prp, vb, cd, jjr, np, vb, prp, cd, jjr, vb, np, vb, in],75.0): tensor(0.9998, grad_fn=&lt;MulBackward0&gt;)}]</text:p>
      <text:p text:style-name="P4">Found_Sol:</text:p>
      <text:p text:style-name="P4">Container:</text:p>
      <text:p text:style-name="P4">friends</text:p>
      <text:p text:style-name="P4">Entity:</text:p>
      <text:p text:style-name="P4">pokemon</text:p>
      <text:p text:style-name="P4">15.0</text:p>
      <text:p text:style-name="P4">Evaluation time::</text:p>
      <text:p text:style-name="P4">0.0090789794921875</text:p>
      <text:p text:style-name="P4">Result..</text:p>
      <text:p text:style-name="P4">[{wap([[jason, had, pokemon, cards], [he, gave, 9, to, his, friends], [he, lost, 2], [he, now, has, 4, pokemon, cards], [did, he, have, to, start, with]],[[np, vb, np, np], [prp, vb, cd, in, prp, np], [prp, vb, cd], [prp, rb, vb, cd, np, np], [vb, prp, vb, to, vb, in]],[[1, 2, 9], [2, 2, 2], [3, 3, 4]],[jason, had, pokemon, cards, he, gave, 9, to, his, friends, he, lost, 2, he, now, has, 4, pokemon, cards, did, he, have, to, start, with],[np, vb, np, np, prp, vb, cd, in, prp, np, prp, vb, cd, prp, rb, vb, cd, np, np, vb, prp, vb, to, vb, in],15.0): tensor(0.8104, grad_fn=&lt;MulBackward0&gt;)}]</text:p>
      <text:p text:style-name="P4">Found_Sol:</text:p>
      <text:p text:style-name="P4">Container:</text:p>
      <text:p text:style-name="P4">joan</text:p>
      <text:p text:style-name="P4">Entity:</text:p>
      <text:p text:style-name="P4">seashells</text:p>
      <text:p text:style-name="P4">62.0</text:p>
      <text:p text:style-name="P4">Evaluation time::</text:p>
      <text:p text:style-name="P4">0.005751371383666992</text:p>
      <text:p text:style-name="P4">Result..</text:p>
      <text:p text:style-name="P4">[{wap([[joan, found, 70, seashells, on, the, beach], [she, gave, sam, 10, of, her, seashells], [she, bought, 2, more], [did, she, have, finally]],[[np, vb, cd, np, in, dt, np], [prp, vb, np, cd, in, prp, np], [prp, vb, cd, jjr], [vb, prp, vb, rb]],[[0, 2, 70], [1, 3, 10], [2, 2, 2]],[joan, found, 70, seashells, on, the, beach, she, gave, sam, 10, of, her, seashells, she, bought, 2, more, did, she, have, finally],[np, vb, cd, np, in, dt, np, prp, vb, np, cd, in, prp, np, prp, vb, cd, jjr, vb, prp, vb, rb],62.0): tensor(0.9996, grad_fn=&lt;MulBackward0&gt;)}]</text:p>
      <text:p text:style-name="P4">Found_Sol:</text:p>
      <text:p text:style-name="P4">Container:</text:p>
      <text:p text:style-name="P4">tim</text:p>
      <text:p text:style-name="P4">Entity:</text:p>
      <text:p text:style-name="P4">bales</text:p>
      <text:p text:style-name="P4">48.0</text:p>
      <text:p text:style-name="P4">Evaluation time::</text:p>
      <text:p text:style-name="P4">0.007936954498291016</text:p>
      <text:p text:style-name="P4"><text:soft-page-break/>Result..</text:p>
      <text:p text:style-name="P4">[{wap([[there, were, 28, bales, of, hay, in, the, barn], [tim, stacked, 10, bales, in, the, barn, today], [tim, stacked, another, 10, yesterday], [are, in, the, barn]],[[ex, vb, cd, np, in, np, in, dt, np], [np, vb, cd, np, in, dt, np, np], [np, vb, dt, cd, np], [vb, in, dt, np]],[[0, 2, 28], [1, 2, 10], [2, 3, 10]],[there, were, 28, bales, of, hay, in, the, barn, tim, stacked, 10, bales, in, the, barn, today, tim, stacked, another, 10, yesterday, are, in, the, barn],[ex, vb, cd, np, in, np, in, dt, np, np, vb, cd, np, in, dt, np, np, np, vb, dt, cd, np, vb, in, dt, np],48.0): tensor(0.9943, grad_fn=&lt;MulBackward0&gt;)}]</text:p>
      <text:p text:style-name="P4">Found_Sol:</text:p>
      <text:p text:style-name="P4">Container:</text:p>
      <text:p text:style-name="P4">park</text:p>
      <text:p text:style-name="P4">Entity:</text:p>
      <text:p text:style-name="P4">walnut</text:p>
      <text:p text:style-name="P4">30.0</text:p>
      <text:p text:style-name="P4">Evaluation time::</text:p>
      <text:p text:style-name="P4">0.008253335952758789</text:p>
      <text:p text:style-name="P4">Result..</text:p>
      <text:p text:style-name="P4">[{wap([[there, are, 22, walnut, trees, currently, in, the, park], [park, workers, will, cut, down, 3, walnut, trees, today], [park, workers, will, plant, 5, walnut, trees, tomorrow], [will, the, park, have]],[[ex, vb, cd, np, np, rb, in, dt, np], [np, np, md, vb, rp, cd, np, np, np], [np, np, md, vb, cd, np, np, np], [md, dt, np, vb]],[[0, 2, 22], [1, 5, 3], [2, 4, 5]],[there, are, 22, walnut, trees, currently, in, the, park, park, workers, will, cut, down, 3, walnut, trees, today, park, workers, will, plant, 5, walnut, trees, tomorrow, will, the, park, have],[ex, vb, cd, np, np, rb, in, dt, np, np, np, md, vb, rp, cd, np, np, np, np, np, md, vb, cd, np, np, np, md, dt, np, vb],30.0): tensor(0.9974, grad_fn=&lt;MulBackward0&gt;)}]</text:p>
      <text:p text:style-name="P4">Found_Sol:</text:p>
      <text:p text:style-name="P4">Container:</text:p>
      <text:p text:style-name="P4">mike</text:p>
      <text:p text:style-name="P4">Entity:</text:p>
      <text:p text:style-name="P4">peaches</text:p>
      <text:p text:style-name="P4">56.0</text:p>
      <text:p text:style-name="P4">Evaluation time::</text:p>
      <text:p text:style-name="P4">0.007632255554199219</text:p>
      <text:p text:style-name="P4">Result..</text:p>
      <text:p text:style-name="P4">[{wap([[mike, had, 34, peaches, at, his, roadside, fruit, dish], [he, went, to, the, orchard, andd, picked, 10, peaches], [he, bought, 12, more], [does, he, have, now]],[[np, vb, cd, np, in, prp, np, np, np], [prp, vb, in, dt, np, cc, vb, cd, np], [prp, vb, cd, jjr], [vb, prp, vb, rb]],[[0, 2, 34], [1, 7, 10], [2, 2, 12]],[mike, had, 34, peaches, at, his, roadside, fruit, dish, he, went, to, the, orchard, andd, picked, 10, peaches, he, bought, 12, more, does, he, have, now],[np, vb, cd, np, in, prp, np, np, np, prp, vb, in, dt, np, cc, vb, cd, np, prp, vb, cd, jjr, vb, prp, vb, rb],56.0): tensor(0.7223, grad_fn=&lt;MulBackward0&gt;)}]</text:p>
      <text:p text:style-name="P4">Found_Sol:</text:p>
      <text:p text:style-name="P4">Container:</text:p>
      <text:p text:style-name="P4">mary</text:p>
      <text:p text:style-name="P4">Entity:</text:p>
      <text:p text:style-name="P4">roses</text:p>
      <text:p text:style-name="P4">-7.0</text:p>
      <text:p text:style-name="P4">Evaluation time::</text:p>
      <text:p text:style-name="P4">0.006994962692260742</text:p>
      <text:p text:style-name="P4">Result..</text:p>
      <text:p text:style-name="P4">[{wap([[there, were, 6, roses, in, the, vase], [mary, cut, 12, roses, from, her, flower, garden], [lost, 1, rose], [are, in, the, vase, now]],[[ex, vb, cd, np, in, dt, np], [np, vb, cd, np, in, prp, np, np], [vb, cd, np], <text:soft-page-break/>[vb, in, dt, np, rb]],[[0, 2, 6], [1, 2, 12], [2, 0, 1]],[there, were, 6, roses, in, the, vase, mary, cut, 12, roses, from, her, flower, garden, lost, 1, rose, are, in, the, vase, now],[ex, vb, cd, np, in, dt, np, np, vb, cd, np, in, prp, np, np, vb, cd, np, vb, in, dt, np, rb],-7.0): tensor(0.5496, grad_fn=&lt;MulBackward0&gt;)}]</text:p>
      <text:p text:style-name="P4">Found_Sol:</text:p>
      <text:p text:style-name="P4">Container:</text:p>
      <text:p text:style-name="P4">diana</text:p>
      <text:p text:style-name="P4">Entity:</text:p>
      <text:p text:style-name="P4">bottle</text:p>
      <text:p text:style-name="P4">59.0</text:p>
      <text:p text:style-name="P4">Evaluation time::</text:p>
      <text:p text:style-name="P4">0.006642341613769531</text:p>
      <text:p text:style-name="P4">Result..</text:p>
      <text:p text:style-name="P4">[{wap([[diana, starts, with, 65, bottle, caps], [4, are, eaten, by, a, hippopotamus], [2, are, eaten, by, rabbits], [does, diana, end, with]],[[np, vb, in, cd, np, np], [cd, vb, vb, in, dt, np], [cd, vb, vb, in, np], [vb, np, vb, in]],[[0, 3, 65], [1, 0, 4], [2, 0, 2]],[diana, starts, with, 65, bottle, caps, 4, are, eaten, by, a, hippopotamus, 2, are, eaten, by, rabbits, does, diana, end, with],[np, vb, in, cd, np, np, cd, vb, vb, in, dt, np, cd, vb, vb, in, np, vb, np, vb, in],59.0): tensor(0.9619, grad_fn=&lt;MulBackward0&gt;)}]</text:p>
      <text:p text:style-name="P4">Found_Sol:</text:p>
      <text:p text:style-name="P4">Container:</text:p>
      <text:p text:style-name="P4">lillian</text:p>
      <text:p text:style-name="P4">Entity:</text:p>
      <text:p text:style-name="P4">candies</text:p>
      <text:p text:style-name="P4">96.0</text:p>
      <text:p text:style-name="P4">Evaluation time::</text:p>
      <text:p text:style-name="P4">0.006334781646728516</text:p>
      <text:p text:style-name="P4">Result..</text:p>
      <text:p text:style-name="P4">[{wap([[lillian, collects, 88, candies], [lillian, ss, father, gives, lillian, 5, more], [her, mother, gives, another, 3], [does, lillian, have]],[[np, vb, cd, np], [np, pos1, np, vb, np, cd, jjr], [prp, np, vb, dt, cd], [vb, np, vb]],[[0, 2, 88], [1, 5, 5], [2, 4, 3]],[lillian, collects, 88, candies, lillian, ss, father, gives, lillian, 5, more, her, mother, gives, another, 3, does, lillian, have],[np, vb, cd, np, np, pos1, np, vb, np, cd, jjr, prp, np, vb, dt, cd, vb, np, vb],96.0): tensor(0.9702, grad_fn=&lt;MulBackward0&gt;)}]</text:p>
      <text:p text:style-name="P4">Found_Sol:</text:p>
      <text:p text:style-name="P4">Container:</text:p>
      <text:p text:style-name="P4">ann</text:p>
      <text:p text:style-name="P4">Entity:</text:p>
      <text:p text:style-name="P4">blocks</text:p>
      <text:p text:style-name="P4">66.0</text:p>
      <text:p text:style-name="P4">Evaluation time::</text:p>
      <text:p text:style-name="P4">0.006544351577758789</text:p>
      <text:p text:style-name="P4">Result..</text:p>
      <text:p text:style-name="P4">[{wap([[ann, has, 13, blocks], [ann, bought, 9, blocks], [ann, finds, another, 44], [does, ann, end, with]],[[np, vb, cd, np], [np, vb, cd, np], [np, vb, dt, cd], [vb, np, vb, in]],[[0, 2, 13], [1, 2, 9], [2, 3, 44]],[ann, has, 13, blocks, ann, bought, 9, blocks, ann, finds, another, 44, does, ann, end, with],[np, vb, cd, np, np, vb, cd, np, np, vb, dt, cd, vb, np, vb, in],66.0): tensor(0.3660, grad_fn=&lt;MulBackward0&gt;)}]</text:p>
      <text:p text:style-name="P4">Found_Sol:</text:p>
      <text:p text:style-name="P4">Container:</text:p>
      <text:p text:style-name="P4">helen</text:p>
      <text:p text:style-name="P4">Entity:</text:p>
      <text:p text:style-name="P4">oranges</text:p>
      <text:p text:style-name="P4"><text:soft-page-break/>37.0</text:p>
      <text:p text:style-name="P4">Evaluation time::</text:p>
      <text:p text:style-name="P4">0.0069332122802734375</text:p>
      <text:p text:style-name="P4">Result..</text:p>
      <text:p text:style-name="P4">[{wap([[helen, starts, with, 9, oranges], [she, gets, 29, more, from, ann], [she, gets, another, 1, from, her, mother], [does, helen, end, with]],[[np, vb, in, cd, np], [prp, vb, cd, jjr, in, np], [prp, vb, dt, cd, in, prp, np], [vb, np, vb, in]],[[0, 3, 9], [1, 2, 29], [2, 3, 1]],[helen, starts, with, 9, oranges, she, gets, 29, more, from, ann, she, gets, another, 1, from, her, mother, does, helen, end, with],[np, vb, in, cd, np, prp, vb, cd, jjr, in, np, prp, vb, dt, cd, in, prp, np, vb, np, vb, in],37.0): tensor(0.5530, grad_fn=&lt;MulBackward0&gt;)}]</text:p>
      <text:p text:style-name="P4">Found_Sol:</text:p>
      <text:p text:style-name="P4">Container:</text:p>
      <text:p text:style-name="P4">ralph</text:p>
      <text:p text:style-name="P4">Entity:</text:p>
      <text:p text:style-name="P4">peanuts</text:p>
      <text:p text:style-name="P4">14.0</text:p>
      <text:p text:style-name="P4">Evaluation time::</text:p>
      <text:p text:style-name="P4">0.005997657775878906</text:p>
      <text:p text:style-name="P4">Result..</text:p>
      <text:p text:style-name="P4">[{wap([[ralph, starts, with, 74, peanuts], [he, loses, 59], [he, gets, 1, from, tom], [does, ralph, end, with]],[[np, vb, in, cd, np], [prp, vb, cd], [prp, vb, cd, in, np], [vb, np, vb, in]],[[0, 3, 74], [1, 2, 59], [2, 2, 1]],[ralph, starts, with, 74, peanuts, he, loses, 59, he, gets, 1, from, tom, does, ralph, end, with],[np, vb, in, cd, np, prp, vb, cd, prp, vb, cd, in, np, vb, np, vb, in],14.0): tensor(0.9583, grad_fn=&lt;MulBackward0&gt;)}]</text:p>
      <text:p text:style-name="P4">Found_Sol:</text:p>
      <text:p text:style-name="P4">Container:</text:p>
      <text:p text:style-name="P4">brenda</text:p>
      <text:p text:style-name="P4">Entity:</text:p>
      <text:p text:style-name="P4">skittles</text:p>
      <text:p text:style-name="P4">14.0</text:p>
      <text:p text:style-name="P4">Evaluation time::</text:p>
      <text:p text:style-name="P4">0.0057260990142822266</text:p>
      <text:p text:style-name="P4">Result..</text:p>
      <text:p text:style-name="P4">[{wap([[brenda, starts, with, 7, skittles], [she, buys, 8, more], [she, eats, 1], [does, brenda, have, now]],[[np, vb, in, cd, np], [prp, vb, cd, jjr], [prp, vb, cd], [vb, np, vb, rb]],[[0, 3, 7], [1, 2, 8], [2, 2, 1]],[brenda, starts, with, 7, skittles, she, buys, 8, more, she, eats, 1, does, brenda, have, now],[np, vb, in, cd, np, prp, vb, cd, jjr, prp, vb, cd, vb, np, vb, rb],14.0): tensor(0.0371, grad_fn=&lt;MulBackward0&gt;)}]</text:p>
      <text:p text:style-name="P4">Found_Sol:</text:p>
      <text:p text:style-name="P4">Container:</text:p>
      <text:p text:style-name="P4">shirley</text:p>
      <text:p text:style-name="P4">Entity:</text:p>
      <text:p text:style-name="P4">eggs</text:p>
      <text:p text:style-name="P4">104.0</text:p>
      <text:p text:style-name="P4">Evaluation time::</text:p>
      <text:p text:style-name="P4">0.008024930953979492</text:p>
      <text:p text:style-name="P4">Result..</text:p>
      <text:p text:style-name="P4">[{wap([[shirley, starts, with, 98, eggs], [she, buys, 8, more], [she, eats, 2], [does, shirley, have, now]],[[np, vb, in, cd, np], [prp, vb, cd, jjr], [prp, vb, cd], [vb, np, vb, rb]],[[0, 3, 98], [1, 2, 8], [2, 2, 2]],<text:soft-page-break/>[shirley, starts, with, 98, eggs, she, buys, 8, more, she, eats, 2, does, shirley, have, now],[np, vb, in, cd, np, prp, vb, cd, jjr, prp, vb, cd, vb, np, vb, rb],104.0): tensor(0.0778, grad_fn=&lt;MulBackward0&gt;)}]</text:p>
      <text:p text:style-name="P4">Found_Sol:</text:p>
      <text:p text:style-name="P4">Container:</text:p>
      <text:p text:style-name="P4">sara</text:p>
      <text:p text:style-name="P4">Entity:</text:p>
      <text:p text:style-name="P4">marbles</text:p>
      <text:p text:style-name="P4">4.0</text:p>
      <text:p text:style-name="P4">Evaluation time::</text:p>
      <text:p text:style-name="P4">0.005533933639526367</text:p>
      <text:p text:style-name="P4">Result..</text:p>
      <text:p text:style-name="P4">[{wap([[sara, has, 10, marbles], [she, loses, 7], [she, gets, 1, more], [will, sara, have]],[[np, vb, cd, np], [prp, vb, cd], [prp, vb, cd, jjr], [md, np, vb]],[[0, 2, 10], [1, 2, 7], [2, 2, 1]],[sara, has, 10, marbles, she, loses, 7, she, gets, 1, more, will, sara, have],[np, vb, cd, np, prp, vb, cd, prp, vb, cd, jjr, md, np, vb],4.0): tensor(0.9584, grad_fn=&lt;MulBackward0&gt;)}]</text:p>
      <text:p text:style-name="P4">Found_Sol:</text:p>
      <text:p text:style-name="P4">Container:</text:p>
      <text:p text:style-name="P4">jack</text:p>
      <text:p text:style-name="P4">Entity:</text:p>
      <text:p text:style-name="P4">marbles</text:p>
      <text:p text:style-name="P4">32.0</text:p>
      <text:p text:style-name="P4">Evaluation time::</text:p>
      <text:p text:style-name="P4">0.007008075714111328</text:p>
      <text:p text:style-name="P4">Result..</text:p>
      <text:p text:style-name="P4">[{wap([[jack, starts, with, 62, marbles], [he, shares, 33, with, rebecca], [he, buys, 3, more], [does, jack, end, with]],[[np, vb, in, cd, np], [prp, vb, cd, in, np], [prp, vb, cd, jjr], [vb, np, vb, in]],[[0, 3, 62], [1, 2, 33], [2, 2, 3]],[jack, starts, with, 62, marbles, he, shares, 33, with, rebecca, he, buys, 3, more, does, jack, end, with],[np, vb, in, cd, np, prp, vb, cd, in, np, prp, vb, cd, jjr, vb, np, vb, in],32.0): tensor(0.9969, grad_fn=&lt;MulBackward0&gt;)}]</text:p>
      <text:p text:style-name="P4">Found_Sol:</text:p>
      <text:p text:style-name="P4">Container:</text:p>
      <text:p text:style-name="P4">fence</text:p>
      <text:p text:style-name="P4">Entity:</text:p>
      <text:p text:style-name="P4">owls</text:p>
      <text:p text:style-name="P4">4.0</text:p>
      <text:p text:style-name="P4">Evaluation time::</text:p>
      <text:p text:style-name="P4">0.0067234039306640625</text:p>
      <text:p text:style-name="P4">Result..</text:p>
      <text:p text:style-name="P4">[{wap([[3, owls, were, sitting, on, the, fence], [2, more, owls, joined, them], [1, owl, flew, away], [are, on, the, fence, now]],[[cd, np, vb, vb, in, dt, np], [cd, jjr, np, vb, prp], [cd, np, vb, rb], [vb, in, dt, np, rb]],[[0, 0, 3], [1, 0, 2], [2, 0, 1]],[3, owls, were, sitting, on, the, fence, 2, more, owls, joined, them, 1, owl, flew, away, are, on, the, fence, now],[cd, np, vb, vb, in, dt, np, cd, jjr, np, vb, prp, cd, np, vb, rb, vb, in, dt, np, rb],4.0): tensor(0.9804, grad_fn=&lt;MulBackward0&gt;)}]</text:p>
      <text:p text:style-name="P4">Found_Sol:</text:p>
      <text:p text:style-name="P4">Container:</text:p>
      <text:p text:style-name="P4">ben</text:p>
      <text:p text:style-name="P4">Entity:</text:p>
      <text:p text:style-name="P4">fish</text:p>
      <text:p text:style-name="P4">29.0</text:p>
      <text:p text:style-name="P4"><text:soft-page-break/>Evaluation time::</text:p>
      <text:p text:style-name="P4">0.00782465934753418</text:p>
      <text:p text:style-name="P4">Result..</text:p>
      <text:p text:style-name="P4">[{wap([[michael, has, some, fish, in, his, fish, tank], [ben, gave, him, 18, fish], [joan, gave, him, 2, more], [now, he, has, 49], [did, he, have, to, begin, with]],[[np, vb, dt, np, in, prp, np, np], [np, vb, prp, cd, np], [np, vb, prp, cd, jjr], [rb, prp, vb, cd], [vb, prp, vb, to, vb, in]],[[1, 3, 18], [2, 3, 2], [3, 3, 49]],[michael, has, some, fish, in, his, fish, tank, ben, gave, him, 18, fish, joan, gave, him, 2, more, now, he, has, 49, did, he, have, to, begin, with],[np, vb, dt, np, in, prp, np, np, np, vb, prp, cd, np, np, vb, prp, cd, jjr, rb, prp, vb, cd, vb, prp, vb, to, vb, in],29.0): tensor(0.9979, grad_fn=&lt;MulBackward0&gt;)}]</text:p>
      <text:p text:style-name="P4">Found_Sol:</text:p>
      <text:p text:style-name="P4">Container:</text:p>
      <text:p text:style-name="P4">bus</text:p>
      <text:p text:style-name="P4">Entity:</text:p>
      <text:p text:style-name="P4">students</text:p>
      <text:p text:style-name="P4">15.0</text:p>
      <text:p text:style-name="P4">Evaluation time::</text:p>
      <text:p text:style-name="P4">0.009124755859375</text:p>
      <text:p text:style-name="P4">Result..</text:p>
      <text:p text:style-name="P4">[{wap([[there, were, 10, students, riding, on, the, school, bus], [at, the, first, stop, 3, students, got, off, of, the, bus], [at, the, second, stop, 2, students, got, off], [are, left, on, the, bus]],[[ex, vb, cd, np, vb, in, dt, np, np], [in, dt, jj, np, cd, np, vb, in, in, dt, np], [in, dt, jj, np, cd, np, vb, rp], [vb, vb, in, dt, np]],[[0, 2, 10], [1, 5, 3], [2, 5, 2]],[there, were, 10, students, riding, on, the, school, bus, at, the, first, stop, 3, students, got, off, of, the, bus, at, the, second, stop, 2, students, got, off, are, left, on, the, bus],[ex, vb, cd, np, vb, in, dt, np, np, in, dt, jj, np, cd, np, vb, in, in, dt, np, in, dt, jj, np, cd, np, vb, rp, vb, vb, in, dt, np],15.0): tensor(0.0025, grad_fn=&lt;MulBackward0&gt;)}]</text:p>
      <text:p text:style-name="P4">Found_Sol:</text:p>
      <text:p text:style-name="P4">Container:</text:p>
      <text:p text:style-name="P4">donald</text:p>
      <text:p text:style-name="P4">Entity:</text:p>
      <text:p text:style-name="P4">oranges</text:p>
      <text:p text:style-name="P4">7.0</text:p>
      <text:p text:style-name="P4">Evaluation time::</text:p>
      <text:p text:style-name="P4">0.00580906867980957</text:p>
      <text:p text:style-name="P4">Result..</text:p>
      <text:p text:style-name="P4">[{wap([[donald, has, 4, oranges], [he, finds, another, 5], [he, loses, 2], [does, donald, have, in, all]],[[np, vb, cd, np], [prp, vb, dt, cd], [prp, vb, cd], [vb, np, vb, in, dt]],[[0, 2, 4], [1, 3, 5], [2, 2, 2]],[donald, has, 4, oranges, he, finds, another, 5, he, loses, 2, does, donald, have, in, all],[np, vb, cd, np, prp, vb, dt, cd, prp, vb, cd, vb, np, vb, in, dt],7.0): tensor(0.9654, grad_fn=&lt;MulBackward0&gt;)}]</text:p>
      <text:p text:style-name="P4">Found_Sol:</text:p>
      <text:p text:style-name="P4">Container:</text:p>
      <text:p text:style-name="P4">mary</text:p>
      <text:p text:style-name="P4">Entity:</text:p>
      <text:p text:style-name="P4">potatoes</text:p>
      <text:p text:style-name="P4">4.0</text:p>
      <text:p text:style-name="P4">Evaluation time::</text:p>
      <text:p text:style-name="P4">0.006964206695556641</text:p>
      <text:p text:style-name="P4">Result..</text:p>
      <text:p text:style-name="P4">[{wap([[mary, had, 8, potatoes, in, the, garden], [the, rabbits, ate, 3, of, the, potatoes], [she, gave, 1, to, jim], [does, mary, now, have]],[[np, vb, cd, np, in, dt, np], [dt, np, vb, cd, in, dt, np], [prp, vb, cd, in, <text:soft-page-break/>np], [vb, np, rb, vb]],[[0, 2, 8], [1, 3, 3], [2, 2, 1]],[mary, had, 8, potatoes, in, the, garden, the, rabbits, ate, 3, of, the, potatoes, she, gave, 1, to, jim, does, mary, now, have],[np, vb, cd, np, in, dt, np, dt, np, vb, cd, in, dt, np, prp, vb, cd, in, np, vb, np, rb, vb],4.0): tensor(0.9356, grad_fn=&lt;MulBackward0&gt;)}]</text:p>
      <text:p text:style-name="P4">Found_Sol:</text:p>
      <text:p text:style-name="P4">Container:</text:p>
      <text:p text:style-name="P4">dan</text:p>
      <text:p text:style-name="P4">Entity:</text:p>
      <text:p text:style-name="P4">violet</text:p>
      <text:p text:style-name="P4">52.0</text:p>
      <text:p text:style-name="P4">Evaluation time::</text:p>
      <text:p text:style-name="P4">0.006966114044189453</text:p>
      <text:p text:style-name="P4">Result..</text:p>
      <text:p text:style-name="P4">[{wap([[dan, has, 64, violet, marbles], [he, gave, mary, 14, of, the, marbles], [he, bought, 2, more], [violet, marbles, does, he, now, have]],[[np, vb, cd, np, np], [prp, vb, np, cd, in, dt, np], [prp, vb, cd, jjr], [np, np, vb, prp, rb, vb]],[[0, 2, 64], [1, 3, 14], [2, 2, 2]],[dan, has, 64, violet, marbles, he, gave, mary, 14, of, the, marbles, he, bought, 2, more, violet, marbles, does, he, now, have],[np, vb, cd, np, np, prp, vb, np, cd, in, dt, np, prp, vb, cd, jjr, np, np, vb, prp, rb, vb],52.0): tensor(0.9995, grad_fn=&lt;MulBackward0&gt;)}]</text:p>
      <text:p text:style-name="P4">Found_Sol:</text:p>
      <text:p text:style-name="P4">Container:</text:p>
      <text:p text:style-name="P4">park</text:p>
      <text:p text:style-name="P4">Entity:</text:p>
      <text:p text:style-name="P4">trees</text:p>
      <text:p text:style-name="P4">99.0</text:p>
      <text:p text:style-name="P4">Evaluation time::</text:p>
      <text:p text:style-name="P4">0.007956266403198242</text:p>
      <text:p text:style-name="P4">Result..</text:p>
      <text:p text:style-name="P4">[{wap([[there, are, 25, popular, trees, currently, in, the, park], [park, workers, will, plant, 73, popular, trees, today], [workers, will, cut, down, 1, tree, tomorrow], [will, the, park, have]],[[ex, vb, cd, jj, np, rb, in, dt, np], [np, np, md, vb, cd, jj, np, np], [np, md, vb, rp, cd, np, np], [md, dt, np, vb]],[[0, 2, 25], [1, 4, 73], [2, 4, 1]],[there, are, 25, popular, trees, currently, in, the, park, park, workers, will, plant, 73, popular, trees, today, workers, will, cut, down, 1, tree, tomorrow, will, the, park, have],[ex, vb, cd, jj, np, rb, in, dt, np, np, np, md, vb, cd, jj, np, np, np, md, vb, rp, cd, np, np, md, dt, np, vb],99.0): tensor(0.0344, grad_fn=&lt;MulBackward0&gt;)}]</text:p>
      <text:p text:style-name="P4">Found_Sol:</text:p>
      <text:p text:style-name="P4">Container:</text:p>
      <text:p text:style-name="P4">rina</text:p>
      <text:p text:style-name="P4">Entity:</text:p>
      <text:p text:style-name="P4">oranges</text:p>
      <text:p text:style-name="P4">84.0</text:p>
      <text:p text:style-name="P4">Evaluation time::</text:p>
      <text:p text:style-name="P4">0.0057103633880615234</text:p>
      <text:p text:style-name="P4">Result..</text:p>
      <text:p text:style-name="P4">[{wap([[rina, has, 50, oranges], [russell, gives, 35, more], [she, eats, 1], [will, rina, have, now]],[[np, vb, cd, np], [np, vb, cd, jjr], [prp, vb, cd], [md, np, vb, rb]],[[0, 2, 50], [1, 2, 35], [2, 2, 1]],[rina, has, 50, oranges, russell, gives, 35, more, she, eats, 1, will, rina, have, now],[np, vb, cd, np, np, vb, cd, jjr, prp, vb, cd, md, np, vb, rb],84.0): tensor(0.0518, grad_fn=&lt;MulBackward0&gt;)}]</text:p>
      <text:p text:style-name="P4"/>
      <text:p text:style-name="P2">Accuracy: <text:s/>0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9:02:37.702812818</meta:creation-date>
    <meta:print-date>2021-09-24T15:59:00.368887133</meta:print-date>
    <dc:date>2021-09-24T16:24:34.555169266</dc:date>
    <meta:editing-duration>PT19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65" meta:paragraph-count="5498" meta:word-count="60482" meta:character-count="372466" meta:non-whitespace-character-count="315991"/>
  </office:meta>
</office:document-meta>
</file>